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20" office:value-type="float" office:value="88.8888888888894" calcext:value-type="float">
            <text:p>88.8888888889</text:p>
          </table:table-cell>
        </table:table-row>
        <table:table-row table:style-name="ro1">
          <table:table-cell office:value-type="float" office:value="88.8888888888894" calcext:value-type="float">
            <text:p>88.8888888889</text:p>
          </table:table-cell>
          <table:table-cell office:value-type="float" office:value="83.4135863561233" calcext:value-type="float">
            <text:p>83.4135863561</text:p>
          </table:table-cell>
          <table:table-cell office:value-type="float" office:value="91.9593956289673" calcext:value-type="float">
            <text:p>91.959395629</text:p>
          </table:table-cell>
          <table:table-cell office:value-type="float" office:value="92.4753074779669" calcext:value-type="float">
            <text:p>92.475307478</text:p>
          </table:table-cell>
          <table:table-cell office:value-type="float" office:value="81.9765575928488" calcext:value-type="float">
            <text:p>81.9765575928</text:p>
          </table:table-cell>
          <table:table-cell office:value-type="float" office:value="88.9034474385847" calcext:value-type="float">
            <text:p>88.9034474386</text:p>
          </table:table-cell>
          <table:table-cell office:value-type="float" office:value="89.50415571873" calcext:value-type="float">
            <text:p>89.5041557187</text:p>
          </table:table-cell>
          <table:table-cell table:number-columns-repeated="2" office:value-type="float" office:value="88.8888888888894" calcext:value-type="float">
            <text:p>88.8888888889</text:p>
          </table:table-cell>
          <table:table-cell office:value-type="float" office:value="94.112814316076" calcext:value-type="float">
            <text:p>94.1128143161</text:p>
          </table:table-cell>
          <table:table-cell office:value-type="float" office:value="88.3412546916347" calcext:value-type="float">
            <text:p>88.3412546916</text:p>
          </table:table-cell>
          <table:table-cell office:value-type="float" office:value="85.7263163823281" calcext:value-type="float">
            <text:p>85.7263163823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87.2264817076301" calcext:value-type="float">
            <text:p>87.2264817076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87.0141057902574" calcext:value-type="float">
            <text:p>87.0141057903</text:p>
          </table:table-cell>
          <table:table-cell office:value-type="float" office:value="85.5745185071538" calcext:value-type="float">
            <text:p>85.5745185072</text:p>
          </table:table-cell>
          <table:table-cell table:number-columns-repeated="3" office:value-type="float" office:value="88.8888888888894" calcext:value-type="float">
            <text:p>88.8888888889</text:p>
          </table:table-cell>
        </table:table-row>
        <table:table-row table:style-name="ro1">
          <table:table-cell office:value-type="float" office:value="82.4737939642773" calcext:value-type="float">
            <text:p>82.4737939643</text:p>
          </table:table-cell>
          <table:table-cell office:value-type="float" office:value="83.1101556605141" calcext:value-type="float">
            <text:p>83.1101556605</text:p>
          </table:table-cell>
          <table:table-cell office:value-type="float" office:value="91.8694318684497" calcext:value-type="float">
            <text:p>91.8694318684</text:p>
          </table:table-cell>
          <table:table-cell office:value-type="float" office:value="92.2966765454618" calcext:value-type="float">
            <text:p>92.2966765455</text:p>
          </table:table-cell>
          <table:table-cell office:value-type="float" office:value="81.920996706583" calcext:value-type="float">
            <text:p>81.9209967066</text:p>
          </table:table-cell>
          <table:table-cell office:value-type="float" office:value="88.5867721849189" calcext:value-type="float">
            <text:p>88.5867721849</text:p>
          </table:table-cell>
          <table:table-cell office:value-type="float" office:value="89.185595164626" calcext:value-type="float">
            <text:p>89.1855951646</text:p>
          </table:table-cell>
          <table:table-cell table:number-columns-repeated="2" office:value-type="float" office:value="88.8888888888894" calcext:value-type="float">
            <text:p>88.8888888889</text:p>
          </table:table-cell>
          <table:table-cell office:value-type="float" office:value="94.2806926335834" calcext:value-type="float">
            <text:p>94.2806926336</text:p>
          </table:table-cell>
          <table:table-cell office:value-type="float" office:value="88.1215209504716" calcext:value-type="float">
            <text:p>88.1215209505</text:p>
          </table:table-cell>
          <table:table-cell office:value-type="float" office:value="85.5401957545012" calcext:value-type="float">
            <text:p>85.5401957545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87.1321177670797" calcext:value-type="float">
            <text:p>87.1321177671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86.8405382895004" calcext:value-type="float">
            <text:p>86.8405382895</text:p>
          </table:table-cell>
          <table:table-cell office:value-type="float" office:value="85.6316975824198" calcext:value-type="float">
            <text:p>85.6316975824</text:p>
          </table:table-cell>
          <table:table-cell table:number-columns-repeated="3" office:value-type="float" office:value="88.8888888888894" calcext:value-type="float">
            <text:p>88.8888888889</text:p>
          </table:table-cell>
        </table:table-row>
        <table:table-row table:style-name="ro1">
          <table:table-cell office:value-type="float" office:value="82.5140195381973" calcext:value-type="float">
            <text:p>82.5140195382</text:p>
          </table:table-cell>
          <table:table-cell office:value-type="float" office:value="82.8952703810773" calcext:value-type="float">
            <text:p>82.8952703811</text:p>
          </table:table-cell>
          <table:table-cell office:value-type="float" office:value="91.8630961385241" calcext:value-type="float">
            <text:p>91.8630961385</text:p>
          </table:table-cell>
          <table:table-cell office:value-type="float" office:value="91.1042917191436" calcext:value-type="float">
            <text:p>91.1042917191</text:p>
          </table:table-cell>
          <table:table-cell office:value-type="float" office:value="82.0790746471476" calcext:value-type="float">
            <text:p>82.0790746471</text:p>
          </table:table-cell>
          <table:table-cell office:value-type="float" office:value="88.3136833417032" calcext:value-type="float">
            <text:p>88.3136833417</text:p>
          </table:table-cell>
          <table:table-cell office:value-type="float" office:value="88.9073705573041" calcext:value-type="float">
            <text:p>88.9073705573</text:p>
          </table:table-cell>
          <table:table-cell office:value-type="float" office:value="86.7554499050978" calcext:value-type="float">
            <text:p>86.7554499051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100.142608325725" calcext:value-type="float">
            <text:p>100.1426083257</text:p>
          </table:table-cell>
          <table:table-cell office:value-type="float" office:value="87.9427999853483" calcext:value-type="float">
            <text:p>87.9427999853</text:p>
          </table:table-cell>
          <table:table-cell office:value-type="float" office:value="85.454839685806" calcext:value-type="float">
            <text:p>85.4548396858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86.7721826626493" calcext:value-type="float">
            <text:p>86.7721826626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87.8638482899545" calcext:value-type="float">
            <text:p>87.86384829</text:p>
          </table:table-cell>
          <table:table-cell office:value-type="float" office:value="85.5388554797334" calcext:value-type="float">
            <text:p>85.5388554797</text:p>
          </table:table-cell>
          <table:table-cell table:number-columns-repeated="3" office:value-type="float" office:value="88.8888888888894" calcext:value-type="float">
            <text:p>88.8888888889</text:p>
          </table:table-cell>
        </table:table-row>
        <table:table-row table:style-name="ro1">
          <table:table-cell office:value-type="float" office:value="82.5256355108798" calcext:value-type="float">
            <text:p>82.5256355109</text:p>
          </table:table-cell>
          <table:table-cell office:value-type="float" office:value="82.7062392163414" calcext:value-type="float">
            <text:p>82.7062392163</text:p>
          </table:table-cell>
          <table:table-cell office:value-type="float" office:value="91.8881884973065" calcext:value-type="float">
            <text:p>91.8881884973</text:p>
          </table:table-cell>
          <table:table-cell office:value-type="float" office:value="91.1442263573583" calcext:value-type="float">
            <text:p>91.1442263574</text:p>
          </table:table-cell>
          <table:table-cell office:value-type="float" office:value="84.6165131552074" calcext:value-type="float">
            <text:p>84.6165131552</text:p>
          </table:table-cell>
          <table:table-cell office:value-type="float" office:value="88.0759158015485" calcext:value-type="float">
            <text:p>88.0759158015</text:p>
          </table:table-cell>
          <table:table-cell office:value-type="float" office:value="89.6577351854285" calcext:value-type="float">
            <text:p>89.6577351854</text:p>
          </table:table-cell>
          <table:table-cell office:value-type="float" office:value="86.650781042514" calcext:value-type="float">
            <text:p>86.6507810425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100.029631635353" calcext:value-type="float">
            <text:p>100.0296316354</text:p>
          </table:table-cell>
          <table:table-cell office:value-type="float" office:value="88.109962680452" calcext:value-type="float">
            <text:p>88.1099626805</text:p>
          </table:table-cell>
          <table:table-cell office:value-type="float" office:value="85.4062704208689" calcext:value-type="float">
            <text:p>85.4062704209</text:p>
          </table:table-cell>
          <table:table-cell office:value-type="float" office:value="83.1798909797079" calcext:value-type="float">
            <text:p>83.1798909797</text:p>
          </table:table-cell>
          <table:table-cell office:value-type="float" office:value="86.7162627513964" calcext:value-type="float">
            <text:p>86.7162627514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88.031573361752" calcext:value-type="float">
            <text:p>88.0315733618</text:p>
          </table:table-cell>
          <table:table-cell office:value-type="float" office:value="85.5462076065482" calcext:value-type="float">
            <text:p>85.5462076065</text:p>
          </table:table-cell>
          <table:table-cell office:value-type="float" office:value="90.3563290372717" calcext:value-type="float">
            <text:p>90.3563290373</text:p>
          </table:table-cell>
          <table:table-cell table:number-columns-repeated="2" office:value-type="float" office:value="88.8888888888894" calcext:value-type="float">
            <text:p>88.8888888889</text:p>
          </table:table-cell>
        </table:table-row>
        <table:table-row table:style-name="ro1">
          <table:table-cell office:value-type="float" office:value="82.5143726719605" calcext:value-type="float">
            <text:p>82.514372672</text:p>
          </table:table-cell>
          <table:table-cell office:value-type="float" office:value="82.5444010521794" calcext:value-type="float">
            <text:p>82.5444010522</text:p>
          </table:table-cell>
          <table:table-cell office:value-type="float" office:value="90.5325971938368" calcext:value-type="float">
            <text:p>90.5325971938</text:p>
          </table:table-cell>
          <table:table-cell office:value-type="float" office:value="91.1607972526757" calcext:value-type="float">
            <text:p>91.1607972527</text:p>
          </table:table-cell>
          <table:table-cell office:value-type="float" office:value="84.7169384601839" calcext:value-type="float">
            <text:p>84.7169384602</text:p>
          </table:table-cell>
          <table:table-cell office:value-type="float" office:value="88.3271725356676" calcext:value-type="float">
            <text:p>88.3271725357</text:p>
          </table:table-cell>
          <table:table-cell office:value-type="float" office:value="89.2728601110365" calcext:value-type="float">
            <text:p>89.272860111</text:p>
          </table:table-cell>
          <table:table-cell office:value-type="float" office:value="86.655862716915" calcext:value-type="float">
            <text:p>86.6558627169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104.264120603618" calcext:value-type="float">
            <text:p>104.2641206036</text:p>
          </table:table-cell>
          <table:table-cell office:value-type="float" office:value="87.8966849806367" calcext:value-type="float">
            <text:p>87.8966849806</text:p>
          </table:table-cell>
          <table:table-cell office:value-type="float" office:value="84.0313719077648" calcext:value-type="float">
            <text:p>84.0313719078</text:p>
          </table:table-cell>
          <table:table-cell office:value-type="float" office:value="82.8454999885952" calcext:value-type="float">
            <text:p>82.8454999886</text:p>
          </table:table-cell>
          <table:table-cell office:value-type="float" office:value="86.6376317126871" calcext:value-type="float">
            <text:p>86.6376317127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90.1781656678674" calcext:value-type="float">
            <text:p>90.1781656679</text:p>
          </table:table-cell>
          <table:table-cell office:value-type="float" office:value="85.5324230695238" calcext:value-type="float">
            <text:p>85.5324230695</text:p>
          </table:table-cell>
          <table:table-cell office:value-type="float" office:value="90.4581320080572" calcext:value-type="float">
            <text:p>90.4581320081</text:p>
          </table:table-cell>
          <table:table-cell table:number-columns-repeated="2" office:value-type="float" office:value="88.8888888888894" calcext:value-type="float">
            <text:p>88.8888888889</text:p>
          </table:table-cell>
        </table:table-row>
        <table:table-row table:style-name="ro1">
          <table:table-cell office:value-type="float" office:value="82.4930192715553" calcext:value-type="float">
            <text:p>82.4930192716</text:p>
          </table:table-cell>
          <table:table-cell office:value-type="float" office:value="79.3377312050815" calcext:value-type="float">
            <text:p>79.3377312051</text:p>
          </table:table-cell>
          <table:table-cell office:value-type="float" office:value="90.4602038618284" calcext:value-type="float">
            <text:p>90.4602038618</text:p>
          </table:table-cell>
          <table:table-cell office:value-type="float" office:value="91.2005528614258" calcext:value-type="float">
            <text:p>91.2005528614</text:p>
          </table:table-cell>
          <table:table-cell office:value-type="float" office:value="87.7570833708861" calcext:value-type="float">
            <text:p>87.7570833709</text:p>
          </table:table-cell>
          <table:table-cell office:value-type="float" office:value="87.991573034363" calcext:value-type="float">
            <text:p>87.9915730344</text:p>
          </table:table-cell>
          <table:table-cell office:value-type="float" office:value="88.897291632439" calcext:value-type="float">
            <text:p>88.8972916324</text:p>
          </table:table-cell>
          <table:table-cell office:value-type="float" office:value="86.6473237823259" calcext:value-type="float">
            <text:p>86.6473237823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104.358606731318" calcext:value-type="float">
            <text:p>104.3586067313</text:p>
          </table:table-cell>
          <table:table-cell office:value-type="float" office:value="87.7216493237319" calcext:value-type="float">
            <text:p>87.7216493237</text:p>
          </table:table-cell>
          <table:table-cell office:value-type="float" office:value="84.0310811940143" calcext:value-type="float">
            <text:p>84.031081194</text:p>
          </table:table-cell>
          <table:table-cell office:value-type="float" office:value="82.5901847984409" calcext:value-type="float">
            <text:p>82.5901847984</text:p>
          </table:table-cell>
          <table:table-cell office:value-type="float" office:value="86.5481768182636" calcext:value-type="float">
            <text:p>86.5481768183</text:p>
          </table:table-cell>
          <table:table-cell office:value-type="float" office:value="85.1229646718764" calcext:value-type="float">
            <text:p>85.1229646719</text:p>
          </table:table-cell>
          <table:table-cell office:value-type="float" office:value="89.7657204131399" calcext:value-type="float">
            <text:p>89.7657204131</text:p>
          </table:table-cell>
          <table:table-cell office:value-type="float" office:value="85.4948212600613" calcext:value-type="float">
            <text:p>85.4948212601</text:p>
          </table:table-cell>
          <table:table-cell office:value-type="float" office:value="90.6421470410837" calcext:value-type="float">
            <text:p>90.6421470411</text:p>
          </table:table-cell>
          <table:table-cell table:number-columns-repeated="2" office:value-type="float" office:value="88.8888888888894" calcext:value-type="float">
            <text:p>88.8888888889</text:p>
          </table:table-cell>
        </table:table-row>
        <table:table-row table:style-name="ro1">
          <table:table-cell office:value-type="float" office:value="77.5787314065084" calcext:value-type="float">
            <text:p>77.5787314065</text:p>
          </table:table-cell>
          <table:table-cell office:value-type="float" office:value="79.0363845966181" calcext:value-type="float">
            <text:p>79.0363845966</text:p>
          </table:table-cell>
          <table:table-cell office:value-type="float" office:value="90.3936422807102" calcext:value-type="float">
            <text:p>90.3936422807</text:p>
          </table:table-cell>
          <table:table-cell office:value-type="float" office:value="91.1888738737227" calcext:value-type="float">
            <text:p>91.1888738737</text:p>
          </table:table-cell>
          <table:table-cell office:value-type="float" office:value="87.5939490497537" calcext:value-type="float">
            <text:p>87.5939490498</text:p>
          </table:table-cell>
          <table:table-cell office:value-type="float" office:value="87.6431931530331" calcext:value-type="float">
            <text:p>87.643193153</text:p>
          </table:table-cell>
          <table:table-cell office:value-type="float" office:value="89.6787087680697" calcext:value-type="float">
            <text:p>89.6787087681</text:p>
          </table:table-cell>
          <table:table-cell office:value-type="float" office:value="86.7562549841881" calcext:value-type="float">
            <text:p>86.7562549842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104.386541091434" calcext:value-type="float">
            <text:p>104.3865410914</text:p>
          </table:table-cell>
          <table:table-cell office:value-type="float" office:value="87.560622335283" calcext:value-type="float">
            <text:p>87.5606223353</text:p>
          </table:table-cell>
          <table:table-cell office:value-type="float" office:value="84.002614493625" calcext:value-type="float">
            <text:p>84.0026144936</text:p>
          </table:table-cell>
          <table:table-cell office:value-type="float" office:value="82.4661743897572" calcext:value-type="float">
            <text:p>82.4661743898</text:p>
          </table:table-cell>
          <table:table-cell office:value-type="float" office:value="86.6543761026143" calcext:value-type="float">
            <text:p>86.6543761026</text:p>
          </table:table-cell>
          <table:table-cell office:value-type="float" office:value="84.8929692970206" calcext:value-type="float">
            <text:p>84.892969297</text:p>
          </table:table-cell>
          <table:table-cell office:value-type="float" office:value="90.2302596625347" calcext:value-type="float">
            <text:p>90.2302596625</text:p>
          </table:table-cell>
          <table:table-cell office:value-type="float" office:value="85.4571137573265" calcext:value-type="float">
            <text:p>85.4571137573</text:p>
          </table:table-cell>
          <table:table-cell office:value-type="float" office:value="86.8400674201333" calcext:value-type="float">
            <text:p>86.8400674201</text:p>
          </table:table-cell>
          <table:table-cell table:number-columns-repeated="2" office:value-type="float" office:value="88.8888888888894" calcext:value-type="float">
            <text:p>88.8888888889</text:p>
          </table:table-cell>
        </table:table-row>
        <table:table-row table:style-name="ro1">
          <table:table-cell office:value-type="float" office:value="77.3295365422185" calcext:value-type="float">
            <text:p>77.3295365422</text:p>
          </table:table-cell>
          <table:table-cell office:value-type="float" office:value="78.6229407951172" calcext:value-type="float">
            <text:p>78.6229407951</text:p>
          </table:table-cell>
          <table:table-cell office:value-type="float" office:value="90.1376214529778" calcext:value-type="float">
            <text:p>90.137621453</text:p>
          </table:table-cell>
          <table:table-cell office:value-type="float" office:value="93.5697915865002" calcext:value-type="float">
            <text:p>93.5697915865</text:p>
          </table:table-cell>
          <table:table-cell office:value-type="float" office:value="87.5186909043158" calcext:value-type="float">
            <text:p>87.5186909043</text:p>
          </table:table-cell>
          <table:table-cell office:value-type="float" office:value="87.2745172535936" calcext:value-type="float">
            <text:p>87.2745172536</text:p>
          </table:table-cell>
          <table:table-cell office:value-type="float" office:value="89.2373909264225" calcext:value-type="float">
            <text:p>89.2373909264</text:p>
          </table:table-cell>
          <table:table-cell office:value-type="float" office:value="86.7317253888345" calcext:value-type="float">
            <text:p>86.7317253888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104.337540623898" calcext:value-type="float">
            <text:p>104.3375406239</text:p>
          </table:table-cell>
          <table:table-cell office:value-type="float" office:value="87.6709327699167" calcext:value-type="float">
            <text:p>87.6709327699</text:p>
          </table:table-cell>
          <table:table-cell office:value-type="float" office:value="83.5656945508877" calcext:value-type="float">
            <text:p>83.5656945509</text:p>
          </table:table-cell>
          <table:table-cell office:value-type="float" office:value="82.4838933701717" calcext:value-type="float">
            <text:p>82.4838933702</text:p>
          </table:table-cell>
          <table:table-cell office:value-type="float" office:value="86.7085988138708" calcext:value-type="float">
            <text:p>86.7085988139</text:p>
          </table:table-cell>
          <table:table-cell office:value-type="float" office:value="84.6230432007346" calcext:value-type="float">
            <text:p>84.6230432007</text:p>
          </table:table-cell>
          <table:table-cell office:value-type="float" office:value="92.5915422254511" calcext:value-type="float">
            <text:p>92.5915422255</text:p>
          </table:table-cell>
          <table:table-cell office:value-type="float" office:value="85.3010931832793" calcext:value-type="float">
            <text:p>85.3010931833</text:p>
          </table:table-cell>
          <table:table-cell office:value-type="float" office:value="86.8974478063712" calcext:value-type="float">
            <text:p>86.8974478064</text:p>
          </table:table-cell>
          <table:table-cell table:number-columns-repeated="2" office:value-type="float" office:value="88.8888888888894" calcext:value-type="float">
            <text:p>88.8888888889</text:p>
          </table:table-cell>
        </table:table-row>
        <table:table-row table:style-name="ro1">
          <table:table-cell office:value-type="float" office:value="77.0906794987074" calcext:value-type="float">
            <text:p>77.0906794987</text:p>
          </table:table-cell>
          <table:table-cell office:value-type="float" office:value="78.1066145516925" calcext:value-type="float">
            <text:p>78.1066145517</text:p>
          </table:table-cell>
          <table:table-cell office:value-type="float" office:value="90.0829910725162" calcext:value-type="float">
            <text:p>90.0829910725</text:p>
          </table:table-cell>
          <table:table-cell office:value-type="float" office:value="93.7378543041571" calcext:value-type="float">
            <text:p>93.7378543042</text:p>
          </table:table-cell>
          <table:table-cell office:value-type="float" office:value="87.5262853440836" calcext:value-type="float">
            <text:p>87.5262853441</text:p>
          </table:table-cell>
          <table:table-cell office:value-type="float" office:value="86.8502653108255" calcext:value-type="float">
            <text:p>86.8502653108</text:p>
          </table:table-cell>
          <table:table-cell office:value-type="float" office:value="89.7410899524921" calcext:value-type="float">
            <text:p>89.7410899525</text:p>
          </table:table-cell>
          <table:table-cell office:value-type="float" office:value="86.8106620491397" calcext:value-type="float">
            <text:p>86.8106620491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110.282283030923" calcext:value-type="float">
            <text:p>110.2822830309</text:p>
          </table:table-cell>
          <table:table-cell office:value-type="float" office:value="87.4091369777717" calcext:value-type="float">
            <text:p>87.4091369778</text:p>
          </table:table-cell>
          <table:table-cell office:value-type="float" office:value="83.4724198421453" calcext:value-type="float">
            <text:p>83.4724198421</text:p>
          </table:table-cell>
          <table:table-cell office:value-type="float" office:value="82.5777998193734" calcext:value-type="float">
            <text:p>82.5777998194</text:p>
          </table:table-cell>
          <table:table-cell office:value-type="float" office:value="86.725082582356" calcext:value-type="float">
            <text:p>86.7250825824</text:p>
          </table:table-cell>
          <table:table-cell office:value-type="float" office:value="83.0045012271223" calcext:value-type="float">
            <text:p>83.0045012271</text:p>
          </table:table-cell>
          <table:table-cell office:value-type="float" office:value="91.9715195158901" calcext:value-type="float">
            <text:p>91.9715195159</text:p>
          </table:table-cell>
          <table:table-cell office:value-type="float" office:value="85.5220685965671" calcext:value-type="float">
            <text:p>85.5220685966</text:p>
          </table:table-cell>
          <table:table-cell office:value-type="float" office:value="84.9787075806769" calcext:value-type="float">
            <text:p>84.9787075807</text:p>
          </table:table-cell>
          <table:table-cell table:number-columns-repeated="2" office:value-type="float" office:value="88.8888888888894" calcext:value-type="float">
            <text:p>88.8888888889</text:p>
          </table:table-cell>
        </table:table-row>
        <table:table-row table:style-name="ro1">
          <table:table-cell office:value-type="float" office:value="76.9769886235703" calcext:value-type="float">
            <text:p>76.9769886236</text:p>
          </table:table-cell>
          <table:table-cell office:value-type="float" office:value="77.6001514451398" calcext:value-type="float">
            <text:p>77.6001514451</text:p>
          </table:table-cell>
          <table:table-cell office:value-type="float" office:value="90.1263853320172" calcext:value-type="float">
            <text:p>90.126385332</text:p>
          </table:table-cell>
          <table:table-cell office:value-type="float" office:value="93.6416575209241" calcext:value-type="float">
            <text:p>93.6416575209</text:p>
          </table:table-cell>
          <table:table-cell office:value-type="float" office:value="87.4328725864979" calcext:value-type="float">
            <text:p>87.4328725865</text:p>
          </table:table-cell>
          <table:table-cell office:value-type="float" office:value="86.3817506627441" calcext:value-type="float">
            <text:p>86.3817506627</text:p>
          </table:table-cell>
          <table:table-cell office:value-type="float" office:value="88.7935589330966" calcext:value-type="float">
            <text:p>88.7935589331</text:p>
          </table:table-cell>
          <table:table-cell office:value-type="float" office:value="86.821597546138" calcext:value-type="float">
            <text:p>86.8215975461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110.418562444113" calcext:value-type="float">
            <text:p>110.4185624441</text:p>
          </table:table-cell>
          <table:table-cell office:value-type="float" office:value="87.8758530210489" calcext:value-type="float">
            <text:p>87.875853021</text:p>
          </table:table-cell>
          <table:table-cell office:value-type="float" office:value="86.1023808542468" calcext:value-type="float">
            <text:p>86.1023808542</text:p>
          </table:table-cell>
          <table:table-cell office:value-type="float" office:value="82.638749281691" calcext:value-type="float">
            <text:p>82.6387492817</text:p>
          </table:table-cell>
          <table:table-cell office:value-type="float" office:value="86.7110353577227" calcext:value-type="float">
            <text:p>86.7110353577</text:p>
          </table:table-cell>
          <table:table-cell office:value-type="float" office:value="82.4985982890748" calcext:value-type="float">
            <text:p>82.4985982891</text:p>
          </table:table-cell>
          <table:table-cell office:value-type="float" office:value="91.6496020464417" calcext:value-type="float">
            <text:p>91.6496020464</text:p>
          </table:table-cell>
          <table:table-cell office:value-type="float" office:value="85.9247838722533" calcext:value-type="float">
            <text:p>85.9247838723</text:p>
          </table:table-cell>
          <table:table-cell office:value-type="float" office:value="85.1761340711834" calcext:value-type="float">
            <text:p>85.1761340712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92.2125652631072" calcext:value-type="float">
            <text:p>92.2125652631</text:p>
          </table:table-cell>
        </table:table-row>
        <table:table-row table:style-name="ro1">
          <table:table-cell office:value-type="float" office:value="74.2205910450852" calcext:value-type="float">
            <text:p>74.2205910451</text:p>
          </table:table-cell>
          <table:table-cell office:value-type="float" office:value="77.152262398891" calcext:value-type="float">
            <text:p>77.1522623989</text:p>
          </table:table-cell>
          <table:table-cell office:value-type="float" office:value="90.4637981111872" calcext:value-type="float">
            <text:p>90.4637981112</text:p>
          </table:table-cell>
          <table:table-cell office:value-type="float" office:value="92.1580025381854" calcext:value-type="float">
            <text:p>92.1580025382</text:p>
          </table:table-cell>
          <table:table-cell office:value-type="float" office:value="89.8316179891956" calcext:value-type="float">
            <text:p>89.8316179892</text:p>
          </table:table-cell>
          <table:table-cell office:value-type="float" office:value="85.8822533867928" calcext:value-type="float">
            <text:p>85.8822533868</text:p>
          </table:table-cell>
          <table:table-cell office:value-type="float" office:value="89.5710617934452" calcext:value-type="float">
            <text:p>89.5710617934</text:p>
          </table:table-cell>
          <table:table-cell office:value-type="float" office:value="86.6477482249171" calcext:value-type="float">
            <text:p>86.6477482249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110.672717599483" calcext:value-type="float">
            <text:p>110.6727175995</text:p>
          </table:table-cell>
          <table:table-cell office:value-type="float" office:value="87.8926941601668" calcext:value-type="float">
            <text:p>87.8926941602</text:p>
          </table:table-cell>
          <table:table-cell office:value-type="float" office:value="86.2301233787668" calcext:value-type="float">
            <text:p>86.2301233788</text:p>
          </table:table-cell>
          <table:table-cell office:value-type="float" office:value="82.7328218227871" calcext:value-type="float">
            <text:p>82.7328218228</text:p>
          </table:table-cell>
          <table:table-cell office:value-type="float" office:value="86.901010220215" calcext:value-type="float">
            <text:p>86.9010102202</text:p>
          </table:table-cell>
          <table:table-cell office:value-type="float" office:value="81.8116275522273" calcext:value-type="float">
            <text:p>81.8116275522</text:p>
          </table:table-cell>
          <table:table-cell office:value-type="float" office:value="91.5250321455223" calcext:value-type="float">
            <text:p>91.5250321455</text:p>
          </table:table-cell>
          <table:table-cell office:value-type="float" office:value="86.0508529872033" calcext:value-type="float">
            <text:p>86.0508529872</text:p>
          </table:table-cell>
          <table:table-cell office:value-type="float" office:value="85.3849631162276" calcext:value-type="float">
            <text:p>85.3849631162</text:p>
          </table:table-cell>
          <table:table-cell office:value-type="float" office:value="91.9502771240171" calcext:value-type="float">
            <text:p>91.950277124</text:p>
          </table:table-cell>
          <table:table-cell office:value-type="float" office:value="92.257851988877" calcext:value-type="float">
            <text:p>92.2578519889</text:p>
          </table:table-cell>
        </table:table-row>
        <table:table-row table:style-name="ro1">
          <table:table-cell office:value-type="float" office:value="74.1722457406144" calcext:value-type="float">
            <text:p>74.1722457406</text:p>
          </table:table-cell>
          <table:table-cell office:value-type="float" office:value="77.5350178452634" calcext:value-type="float">
            <text:p>77.5350178453</text:p>
          </table:table-cell>
          <table:table-cell office:value-type="float" office:value="90.7189131029046" calcext:value-type="float">
            <text:p>90.7189131029</text:p>
          </table:table-cell>
          <table:table-cell office:value-type="float" office:value="92.2025096626988" calcext:value-type="float">
            <text:p>92.2025096627</text:p>
          </table:table-cell>
          <table:table-cell office:value-type="float" office:value="89.8732537919061" calcext:value-type="float">
            <text:p>89.8732537919</text:p>
          </table:table-cell>
          <table:table-cell office:value-type="float" office:value="86.0850752035976" calcext:value-type="float">
            <text:p>86.0850752036</text:p>
          </table:table-cell>
          <table:table-cell office:value-type="float" office:value="89.0747382570819" calcext:value-type="float">
            <text:p>89.0747382571</text:p>
          </table:table-cell>
          <table:table-cell office:value-type="float" office:value="86.7737669841588" calcext:value-type="float">
            <text:p>86.7737669842</text:p>
          </table:table-cell>
          <table:table-cell office:value-type="float" office:value="88.8888888888894" calcext:value-type="float">
            <text:p>88.8888888889</text:p>
          </table:table-cell>
          <table:table-cell office:value-type="float" office:value="111.182012851356" calcext:value-type="float">
            <text:p>111.1820128514</text:p>
          </table:table-cell>
          <table:table-cell office:value-type="float" office:value="88.1735329899644" calcext:value-type="float">
            <text:p>88.17353299</text:p>
          </table:table-cell>
          <table:table-cell office:value-type="float" office:value="85.8934694127636" calcext:value-type="float">
            <text:p>85.8934694128</text:p>
          </table:table-cell>
          <table:table-cell office:value-type="float" office:value="82.6294415570487" calcext:value-type="float">
            <text:p>82.629441557</text:p>
          </table:table-cell>
          <table:table-cell office:value-type="float" office:value="86.6233652236419" calcext:value-type="float">
            <text:p>86.6233652236</text:p>
          </table:table-cell>
          <table:table-cell office:value-type="float" office:value="81.3204026533292" calcext:value-type="float">
            <text:p>81.3204026533</text:p>
          </table:table-cell>
          <table:table-cell office:value-type="float" office:value="91.5543422091169" calcext:value-type="float">
            <text:p>91.5543422091</text:p>
          </table:table-cell>
          <table:table-cell office:value-type="float" office:value="86.4721502358865" calcext:value-type="float">
            <text:p>86.4721502359</text:p>
          </table:table-cell>
          <table:table-cell office:value-type="float" office:value="85.517449655814" calcext:value-type="float">
            <text:p>85.5174496558</text:p>
          </table:table-cell>
          <table:table-cell office:value-type="float" office:value="91.7675963942312" calcext:value-type="float">
            <text:p>91.7675963942</text:p>
          </table:table-cell>
          <table:table-cell office:value-type="float" office:value="92.1785676424922" calcext:value-type="float">
            <text:p>92.1785676425</text:p>
          </table:table-cell>
        </table:table-row>
        <table:table-row table:style-name="ro1">
          <table:table-cell office:value-type="float" office:value="74.0864522385151" calcext:value-type="float">
            <text:p>74.0864522385</text:p>
          </table:table-cell>
          <table:table-cell office:value-type="float" office:value="76.9814764513705" calcext:value-type="float">
            <text:p>76.9814764514</text:p>
          </table:table-cell>
          <table:table-cell office:value-type="float" office:value="91.3814768023501" calcext:value-type="float">
            <text:p>91.3814768024</text:p>
          </table:table-cell>
          <table:table-cell office:value-type="float" office:value="92.1828247906966" calcext:value-type="float">
            <text:p>92.1828247907</text:p>
          </table:table-cell>
          <table:table-cell office:value-type="float" office:value="90.0977254479748" calcext:value-type="float">
            <text:p>90.097725448</text:p>
          </table:table-cell>
          <table:table-cell office:value-type="float" office:value="86.7052271289325" calcext:value-type="float">
            <text:p>86.7052271289</text:p>
          </table:table-cell>
          <table:table-cell office:value-type="float" office:value="88.8199255839535" calcext:value-type="float">
            <text:p>88.819925584</text:p>
          </table:table-cell>
          <table:table-cell office:value-type="float" office:value="86.8815462013974" calcext:value-type="float">
            <text:p>86.8815462014</text:p>
          </table:table-cell>
          <table:table-cell office:value-type="float" office:value="93.0003858161244" calcext:value-type="float">
            <text:p>93.0003858161</text:p>
          </table:table-cell>
          <table:table-cell office:value-type="float" office:value="101.032060891544" calcext:value-type="float">
            <text:p>101.0320608915</text:p>
          </table:table-cell>
          <table:table-cell office:value-type="float" office:value="88.4222851526409" calcext:value-type="float">
            <text:p>88.4222851526</text:p>
          </table:table-cell>
          <table:table-cell office:value-type="float" office:value="85.5733188825775" calcext:value-type="float">
            <text:p>85.5733188826</text:p>
          </table:table-cell>
          <table:table-cell office:value-type="float" office:value="82.8697857864498" calcext:value-type="float">
            <text:p>82.8697857864</text:p>
          </table:table-cell>
          <table:table-cell office:value-type="float" office:value="85.98395871085" calcext:value-type="float">
            <text:p>85.9839587109</text:p>
          </table:table-cell>
          <table:table-cell office:value-type="float" office:value="81.8758316575226" calcext:value-type="float">
            <text:p>81.8758316575</text:p>
          </table:table-cell>
          <table:table-cell office:value-type="float" office:value="91.7068463741175" calcext:value-type="float">
            <text:p>91.7068463741</text:p>
          </table:table-cell>
          <table:table-cell office:value-type="float" office:value="86.7103294050819" calcext:value-type="float">
            <text:p>86.7103294051</text:p>
          </table:table-cell>
          <table:table-cell office:value-type="float" office:value="85.5934140507775" calcext:value-type="float">
            <text:p>85.5934140508</text:p>
          </table:table-cell>
          <table:table-cell office:value-type="float" office:value="91.6486462246443" calcext:value-type="float">
            <text:p>91.6486462246</text:p>
          </table:table-cell>
          <table:table-cell office:value-type="float" office:value="92.2735498769504" calcext:value-type="float">
            <text:p>92.273549877</text:p>
          </table:table-cell>
        </table:table-row>
        <table:table-row table:style-name="ro1">
          <table:table-cell office:value-type="float" office:value="73.9319626499034" calcext:value-type="float">
            <text:p>73.9319626499</text:p>
          </table:table-cell>
          <table:table-cell office:value-type="float" office:value="74.8698617510576" calcext:value-type="float">
            <text:p>74.8698617511</text:p>
          </table:table-cell>
          <table:table-cell office:value-type="float" office:value="90.9907761009581" calcext:value-type="float">
            <text:p>90.990776101</text:p>
          </table:table-cell>
          <table:table-cell office:value-type="float" office:value="92.1918403705279" calcext:value-type="float">
            <text:p>92.1918403705</text:p>
          </table:table-cell>
          <table:table-cell office:value-type="float" office:value="92.4074702676447" calcext:value-type="float">
            <text:p>92.4074702676</text:p>
          </table:table-cell>
          <table:table-cell office:value-type="float" office:value="85.5505627632213" calcext:value-type="float">
            <text:p>85.5505627632</text:p>
          </table:table-cell>
          <table:table-cell office:value-type="float" office:value="89.1606041241053" calcext:value-type="float">
            <text:p>89.1606041241</text:p>
          </table:table-cell>
          <table:table-cell office:value-type="float" office:value="86.6526743941138" calcext:value-type="float">
            <text:p>86.6526743941</text:p>
          </table:table-cell>
          <table:table-cell office:value-type="float" office:value="93.1701113222891" calcext:value-type="float">
            <text:p>93.1701113223</text:p>
          </table:table-cell>
          <table:table-cell office:value-type="float" office:value="101.014158025622" calcext:value-type="float">
            <text:p>101.0141580256</text:p>
          </table:table-cell>
          <table:table-cell office:value-type="float" office:value="88.5508635455525" calcext:value-type="float">
            <text:p>88.5508635456</text:p>
          </table:table-cell>
          <table:table-cell office:value-type="float" office:value="84.7625134937223" calcext:value-type="float">
            <text:p>84.7625134937</text:p>
          </table:table-cell>
          <table:table-cell office:value-type="float" office:value="83.3523061640402" calcext:value-type="float">
            <text:p>83.352306164</text:p>
          </table:table-cell>
          <table:table-cell office:value-type="float" office:value="88.7145756892584" calcext:value-type="float">
            <text:p>88.7145756893</text:p>
          </table:table-cell>
          <table:table-cell office:value-type="float" office:value="80.9388456925236" calcext:value-type="float">
            <text:p>80.9388456925</text:p>
          </table:table-cell>
          <table:table-cell office:value-type="float" office:value="91.6779481976161" calcext:value-type="float">
            <text:p>91.6779481976</text:p>
          </table:table-cell>
          <table:table-cell office:value-type="float" office:value="86.812441401245" calcext:value-type="float">
            <text:p>86.8124414012</text:p>
          </table:table-cell>
          <table:table-cell office:value-type="float" office:value="85.6495789867069" calcext:value-type="float">
            <text:p>85.6495789867</text:p>
          </table:table-cell>
          <table:table-cell office:value-type="float" office:value="85.2571487798299" calcext:value-type="float">
            <text:p>85.2571487798</text:p>
          </table:table-cell>
          <table:table-cell office:value-type="float" office:value="92.460641261018" calcext:value-type="float">
            <text:p>92.460641261</text:p>
          </table:table-cell>
        </table:table-row>
        <table:table-row table:style-name="ro1">
          <table:table-cell office:value-type="float" office:value="72.3498775062778" calcext:value-type="float">
            <text:p>72.3498775063</text:p>
          </table:table-cell>
          <table:table-cell office:value-type="float" office:value="74.7094634409953" calcext:value-type="float">
            <text:p>74.709463441</text:p>
          </table:table-cell>
          <table:table-cell office:value-type="float" office:value="90.5540831845465" calcext:value-type="float">
            <text:p>90.5540831845</text:p>
          </table:table-cell>
          <table:table-cell office:value-type="float" office:value="92.0568524837747" calcext:value-type="float">
            <text:p>92.0568524838</text:p>
          </table:table-cell>
          <table:table-cell office:value-type="float" office:value="92.8828184525274" calcext:value-type="float">
            <text:p>92.8828184525</text:p>
          </table:table-cell>
          <table:table-cell office:value-type="float" office:value="84.870354437802" calcext:value-type="float">
            <text:p>84.8703544378</text:p>
          </table:table-cell>
          <table:table-cell office:value-type="float" office:value="89.0846035715126" calcext:value-type="float">
            <text:p>89.0846035715</text:p>
          </table:table-cell>
          <table:table-cell office:value-type="float" office:value="87.1199394333442" calcext:value-type="float">
            <text:p>87.1199394333</text:p>
          </table:table-cell>
          <table:table-cell office:value-type="float" office:value="93.3546855399285" calcext:value-type="float">
            <text:p>93.3546855399</text:p>
          </table:table-cell>
          <table:table-cell office:value-type="float" office:value="93.2757544975359" calcext:value-type="float">
            <text:p>93.2757544975</text:p>
          </table:table-cell>
          <table:table-cell office:value-type="float" office:value="88.3415182393939" calcext:value-type="float">
            <text:p>88.3415182394</text:p>
          </table:table-cell>
          <table:table-cell office:value-type="float" office:value="84.4598221806745" calcext:value-type="float">
            <text:p>84.4598221807</text:p>
          </table:table-cell>
          <table:table-cell office:value-type="float" office:value="83.4501755501775" calcext:value-type="float">
            <text:p>83.4501755502</text:p>
          </table:table-cell>
          <table:table-cell office:value-type="float" office:value="88.7824806241509" calcext:value-type="float">
            <text:p>88.7824806242</text:p>
          </table:table-cell>
          <table:table-cell office:value-type="float" office:value="80.2005745724476" calcext:value-type="float">
            <text:p>80.2005745724</text:p>
          </table:table-cell>
          <table:table-cell office:value-type="float" office:value="91.8819522056237" calcext:value-type="float">
            <text:p>91.8819522056</text:p>
          </table:table-cell>
          <table:table-cell office:value-type="float" office:value="86.8315438347697" calcext:value-type="float">
            <text:p>86.8315438348</text:p>
          </table:table-cell>
          <table:table-cell office:value-type="float" office:value="85.6546179564433" calcext:value-type="float">
            <text:p>85.6546179564</text:p>
          </table:table-cell>
          <table:table-cell office:value-type="float" office:value="85.351644015702" calcext:value-type="float">
            <text:p>85.3516440157</text:p>
          </table:table-cell>
          <table:table-cell office:value-type="float" office:value="92.3815831789804" calcext:value-type="float">
            <text:p>92.381583179</text:p>
          </table:table-cell>
        </table:table-row>
        <table:table-row table:style-name="ro1">
          <table:table-cell office:value-type="float" office:value="72.0694211776685" calcext:value-type="float">
            <text:p>72.0694211777</text:p>
          </table:table-cell>
          <table:table-cell office:value-type="float" office:value="74.5880289880402" calcext:value-type="float">
            <text:p>74.588028988</text:p>
          </table:table-cell>
          <table:table-cell office:value-type="float" office:value="91.4084683184442" calcext:value-type="float">
            <text:p>91.4084683184</text:p>
          </table:table-cell>
          <table:table-cell office:value-type="float" office:value="91.9335077036939" calcext:value-type="float">
            <text:p>91.9335077037</text:p>
          </table:table-cell>
          <table:table-cell office:value-type="float" office:value="92.3964602486552" calcext:value-type="float">
            <text:p>92.3964602487</text:p>
          </table:table-cell>
          <table:table-cell office:value-type="float" office:value="84.6536483912803" calcext:value-type="float">
            <text:p>84.6536483913</text:p>
          </table:table-cell>
          <table:table-cell office:value-type="float" office:value="89.8662865838562" calcext:value-type="float">
            <text:p>89.8662865839</text:p>
          </table:table-cell>
          <table:table-cell office:value-type="float" office:value="87.0050929297405" calcext:value-type="float">
            <text:p>87.0050929297</text:p>
          </table:table-cell>
          <table:table-cell office:value-type="float" office:value="87.5812900538332" calcext:value-type="float">
            <text:p>87.5812900538</text:p>
          </table:table-cell>
          <table:table-cell office:value-type="float" office:value="93.2861702268388" calcext:value-type="float">
            <text:p>93.2861702268</text:p>
          </table:table-cell>
          <table:table-cell office:value-type="float" office:value="86.8386510651873" calcext:value-type="float">
            <text:p>86.8386510652</text:p>
          </table:table-cell>
          <table:table-cell office:value-type="float" office:value="84.4111386317532" calcext:value-type="float">
            <text:p>84.4111386318</text:p>
          </table:table-cell>
          <table:table-cell office:value-type="float" office:value="83.5782941016289" calcext:value-type="float">
            <text:p>83.5782941016</text:p>
          </table:table-cell>
          <table:table-cell office:value-type="float" office:value="88.9762980909923" calcext:value-type="float">
            <text:p>88.976298091</text:p>
          </table:table-cell>
          <table:table-cell office:value-type="float" office:value="79.6471633885536" calcext:value-type="float">
            <text:p>79.6471633886</text:p>
          </table:table-cell>
          <table:table-cell office:value-type="float" office:value="91.6750185846066" calcext:value-type="float">
            <text:p>91.6750185846</text:p>
          </table:table-cell>
          <table:table-cell office:value-type="float" office:value="86.7990201084677" calcext:value-type="float">
            <text:p>86.7990201085</text:p>
          </table:table-cell>
          <table:table-cell office:value-type="float" office:value="82.6746879946413" calcext:value-type="float">
            <text:p>82.6746879946</text:p>
          </table:table-cell>
          <table:table-cell office:value-type="float" office:value="87.9361419533492" calcext:value-type="float">
            <text:p>87.9361419533</text:p>
          </table:table-cell>
          <table:table-cell office:value-type="float" office:value="92.3115004722219" calcext:value-type="float">
            <text:p>92.3115004722</text:p>
          </table:table-cell>
        </table:table-row>
        <table:table-row table:style-name="ro1">
          <table:table-cell office:value-type="float" office:value="71.0938047545371" calcext:value-type="float">
            <text:p>71.0938047545</text:p>
          </table:table-cell>
          <table:table-cell office:value-type="float" office:value="77.4604176543155" calcext:value-type="float">
            <text:p>77.4604176543</text:p>
          </table:table-cell>
          <table:table-cell office:value-type="float" office:value="90.5435093543888" calcext:value-type="float">
            <text:p>90.5435093544</text:p>
          </table:table-cell>
          <table:table-cell office:value-type="float" office:value="90.0890364888475" calcext:value-type="float">
            <text:p>90.0890364888</text:p>
          </table:table-cell>
          <table:table-cell office:value-type="float" office:value="86.3666189315188" calcext:value-type="float">
            <text:p>86.3666189315</text:p>
          </table:table-cell>
          <table:table-cell office:value-type="float" office:value="84.6768838468205" calcext:value-type="float">
            <text:p>84.6768838468</text:p>
          </table:table-cell>
          <table:table-cell office:value-type="float" office:value="90.3363142169347" calcext:value-type="float">
            <text:p>90.3363142169</text:p>
          </table:table-cell>
          <table:table-cell office:value-type="float" office:value="86.9723688695988" calcext:value-type="float">
            <text:p>86.9723688696</text:p>
          </table:table-cell>
          <table:table-cell office:value-type="float" office:value="87.6653301801164" calcext:value-type="float">
            <text:p>87.6653301801</text:p>
          </table:table-cell>
          <table:table-cell office:value-type="float" office:value="93.1646082100714" calcext:value-type="float">
            <text:p>93.1646082101</text:p>
          </table:table-cell>
          <table:table-cell office:value-type="float" office:value="86.470580106548" calcext:value-type="float">
            <text:p>86.4705801065</text:p>
          </table:table-cell>
          <table:table-cell office:value-type="float" office:value="83.9831199910987" calcext:value-type="float">
            <text:p>83.9831199911</text:p>
          </table:table-cell>
          <table:table-cell office:value-type="float" office:value="83.752356000832" calcext:value-type="float">
            <text:p>83.7523560008</text:p>
          </table:table-cell>
          <table:table-cell office:value-type="float" office:value="89.2044122964978" calcext:value-type="float">
            <text:p>89.2044122965</text:p>
          </table:table-cell>
          <table:table-cell office:value-type="float" office:value="80.0375982785313" calcext:value-type="float">
            <text:p>80.0375982785</text:p>
          </table:table-cell>
          <table:table-cell office:value-type="float" office:value="91.5330825429063" calcext:value-type="float">
            <text:p>91.5330825429</text:p>
          </table:table-cell>
          <table:table-cell office:value-type="float" office:value="86.7577016608048" calcext:value-type="float">
            <text:p>86.7577016608</text:p>
          </table:table-cell>
          <table:table-cell office:value-type="float" office:value="82.6500314163608" calcext:value-type="float">
            <text:p>82.6500314164</text:p>
          </table:table-cell>
          <table:table-cell office:value-type="float" office:value="88.129072237134" calcext:value-type="float">
            <text:p>88.1290722371</text:p>
          </table:table-cell>
          <table:table-cell office:value-type="float" office:value="94.4083968227561" calcext:value-type="float">
            <text:p>94.4083968228</text:p>
          </table:table-cell>
        </table:table-row>
        <table:table-row table:style-name="ro1">
          <table:table-cell office:value-type="float" office:value="70.7910395707083" calcext:value-type="float">
            <text:p>70.7910395707</text:p>
          </table:table-cell>
          <table:table-cell office:value-type="float" office:value="77.414135917213" calcext:value-type="float">
            <text:p>77.4141359172</text:p>
          </table:table-cell>
          <table:table-cell office:value-type="float" office:value="90.1000862680548" calcext:value-type="float">
            <text:p>90.1000862681</text:p>
          </table:table-cell>
          <table:table-cell office:value-type="float" office:value="90.025748789391" calcext:value-type="float">
            <text:p>90.0257487894</text:p>
          </table:table-cell>
          <table:table-cell office:value-type="float" office:value="85.7222838129864" calcext:value-type="float">
            <text:p>85.722283813</text:p>
          </table:table-cell>
          <table:table-cell office:value-type="float" office:value="85.1350478569462" calcext:value-type="float">
            <text:p>85.1350478569</text:p>
          </table:table-cell>
          <table:table-cell office:value-type="float" office:value="91.1455076010513" calcext:value-type="float">
            <text:p>91.1455076011</text:p>
          </table:table-cell>
          <table:table-cell office:value-type="float" office:value="87.6100124673124" calcext:value-type="float">
            <text:p>87.6100124673</text:p>
          </table:table-cell>
          <table:table-cell office:value-type="float" office:value="85.3582631276347" calcext:value-type="float">
            <text:p>85.3582631276</text:p>
          </table:table-cell>
          <table:table-cell office:value-type="float" office:value="87.6199880870793" calcext:value-type="float">
            <text:p>87.6199880871</text:p>
          </table:table-cell>
          <table:table-cell office:value-type="float" office:value="86.232345846744" calcext:value-type="float">
            <text:p>86.2323458467</text:p>
          </table:table-cell>
          <table:table-cell office:value-type="float" office:value="83.7079796886544" calcext:value-type="float">
            <text:p>83.7079796887</text:p>
          </table:table-cell>
          <table:table-cell office:value-type="float" office:value="82.6227897868463" calcext:value-type="float">
            <text:p>82.6227897868</text:p>
          </table:table-cell>
          <table:table-cell office:value-type="float" office:value="89.4549338735993" calcext:value-type="float">
            <text:p>89.4549338736</text:p>
          </table:table-cell>
          <table:table-cell office:value-type="float" office:value="79.8577766677719" calcext:value-type="float">
            <text:p>79.8577766678</text:p>
          </table:table-cell>
          <table:table-cell office:value-type="float" office:value="87.7598194189583" calcext:value-type="float">
            <text:p>87.759819419</text:p>
          </table:table-cell>
          <table:table-cell office:value-type="float" office:value="86.6753354772348" calcext:value-type="float">
            <text:p>86.6753354772</text:p>
          </table:table-cell>
          <table:table-cell office:value-type="float" office:value="81.7983079950681" calcext:value-type="float">
            <text:p>81.7983079951</text:p>
          </table:table-cell>
          <table:table-cell office:value-type="float" office:value="88.183679010742" calcext:value-type="float">
            <text:p>88.1836790107</text:p>
          </table:table-cell>
          <table:table-cell office:value-type="float" office:value="94.4811570735374" calcext:value-type="float">
            <text:p>94.4811570735</text:p>
          </table:table-cell>
        </table:table-row>
        <table:table-row table:style-name="ro1">
          <table:table-cell office:value-type="float" office:value="70.7148343477385" calcext:value-type="float">
            <text:p>70.7148343477</text:p>
          </table:table-cell>
          <table:table-cell office:value-type="float" office:value="77.4904880598482" calcext:value-type="float">
            <text:p>77.4904880598</text:p>
          </table:table-cell>
          <table:table-cell office:value-type="float" office:value="89.9594525859902" calcext:value-type="float">
            <text:p>89.959452586</text:p>
          </table:table-cell>
          <table:table-cell office:value-type="float" office:value="89.9158242742396" calcext:value-type="float">
            <text:p>89.9158242742</text:p>
          </table:table-cell>
          <table:table-cell office:value-type="float" office:value="85.1376165539157" calcext:value-type="float">
            <text:p>85.1376165539</text:p>
          </table:table-cell>
          <table:table-cell office:value-type="float" office:value="85.2765221683787" calcext:value-type="float">
            <text:p>85.2765221684</text:p>
          </table:table-cell>
          <table:table-cell office:value-type="float" office:value="91.484796834822" calcext:value-type="float">
            <text:p>91.4847968348</text:p>
          </table:table-cell>
          <table:table-cell office:value-type="float" office:value="87.7395832842415" calcext:value-type="float">
            <text:p>87.7395832842</text:p>
          </table:table-cell>
          <table:table-cell office:value-type="float" office:value="85.2523993450068" calcext:value-type="float">
            <text:p>85.252399345</text:p>
          </table:table-cell>
          <table:table-cell office:value-type="float" office:value="87.5584041290727" calcext:value-type="float">
            <text:p>87.5584041291</text:p>
          </table:table-cell>
          <table:table-cell office:value-type="float" office:value="86.2028710943674" calcext:value-type="float">
            <text:p>86.2028710944</text:p>
          </table:table-cell>
          <table:table-cell office:value-type="float" office:value="83.2706737396037" calcext:value-type="float">
            <text:p>83.2706737396</text:p>
          </table:table-cell>
          <table:table-cell office:value-type="float" office:value="82.8545535799039" calcext:value-type="float">
            <text:p>82.8545535799</text:p>
          </table:table-cell>
          <table:table-cell office:value-type="float" office:value="89.7287553328051" calcext:value-type="float">
            <text:p>89.7287553328</text:p>
          </table:table-cell>
          <table:table-cell office:value-type="float" office:value="79.378229178521" calcext:value-type="float">
            <text:p>79.3782291785</text:p>
          </table:table-cell>
          <table:table-cell office:value-type="float" office:value="87.614992824619" calcext:value-type="float">
            <text:p>87.6149928246</text:p>
          </table:table-cell>
          <table:table-cell office:value-type="float" office:value="86.58337302409" calcext:value-type="float">
            <text:p>86.5833730241</text:p>
          </table:table-cell>
          <table:table-cell office:value-type="float" office:value="82.029203900907" calcext:value-type="float">
            <text:p>82.0292039009</text:p>
          </table:table-cell>
          <table:table-cell office:value-type="float" office:value="90.7979512067711" calcext:value-type="float">
            <text:p>90.7979512068</text:p>
          </table:table-cell>
          <table:table-cell office:value-type="float" office:value="94.4682916105793" calcext:value-type="float">
            <text:p>94.4682916106</text:p>
          </table:table-cell>
        </table:table-row>
        <table:table-row table:style-name="ro1">
          <table:table-cell office:value-type="float" office:value="70.6212343407598" calcext:value-type="float">
            <text:p>70.6212343408</text:p>
          </table:table-cell>
          <table:table-cell office:value-type="float" office:value="77.4859844035707" calcext:value-type="float">
            <text:p>77.4859844036</text:p>
          </table:table-cell>
          <table:table-cell office:value-type="float" office:value="92.0738859963281" calcext:value-type="float">
            <text:p>92.0738859963</text:p>
          </table:table-cell>
          <table:table-cell office:value-type="float" office:value="89.9315442981268" calcext:value-type="float">
            <text:p>89.9315442981</text:p>
          </table:table-cell>
          <table:table-cell office:value-type="float" office:value="80.2319152318368" calcext:value-type="float">
            <text:p>80.2319152318</text:p>
          </table:table-cell>
          <table:table-cell office:value-type="float" office:value="85.118344555473" calcext:value-type="float">
            <text:p>85.1183445555</text:p>
          </table:table-cell>
          <table:table-cell office:value-type="float" office:value="92.1007839062798" calcext:value-type="float">
            <text:p>92.1007839063</text:p>
          </table:table-cell>
          <table:table-cell office:value-type="float" office:value="87.9962781992657" calcext:value-type="float">
            <text:p>87.9962781993</text:p>
          </table:table-cell>
          <table:table-cell office:value-type="float" office:value="85.1723908276028" calcext:value-type="float">
            <text:p>85.1723908276</text:p>
          </table:table-cell>
          <table:table-cell office:value-type="float" office:value="83.4772533579392" calcext:value-type="float">
            <text:p>83.4772533579</text:p>
          </table:table-cell>
          <table:table-cell office:value-type="float" office:value="86.2869052575119" calcext:value-type="float">
            <text:p>86.2869052575</text:p>
          </table:table-cell>
          <table:table-cell office:value-type="float" office:value="83.1019219395503" calcext:value-type="float">
            <text:p>83.1019219396</text:p>
          </table:table-cell>
          <table:table-cell office:value-type="float" office:value="82.6666913443651" calcext:value-type="float">
            <text:p>82.6666913444</text:p>
          </table:table-cell>
          <table:table-cell office:value-type="float" office:value="89.0809449131628" calcext:value-type="float">
            <text:p>89.0809449132</text:p>
          </table:table-cell>
          <table:table-cell office:value-type="float" office:value="79.3676328599745" calcext:value-type="float">
            <text:p>79.36763286</text:p>
          </table:table-cell>
          <table:table-cell office:value-type="float" office:value="87.584058588326" calcext:value-type="float">
            <text:p>87.5840585883</text:p>
          </table:table-cell>
          <table:table-cell office:value-type="float" office:value="86.2498405129134" calcext:value-type="float">
            <text:p>86.2498405129</text:p>
          </table:table-cell>
          <table:table-cell office:value-type="float" office:value="82.3221919534894" calcext:value-type="float">
            <text:p>82.3221919535</text:p>
          </table:table-cell>
          <table:table-cell office:value-type="float" office:value="91.0705869312314" calcext:value-type="float">
            <text:p>91.0705869312</text:p>
          </table:table-cell>
          <table:table-cell office:value-type="float" office:value="94.41066878323" calcext:value-type="float">
            <text:p>94.4106687832</text:p>
          </table:table-cell>
        </table:table-row>
        <table:table-row table:style-name="ro1">
          <table:table-cell office:value-type="float" office:value="69.9936571765222" calcext:value-type="float">
            <text:p>69.9936571765</text:p>
          </table:table-cell>
          <table:table-cell office:value-type="float" office:value="75.6397647461021" calcext:value-type="float">
            <text:p>75.6397647461</text:p>
          </table:table-cell>
          <table:table-cell office:value-type="float" office:value="92.4085215519531" calcext:value-type="float">
            <text:p>92.408521552</text:p>
          </table:table-cell>
          <table:table-cell office:value-type="float" office:value="89.6510136754643" calcext:value-type="float">
            <text:p>89.6510136755</text:p>
          </table:table-cell>
          <table:table-cell office:value-type="float" office:value="79.8712957996542" calcext:value-type="float">
            <text:p>79.8712957997</text:p>
          </table:table-cell>
          <table:table-cell office:value-type="float" office:value="86.5719947369021" calcext:value-type="float">
            <text:p>86.5719947369</text:p>
          </table:table-cell>
          <table:table-cell office:value-type="float" office:value="92.9298631287728" calcext:value-type="float">
            <text:p>92.9298631288</text:p>
          </table:table-cell>
          <table:table-cell office:value-type="float" office:value="88.3305126207261" calcext:value-type="float">
            <text:p>88.3305126207</text:p>
          </table:table-cell>
          <table:table-cell office:value-type="float" office:value="85.034907363948" calcext:value-type="float">
            <text:p>85.0349073639</text:p>
          </table:table-cell>
          <table:table-cell office:value-type="float" office:value="83.3394243015042" calcext:value-type="float">
            <text:p>83.3394243015</text:p>
          </table:table-cell>
          <table:table-cell office:value-type="float" office:value="85.9221722247102" calcext:value-type="float">
            <text:p>85.9221722247</text:p>
          </table:table-cell>
          <table:table-cell office:value-type="float" office:value="82.8946352802617" calcext:value-type="float">
            <text:p>82.8946352803</text:p>
          </table:table-cell>
          <table:table-cell office:value-type="float" office:value="82.6476915854473" calcext:value-type="float">
            <text:p>82.6476915854</text:p>
          </table:table-cell>
          <table:table-cell office:value-type="float" office:value="88.7875908810153" calcext:value-type="float">
            <text:p>88.787590881</text:p>
          </table:table-cell>
          <table:table-cell office:value-type="float" office:value="79.3837642418994" calcext:value-type="float">
            <text:p>79.3837642419</text:p>
          </table:table-cell>
          <table:table-cell office:value-type="float" office:value="85.8246599163464" calcext:value-type="float">
            <text:p>85.8246599163</text:p>
          </table:table-cell>
          <table:table-cell office:value-type="float" office:value="85.7790353429363" calcext:value-type="float">
            <text:p>85.7790353429</text:p>
          </table:table-cell>
          <table:table-cell office:value-type="float" office:value="82.3293938149744" calcext:value-type="float">
            <text:p>82.329393815</text:p>
          </table:table-cell>
          <table:table-cell office:value-type="float" office:value="91.5542682152723" calcext:value-type="float">
            <text:p>91.5542682153</text:p>
          </table:table-cell>
          <table:table-cell office:value-type="float" office:value="94.3658704640856" calcext:value-type="float">
            <text:p>94.3658704641</text:p>
          </table:table-cell>
        </table:table-row>
        <table:table-row table:style-name="ro1">
          <table:table-cell office:value-type="float" office:value="69.9950070452002" calcext:value-type="float">
            <text:p>69.9950070452</text:p>
          </table:table-cell>
          <table:table-cell office:value-type="float" office:value="75.8219208402213" calcext:value-type="float">
            <text:p>75.8219208402</text:p>
          </table:table-cell>
          <table:table-cell office:value-type="float" office:value="91.6325648574911" calcext:value-type="float">
            <text:p>91.6325648575</text:p>
          </table:table-cell>
          <table:table-cell office:value-type="float" office:value="90.1056509986004" calcext:value-type="float">
            <text:p>90.1056509986</text:p>
          </table:table-cell>
          <table:table-cell office:value-type="float" office:value="79.5905303159983" calcext:value-type="float">
            <text:p>79.590530316</text:p>
          </table:table-cell>
          <table:table-cell office:value-type="float" office:value="86.7293039600769" calcext:value-type="float">
            <text:p>86.7293039601</text:p>
          </table:table-cell>
          <table:table-cell office:value-type="float" office:value="93.7447331033085" calcext:value-type="float">
            <text:p>93.7447331033</text:p>
          </table:table-cell>
          <table:table-cell office:value-type="float" office:value="88.6951164468165" calcext:value-type="float">
            <text:p>88.6951164468</text:p>
          </table:table-cell>
          <table:table-cell office:value-type="float" office:value="84.985047732048" calcext:value-type="float">
            <text:p>84.985047732</text:p>
          </table:table-cell>
          <table:table-cell office:value-type="float" office:value="83.7801996310645" calcext:value-type="float">
            <text:p>83.7801996311</text:p>
          </table:table-cell>
          <table:table-cell office:value-type="float" office:value="86.0855249449172" calcext:value-type="float">
            <text:p>86.0855249449</text:p>
          </table:table-cell>
          <table:table-cell office:value-type="float" office:value="82.6154771590929" calcext:value-type="float">
            <text:p>82.6154771591</text:p>
          </table:table-cell>
          <table:table-cell office:value-type="float" office:value="82.4699093117768" calcext:value-type="float">
            <text:p>82.4699093118</text:p>
          </table:table-cell>
          <table:table-cell office:value-type="float" office:value="89.3299142402308" calcext:value-type="float">
            <text:p>89.3299142402</text:p>
          </table:table-cell>
          <table:table-cell office:value-type="float" office:value="79.8442219349799" calcext:value-type="float">
            <text:p>79.844221935</text:p>
          </table:table-cell>
          <table:table-cell office:value-type="float" office:value="85.7780666526535" calcext:value-type="float">
            <text:p>85.7780666527</text:p>
          </table:table-cell>
          <table:table-cell office:value-type="float" office:value="85.5837454338329" calcext:value-type="float">
            <text:p>85.5837454338</text:p>
          </table:table-cell>
          <table:table-cell office:value-type="float" office:value="82.0560854786795" calcext:value-type="float">
            <text:p>82.0560854787</text:p>
          </table:table-cell>
          <table:table-cell office:value-type="float" office:value="90.8735276228564" calcext:value-type="float">
            <text:p>90.8735276229</text:p>
          </table:table-cell>
          <table:table-cell office:value-type="float" office:value="94.347254909659" calcext:value-type="float">
            <text:p>94.3472549097</text:p>
          </table:table-cell>
        </table:table-row>
        <table:table-row table:style-name="ro1">
          <table:table-cell office:value-type="float" office:value="69.9255210631114" calcext:value-type="float">
            <text:p>69.9255210631</text:p>
          </table:table-cell>
          <table:table-cell office:value-type="float" office:value="74.6731842539536" calcext:value-type="float">
            <text:p>74.673184254</text:p>
          </table:table-cell>
          <table:table-cell office:value-type="float" office:value="92.0009621495332" calcext:value-type="float">
            <text:p>92.0009621495</text:p>
          </table:table-cell>
          <table:table-cell office:value-type="float" office:value="86.8745849947143" calcext:value-type="float">
            <text:p>86.8745849947</text:p>
          </table:table-cell>
          <table:table-cell office:value-type="float" office:value="79.2459472198752" calcext:value-type="float">
            <text:p>79.2459472199</text:p>
          </table:table-cell>
          <table:table-cell office:value-type="float" office:value="86.4162440130945" calcext:value-type="float">
            <text:p>86.4162440131</text:p>
          </table:table-cell>
          <table:table-cell office:value-type="float" office:value="94.5407293202261" calcext:value-type="float">
            <text:p>94.5407293202</text:p>
          </table:table-cell>
          <table:table-cell office:value-type="float" office:value="88.2500240910937" calcext:value-type="float">
            <text:p>88.2500240911</text:p>
          </table:table-cell>
          <table:table-cell office:value-type="float" office:value="84.9109582302461" calcext:value-type="float">
            <text:p>84.9109582302</text:p>
          </table:table-cell>
          <table:table-cell office:value-type="float" office:value="83.4332469006159" calcext:value-type="float">
            <text:p>83.4332469006</text:p>
          </table:table-cell>
          <table:table-cell office:value-type="float" office:value="86.1473310105604" calcext:value-type="float">
            <text:p>86.1473310106</text:p>
          </table:table-cell>
          <table:table-cell office:value-type="float" office:value="82.3059771685536" calcext:value-type="float">
            <text:p>82.3059771686</text:p>
          </table:table-cell>
          <table:table-cell office:value-type="float" office:value="82.2423254523828" calcext:value-type="float">
            <text:p>82.2423254524</text:p>
          </table:table-cell>
          <table:table-cell office:value-type="float" office:value="88.9404844596119" calcext:value-type="float">
            <text:p>88.9404844596</text:p>
          </table:table-cell>
          <table:table-cell office:value-type="float" office:value="80.455869268856" calcext:value-type="float">
            <text:p>80.4558692689</text:p>
          </table:table-cell>
          <table:table-cell office:value-type="float" office:value="85.5657538157825" calcext:value-type="float">
            <text:p>85.5657538158</text:p>
          </table:table-cell>
          <table:table-cell office:value-type="float" office:value="87.5271262702116" calcext:value-type="float">
            <text:p>87.5271262702</text:p>
          </table:table-cell>
          <table:table-cell office:value-type="float" office:value="82.187107057945" calcext:value-type="float">
            <text:p>82.1871070579</text:p>
          </table:table-cell>
          <table:table-cell office:value-type="float" office:value="89.827751028842" calcext:value-type="float">
            <text:p>89.8277510288</text:p>
          </table:table-cell>
          <table:table-cell office:value-type="float" office:value="96.7576830754807" calcext:value-type="float">
            <text:p>96.7576830755</text:p>
          </table:table-cell>
        </table:table-row>
        <table:table-row table:style-name="ro1">
          <table:table-cell office:value-type="float" office:value="70.0770629357358" calcext:value-type="float">
            <text:p>70.0770629357</text:p>
          </table:table-cell>
          <table:table-cell office:value-type="float" office:value="75.0948540126146" calcext:value-type="float">
            <text:p>75.0948540126</text:p>
          </table:table-cell>
          <table:table-cell office:value-type="float" office:value="90.6399214210207" calcext:value-type="float">
            <text:p>90.639921421</text:p>
          </table:table-cell>
          <table:table-cell office:value-type="float" office:value="86.3730895385989" calcext:value-type="float">
            <text:p>86.3730895386</text:p>
          </table:table-cell>
          <table:table-cell office:value-type="float" office:value="75.7081398945075" calcext:value-type="float">
            <text:p>75.7081398945</text:p>
          </table:table-cell>
          <table:table-cell office:value-type="float" office:value="86.5067334427861" calcext:value-type="float">
            <text:p>86.5067334428</text:p>
          </table:table-cell>
          <table:table-cell office:value-type="float" office:value="93.633338789015" calcext:value-type="float">
            <text:p>93.633338789</text:p>
          </table:table-cell>
          <table:table-cell office:value-type="float" office:value="87.2024865786304" calcext:value-type="float">
            <text:p>87.2024865786</text:p>
          </table:table-cell>
          <table:table-cell office:value-type="float" office:value="83.6305185348206" calcext:value-type="float">
            <text:p>83.6305185348</text:p>
          </table:table-cell>
          <table:table-cell office:value-type="float" office:value="84.1086273708489" calcext:value-type="float">
            <text:p>84.1086273708</text:p>
          </table:table-cell>
          <table:table-cell office:value-type="float" office:value="85.8331883946737" calcext:value-type="float">
            <text:p>85.8331883947</text:p>
          </table:table-cell>
          <table:table-cell office:value-type="float" office:value="82.0508882839982" calcext:value-type="float">
            <text:p>82.050888284</text:p>
          </table:table-cell>
          <table:table-cell office:value-type="float" office:value="82.0191509463022" calcext:value-type="float">
            <text:p>82.0191509463</text:p>
          </table:table-cell>
          <table:table-cell office:value-type="float" office:value="88.6134585848045" calcext:value-type="float">
            <text:p>88.6134585848</text:p>
          </table:table-cell>
          <table:table-cell office:value-type="float" office:value="81.0685155291478" calcext:value-type="float">
            <text:p>81.0685155291</text:p>
          </table:table-cell>
          <table:table-cell office:value-type="float" office:value="85.2611926214693" calcext:value-type="float">
            <text:p>85.2611926215</text:p>
          </table:table-cell>
          <table:table-cell office:value-type="float" office:value="87.6537671737202" calcext:value-type="float">
            <text:p>87.6537671737</text:p>
          </table:table-cell>
          <table:table-cell office:value-type="float" office:value="83.5909367617372" calcext:value-type="float">
            <text:p>83.5909367617</text:p>
          </table:table-cell>
          <table:table-cell office:value-type="float" office:value="89.7508981270592" calcext:value-type="float">
            <text:p>89.7508981271</text:p>
          </table:table-cell>
          <table:table-cell office:value-type="float" office:value="96.6456399484062" calcext:value-type="float">
            <text:p>96.6456399484</text:p>
          </table:table-cell>
        </table:table-row>
        <table:table-row table:style-name="ro1">
          <table:table-cell office:value-type="float" office:value="70.4576293515781" calcext:value-type="float">
            <text:p>70.4576293516</text:p>
          </table:table-cell>
          <table:table-cell office:value-type="float" office:value="75.5117613699336" calcext:value-type="float">
            <text:p>75.5117613699</text:p>
          </table:table-cell>
          <table:table-cell office:value-type="float" office:value="89.8376232135375" calcext:value-type="float">
            <text:p>89.8376232135</text:p>
          </table:table-cell>
          <table:table-cell office:value-type="float" office:value="90.0568087720252" calcext:value-type="float">
            <text:p>90.056808772</text:p>
          </table:table-cell>
          <table:table-cell office:value-type="float" office:value="75.1941669236326" calcext:value-type="float">
            <text:p>75.1941669236</text:p>
          </table:table-cell>
          <table:table-cell office:value-type="float" office:value="86.1782056425029" calcext:value-type="float">
            <text:p>86.1782056425</text:p>
          </table:table-cell>
          <table:table-cell office:value-type="float" office:value="92.8823291148263" calcext:value-type="float">
            <text:p>92.8823291148</text:p>
          </table:table-cell>
          <table:table-cell office:value-type="float" office:value="86.9017527994798" calcext:value-type="float">
            <text:p>86.9017527995</text:p>
          </table:table-cell>
          <table:table-cell office:value-type="float" office:value="83.4993096460556" calcext:value-type="float">
            <text:p>83.4993096461</text:p>
          </table:table-cell>
          <table:table-cell office:value-type="float" office:value="80.6317947512109" calcext:value-type="float">
            <text:p>80.6317947512</text:p>
          </table:table-cell>
          <table:table-cell office:value-type="float" office:value="85.3542660424617" calcext:value-type="float">
            <text:p>85.3542660425</text:p>
          </table:table-cell>
          <table:table-cell office:value-type="float" office:value="81.9161843360737" calcext:value-type="float">
            <text:p>81.9161843361</text:p>
          </table:table-cell>
          <table:table-cell office:value-type="float" office:value="81.8419601123589" calcext:value-type="float">
            <text:p>81.8419601124</text:p>
          </table:table-cell>
          <table:table-cell office:value-type="float" office:value="88.5854000441917" calcext:value-type="float">
            <text:p>88.5854000442</text:p>
          </table:table-cell>
          <table:table-cell office:value-type="float" office:value="81.2175270485627" calcext:value-type="float">
            <text:p>81.2175270486</text:p>
          </table:table-cell>
          <table:table-cell office:value-type="float" office:value="85.0370271300953" calcext:value-type="float">
            <text:p>85.0370271301</text:p>
          </table:table-cell>
          <table:table-cell office:value-type="float" office:value="87.9447071495562" calcext:value-type="float">
            <text:p>87.9447071496</text:p>
          </table:table-cell>
          <table:table-cell office:value-type="float" office:value="83.6719172063038" calcext:value-type="float">
            <text:p>83.6719172063</text:p>
          </table:table-cell>
          <table:table-cell office:value-type="float" office:value="89.7176177400778" calcext:value-type="float">
            <text:p>89.7176177401</text:p>
          </table:table-cell>
          <table:table-cell office:value-type="float" office:value="96.5749988632826" calcext:value-type="float">
            <text:p>96.5749988633</text:p>
          </table:table-cell>
        </table:table-row>
        <table:table-row table:style-name="ro1">
          <table:table-cell office:value-type="float" office:value="69.6683250575613" calcext:value-type="float">
            <text:p>69.6683250576</text:p>
          </table:table-cell>
          <table:table-cell office:value-type="float" office:value="75.0232914853203" calcext:value-type="float">
            <text:p>75.0232914853</text:p>
          </table:table-cell>
          <table:table-cell office:value-type="float" office:value="89.4885235989192" calcext:value-type="float">
            <text:p>89.4885235989</text:p>
          </table:table-cell>
          <table:table-cell office:value-type="float" office:value="90.4027357574287" calcext:value-type="float">
            <text:p>90.4027357574</text:p>
          </table:table-cell>
          <table:table-cell office:value-type="float" office:value="74.8546448305127" calcext:value-type="float">
            <text:p>74.8546448305</text:p>
          </table:table-cell>
          <table:table-cell office:value-type="float" office:value="86.1341763662945" calcext:value-type="float">
            <text:p>86.1341763663</text:p>
          </table:table-cell>
          <table:table-cell office:value-type="float" office:value="91.8691594176755" calcext:value-type="float">
            <text:p>91.8691594177</text:p>
          </table:table-cell>
          <table:table-cell office:value-type="float" office:value="86.8122266756932" calcext:value-type="float">
            <text:p>86.8122266757</text:p>
          </table:table-cell>
          <table:table-cell office:value-type="float" office:value="83.7860657456607" calcext:value-type="float">
            <text:p>83.7860657457</text:p>
          </table:table-cell>
          <table:table-cell office:value-type="float" office:value="79.5831446644042" calcext:value-type="float">
            <text:p>79.5831446644</text:p>
          </table:table-cell>
          <table:table-cell office:value-type="float" office:value="85.4797909021942" calcext:value-type="float">
            <text:p>85.4797909022</text:p>
          </table:table-cell>
          <table:table-cell office:value-type="float" office:value="81.7035724467705" calcext:value-type="float">
            <text:p>81.7035724468</text:p>
          </table:table-cell>
          <table:table-cell office:value-type="float" office:value="81.6021034053122" calcext:value-type="float">
            <text:p>81.6021034053</text:p>
          </table:table-cell>
          <table:table-cell office:value-type="float" office:value="88.4138292261516" calcext:value-type="float">
            <text:p>88.4138292262</text:p>
          </table:table-cell>
          <table:table-cell office:value-type="float" office:value="81.3860085544952" calcext:value-type="float">
            <text:p>81.3860085545</text:p>
          </table:table-cell>
          <table:table-cell office:value-type="float" office:value="85.1438300166488" calcext:value-type="float">
            <text:p>85.1438300166</text:p>
          </table:table-cell>
          <table:table-cell office:value-type="float" office:value="87.7969079621652" calcext:value-type="float">
            <text:p>87.7969079622</text:p>
          </table:table-cell>
          <table:table-cell office:value-type="float" office:value="83.7554037824302" calcext:value-type="float">
            <text:p>83.7554037824</text:p>
          </table:table-cell>
          <table:table-cell office:value-type="float" office:value="89.5763299985777" calcext:value-type="float">
            <text:p>89.5763299986</text:p>
          </table:table-cell>
          <table:table-cell office:value-type="float" office:value="98.7951348458151" calcext:value-type="float">
            <text:p>98.7951348458</text:p>
          </table:table-cell>
        </table:table-row>
        <table:table-row table:style-name="ro1">
          <table:table-cell office:value-type="float" office:value="69.3679673756965" calcext:value-type="float">
            <text:p>69.3679673757</text:p>
          </table:table-cell>
          <table:table-cell office:value-type="float" office:value="74.036966481046" calcext:value-type="float">
            <text:p>74.036966481</text:p>
          </table:table-cell>
          <table:table-cell office:value-type="float" office:value="89.2165278107844" calcext:value-type="float">
            <text:p>89.2165278108</text:p>
          </table:table-cell>
          <table:table-cell office:value-type="float" office:value="89.8455647280783" calcext:value-type="float">
            <text:p>89.8455647281</text:p>
          </table:table-cell>
          <table:table-cell office:value-type="float" office:value="74.5019576310551" calcext:value-type="float">
            <text:p>74.5019576311</text:p>
          </table:table-cell>
          <table:table-cell office:value-type="float" office:value="86.2962273998934" calcext:value-type="float">
            <text:p>86.2962273999</text:p>
          </table:table-cell>
          <table:table-cell office:value-type="float" office:value="91.0061482379862" calcext:value-type="float">
            <text:p>91.006148238</text:p>
          </table:table-cell>
          <table:table-cell office:value-type="float" office:value="86.681141799118" calcext:value-type="float">
            <text:p>86.6811417991</text:p>
          </table:table-cell>
          <table:table-cell office:value-type="float" office:value="83.6586210716512" calcext:value-type="float">
            <text:p>83.6586210717</text:p>
          </table:table-cell>
          <table:table-cell office:value-type="float" office:value="78.8366431182543" calcext:value-type="float">
            <text:p>78.8366431183</text:p>
          </table:table-cell>
          <table:table-cell office:value-type="float" office:value="85.6202370210451" calcext:value-type="float">
            <text:p>85.620237021</text:p>
          </table:table-cell>
          <table:table-cell office:value-type="float" office:value="81.6506308129948" calcext:value-type="float">
            <text:p>81.650630813</text:p>
          </table:table-cell>
          <table:table-cell office:value-type="float" office:value="82.017385666015" calcext:value-type="float">
            <text:p>82.017385666</text:p>
          </table:table-cell>
          <table:table-cell office:value-type="float" office:value="88.381954916185" calcext:value-type="float">
            <text:p>88.3819549162</text:p>
          </table:table-cell>
          <table:table-cell office:value-type="float" office:value="81.8391260986215" calcext:value-type="float">
            <text:p>81.8391260986</text:p>
          </table:table-cell>
          <table:table-cell office:value-type="float" office:value="84.6838970565359" calcext:value-type="float">
            <text:p>84.6838970565</text:p>
          </table:table-cell>
          <table:table-cell office:value-type="float" office:value="87.5537502336272" calcext:value-type="float">
            <text:p>87.5537502336</text:p>
          </table:table-cell>
          <table:table-cell office:value-type="float" office:value="83.8474137701117" calcext:value-type="float">
            <text:p>83.8474137701</text:p>
          </table:table-cell>
          <table:table-cell office:value-type="float" office:value="89.335345051937" calcext:value-type="float">
            <text:p>89.3353450519</text:p>
          </table:table-cell>
          <table:table-cell office:value-type="float" office:value="98.7276951727273" calcext:value-type="float">
            <text:p>98.7276951727</text:p>
          </table:table-cell>
        </table:table-row>
        <table:table-row table:style-name="ro1">
          <table:table-cell office:value-type="float" office:value="69.2429953039414" calcext:value-type="float">
            <text:p>69.2429953039</text:p>
          </table:table-cell>
          <table:table-cell office:value-type="float" office:value="75.6144148097078" calcext:value-type="float">
            <text:p>75.6144148097</text:p>
          </table:table-cell>
          <table:table-cell office:value-type="float" office:value="88.8702014383813" calcext:value-type="float">
            <text:p>88.8702014384</text:p>
          </table:table-cell>
          <table:table-cell office:value-type="float" office:value="89.0316667562005" calcext:value-type="float">
            <text:p>89.0316667562</text:p>
          </table:table-cell>
          <table:table-cell office:value-type="float" office:value="74.2884717018118" calcext:value-type="float">
            <text:p>74.2884717018</text:p>
          </table:table-cell>
          <table:table-cell office:value-type="float" office:value="86.4737898278583" calcext:value-type="float">
            <text:p>86.4737898279</text:p>
          </table:table-cell>
          <table:table-cell office:value-type="float" office:value="90.5938319157105" calcext:value-type="float">
            <text:p>90.5938319157</text:p>
          </table:table-cell>
          <table:table-cell office:value-type="float" office:value="88.6910439720831" calcext:value-type="float">
            <text:p>88.6910439721</text:p>
          </table:table-cell>
          <table:table-cell office:value-type="float" office:value="84.5326109172843" calcext:value-type="float">
            <text:p>84.5326109173</text:p>
          </table:table-cell>
          <table:table-cell office:value-type="float" office:value="78.2747596153038" calcext:value-type="float">
            <text:p>78.2747596153</text:p>
          </table:table-cell>
          <table:table-cell office:value-type="float" office:value="85.1908118915008" calcext:value-type="float">
            <text:p>85.1908118915</text:p>
          </table:table-cell>
          <table:table-cell office:value-type="float" office:value="81.3474204706782" calcext:value-type="float">
            <text:p>81.3474204707</text:p>
          </table:table-cell>
          <table:table-cell office:value-type="float" office:value="81.7266997877727" calcext:value-type="float">
            <text:p>81.7266997878</text:p>
          </table:table-cell>
          <table:table-cell office:value-type="float" office:value="88.5397791062678" calcext:value-type="float">
            <text:p>88.5397791063</text:p>
          </table:table-cell>
          <table:table-cell office:value-type="float" office:value="81.3227714764223" calcext:value-type="float">
            <text:p>81.3227714764</text:p>
          </table:table-cell>
          <table:table-cell office:value-type="float" office:value="83.8017848458394" calcext:value-type="float">
            <text:p>83.8017848458</text:p>
          </table:table-cell>
          <table:table-cell office:value-type="float" office:value="86.9607727724631" calcext:value-type="float">
            <text:p>86.9607727725</text:p>
          </table:table-cell>
          <table:table-cell office:value-type="float" office:value="83.9728626048104" calcext:value-type="float">
            <text:p>83.9728626048</text:p>
          </table:table-cell>
          <table:table-cell office:value-type="float" office:value="89.2241155365896" calcext:value-type="float">
            <text:p>89.2241155366</text:p>
          </table:table-cell>
          <table:table-cell office:value-type="float" office:value="100.675198180124" calcext:value-type="float">
            <text:p>100.6751981801</text:p>
          </table:table-cell>
        </table:table-row>
        <table:table-row table:style-name="ro1">
          <table:table-cell office:value-type="float" office:value="68.8347615207154" calcext:value-type="float">
            <text:p>68.8347615207</text:p>
          </table:table-cell>
          <table:table-cell office:value-type="float" office:value="75.0431562154633" calcext:value-type="float">
            <text:p>75.0431562155</text:p>
          </table:table-cell>
          <table:table-cell office:value-type="float" office:value="88.9561010919887" calcext:value-type="float">
            <text:p>88.956101092</text:p>
          </table:table-cell>
          <table:table-cell office:value-type="float" office:value="88.6312667536433" calcext:value-type="float">
            <text:p>88.6312667536</text:p>
          </table:table-cell>
          <table:table-cell office:value-type="float" office:value="71.689395772481" calcext:value-type="float">
            <text:p>71.6893957725</text:p>
          </table:table-cell>
          <table:table-cell office:value-type="float" office:value="86.8827100787378" calcext:value-type="float">
            <text:p>86.8827100787</text:p>
          </table:table-cell>
          <table:table-cell office:value-type="float" office:value="90.3300839413189" calcext:value-type="float">
            <text:p>90.3300839413</text:p>
          </table:table-cell>
          <table:table-cell office:value-type="float" office:value="88.6629575773271" calcext:value-type="float">
            <text:p>88.6629575773</text:p>
          </table:table-cell>
          <table:table-cell office:value-type="float" office:value="84.5667190875095" calcext:value-type="float">
            <text:p>84.5667190875</text:p>
          </table:table-cell>
          <table:table-cell office:value-type="float" office:value="77.7946574094112" calcext:value-type="float">
            <text:p>77.7946574094</text:p>
          </table:table-cell>
          <table:table-cell office:value-type="float" office:value="85.1884411603552" calcext:value-type="float">
            <text:p>85.1884411604</text:p>
          </table:table-cell>
          <table:table-cell office:value-type="float" office:value="81.7768146824384" calcext:value-type="float">
            <text:p>81.7768146824</text:p>
          </table:table-cell>
          <table:table-cell office:value-type="float" office:value="81.4433783888144" calcext:value-type="float">
            <text:p>81.4433783888</text:p>
          </table:table-cell>
          <table:table-cell office:value-type="float" office:value="90.7154435545496" calcext:value-type="float">
            <text:p>90.7154435545</text:p>
          </table:table-cell>
          <table:table-cell office:value-type="float" office:value="79.898968254049" calcext:value-type="float">
            <text:p>79.898968254</text:p>
          </table:table-cell>
          <table:table-cell office:value-type="float" office:value="84.4215730860657" calcext:value-type="float">
            <text:p>84.4215730861</text:p>
          </table:table-cell>
          <table:table-cell office:value-type="float" office:value="87.2083904137296" calcext:value-type="float">
            <text:p>87.2083904137</text:p>
          </table:table-cell>
          <table:table-cell office:value-type="float" office:value="83.6701339846194" calcext:value-type="float">
            <text:p>83.6701339846</text:p>
          </table:table-cell>
          <table:table-cell office:value-type="float" office:value="84.9084707704505" calcext:value-type="float">
            <text:p>84.9084707705</text:p>
          </table:table-cell>
          <table:table-cell office:value-type="float" office:value="100.829480512747" calcext:value-type="float">
            <text:p>100.8294805127</text:p>
          </table:table-cell>
        </table:table-row>
        <table:table-row table:style-name="ro1">
          <table:table-cell office:value-type="float" office:value="68.628962395584" calcext:value-type="float">
            <text:p>68.6289623956</text:p>
          </table:table-cell>
          <table:table-cell office:value-type="float" office:value="75.0208984801841" calcext:value-type="float">
            <text:p>75.0208984802</text:p>
          </table:table-cell>
          <table:table-cell office:value-type="float" office:value="88.7401492076779" calcext:value-type="float">
            <text:p>88.7401492077</text:p>
          </table:table-cell>
          <table:table-cell office:value-type="float" office:value="87.3909329676874" calcext:value-type="float">
            <text:p>87.3909329677</text:p>
          </table:table-cell>
          <table:table-cell office:value-type="float" office:value="71.5742350481791" calcext:value-type="float">
            <text:p>71.5742350482</text:p>
          </table:table-cell>
          <table:table-cell office:value-type="float" office:value="87.2763537636004" calcext:value-type="float">
            <text:p>87.2763537636</text:p>
          </table:table-cell>
          <table:table-cell office:value-type="float" office:value="90.1889110201937" calcext:value-type="float">
            <text:p>90.1889110202</text:p>
          </table:table-cell>
          <table:table-cell office:value-type="float" office:value="88.6535227277568" calcext:value-type="float">
            <text:p>88.6535227278</text:p>
          </table:table-cell>
          <table:table-cell office:value-type="float" office:value="84.6689856795815" calcext:value-type="float">
            <text:p>84.6689856796</text:p>
          </table:table-cell>
          <table:table-cell office:value-type="float" office:value="77.3773142445989" calcext:value-type="float">
            <text:p>77.3773142446</text:p>
          </table:table-cell>
          <table:table-cell office:value-type="float" office:value="85.0419165313905" calcext:value-type="float">
            <text:p>85.0419165314</text:p>
          </table:table-cell>
          <table:table-cell office:value-type="float" office:value="81.2694409648915" calcext:value-type="float">
            <text:p>81.2694409649</text:p>
          </table:table-cell>
          <table:table-cell office:value-type="float" office:value="81.2476089064156" calcext:value-type="float">
            <text:p>81.2476089064</text:p>
          </table:table-cell>
          <table:table-cell office:value-type="float" office:value="90.8182451808409" calcext:value-type="float">
            <text:p>90.8182451808</text:p>
          </table:table-cell>
          <table:table-cell office:value-type="float" office:value="78.0417582544374" calcext:value-type="float">
            <text:p>78.0417582544</text:p>
          </table:table-cell>
          <table:table-cell office:value-type="float" office:value="83.5479332178055" calcext:value-type="float">
            <text:p>83.5479332178</text:p>
          </table:table-cell>
          <table:table-cell office:value-type="float" office:value="81.0795655408836" calcext:value-type="float">
            <text:p>81.0795655409</text:p>
          </table:table-cell>
          <table:table-cell office:value-type="float" office:value="82.7291578963734" calcext:value-type="float">
            <text:p>82.7291578964</text:p>
          </table:table-cell>
          <table:table-cell office:value-type="float" office:value="84.849582031388" calcext:value-type="float">
            <text:p>84.8495820314</text:p>
          </table:table-cell>
          <table:table-cell office:value-type="float" office:value="101.103652372659" calcext:value-type="float">
            <text:p>101.1036523727</text:p>
          </table:table-cell>
        </table:table-row>
        <table:table-row table:style-name="ro1">
          <table:table-cell office:value-type="float" office:value="68.9551175529908" calcext:value-type="float">
            <text:p>68.955117553</text:p>
          </table:table-cell>
          <table:table-cell office:value-type="float" office:value="75.3306981503734" calcext:value-type="float">
            <text:p>75.3306981504</text:p>
          </table:table-cell>
          <table:table-cell office:value-type="float" office:value="88.9549694526854" calcext:value-type="float">
            <text:p>88.9549694527</text:p>
          </table:table-cell>
          <table:table-cell office:value-type="float" office:value="87.2211157403265" calcext:value-type="float">
            <text:p>87.2211157403</text:p>
          </table:table-cell>
          <table:table-cell office:value-type="float" office:value="69.7325159686779" calcext:value-type="float">
            <text:p>69.7325159687</text:p>
          </table:table-cell>
          <table:table-cell office:value-type="float" office:value="87.6357336506328" calcext:value-type="float">
            <text:p>87.6357336506</text:p>
          </table:table-cell>
          <table:table-cell office:value-type="float" office:value="83.5988000064501" calcext:value-type="float">
            <text:p>83.5988000065</text:p>
          </table:table-cell>
          <table:table-cell office:value-type="float" office:value="88.5615147665289" calcext:value-type="float">
            <text:p>88.5615147665</text:p>
          </table:table-cell>
          <table:table-cell office:value-type="float" office:value="85.8407267496252" calcext:value-type="float">
            <text:p>85.8407267496</text:p>
          </table:table-cell>
          <table:table-cell office:value-type="float" office:value="74.7383273733482" calcext:value-type="float">
            <text:p>74.7383273733</text:p>
          </table:table-cell>
          <table:table-cell office:value-type="float" office:value="84.8574048198921" calcext:value-type="float">
            <text:p>84.8574048199</text:p>
          </table:table-cell>
          <table:table-cell office:value-type="float" office:value="81.3201109375145" calcext:value-type="float">
            <text:p>81.3201109375</text:p>
          </table:table-cell>
          <table:table-cell office:value-type="float" office:value="81.8442842512684" calcext:value-type="float">
            <text:p>81.8442842513</text:p>
          </table:table-cell>
          <table:table-cell office:value-type="float" office:value="90.9206186173906" calcext:value-type="float">
            <text:p>90.9206186174</text:p>
          </table:table-cell>
          <table:table-cell office:value-type="float" office:value="76.7634461749546" calcext:value-type="float">
            <text:p>76.763446175</text:p>
          </table:table-cell>
          <table:table-cell office:value-type="float" office:value="83.0409433414186" calcext:value-type="float">
            <text:p>83.0409433414</text:p>
          </table:table-cell>
          <table:table-cell office:value-type="float" office:value="80.8027796378423" calcext:value-type="float">
            <text:p>80.8027796378</text:p>
          </table:table-cell>
          <table:table-cell office:value-type="float" office:value="82.8743002188166" calcext:value-type="float">
            <text:p>82.8743002188</text:p>
          </table:table-cell>
          <table:table-cell office:value-type="float" office:value="84.710069398513" calcext:value-type="float">
            <text:p>84.7100693985</text:p>
          </table:table-cell>
          <table:table-cell office:value-type="float" office:value="101.498401405616" calcext:value-type="float">
            <text:p>101.4984014056</text:p>
          </table:table-cell>
        </table:table-row>
        <table:table-row table:style-name="ro1">
          <table:table-cell office:value-type="float" office:value="68.4099694443324" calcext:value-type="float">
            <text:p>68.4099694443</text:p>
          </table:table-cell>
          <table:table-cell office:value-type="float" office:value="75.8299187680633" calcext:value-type="float">
            <text:p>75.8299187681</text:p>
          </table:table-cell>
          <table:table-cell office:value-type="float" office:value="89.4065554328989" calcext:value-type="float">
            <text:p>89.4065554329</text:p>
          </table:table-cell>
          <table:table-cell office:value-type="float" office:value="86.9995955775675" calcext:value-type="float">
            <text:p>86.9995955776</text:p>
          </table:table-cell>
          <table:table-cell office:value-type="float" office:value="69.4422174822438" calcext:value-type="float">
            <text:p>69.4422174822</text:p>
          </table:table-cell>
          <table:table-cell office:value-type="float" office:value="87.244277452879" calcext:value-type="float">
            <text:p>87.2442774529</text:p>
          </table:table-cell>
          <table:table-cell office:value-type="float" office:value="83.4810203280071" calcext:value-type="float">
            <text:p>83.481020328</text:p>
          </table:table-cell>
          <table:table-cell office:value-type="float" office:value="88.6738514867172" calcext:value-type="float">
            <text:p>88.6738514867</text:p>
          </table:table-cell>
          <table:table-cell office:value-type="float" office:value="86.1893854523273" calcext:value-type="float">
            <text:p>86.1893854523</text:p>
          </table:table-cell>
          <table:table-cell office:value-type="float" office:value="74.2309646511761" calcext:value-type="float">
            <text:p>74.2309646512</text:p>
          </table:table-cell>
          <table:table-cell office:value-type="float" office:value="85.1377605875961" calcext:value-type="float">
            <text:p>85.1377605876</text:p>
          </table:table-cell>
          <table:table-cell office:value-type="float" office:value="81.24793787038" calcext:value-type="float">
            <text:p>81.2479378704</text:p>
          </table:table-cell>
          <table:table-cell office:value-type="float" office:value="81.8635192440299" calcext:value-type="float">
            <text:p>81.863519244</text:p>
          </table:table-cell>
          <table:table-cell office:value-type="float" office:value="91.101557996263" calcext:value-type="float">
            <text:p>91.1015579963</text:p>
          </table:table-cell>
          <table:table-cell office:value-type="float" office:value="75.9988269792922" calcext:value-type="float">
            <text:p>75.9988269793</text:p>
          </table:table-cell>
          <table:table-cell office:value-type="float" office:value="82.6719045935977" calcext:value-type="float">
            <text:p>82.6719045936</text:p>
          </table:table-cell>
          <table:table-cell office:value-type="float" office:value="80.6183256095844" calcext:value-type="float">
            <text:p>80.6183256096</text:p>
          </table:table-cell>
          <table:table-cell office:value-type="float" office:value="82.9560668219556" calcext:value-type="float">
            <text:p>82.956066822</text:p>
          </table:table-cell>
          <table:table-cell office:value-type="float" office:value="84.4670776396403" calcext:value-type="float">
            <text:p>84.4670776396</text:p>
          </table:table-cell>
          <table:table-cell office:value-type="float" office:value="101.982402336978" calcext:value-type="float">
            <text:p>101.982402337</text:p>
          </table:table-cell>
        </table:table-row>
        <table:table-row table:style-name="ro1">
          <table:table-cell office:value-type="float" office:value="67.8665883313029" calcext:value-type="float">
            <text:p>67.8665883313</text:p>
          </table:table-cell>
          <table:table-cell office:value-type="float" office:value="76.4561067511832" calcext:value-type="float">
            <text:p>76.4561067512</text:p>
          </table:table-cell>
          <table:table-cell office:value-type="float" office:value="89.0204056637022" calcext:value-type="float">
            <text:p>89.0204056637</text:p>
          </table:table-cell>
          <table:table-cell office:value-type="float" office:value="86.6929016262428" calcext:value-type="float">
            <text:p>86.6929016262</text:p>
          </table:table-cell>
          <table:table-cell office:value-type="float" office:value="69.6769622416551" calcext:value-type="float">
            <text:p>69.6769622417</text:p>
          </table:table-cell>
          <table:table-cell office:value-type="float" office:value="86.6997618508247" calcext:value-type="float">
            <text:p>86.6997618508</text:p>
          </table:table-cell>
          <table:table-cell office:value-type="float" office:value="83.4673928331275" calcext:value-type="float">
            <text:p>83.4673928331</text:p>
          </table:table-cell>
          <table:table-cell office:value-type="float" office:value="88.6968066727445" calcext:value-type="float">
            <text:p>88.6968066727</text:p>
          </table:table-cell>
          <table:table-cell office:value-type="float" office:value="86.5842422085616" calcext:value-type="float">
            <text:p>86.5842422086</text:p>
          </table:table-cell>
          <table:table-cell office:value-type="float" office:value="72.1406163607421" calcext:value-type="float">
            <text:p>72.1406163607</text:p>
          </table:table-cell>
          <table:table-cell office:value-type="float" office:value="84.669573391896" calcext:value-type="float">
            <text:p>84.6695733919</text:p>
          </table:table-cell>
          <table:table-cell office:value-type="float" office:value="81.3664376291448" calcext:value-type="float">
            <text:p>81.3664376291</text:p>
          </table:table-cell>
          <table:table-cell office:value-type="float" office:value="81.9697999725505" calcext:value-type="float">
            <text:p>81.9697999726</text:p>
          </table:table-cell>
          <table:table-cell office:value-type="float" office:value="91.0601636677883" calcext:value-type="float">
            <text:p>91.0601636678</text:p>
          </table:table-cell>
          <table:table-cell office:value-type="float" office:value="75.4683845469595" calcext:value-type="float">
            <text:p>75.468384547</text:p>
          </table:table-cell>
          <table:table-cell office:value-type="float" office:value="82.2233178998359" calcext:value-type="float">
            <text:p>82.2233178998</text:p>
          </table:table-cell>
          <table:table-cell office:value-type="float" office:value="77.3853215749904" calcext:value-type="float">
            <text:p>77.385321575</text:p>
          </table:table-cell>
          <table:table-cell office:value-type="float" office:value="82.6101807464068" calcext:value-type="float">
            <text:p>82.6101807464</text:p>
          </table:table-cell>
          <table:table-cell office:value-type="float" office:value="84.1408718716106" calcext:value-type="float">
            <text:p>84.1408718716</text:p>
          </table:table-cell>
          <table:table-cell office:value-type="float" office:value="101.31980346692" calcext:value-type="float">
            <text:p>101.3198034669</text:p>
          </table:table-cell>
        </table:table-row>
        <table:table-row table:style-name="ro1">
          <table:table-cell office:value-type="float" office:value="67.5976936256918" calcext:value-type="float">
            <text:p>67.5976936257</text:p>
          </table:table-cell>
          <table:table-cell office:value-type="float" office:value="75.7561190107948" calcext:value-type="float">
            <text:p>75.7561190108</text:p>
          </table:table-cell>
          <table:table-cell office:value-type="float" office:value="85.5684335400761" calcext:value-type="float">
            <text:p>85.5684335401</text:p>
          </table:table-cell>
          <table:table-cell office:value-type="float" office:value="86.4177982361121" calcext:value-type="float">
            <text:p>86.4177982361</text:p>
          </table:table-cell>
          <table:table-cell office:value-type="float" office:value="67.9808068012548" calcext:value-type="float">
            <text:p>67.9808068013</text:p>
          </table:table-cell>
          <table:table-cell office:value-type="float" office:value="85.7574507278542" calcext:value-type="float">
            <text:p>85.7574507279</text:p>
          </table:table-cell>
          <table:table-cell office:value-type="float" office:value="80.1086536364153" calcext:value-type="float">
            <text:p>80.1086536364</text:p>
          </table:table-cell>
          <table:table-cell office:value-type="float" office:value="88.6997483237731" calcext:value-type="float">
            <text:p>88.6997483238</text:p>
          </table:table-cell>
          <table:table-cell office:value-type="float" office:value="86.1979817587543" calcext:value-type="float">
            <text:p>86.1979817588</text:p>
          </table:table-cell>
          <table:table-cell office:value-type="float" office:value="72.5053775050054" calcext:value-type="float">
            <text:p>72.505377505</text:p>
          </table:table-cell>
          <table:table-cell office:value-type="float" office:value="85.1499721061245" calcext:value-type="float">
            <text:p>85.1499721061</text:p>
          </table:table-cell>
          <table:table-cell office:value-type="float" office:value="81.6529438333913" calcext:value-type="float">
            <text:p>81.6529438334</text:p>
          </table:table-cell>
          <table:table-cell office:value-type="float" office:value="81.8780564207734" calcext:value-type="float">
            <text:p>81.8780564208</text:p>
          </table:table-cell>
          <table:table-cell office:value-type="float" office:value="92.8494835027811" calcext:value-type="float">
            <text:p>92.8494835028</text:p>
          </table:table-cell>
          <table:table-cell office:value-type="float" office:value="74.4533998890715" calcext:value-type="float">
            <text:p>74.4533998891</text:p>
          </table:table-cell>
          <table:table-cell office:value-type="float" office:value="82.4142104266385" calcext:value-type="float">
            <text:p>82.4142104266</text:p>
          </table:table-cell>
          <table:table-cell office:value-type="float" office:value="77.1507131360361" calcext:value-type="float">
            <text:p>77.150713136</text:p>
          </table:table-cell>
          <table:table-cell office:value-type="float" office:value="82.4495801107469" calcext:value-type="float">
            <text:p>82.4495801107</text:p>
          </table:table-cell>
          <table:table-cell office:value-type="float" office:value="83.7832371822269" calcext:value-type="float">
            <text:p>83.7832371822</text:p>
          </table:table-cell>
          <table:table-cell office:value-type="float" office:value="99.9695291272602" calcext:value-type="float">
            <text:p>99.9695291273</text:p>
          </table:table-cell>
        </table:table-row>
        <table:table-row table:style-name="ro1">
          <table:table-cell office:value-type="float" office:value="67.4125454399603" calcext:value-type="float">
            <text:p>67.41254544</text:p>
          </table:table-cell>
          <table:table-cell office:value-type="float" office:value="74.72160460306" calcext:value-type="float">
            <text:p>74.7216046031</text:p>
          </table:table-cell>
          <table:table-cell office:value-type="float" office:value="84.9962902814969" calcext:value-type="float">
            <text:p>84.9962902815</text:p>
          </table:table-cell>
          <table:table-cell office:value-type="float" office:value="86.3663184590239" calcext:value-type="float">
            <text:p>86.366318459</text:p>
          </table:table-cell>
          <table:table-cell office:value-type="float" office:value="67.3189627281463" calcext:value-type="float">
            <text:p>67.3189627281</text:p>
          </table:table-cell>
          <table:table-cell office:value-type="float" office:value="78.3892943442952" calcext:value-type="float">
            <text:p>78.3892943443</text:p>
          </table:table-cell>
          <table:table-cell office:value-type="float" office:value="80.1588400145298" calcext:value-type="float">
            <text:p>80.1588400145</text:p>
          </table:table-cell>
          <table:table-cell office:value-type="float" office:value="88.7160175298081" calcext:value-type="float">
            <text:p>88.7160175298</text:p>
          </table:table-cell>
          <table:table-cell office:value-type="float" office:value="84.5183903777086" calcext:value-type="float">
            <text:p>84.5183903777</text:p>
          </table:table-cell>
          <table:table-cell office:value-type="float" office:value="71.6309596103434" calcext:value-type="float">
            <text:p>71.6309596103</text:p>
          </table:table-cell>
          <table:table-cell office:value-type="float" office:value="85.0547188191267" calcext:value-type="float">
            <text:p>85.0547188191</text:p>
          </table:table-cell>
          <table:table-cell office:value-type="float" office:value="81.8391770323483" calcext:value-type="float">
            <text:p>81.8391770323</text:p>
          </table:table-cell>
          <table:table-cell office:value-type="float" office:value="82.0652566190891" calcext:value-type="float">
            <text:p>82.0652566191</text:p>
          </table:table-cell>
          <table:table-cell office:value-type="float" office:value="92.8412225062185" calcext:value-type="float">
            <text:p>92.8412225062</text:p>
          </table:table-cell>
          <table:table-cell office:value-type="float" office:value="74.2570143864877" calcext:value-type="float">
            <text:p>74.2570143865</text:p>
          </table:table-cell>
          <table:table-cell office:value-type="float" office:value="83.6847134592681" calcext:value-type="float">
            <text:p>83.6847134593</text:p>
          </table:table-cell>
          <table:table-cell office:value-type="float" office:value="76.903877769053" calcext:value-type="float">
            <text:p>76.9038777691</text:p>
          </table:table-cell>
          <table:table-cell office:value-type="float" office:value="83.1883497552464" calcext:value-type="float">
            <text:p>83.1883497552</text:p>
          </table:table-cell>
          <table:table-cell office:value-type="float" office:value="83.4687622145834" calcext:value-type="float">
            <text:p>83.4687622146</text:p>
          </table:table-cell>
          <table:table-cell office:value-type="float" office:value="98.9789949476701" calcext:value-type="float">
            <text:p>98.9789949477</text:p>
          </table:table-cell>
        </table:table-row>
        <table:table-row table:style-name="ro1">
          <table:table-cell office:value-type="float" office:value="67.3758308562341" calcext:value-type="float">
            <text:p>67.3758308562</text:p>
          </table:table-cell>
          <table:table-cell office:value-type="float" office:value="72.9920485355091" calcext:value-type="float">
            <text:p>72.9920485355</text:p>
          </table:table-cell>
          <table:table-cell office:value-type="float" office:value="85.3516333312592" calcext:value-type="float">
            <text:p>85.3516333313</text:p>
          </table:table-cell>
          <table:table-cell office:value-type="float" office:value="86.5248664421384" calcext:value-type="float">
            <text:p>86.5248664421</text:p>
          </table:table-cell>
          <table:table-cell office:value-type="float" office:value="66.6247830548088" calcext:value-type="float">
            <text:p>66.6247830548</text:p>
          </table:table-cell>
          <table:table-cell office:value-type="float" office:value="77.3528119515767" calcext:value-type="float">
            <text:p>77.3528119516</text:p>
          </table:table-cell>
          <table:table-cell office:value-type="float" office:value="78.1027706572936" calcext:value-type="float">
            <text:p>78.1027706573</text:p>
          </table:table-cell>
          <table:table-cell office:value-type="float" office:value="88.5972064716494" calcext:value-type="float">
            <text:p>88.5972064716</text:p>
          </table:table-cell>
          <table:table-cell office:value-type="float" office:value="83.9066145944436" calcext:value-type="float">
            <text:p>83.9066145944</text:p>
          </table:table-cell>
          <table:table-cell office:value-type="float" office:value="70.8647386295664" calcext:value-type="float">
            <text:p>70.8647386296</text:p>
          </table:table-cell>
          <table:table-cell office:value-type="float" office:value="84.9721450738366" calcext:value-type="float">
            <text:p>84.9721450738</text:p>
          </table:table-cell>
          <table:table-cell office:value-type="float" office:value="82.0618778377193" calcext:value-type="float">
            <text:p>82.0618778377</text:p>
          </table:table-cell>
          <table:table-cell office:value-type="float" office:value="82.1455192252937" calcext:value-type="float">
            <text:p>82.1455192253</text:p>
          </table:table-cell>
          <table:table-cell office:value-type="float" office:value="92.8295006486201" calcext:value-type="float">
            <text:p>92.8295006486</text:p>
          </table:table-cell>
          <table:table-cell office:value-type="float" office:value="74.2867445710386" calcext:value-type="float">
            <text:p>74.286744571</text:p>
          </table:table-cell>
          <table:table-cell office:value-type="float" office:value="83.0114388614083" calcext:value-type="float">
            <text:p>83.0114388614</text:p>
          </table:table-cell>
          <table:table-cell office:value-type="float" office:value="75.2858413028443" calcext:value-type="float">
            <text:p>75.2858413028</text:p>
          </table:table-cell>
          <table:table-cell office:value-type="float" office:value="83.1624847343815" calcext:value-type="float">
            <text:p>83.1624847344</text:p>
          </table:table-cell>
          <table:table-cell office:value-type="float" office:value="80.9860927520303" calcext:value-type="float">
            <text:p>80.986092752</text:p>
          </table:table-cell>
          <table:table-cell office:value-type="float" office:value="99.7963392642407" calcext:value-type="float">
            <text:p>99.7963392642</text:p>
          </table:table-cell>
        </table:table-row>
        <table:table-row table:style-name="ro1">
          <table:table-cell office:value-type="float" office:value="67.4451893786192" calcext:value-type="float">
            <text:p>67.4451893786</text:p>
          </table:table-cell>
          <table:table-cell office:value-type="float" office:value="71.971933408523" calcext:value-type="float">
            <text:p>71.9719334085</text:p>
          </table:table-cell>
          <table:table-cell office:value-type="float" office:value="85.6780245552801" calcext:value-type="float">
            <text:p>85.6780245553</text:p>
          </table:table-cell>
          <table:table-cell office:value-type="float" office:value="86.6553461607833" calcext:value-type="float">
            <text:p>86.6553461608</text:p>
          </table:table-cell>
          <table:table-cell office:value-type="float" office:value="65.9441462305024" calcext:value-type="float">
            <text:p>65.9441462305</text:p>
          </table:table-cell>
          <table:table-cell office:value-type="float" office:value="72.6533717029735" calcext:value-type="float">
            <text:p>72.653371703</text:p>
          </table:table-cell>
          <table:table-cell office:value-type="float" office:value="78.0171295350301" calcext:value-type="float">
            <text:p>78.017129535</text:p>
          </table:table-cell>
          <table:table-cell office:value-type="float" office:value="88.4867029736482" calcext:value-type="float">
            <text:p>88.4867029736</text:p>
          </table:table-cell>
          <table:table-cell office:value-type="float" office:value="83.7752851795631" calcext:value-type="float">
            <text:p>83.7752851796</text:p>
          </table:table-cell>
          <table:table-cell office:value-type="float" office:value="70.1368295870429" calcext:value-type="float">
            <text:p>70.136829587</text:p>
          </table:table-cell>
          <table:table-cell office:value-type="float" office:value="84.9412761531549" calcext:value-type="float">
            <text:p>84.9412761532</text:p>
          </table:table-cell>
          <table:table-cell office:value-type="float" office:value="82.0303888567795" calcext:value-type="float">
            <text:p>82.0303888568</text:p>
          </table:table-cell>
          <table:table-cell office:value-type="float" office:value="81.9874063754476" calcext:value-type="float">
            <text:p>81.9874063754</text:p>
          </table:table-cell>
          <table:table-cell office:value-type="float" office:value="87.9538081946535" calcext:value-type="float">
            <text:p>87.9538081947</text:p>
          </table:table-cell>
          <table:table-cell office:value-type="float" office:value="74.5588390888166" calcext:value-type="float">
            <text:p>74.5588390888</text:p>
          </table:table-cell>
          <table:table-cell office:value-type="float" office:value="82.4786227456481" calcext:value-type="float">
            <text:p>82.4786227456</text:p>
          </table:table-cell>
          <table:table-cell office:value-type="float" office:value="74.9797096240552" calcext:value-type="float">
            <text:p>74.9797096241</text:p>
          </table:table-cell>
          <table:table-cell office:value-type="float" office:value="84.4229269611287" calcext:value-type="float">
            <text:p>84.4229269611</text:p>
          </table:table-cell>
          <table:table-cell office:value-type="float" office:value="80.7085798177143" calcext:value-type="float">
            <text:p>80.7085798177</text:p>
          </table:table-cell>
          <table:table-cell office:value-type="float" office:value="99.556538172633" calcext:value-type="float">
            <text:p>99.5565381726</text:p>
          </table:table-cell>
        </table:table-row>
        <table:table-row table:style-name="ro1">
          <table:table-cell office:value-type="float" office:value="67.5979417768184" calcext:value-type="float">
            <text:p>67.5979417768</text:p>
          </table:table-cell>
          <table:table-cell office:value-type="float" office:value="70.9660181869694" calcext:value-type="float">
            <text:p>70.966018187</text:p>
          </table:table-cell>
          <table:table-cell office:value-type="float" office:value="85.1519629883313" calcext:value-type="float">
            <text:p>85.1519629883</text:p>
          </table:table-cell>
          <table:table-cell office:value-type="float" office:value="87.0278914688203" calcext:value-type="float">
            <text:p>87.0278914688</text:p>
          </table:table-cell>
          <table:table-cell office:value-type="float" office:value="65.376508809272" calcext:value-type="float">
            <text:p>65.3765088093</text:p>
          </table:table-cell>
          <table:table-cell office:value-type="float" office:value="72.0377728880542" calcext:value-type="float">
            <text:p>72.0377728881</text:p>
          </table:table-cell>
          <table:table-cell office:value-type="float" office:value="77.8790433057986" calcext:value-type="float">
            <text:p>77.8790433058</text:p>
          </table:table-cell>
          <table:table-cell office:value-type="float" office:value="88.394631458658" calcext:value-type="float">
            <text:p>88.3946314587</text:p>
          </table:table-cell>
          <table:table-cell office:value-type="float" office:value="81.9721425176164" calcext:value-type="float">
            <text:p>81.9721425176</text:p>
          </table:table-cell>
          <table:table-cell office:value-type="float" office:value="69.4974842130168" calcext:value-type="float">
            <text:p>69.497484213</text:p>
          </table:table-cell>
          <table:table-cell office:value-type="float" office:value="84.8792183357389" calcext:value-type="float">
            <text:p>84.8792183357</text:p>
          </table:table-cell>
          <table:table-cell office:value-type="float" office:value="82.2669420826882" calcext:value-type="float">
            <text:p>82.2669420827</text:p>
          </table:table-cell>
          <table:table-cell office:value-type="float" office:value="82.0903450876767" calcext:value-type="float">
            <text:p>82.0903450877</text:p>
          </table:table-cell>
          <table:table-cell office:value-type="float" office:value="87.6947863582721" calcext:value-type="float">
            <text:p>87.6947863583</text:p>
          </table:table-cell>
          <table:table-cell office:value-type="float" office:value="74.9284059203066" calcext:value-type="float">
            <text:p>74.9284059203</text:p>
          </table:table-cell>
          <table:table-cell office:value-type="float" office:value="82.044221075704" calcext:value-type="float">
            <text:p>82.0442210757</text:p>
          </table:table-cell>
          <table:table-cell office:value-type="float" office:value="74.669468572567" calcext:value-type="float">
            <text:p>74.6694685726</text:p>
          </table:table-cell>
          <table:table-cell office:value-type="float" office:value="84.6773531455934" calcext:value-type="float">
            <text:p>84.6773531456</text:p>
          </table:table-cell>
          <table:table-cell office:value-type="float" office:value="80.4017356686729" calcext:value-type="float">
            <text:p>80.4017356687</text:p>
          </table:table-cell>
          <table:table-cell office:value-type="float" office:value="99.222618439382" calcext:value-type="float">
            <text:p>99.2226184394</text:p>
          </table:table-cell>
        </table:table-row>
        <table:table-row table:style-name="ro1">
          <table:table-cell office:value-type="float" office:value="68.0979497385431" calcext:value-type="float">
            <text:p>68.0979497385</text:p>
          </table:table-cell>
          <table:table-cell office:value-type="float" office:value="70.7469761006011" calcext:value-type="float">
            <text:p>70.7469761006</text:p>
          </table:table-cell>
          <table:table-cell office:value-type="float" office:value="86.0315122644782" calcext:value-type="float">
            <text:p>86.0315122645</text:p>
          </table:table-cell>
          <table:table-cell office:value-type="float" office:value="87.4285647418821" calcext:value-type="float">
            <text:p>87.4285647419</text:p>
          </table:table-cell>
          <table:table-cell office:value-type="float" office:value="64.8754760806689" calcext:value-type="float">
            <text:p>64.8754760807</text:p>
          </table:table-cell>
          <table:table-cell office:value-type="float" office:value="69.0901879634286" calcext:value-type="float">
            <text:p>69.0901879634</text:p>
          </table:table-cell>
          <table:table-cell office:value-type="float" office:value="77.5942870407756" calcext:value-type="float">
            <text:p>77.5942870408</text:p>
          </table:table-cell>
          <table:table-cell office:value-type="float" office:value="88.2790853610063" calcext:value-type="float">
            <text:p>88.279085361</text:p>
          </table:table-cell>
          <table:table-cell office:value-type="float" office:value="82.229627981649" calcext:value-type="float">
            <text:p>82.2296279816</text:p>
          </table:table-cell>
          <table:table-cell office:value-type="float" office:value="68.9188676938338" calcext:value-type="float">
            <text:p>68.9188676938</text:p>
          </table:table-cell>
          <table:table-cell office:value-type="float" office:value="84.6919318683388" calcext:value-type="float">
            <text:p>84.6919318683</text:p>
          </table:table-cell>
          <table:table-cell office:value-type="float" office:value="82.2599548863384" calcext:value-type="float">
            <text:p>82.2599548863</text:p>
          </table:table-cell>
          <table:table-cell office:value-type="float" office:value="82.8756281024538" calcext:value-type="float">
            <text:p>82.8756281025</text:p>
          </table:table-cell>
          <table:table-cell office:value-type="float" office:value="84.2417916342215" calcext:value-type="float">
            <text:p>84.2417916342</text:p>
          </table:table-cell>
          <table:table-cell office:value-type="float" office:value="75.4994759116728" calcext:value-type="float">
            <text:p>75.4994759117</text:p>
          </table:table-cell>
          <table:table-cell office:value-type="float" office:value="83.3477504972976" calcext:value-type="float">
            <text:p>83.3477504973</text:p>
          </table:table-cell>
          <table:table-cell office:value-type="float" office:value="74.7139240773952" calcext:value-type="float">
            <text:p>74.7139240774</text:p>
          </table:table-cell>
          <table:table-cell office:value-type="float" office:value="84.5351277125373" calcext:value-type="float">
            <text:p>84.5351277125</text:p>
          </table:table-cell>
          <table:table-cell office:value-type="float" office:value="80.2328345913765" calcext:value-type="float">
            <text:p>80.2328345914</text:p>
          </table:table-cell>
          <table:table-cell office:value-type="float" office:value="94.6872956353246" calcext:value-type="float">
            <text:p>94.6872956353</text:p>
          </table:table-cell>
        </table:table-row>
        <table:table-row table:style-name="ro1">
          <table:table-cell office:value-type="float" office:value="68.8524426158533" calcext:value-type="float">
            <text:p>68.8524426159</text:p>
          </table:table-cell>
          <table:table-cell office:value-type="float" office:value="71.035366695361" calcext:value-type="float">
            <text:p>71.0353666954</text:p>
          </table:table-cell>
          <table:table-cell office:value-type="float" office:value="86.4107476091738" calcext:value-type="float">
            <text:p>86.4107476092</text:p>
          </table:table-cell>
          <table:table-cell office:value-type="float" office:value="87.6684068808922" calcext:value-type="float">
            <text:p>87.6684068809</text:p>
          </table:table-cell>
          <table:table-cell office:value-type="float" office:value="64.4041516713904" calcext:value-type="float">
            <text:p>64.4041516714</text:p>
          </table:table-cell>
          <table:table-cell office:value-type="float" office:value="69.3547956389794" calcext:value-type="float">
            <text:p>69.354795639</text:p>
          </table:table-cell>
          <table:table-cell office:value-type="float" office:value="77.2083469443922" calcext:value-type="float">
            <text:p>77.2083469444</text:p>
          </table:table-cell>
          <table:table-cell office:value-type="float" office:value="88.135801952327" calcext:value-type="float">
            <text:p>88.1358019523</text:p>
          </table:table-cell>
          <table:table-cell office:value-type="float" office:value="81.385460157145" calcext:value-type="float">
            <text:p>81.3854601571</text:p>
          </table:table-cell>
          <table:table-cell office:value-type="float" office:value="68.3928831538973" calcext:value-type="float">
            <text:p>68.3928831539</text:p>
          </table:table-cell>
          <table:table-cell office:value-type="float" office:value="84.5573591378771" calcext:value-type="float">
            <text:p>84.5573591379</text:p>
          </table:table-cell>
          <table:table-cell office:value-type="float" office:value="82.1040851507301" calcext:value-type="float">
            <text:p>82.1040851507</text:p>
          </table:table-cell>
          <table:table-cell office:value-type="float" office:value="83.0648854352476" calcext:value-type="float">
            <text:p>83.0648854352</text:p>
          </table:table-cell>
          <table:table-cell office:value-type="float" office:value="84.1875137018035" calcext:value-type="float">
            <text:p>84.1875137018</text:p>
          </table:table-cell>
          <table:table-cell office:value-type="float" office:value="76.0466924324095" calcext:value-type="float">
            <text:p>76.0466924324</text:p>
          </table:table-cell>
          <table:table-cell office:value-type="float" office:value="83.0335019230017" calcext:value-type="float">
            <text:p>83.033501923</text:p>
          </table:table-cell>
          <table:table-cell office:value-type="float" office:value="76.697788431889" calcext:value-type="float">
            <text:p>76.6977884319</text:p>
          </table:table-cell>
          <table:table-cell office:value-type="float" office:value="84.4053794204452" calcext:value-type="float">
            <text:p>84.4053794204</text:p>
          </table:table-cell>
          <table:table-cell office:value-type="float" office:value="79.9282643663662" calcext:value-type="float">
            <text:p>79.9282643664</text:p>
          </table:table-cell>
          <table:table-cell office:value-type="float" office:value="94.9601375501846" calcext:value-type="float">
            <text:p>94.9601375502</text:p>
          </table:table-cell>
        </table:table-row>
        <table:table-row table:style-name="ro1">
          <table:table-cell office:value-type="float" office:value="67.7813478823144" calcext:value-type="float">
            <text:p>67.7813478823</text:p>
          </table:table-cell>
          <table:table-cell office:value-type="float" office:value="70.2970116604669" calcext:value-type="float">
            <text:p>70.2970116605</text:p>
          </table:table-cell>
          <table:table-cell office:value-type="float" office:value="85.1390227583489" calcext:value-type="float">
            <text:p>85.1390227583</text:p>
          </table:table-cell>
          <table:table-cell office:value-type="float" office:value="87.8409231522896" calcext:value-type="float">
            <text:p>87.8409231523</text:p>
          </table:table-cell>
          <table:table-cell office:value-type="float" office:value="63.9028576537647" calcext:value-type="float">
            <text:p>63.9028576538</text:p>
          </table:table-cell>
          <table:table-cell office:value-type="float" office:value="68.3172137353847" calcext:value-type="float">
            <text:p>68.3172137354</text:p>
          </table:table-cell>
          <table:table-cell office:value-type="float" office:value="78.1063087005434" calcext:value-type="float">
            <text:p>78.1063087005</text:p>
          </table:table-cell>
          <table:table-cell office:value-type="float" office:value="88.9314268351435" calcext:value-type="float">
            <text:p>88.9314268351</text:p>
          </table:table-cell>
          <table:table-cell office:value-type="float" office:value="81.1663956646671" calcext:value-type="float">
            <text:p>81.1663956647</text:p>
          </table:table-cell>
          <table:table-cell office:value-type="float" office:value="67.8415539367341" calcext:value-type="float">
            <text:p>67.8415539367</text:p>
          </table:table-cell>
          <table:table-cell office:value-type="float" office:value="84.482021863301" calcext:value-type="float">
            <text:p>84.4820218633</text:p>
          </table:table-cell>
          <table:table-cell office:value-type="float" office:value="81.5143604034213" calcext:value-type="float">
            <text:p>81.5143604034</text:p>
          </table:table-cell>
          <table:table-cell office:value-type="float" office:value="83.4485933309668" calcext:value-type="float">
            <text:p>83.448593331</text:p>
          </table:table-cell>
          <table:table-cell office:value-type="float" office:value="83.8371809861068" calcext:value-type="float">
            <text:p>83.8371809861</text:p>
          </table:table-cell>
          <table:table-cell office:value-type="float" office:value="76.6578863045257" calcext:value-type="float">
            <text:p>76.6578863045</text:p>
          </table:table-cell>
          <table:table-cell office:value-type="float" office:value="82.6684224407633" calcext:value-type="float">
            <text:p>82.6684224408</text:p>
          </table:table-cell>
          <table:table-cell office:value-type="float" office:value="76.4422447637338" calcext:value-type="float">
            <text:p>76.4422447637</text:p>
          </table:table-cell>
          <table:table-cell office:value-type="float" office:value="84.3783030139927" calcext:value-type="float">
            <text:p>84.378303014</text:p>
          </table:table-cell>
          <table:table-cell office:value-type="float" office:value="78.4429145945059" calcext:value-type="float">
            <text:p>78.4429145945</text:p>
          </table:table-cell>
          <table:table-cell office:value-type="float" office:value="94.4197437496509" calcext:value-type="float">
            <text:p>94.4197437497</text:p>
          </table:table-cell>
        </table:table-row>
        <table:table-row table:style-name="ro1">
          <table:table-cell office:value-type="float" office:value="66.3519486823632" calcext:value-type="float">
            <text:p>66.3519486824</text:p>
          </table:table-cell>
          <table:table-cell office:value-type="float" office:value="69.6283601804595" calcext:value-type="float">
            <text:p>69.6283601805</text:p>
          </table:table-cell>
          <table:table-cell office:value-type="float" office:value="84.1486937679492" calcext:value-type="float">
            <text:p>84.1486937679</text:p>
          </table:table-cell>
          <table:table-cell office:value-type="float" office:value="87.9285220307935" calcext:value-type="float">
            <text:p>87.9285220308</text:p>
          </table:table-cell>
          <table:table-cell office:value-type="float" office:value="63.4664149511777" calcext:value-type="float">
            <text:p>63.4664149512</text:p>
          </table:table-cell>
          <table:table-cell office:value-type="float" office:value="67.2712978611133" calcext:value-type="float">
            <text:p>67.2712978611</text:p>
          </table:table-cell>
          <table:table-cell office:value-type="float" office:value="76.9274122361934" calcext:value-type="float">
            <text:p>76.9274122362</text:p>
          </table:table-cell>
          <table:table-cell office:value-type="float" office:value="88.7915478289861" calcext:value-type="float">
            <text:p>88.791547829</text:p>
          </table:table-cell>
          <table:table-cell office:value-type="float" office:value="81.0393802529837" calcext:value-type="float">
            <text:p>81.039380253</text:p>
          </table:table-cell>
          <table:table-cell office:value-type="float" office:value="67.2591312270073" calcext:value-type="float">
            <text:p>67.259131227</text:p>
          </table:table-cell>
          <table:table-cell office:value-type="float" office:value="84.6468991276279" calcext:value-type="float">
            <text:p>84.6468991276</text:p>
          </table:table-cell>
          <table:table-cell office:value-type="float" office:value="80.8514026927691" calcext:value-type="float">
            <text:p>80.8514026928</text:p>
          </table:table-cell>
          <table:table-cell office:value-type="float" office:value="84.0754271201806" calcext:value-type="float">
            <text:p>84.0754271202</text:p>
          </table:table-cell>
          <table:table-cell office:value-type="float" office:value="83.6027562585192" calcext:value-type="float">
            <text:p>83.6027562585</text:p>
          </table:table-cell>
          <table:table-cell office:value-type="float" office:value="77.3031551096426" calcext:value-type="float">
            <text:p>77.3031551096</text:p>
          </table:table-cell>
          <table:table-cell office:value-type="float" office:value="82.4828127497594" calcext:value-type="float">
            <text:p>82.4828127498</text:p>
          </table:table-cell>
          <table:table-cell office:value-type="float" office:value="76.4218995097856" calcext:value-type="float">
            <text:p>76.4218995098</text:p>
          </table:table-cell>
          <table:table-cell office:value-type="float" office:value="84.4018811150703" calcext:value-type="float">
            <text:p>84.4018811151</text:p>
          </table:table-cell>
          <table:table-cell office:value-type="float" office:value="78.261794393521" calcext:value-type="float">
            <text:p>78.2617943935</text:p>
          </table:table-cell>
          <table:table-cell office:value-type="float" office:value="92.0157478469972" calcext:value-type="float">
            <text:p>92.015747847</text:p>
          </table:table-cell>
        </table:table-row>
        <table:table-row table:style-name="ro1">
          <table:table-cell office:value-type="float" office:value="65.3607540958287" calcext:value-type="float">
            <text:p>65.3607540958</text:p>
          </table:table-cell>
          <table:table-cell office:value-type="float" office:value="69.0907031607838" calcext:value-type="float">
            <text:p>69.0907031608</text:p>
          </table:table-cell>
          <table:table-cell office:value-type="float" office:value="83.6952431416375" calcext:value-type="float">
            <text:p>83.6952431416</text:p>
          </table:table-cell>
          <table:table-cell office:value-type="float" office:value="88.1593277979783" calcext:value-type="float">
            <text:p>88.159327798</text:p>
          </table:table-cell>
          <table:table-cell office:value-type="float" office:value="62.9778521995829" calcext:value-type="float">
            <text:p>62.9778521996</text:p>
          </table:table-cell>
          <table:table-cell office:value-type="float" office:value="68.810742107997" calcext:value-type="float">
            <text:p>68.810742108</text:p>
          </table:table-cell>
          <table:table-cell office:value-type="float" office:value="76.2914891307503" calcext:value-type="float">
            <text:p>76.2914891308</text:p>
          </table:table-cell>
          <table:table-cell office:value-type="float" office:value="89.5370935915174" calcext:value-type="float">
            <text:p>89.5370935915</text:p>
          </table:table-cell>
          <table:table-cell office:value-type="float" office:value="81.1674738160601" calcext:value-type="float">
            <text:p>81.1674738161</text:p>
          </table:table-cell>
          <table:table-cell office:value-type="float" office:value="67.433620007621" calcext:value-type="float">
            <text:p>67.4336200076</text:p>
          </table:table-cell>
          <table:table-cell office:value-type="float" office:value="84.6270227485384" calcext:value-type="float">
            <text:p>84.6270227485</text:p>
          </table:table-cell>
          <table:table-cell office:value-type="float" office:value="80.4904593066018" calcext:value-type="float">
            <text:p>80.4904593066</text:p>
          </table:table-cell>
          <table:table-cell office:value-type="float" office:value="84.9923436810246" calcext:value-type="float">
            <text:p>84.992343681</text:p>
          </table:table-cell>
          <table:table-cell office:value-type="float" office:value="83.5755463101261" calcext:value-type="float">
            <text:p>83.5755463101</text:p>
          </table:table-cell>
          <table:table-cell office:value-type="float" office:value="76.8614503198829" calcext:value-type="float">
            <text:p>76.8614503199</text:p>
          </table:table-cell>
          <table:table-cell office:value-type="float" office:value="82.2505465230737" calcext:value-type="float">
            <text:p>82.2505465231</text:p>
          </table:table-cell>
          <table:table-cell office:value-type="float" office:value="76.5212004324069" calcext:value-type="float">
            <text:p>76.5212004324</text:p>
          </table:table-cell>
          <table:table-cell office:value-type="float" office:value="84.4132384166803" calcext:value-type="float">
            <text:p>84.4132384167</text:p>
          </table:table-cell>
          <table:table-cell office:value-type="float" office:value="77.9847777264655" calcext:value-type="float">
            <text:p>77.9847777265</text:p>
          </table:table-cell>
          <table:table-cell office:value-type="float" office:value="91.5603682503586" calcext:value-type="float">
            <text:p>91.5603682504</text:p>
          </table:table-cell>
        </table:table-row>
        <table:table-row table:style-name="ro1">
          <table:table-cell office:value-type="float" office:value="64.9112830753843" calcext:value-type="float">
            <text:p>64.9112830754</text:p>
          </table:table-cell>
          <table:table-cell office:value-type="float" office:value="68.6792778934022" calcext:value-type="float">
            <text:p>68.6792778934</text:p>
          </table:table-cell>
          <table:table-cell office:value-type="float" office:value="83.43626202613" calcext:value-type="float">
            <text:p>83.4362620261</text:p>
          </table:table-cell>
          <table:table-cell office:value-type="float" office:value="88.0747286785039" calcext:value-type="float">
            <text:p>88.0747286785</text:p>
          </table:table-cell>
          <table:table-cell office:value-type="float" office:value="62.6642605393029" calcext:value-type="float">
            <text:p>62.6642605393</text:p>
          </table:table-cell>
          <table:table-cell office:value-type="float" office:value="66.5473016772212" calcext:value-type="float">
            <text:p>66.5473016772</text:p>
          </table:table-cell>
          <table:table-cell office:value-type="float" office:value="75.7975022820797" calcext:value-type="float">
            <text:p>75.7975022821</text:p>
          </table:table-cell>
          <table:table-cell office:value-type="float" office:value="89.4751359247527" calcext:value-type="float">
            <text:p>89.4751359248</text:p>
          </table:table-cell>
          <table:table-cell office:value-type="float" office:value="81.5739245948135" calcext:value-type="float">
            <text:p>81.5739245948</text:p>
          </table:table-cell>
          <table:table-cell office:value-type="float" office:value="66.9454028480614" calcext:value-type="float">
            <text:p>66.9454028481</text:p>
          </table:table-cell>
          <table:table-cell office:value-type="float" office:value="85.0713464551771" calcext:value-type="float">
            <text:p>85.0713464552</text:p>
          </table:table-cell>
          <table:table-cell office:value-type="float" office:value="80.2323028941962" calcext:value-type="float">
            <text:p>80.2323028942</text:p>
          </table:table-cell>
          <table:table-cell office:value-type="float" office:value="85.4278994694524" calcext:value-type="float">
            <text:p>85.4278994695</text:p>
          </table:table-cell>
          <table:table-cell office:value-type="float" office:value="83.686593464478" calcext:value-type="float">
            <text:p>83.6865934645</text:p>
          </table:table-cell>
          <table:table-cell office:value-type="float" office:value="77.2677000867368" calcext:value-type="float">
            <text:p>77.2677000867</text:p>
          </table:table-cell>
          <table:table-cell office:value-type="float" office:value="82.1611252143525" calcext:value-type="float">
            <text:p>82.1611252144</text:p>
          </table:table-cell>
          <table:table-cell office:value-type="float" office:value="76.3558571426023" calcext:value-type="float">
            <text:p>76.3558571426</text:p>
          </table:table-cell>
          <table:table-cell office:value-type="float" office:value="84.4320178883257" calcext:value-type="float">
            <text:p>84.4320178883</text:p>
          </table:table-cell>
          <table:table-cell office:value-type="float" office:value="77.6044233585162" calcext:value-type="float">
            <text:p>77.6044233585</text:p>
          </table:table-cell>
          <table:table-cell office:value-type="float" office:value="90.3437386684806" calcext:value-type="float">
            <text:p>90.3437386685</text:p>
          </table:table-cell>
        </table:table-row>
        <table:table-row table:style-name="ro1">
          <table:table-cell office:value-type="float" office:value="65.0726961188782" calcext:value-type="float">
            <text:p>65.0726961189</text:p>
          </table:table-cell>
          <table:table-cell office:value-type="float" office:value="69.0668973845612" calcext:value-type="float">
            <text:p>69.0668973846</text:p>
          </table:table-cell>
          <table:table-cell office:value-type="float" office:value="87.3271373724036" calcext:value-type="float">
            <text:p>87.3271373724</text:p>
          </table:table-cell>
          <table:table-cell office:value-type="float" office:value="87.7432430820808" calcext:value-type="float">
            <text:p>87.7432430821</text:p>
          </table:table-cell>
          <table:table-cell office:value-type="float" office:value="62.8663081887926" calcext:value-type="float">
            <text:p>62.8663081888</text:p>
          </table:table-cell>
          <table:table-cell office:value-type="float" office:value="65.0591791662479" calcext:value-type="float">
            <text:p>65.0591791662</text:p>
          </table:table-cell>
          <table:table-cell office:value-type="float" office:value="75.3474049031536" calcext:value-type="float">
            <text:p>75.3474049032</text:p>
          </table:table-cell>
          <table:table-cell office:value-type="float" office:value="86.7501887575354" calcext:value-type="float">
            <text:p>86.7501887575</text:p>
          </table:table-cell>
          <table:table-cell office:value-type="float" office:value="81.24870091682" calcext:value-type="float">
            <text:p>81.2487009168</text:p>
          </table:table-cell>
          <table:table-cell office:value-type="float" office:value="66.6421143326902" calcext:value-type="float">
            <text:p>66.6421143327</text:p>
          </table:table-cell>
          <table:table-cell office:value-type="float" office:value="85.0731685345038" calcext:value-type="float">
            <text:p>85.0731685345</text:p>
          </table:table-cell>
          <table:table-cell office:value-type="float" office:value="79.9589411798457" calcext:value-type="float">
            <text:p>79.9589411798</text:p>
          </table:table-cell>
          <table:table-cell office:value-type="float" office:value="86.0704946080085" calcext:value-type="float">
            <text:p>86.070494608</text:p>
          </table:table-cell>
          <table:table-cell office:value-type="float" office:value="83.3707360583036" calcext:value-type="float">
            <text:p>83.3707360583</text:p>
          </table:table-cell>
          <table:table-cell office:value-type="float" office:value="76.6014710148327" calcext:value-type="float">
            <text:p>76.6014710148</text:p>
          </table:table-cell>
          <table:table-cell office:value-type="float" office:value="81.9817565064337" calcext:value-type="float">
            <text:p>81.9817565064</text:p>
          </table:table-cell>
          <table:table-cell office:value-type="float" office:value="76.1181051658722" calcext:value-type="float">
            <text:p>76.1181051659</text:p>
          </table:table-cell>
          <table:table-cell office:value-type="float" office:value="84.4467550373659" calcext:value-type="float">
            <text:p>84.4467550374</text:p>
          </table:table-cell>
          <table:table-cell office:value-type="float" office:value="76.6813896928146" calcext:value-type="float">
            <text:p>76.6813896928</text:p>
          </table:table-cell>
          <table:table-cell office:value-type="float" office:value="90.0661707578537" calcext:value-type="float">
            <text:p>90.0661707579</text:p>
          </table:table-cell>
        </table:table-row>
        <table:table-row table:style-name="ro1">
          <table:table-cell office:value-type="float" office:value="65.5615325431434" calcext:value-type="float">
            <text:p>65.5615325431</text:p>
          </table:table-cell>
          <table:table-cell office:value-type="float" office:value="68.4884302564213" calcext:value-type="float">
            <text:p>68.4884302564</text:p>
          </table:table-cell>
          <table:table-cell office:value-type="float" office:value="87.2681504529689" calcext:value-type="float">
            <text:p>87.268150453</text:p>
          </table:table-cell>
          <table:table-cell office:value-type="float" office:value="88.3270984885517" calcext:value-type="float">
            <text:p>88.3270984886</text:p>
          </table:table-cell>
          <table:table-cell office:value-type="float" office:value="62.5754316866799" calcext:value-type="float">
            <text:p>62.5754316867</text:p>
          </table:table-cell>
          <table:table-cell office:value-type="float" office:value="64.2805205004774" calcext:value-type="float">
            <text:p>64.2805205005</text:p>
          </table:table-cell>
          <table:table-cell office:value-type="float" office:value="74.9894013738312" calcext:value-type="float">
            <text:p>74.9894013738</text:p>
          </table:table-cell>
          <table:table-cell office:value-type="float" office:value="86.6277048443002" calcext:value-type="float">
            <text:p>86.6277048443</text:p>
          </table:table-cell>
          <table:table-cell office:value-type="float" office:value="80.8220961127192" calcext:value-type="float">
            <text:p>80.8220961127</text:p>
          </table:table-cell>
          <table:table-cell office:value-type="float" office:value="66.5138551093688" calcext:value-type="float">
            <text:p>66.5138551094</text:p>
          </table:table-cell>
          <table:table-cell office:value-type="float" office:value="85.0883396569375" calcext:value-type="float">
            <text:p>85.0883396569</text:p>
          </table:table-cell>
          <table:table-cell office:value-type="float" office:value="79.7454346113605" calcext:value-type="float">
            <text:p>79.7454346114</text:p>
          </table:table-cell>
          <table:table-cell office:value-type="float" office:value="86.656651718791" calcext:value-type="float">
            <text:p>86.6566517188</text:p>
          </table:table-cell>
          <table:table-cell office:value-type="float" office:value="83.017512207724" calcext:value-type="float">
            <text:p>83.0175122077</text:p>
          </table:table-cell>
          <table:table-cell office:value-type="float" office:value="75.4934616695283" calcext:value-type="float">
            <text:p>75.4934616695</text:p>
          </table:table-cell>
          <table:table-cell office:value-type="float" office:value="81.6990456105609" calcext:value-type="float">
            <text:p>81.6990456106</text:p>
          </table:table-cell>
          <table:table-cell office:value-type="float" office:value="76.4158279882259" calcext:value-type="float">
            <text:p>76.4158279882</text:p>
          </table:table-cell>
          <table:table-cell office:value-type="float" office:value="84.4548787318825" calcext:value-type="float">
            <text:p>84.4548787319</text:p>
          </table:table-cell>
          <table:table-cell office:value-type="float" office:value="76.1815821791051" calcext:value-type="float">
            <text:p>76.1815821791</text:p>
          </table:table-cell>
          <table:table-cell office:value-type="float" office:value="90.1243750989654" calcext:value-type="float">
            <text:p>90.124375099</text:p>
          </table:table-cell>
        </table:table-row>
        <table:table-row table:style-name="ro1">
          <table:table-cell office:value-type="float" office:value="65.8379763825596" calcext:value-type="float">
            <text:p>65.8379763826</text:p>
          </table:table-cell>
          <table:table-cell office:value-type="float" office:value="68.3642527238396" calcext:value-type="float">
            <text:p>68.3642527238</text:p>
          </table:table-cell>
          <table:table-cell office:value-type="float" office:value="87.2245258932681" calcext:value-type="float">
            <text:p>87.2245258933</text:p>
          </table:table-cell>
          <table:table-cell office:value-type="float" office:value="87.6203772910172" calcext:value-type="float">
            <text:p>87.620377291</text:p>
          </table:table-cell>
          <table:table-cell office:value-type="float" office:value="62.3425831417433" calcext:value-type="float">
            <text:p>62.3425831417</text:p>
          </table:table-cell>
          <table:table-cell office:value-type="float" office:value="63.660030744429" calcext:value-type="float">
            <text:p>63.6600307444</text:p>
          </table:table-cell>
          <table:table-cell office:value-type="float" office:value="74.6836950649855" calcext:value-type="float">
            <text:p>74.683695065</text:p>
          </table:table-cell>
          <table:table-cell office:value-type="float" office:value="87.2341131126908" calcext:value-type="float">
            <text:p>87.2341131127</text:p>
          </table:table-cell>
          <table:table-cell office:value-type="float" office:value="80.1940498169971" calcext:value-type="float">
            <text:p>80.194049817</text:p>
          </table:table-cell>
          <table:table-cell office:value-type="float" office:value="66.5121286130362" calcext:value-type="float">
            <text:p>66.512128613</text:p>
          </table:table-cell>
          <table:table-cell office:value-type="float" office:value="84.9490675862206" calcext:value-type="float">
            <text:p>84.9490675862</text:p>
          </table:table-cell>
          <table:table-cell office:value-type="float" office:value="79.6448944887674" calcext:value-type="float">
            <text:p>79.6448944888</text:p>
          </table:table-cell>
          <table:table-cell office:value-type="float" office:value="87.6304522620552" calcext:value-type="float">
            <text:p>87.6304522621</text:p>
          </table:table-cell>
          <table:table-cell office:value-type="float" office:value="83.0591759156234" calcext:value-type="float">
            <text:p>83.0591759156</text:p>
          </table:table-cell>
          <table:table-cell office:value-type="float" office:value="75.8107519718371" calcext:value-type="float">
            <text:p>75.8107519718</text:p>
          </table:table-cell>
          <table:table-cell office:value-type="float" office:value="81.3614143086543" calcext:value-type="float">
            <text:p>81.3614143087</text:p>
          </table:table-cell>
          <table:table-cell office:value-type="float" office:value="76.9672205978753" calcext:value-type="float">
            <text:p>76.9672205979</text:p>
          </table:table-cell>
          <table:table-cell office:value-type="float" office:value="83.8733663899307" calcext:value-type="float">
            <text:p>83.8733663899</text:p>
          </table:table-cell>
          <table:table-cell office:value-type="float" office:value="76.0191518740795" calcext:value-type="float">
            <text:p>76.0191518741</text:p>
          </table:table-cell>
          <table:table-cell office:value-type="float" office:value="90.2278448549062" calcext:value-type="float">
            <text:p>90.2278448549</text:p>
          </table:table-cell>
        </table:table-row>
        <table:table-row table:style-name="ro1">
          <table:table-cell office:value-type="float" office:value="66.2214802533475" calcext:value-type="float">
            <text:p>66.2214802533</text:p>
          </table:table-cell>
          <table:table-cell office:value-type="float" office:value="68.4212626326388" calcext:value-type="float">
            <text:p>68.4212626326</text:p>
          </table:table-cell>
          <table:table-cell office:value-type="float" office:value="87.1880690700242" calcext:value-type="float">
            <text:p>87.18806907</text:p>
          </table:table-cell>
          <table:table-cell office:value-type="float" office:value="86.831036802247" calcext:value-type="float">
            <text:p>86.8310368022</text:p>
          </table:table-cell>
          <table:table-cell office:value-type="float" office:value="62.0653679121537" calcext:value-type="float">
            <text:p>62.0653679122</text:p>
          </table:table-cell>
          <table:table-cell office:value-type="float" office:value="64.8253294644236" calcext:value-type="float">
            <text:p>64.8253294644</text:p>
          </table:table-cell>
          <table:table-cell office:value-type="float" office:value="74.7303308759766" calcext:value-type="float">
            <text:p>74.730330876</text:p>
          </table:table-cell>
          <table:table-cell office:value-type="float" office:value="87.0282838904657" calcext:value-type="float">
            <text:p>87.0282838905</text:p>
          </table:table-cell>
          <table:table-cell office:value-type="float" office:value="79.7781403398411" calcext:value-type="float">
            <text:p>79.7781403398</text:p>
          </table:table-cell>
          <table:table-cell office:value-type="float" office:value="66.8343059612674" calcext:value-type="float">
            <text:p>66.8343059613</text:p>
          </table:table-cell>
          <table:table-cell office:value-type="float" office:value="84.6098706127829" calcext:value-type="float">
            <text:p>84.6098706128</text:p>
          </table:table-cell>
          <table:table-cell office:value-type="float" office:value="79.7126150534459" calcext:value-type="float">
            <text:p>79.7126150534</text:p>
          </table:table-cell>
          <table:table-cell office:value-type="float" office:value="86.774186110259" calcext:value-type="float">
            <text:p>86.7741861103</text:p>
          </table:table-cell>
          <table:table-cell office:value-type="float" office:value="83.1594329432848" calcext:value-type="float">
            <text:p>83.1594329433</text:p>
          </table:table-cell>
          <table:table-cell office:value-type="float" office:value="75.8787291371469" calcext:value-type="float">
            <text:p>75.8787291371</text:p>
          </table:table-cell>
          <table:table-cell office:value-type="float" office:value="81.1177457251261" calcext:value-type="float">
            <text:p>81.1177457251</text:p>
          </table:table-cell>
          <table:table-cell office:value-type="float" office:value="75.7316120873022" calcext:value-type="float">
            <text:p>75.7316120873</text:p>
          </table:table-cell>
          <table:table-cell office:value-type="float" office:value="84.2198782984264" calcext:value-type="float">
            <text:p>84.2198782984</text:p>
          </table:table-cell>
          <table:table-cell office:value-type="float" office:value="75.4366069556876" calcext:value-type="float">
            <text:p>75.4366069557</text:p>
          </table:table-cell>
          <table:table-cell office:value-type="float" office:value="90.6686209327444" calcext:value-type="float">
            <text:p>90.6686209327</text:p>
          </table:table-cell>
        </table:table-row>
        <table:table-row table:style-name="ro1">
          <table:table-cell office:value-type="float" office:value="65.4768124642763" calcext:value-type="float">
            <text:p>65.4768124643</text:p>
          </table:table-cell>
          <table:table-cell office:value-type="float" office:value="68.5726513496813" calcext:value-type="float">
            <text:p>68.5726513497</text:p>
          </table:table-cell>
          <table:table-cell office:value-type="float" office:value="87.1246195236259" calcext:value-type="float">
            <text:p>87.1246195236</text:p>
          </table:table-cell>
          <table:table-cell office:value-type="float" office:value="86.5541439544969" calcext:value-type="float">
            <text:p>86.5541439545</text:p>
          </table:table-cell>
          <table:table-cell office:value-type="float" office:value="61.806478998225" calcext:value-type="float">
            <text:p>61.8064789982</text:p>
          </table:table-cell>
          <table:table-cell office:value-type="float" office:value="63.2140878471375" calcext:value-type="float">
            <text:p>63.2140878471</text:p>
          </table:table-cell>
          <table:table-cell office:value-type="float" office:value="74.1042431816652" calcext:value-type="float">
            <text:p>74.1042431817</text:p>
          </table:table-cell>
          <table:table-cell office:value-type="float" office:value="86.8871023612129" calcext:value-type="float">
            <text:p>86.8871023612</text:p>
          </table:table-cell>
          <table:table-cell office:value-type="float" office:value="79.5218846666755" calcext:value-type="float">
            <text:p>79.5218846667</text:p>
          </table:table-cell>
          <table:table-cell office:value-type="float" office:value="66.9695213871653" calcext:value-type="float">
            <text:p>66.9695213872</text:p>
          </table:table-cell>
          <table:table-cell office:value-type="float" office:value="84.7572108646151" calcext:value-type="float">
            <text:p>84.7572108646</text:p>
          </table:table-cell>
          <table:table-cell office:value-type="float" office:value="79.9275051716597" calcext:value-type="float">
            <text:p>79.9275051717</text:p>
          </table:table-cell>
          <table:table-cell office:value-type="float" office:value="81.7850932644929" calcext:value-type="float">
            <text:p>81.7850932645</text:p>
          </table:table-cell>
          <table:table-cell office:value-type="float" office:value="83.2070270482863" calcext:value-type="float">
            <text:p>83.2070270483</text:p>
          </table:table-cell>
          <table:table-cell office:value-type="float" office:value="76.0681460570684" calcext:value-type="float">
            <text:p>76.0681460571</text:p>
          </table:table-cell>
          <table:table-cell office:value-type="float" office:value="81.0838718546078" calcext:value-type="float">
            <text:p>81.0838718546</text:p>
          </table:table-cell>
          <table:table-cell office:value-type="float" office:value="74.9763773038212" calcext:value-type="float">
            <text:p>74.9763773038</text:p>
          </table:table-cell>
          <table:table-cell office:value-type="float" office:value="84.3947621936281" calcext:value-type="float">
            <text:p>84.3947621936</text:p>
          </table:table-cell>
          <table:table-cell office:value-type="float" office:value="75.4419881753779" calcext:value-type="float">
            <text:p>75.4419881754</text:p>
          </table:table-cell>
          <table:table-cell office:value-type="float" office:value="90.5914227285876" calcext:value-type="float">
            <text:p>90.5914227286</text:p>
          </table:table-cell>
        </table:table-row>
        <table:table-row table:style-name="ro1">
          <table:table-cell office:value-type="float" office:value="64.3756216796382" calcext:value-type="float">
            <text:p>64.3756216796</text:p>
          </table:table-cell>
          <table:table-cell office:value-type="float" office:value="68.3843045140019" calcext:value-type="float">
            <text:p>68.384304514</text:p>
          </table:table-cell>
          <table:table-cell office:value-type="float" office:value="87.0840883231007" calcext:value-type="float">
            <text:p>87.0840883231</text:p>
          </table:table-cell>
          <table:table-cell office:value-type="float" office:value="86.5327496302803" calcext:value-type="float">
            <text:p>86.5327496303</text:p>
          </table:table-cell>
          <table:table-cell office:value-type="float" office:value="61.6800328959047" calcext:value-type="float">
            <text:p>61.6800328959</text:p>
          </table:table-cell>
          <table:table-cell office:value-type="float" office:value="62.4267531803298" calcext:value-type="float">
            <text:p>62.4267531803</text:p>
          </table:table-cell>
          <table:table-cell office:value-type="float" office:value="75.2519274955586" calcext:value-type="float">
            <text:p>75.2519274956</text:p>
          </table:table-cell>
          <table:table-cell office:value-type="float" office:value="86.7085994972324" calcext:value-type="float">
            <text:p>86.7085994972</text:p>
          </table:table-cell>
          <table:table-cell office:value-type="float" office:value="79.4268691546762" calcext:value-type="float">
            <text:p>79.4268691547</text:p>
          </table:table-cell>
          <table:table-cell office:value-type="float" office:value="66.3742116879954" calcext:value-type="float">
            <text:p>66.374211688</text:p>
          </table:table-cell>
          <table:table-cell office:value-type="float" office:value="84.8484306367655" calcext:value-type="float">
            <text:p>84.8484306368</text:p>
          </table:table-cell>
          <table:table-cell office:value-type="float" office:value="80.241010123614" calcext:value-type="float">
            <text:p>80.2410101236</text:p>
          </table:table-cell>
          <table:table-cell office:value-type="float" office:value="82.6604154140671" calcext:value-type="float">
            <text:p>82.6604154141</text:p>
          </table:table-cell>
          <table:table-cell office:value-type="float" office:value="83.2391033845709" calcext:value-type="float">
            <text:p>83.2391033846</text:p>
          </table:table-cell>
          <table:table-cell office:value-type="float" office:value="75.9317134584715" calcext:value-type="float">
            <text:p>75.9317134585</text:p>
          </table:table-cell>
          <table:table-cell office:value-type="float" office:value="81.2703666312351" calcext:value-type="float">
            <text:p>81.2703666312</text:p>
          </table:table-cell>
          <table:table-cell office:value-type="float" office:value="74.2957578189633" calcext:value-type="float">
            <text:p>74.295757819</text:p>
          </table:table-cell>
          <table:table-cell office:value-type="float" office:value="84.4729700659564" calcext:value-type="float">
            <text:p>84.472970066</text:p>
          </table:table-cell>
          <table:table-cell office:value-type="float" office:value="75.4437774187815" calcext:value-type="float">
            <text:p>75.4437774188</text:p>
          </table:table-cell>
          <table:table-cell office:value-type="float" office:value="90.8260697806803" calcext:value-type="float">
            <text:p>90.8260697807</text:p>
          </table:table-cell>
        </table:table-row>
        <table:table-row table:style-name="ro1">
          <table:table-cell office:value-type="float" office:value="63.9099353685068" calcext:value-type="float">
            <text:p>63.9099353685</text:p>
          </table:table-cell>
          <table:table-cell office:value-type="float" office:value="67.9136423712079" calcext:value-type="float">
            <text:p>67.9136423712</text:p>
          </table:table-cell>
          <table:table-cell office:value-type="float" office:value="87.0059380172299" calcext:value-type="float">
            <text:p>87.0059380172</text:p>
          </table:table-cell>
          <table:table-cell office:value-type="float" office:value="86.5726148181964" calcext:value-type="float">
            <text:p>86.5726148182</text:p>
          </table:table-cell>
          <table:table-cell office:value-type="float" office:value="61.7432842533774" calcext:value-type="float">
            <text:p>61.7432842534</text:p>
          </table:table-cell>
          <table:table-cell office:value-type="float" office:value="62.6764700695582" calcext:value-type="float">
            <text:p>62.6764700696</text:p>
          </table:table-cell>
          <table:table-cell office:value-type="float" office:value="73.5621067291294" calcext:value-type="float">
            <text:p>73.5621067291</text:p>
          </table:table-cell>
          <table:table-cell office:value-type="float" office:value="86.5835182319842" calcext:value-type="float">
            <text:p>86.583518232</text:p>
          </table:table-cell>
          <table:table-cell office:value-type="float" office:value="79.2713935729779" calcext:value-type="float">
            <text:p>79.271393573</text:p>
          </table:table-cell>
          <table:table-cell office:value-type="float" office:value="65.5337116599408" calcext:value-type="float">
            <text:p>65.5337116599</text:p>
          </table:table-cell>
          <table:table-cell office:value-type="float" office:value="84.7911762905817" calcext:value-type="float">
            <text:p>84.7911762906</text:p>
          </table:table-cell>
          <table:table-cell office:value-type="float" office:value="80.5912348510714" calcext:value-type="float">
            <text:p>80.5912348511</text:p>
          </table:table-cell>
          <table:table-cell office:value-type="float" office:value="81.4475826718239" calcext:value-type="float">
            <text:p>81.4475826718</text:p>
          </table:table-cell>
          <table:table-cell office:value-type="float" office:value="83.1994473849853" calcext:value-type="float">
            <text:p>83.199447385</text:p>
          </table:table-cell>
          <table:table-cell office:value-type="float" office:value="75.5764020852854" calcext:value-type="float">
            <text:p>75.5764020853</text:p>
          </table:table-cell>
          <table:table-cell office:value-type="float" office:value="81.5598315025472" calcext:value-type="float">
            <text:p>81.5598315025</text:p>
          </table:table-cell>
          <table:table-cell office:value-type="float" office:value="73.9928131225039" calcext:value-type="float">
            <text:p>73.9928131225</text:p>
          </table:table-cell>
          <table:table-cell office:value-type="float" office:value="84.5308221573849" calcext:value-type="float">
            <text:p>84.5308221574</text:p>
          </table:table-cell>
          <table:table-cell office:value-type="float" office:value="75.564149568323" calcext:value-type="float">
            <text:p>75.5641495683</text:p>
          </table:table-cell>
          <table:table-cell office:value-type="float" office:value="90.9260900690079" calcext:value-type="float">
            <text:p>90.926090069</text:p>
          </table:table-cell>
        </table:table-row>
        <table:table-row table:style-name="ro1">
          <table:table-cell office:value-type="float" office:value="63.8921412263438" calcext:value-type="float">
            <text:p>63.8921412263</text:p>
          </table:table-cell>
          <table:table-cell office:value-type="float" office:value="67.6867558896389" calcext:value-type="float">
            <text:p>67.6867558896</text:p>
          </table:table-cell>
          <table:table-cell office:value-type="float" office:value="86.8868900138964" calcext:value-type="float">
            <text:p>86.8868900139</text:p>
          </table:table-cell>
          <table:table-cell office:value-type="float" office:value="86.6472975459277" calcext:value-type="float">
            <text:p>86.6472975459</text:p>
          </table:table-cell>
          <table:table-cell office:value-type="float" office:value="61.9095568070916" calcext:value-type="float">
            <text:p>61.9095568071</text:p>
          </table:table-cell>
          <table:table-cell office:value-type="float" office:value="62.039610208237" calcext:value-type="float">
            <text:p>62.0396102082</text:p>
          </table:table-cell>
          <table:table-cell office:value-type="float" office:value="72.5916466034076" calcext:value-type="float">
            <text:p>72.5916466034</text:p>
          </table:table-cell>
          <table:table-cell office:value-type="float" office:value="86.404304402584" calcext:value-type="float">
            <text:p>86.4043044026</text:p>
          </table:table-cell>
          <table:table-cell office:value-type="float" office:value="79.1030493146891" calcext:value-type="float">
            <text:p>79.1030493147</text:p>
          </table:table-cell>
          <table:table-cell office:value-type="float" office:value="65.3676955894213" calcext:value-type="float">
            <text:p>65.3676955894</text:p>
          </table:table-cell>
          <table:table-cell office:value-type="float" office:value="84.5230771993718" calcext:value-type="float">
            <text:p>84.5230771994</text:p>
          </table:table-cell>
          <table:table-cell office:value-type="float" office:value="79.8236829909481" calcext:value-type="float">
            <text:p>79.8236829909</text:p>
          </table:table-cell>
          <table:table-cell office:value-type="float" office:value="79.7496500129298" calcext:value-type="float">
            <text:p>79.7496500129</text:p>
          </table:table-cell>
          <table:table-cell office:value-type="float" office:value="83.1085271029521" calcext:value-type="float">
            <text:p>83.108527103</text:p>
          </table:table-cell>
          <table:table-cell office:value-type="float" office:value="75.1797537786323" calcext:value-type="float">
            <text:p>75.1797537786</text:p>
          </table:table-cell>
          <table:table-cell office:value-type="float" office:value="81.3257205368232" calcext:value-type="float">
            <text:p>81.3257205368</text:p>
          </table:table-cell>
          <table:table-cell office:value-type="float" office:value="72.2409360313422" calcext:value-type="float">
            <text:p>72.2409360313</text:p>
          </table:table-cell>
          <table:table-cell office:value-type="float" office:value="84.5941499235475" calcext:value-type="float">
            <text:p>84.5941499235</text:p>
          </table:table-cell>
          <table:table-cell office:value-type="float" office:value="75.2506586574634" calcext:value-type="float">
            <text:p>75.2506586575</text:p>
          </table:table-cell>
          <table:table-cell office:value-type="float" office:value="91.1008026802803" calcext:value-type="float">
            <text:p>91.1008026803</text:p>
          </table:table-cell>
        </table:table-row>
        <table:table-row table:style-name="ro1">
          <table:table-cell office:value-type="float" office:value="64.010252915662" calcext:value-type="float">
            <text:p>64.0102529157</text:p>
          </table:table-cell>
          <table:table-cell office:value-type="float" office:value="67.5801441292058" calcext:value-type="float">
            <text:p>67.5801441292</text:p>
          </table:table-cell>
          <table:table-cell office:value-type="float" office:value="86.8595324748194" calcext:value-type="float">
            <text:p>86.8595324748</text:p>
          </table:table-cell>
          <table:table-cell office:value-type="float" office:value="86.3008442697305" calcext:value-type="float">
            <text:p>86.3008442697</text:p>
          </table:table-cell>
          <table:table-cell office:value-type="float" office:value="62.0887795745031" calcext:value-type="float">
            <text:p>62.0887795745</text:p>
          </table:table-cell>
          <table:table-cell office:value-type="float" office:value="61.8412022947555" calcext:value-type="float">
            <text:p>61.8412022948</text:p>
          </table:table-cell>
          <table:table-cell office:value-type="float" office:value="72.0906533380519" calcext:value-type="float">
            <text:p>72.0906533381</text:p>
          </table:table-cell>
          <table:table-cell office:value-type="float" office:value="86.7933082740679" calcext:value-type="float">
            <text:p>86.7933082741</text:p>
          </table:table-cell>
          <table:table-cell office:value-type="float" office:value="78.9217329576538" calcext:value-type="float">
            <text:p>78.9217329577</text:p>
          </table:table-cell>
          <table:table-cell office:value-type="float" office:value="65.7011819230227" calcext:value-type="float">
            <text:p>65.701181923</text:p>
          </table:table-cell>
          <table:table-cell office:value-type="float" office:value="84.3902058414462" calcext:value-type="float">
            <text:p>84.3902058414</text:p>
          </table:table-cell>
          <table:table-cell office:value-type="float" office:value="78.7681545544869" calcext:value-type="float">
            <text:p>78.7681545545</text:p>
          </table:table-cell>
          <table:table-cell office:value-type="float" office:value="79.0133490941737" calcext:value-type="float">
            <text:p>79.0133490942</text:p>
          </table:table-cell>
          <table:table-cell office:value-type="float" office:value="82.991041666514" calcext:value-type="float">
            <text:p>82.9910416665</text:p>
          </table:table-cell>
          <table:table-cell office:value-type="float" office:value="74.7963402047172" calcext:value-type="float">
            <text:p>74.7963402047</text:p>
          </table:table-cell>
          <table:table-cell office:value-type="float" office:value="80.9432193197074" calcext:value-type="float">
            <text:p>80.9432193197</text:p>
          </table:table-cell>
          <table:table-cell office:value-type="float" office:value="72.0773708960072" calcext:value-type="float">
            <text:p>72.077370896</text:p>
          </table:table-cell>
          <table:table-cell office:value-type="float" office:value="84.6641491974828" calcext:value-type="float">
            <text:p>84.6641491975</text:p>
          </table:table-cell>
          <table:table-cell office:value-type="float" office:value="75.95473092957" calcext:value-type="float">
            <text:p>75.9547309296</text:p>
          </table:table-cell>
          <table:table-cell office:value-type="float" office:value="91.8046600274883" calcext:value-type="float">
            <text:p>91.8046600275</text:p>
          </table:table-cell>
        </table:table-row>
        <table:table-row table:style-name="ro1">
          <table:table-cell office:value-type="float" office:value="64.1108429374458" calcext:value-type="float">
            <text:p>64.1108429374</text:p>
          </table:table-cell>
          <table:table-cell office:value-type="float" office:value="67.4317403118822" calcext:value-type="float">
            <text:p>67.4317403119</text:p>
          </table:table-cell>
          <table:table-cell office:value-type="float" office:value="86.6220459107787" calcext:value-type="float">
            <text:p>86.6220459108</text:p>
          </table:table-cell>
          <table:table-cell office:value-type="float" office:value="86.6439284328013" calcext:value-type="float">
            <text:p>86.6439284328</text:p>
          </table:table-cell>
          <table:table-cell office:value-type="float" office:value="62.2589951853513" calcext:value-type="float">
            <text:p>62.2589951854</text:p>
          </table:table-cell>
          <table:table-cell office:value-type="float" office:value="61.8175204394806" calcext:value-type="float">
            <text:p>61.8175204395</text:p>
          </table:table-cell>
          <table:table-cell office:value-type="float" office:value="71.8759047889024" calcext:value-type="float">
            <text:p>71.8759047889</text:p>
          </table:table-cell>
          <table:table-cell office:value-type="float" office:value="86.164652737158" calcext:value-type="float">
            <text:p>86.1646527372</text:p>
          </table:table-cell>
          <table:table-cell office:value-type="float" office:value="78.7340519383485" calcext:value-type="float">
            <text:p>78.7340519383</text:p>
          </table:table-cell>
          <table:table-cell office:value-type="float" office:value="65.2350988561932" calcext:value-type="float">
            <text:p>65.2350988562</text:p>
          </table:table-cell>
          <table:table-cell office:value-type="float" office:value="84.2280990285458" calcext:value-type="float">
            <text:p>84.2280990285</text:p>
          </table:table-cell>
          <table:table-cell office:value-type="float" office:value="78.3260802843802" calcext:value-type="float">
            <text:p>78.3260802844</text:p>
          </table:table-cell>
          <table:table-cell office:value-type="float" office:value="79.8868586763419" calcext:value-type="float">
            <text:p>79.8868586763</text:p>
          </table:table-cell>
          <table:table-cell office:value-type="float" office:value="82.8481365248599" calcext:value-type="float">
            <text:p>82.8481365249</text:p>
          </table:table-cell>
          <table:table-cell office:value-type="float" office:value="74.606922223292" calcext:value-type="float">
            <text:p>74.6069222233</text:p>
          </table:table-cell>
          <table:table-cell office:value-type="float" office:value="80.9132112191042" calcext:value-type="float">
            <text:p>80.9132112191</text:p>
          </table:table-cell>
          <table:table-cell office:value-type="float" office:value="72.0686471457584" calcext:value-type="float">
            <text:p>72.0686471458</text:p>
          </table:table-cell>
          <table:table-cell office:value-type="float" office:value="84.7011499473555" calcext:value-type="float">
            <text:p>84.7011499474</text:p>
          </table:table-cell>
          <table:table-cell office:value-type="float" office:value="75.7173242330586" calcext:value-type="float">
            <text:p>75.7173242331</text:p>
          </table:table-cell>
          <table:table-cell office:value-type="float" office:value="90.6758980514861" calcext:value-type="float">
            <text:p>90.6758980515</text:p>
          </table:table-cell>
        </table:table-row>
        <table:table-row table:style-name="ro1">
          <table:table-cell office:value-type="float" office:value="63.9984220376068" calcext:value-type="float">
            <text:p>63.9984220376</text:p>
          </table:table-cell>
          <table:table-cell office:value-type="float" office:value="67.2898145157825" calcext:value-type="float">
            <text:p>67.2898145158</text:p>
          </table:table-cell>
          <table:table-cell office:value-type="float" office:value="86.4144964482541" calcext:value-type="float">
            <text:p>86.4144964483</text:p>
          </table:table-cell>
          <table:table-cell office:value-type="float" office:value="85.9802193177979" calcext:value-type="float">
            <text:p>85.9802193178</text:p>
          </table:table-cell>
          <table:table-cell office:value-type="float" office:value="62.3702966278849" calcext:value-type="float">
            <text:p>62.3702966279</text:p>
          </table:table-cell>
          <table:table-cell office:value-type="float" office:value="61.8060612209465" calcext:value-type="float">
            <text:p>61.8060612209</text:p>
          </table:table-cell>
          <table:table-cell office:value-type="float" office:value="71.9865844807554" calcext:value-type="float">
            <text:p>71.9865844808</text:p>
          </table:table-cell>
          <table:table-cell office:value-type="float" office:value="85.6463280479903" calcext:value-type="float">
            <text:p>85.646328048</text:p>
          </table:table-cell>
          <table:table-cell office:value-type="float" office:value="78.5666617989207" calcext:value-type="float">
            <text:p>78.5666617989</text:p>
          </table:table-cell>
          <table:table-cell office:value-type="float" office:value="65.0579673598589" calcext:value-type="float">
            <text:p>65.0579673599</text:p>
          </table:table-cell>
          <table:table-cell office:value-type="float" office:value="84.0629862592206" calcext:value-type="float">
            <text:p>84.0629862592</text:p>
          </table:table-cell>
          <table:table-cell office:value-type="float" office:value="78.211207840978" calcext:value-type="float">
            <text:p>78.211207841</text:p>
          </table:table-cell>
          <table:table-cell office:value-type="float" office:value="79.2294253996671" calcext:value-type="float">
            <text:p>79.2294253997</text:p>
          </table:table-cell>
          <table:table-cell office:value-type="float" office:value="82.7506483813008" calcext:value-type="float">
            <text:p>82.7506483813</text:p>
          </table:table-cell>
          <table:table-cell office:value-type="float" office:value="74.5125216592305" calcext:value-type="float">
            <text:p>74.5125216592</text:p>
          </table:table-cell>
          <table:table-cell office:value-type="float" office:value="80.7943840637011" calcext:value-type="float">
            <text:p>80.7943840637</text:p>
          </table:table-cell>
          <table:table-cell office:value-type="float" office:value="72.1179649838044" calcext:value-type="float">
            <text:p>72.1179649838</text:p>
          </table:table-cell>
          <table:table-cell office:value-type="float" office:value="84.7144303791521" calcext:value-type="float">
            <text:p>84.7144303792</text:p>
          </table:table-cell>
          <table:table-cell office:value-type="float" office:value="74.7522259556856" calcext:value-type="float">
            <text:p>74.7522259557</text:p>
          </table:table-cell>
          <table:table-cell office:value-type="float" office:value="89.5332121372409" calcext:value-type="float">
            <text:p>89.5332121372</text:p>
          </table:table-cell>
        </table:table-row>
        <table:table-row table:style-name="ro1">
          <table:table-cell office:value-type="float" office:value="64.183924211431" calcext:value-type="float">
            <text:p>64.1839242114</text:p>
          </table:table-cell>
          <table:table-cell office:value-type="float" office:value="67.178617595132" calcext:value-type="float">
            <text:p>67.1786175951</text:p>
          </table:table-cell>
          <table:table-cell office:value-type="float" office:value="86.2774504703191" calcext:value-type="float">
            <text:p>86.2774504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8147842800516" calcext:value-type="float">
            <text:p>61.8147842801</text:p>
          </table:table-cell>
          <table:table-cell office:value-type="float" office:value="0" calcext:value-type="float">
            <text:p>0</text:p>
          </table:table-cell>
          <table:table-cell office:value-type="float" office:value="85.1841596013276" calcext:value-type="float">
            <text:p>85.1841596013</text:p>
          </table:table-cell>
          <table:table-cell office:value-type="float" office:value="78.4430990074993" calcext:value-type="float">
            <text:p>78.4430990075</text:p>
          </table:table-cell>
          <table:table-cell office:value-type="float" office:value="0" calcext:value-type="float">
            <text:p>0</text:p>
          </table:table-cell>
          <table:table-cell office:value-type="float" office:value="83.9505286824034" calcext:value-type="float">
            <text:p>83.9505286824</text:p>
          </table:table-cell>
          <table:table-cell office:value-type="float" office:value="0" calcext:value-type="float">
            <text:p>0</text:p>
          </table:table-cell>
          <table:table-cell office:value-type="float" office:value="78.986386576297" calcext:value-type="float">
            <text:p>78.9863865763</text:p>
          </table:table-cell>
          <table:table-cell office:value-type="float" office:value="82.7116010354427" calcext:value-type="float">
            <text:p>82.7116010354</text:p>
          </table:table-cell>
          <table:table-cell office:value-type="float" office:value="74.4526290009802" calcext:value-type="float">
            <text:p>74.452629001</text:p>
          </table:table-cell>
          <table:table-cell office:value-type="float" office:value="0" calcext:value-type="float">
            <text:p>0</text:p>
          </table:table-cell>
          <table:table-cell office:value-type="float" office:value="72.1362163571863" calcext:value-type="float">
            <text:p>72.1362163572</text:p>
          </table:table-cell>
          <table:table-cell office:value-type="float" office:value="84.7181163082155" calcext:value-type="float">
            <text:p>84.7181163082</text:p>
          </table:table-cell>
          <table:table-cell office:value-type="float" office:value="73.9837737331709" calcext:value-type="float">
            <text:p>73.9837737332</text:p>
          </table:table-cell>
          <table:table-cell office:value-type="float" office:value="89.4955794239542" calcext:value-type="float">
            <text:p>89.495579424</text:p>
          </table:table-cell>
        </table:table-row>
        <table:table-row table:style-name="ro1">
          <table:table-cell office:value-type="float" office:value="64.387029082423" calcext:value-type="float">
            <text:p>64.3870290824</text:p>
          </table:table-cell>
          <table:table-cell office:value-type="float" office:value="67.1071479878786" calcext:value-type="float">
            <text:p>67.1071479879</text:p>
          </table:table-cell>
          <table:table-cell office:value-type="float" office:value="86.214051861784" calcext:value-type="float">
            <text:p>86.2140518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8214514502563" calcext:value-type="float">
            <text:p>61.8214514503</text:p>
          </table:table-cell>
          <table:table-cell office:value-type="float" office:value="0" calcext:value-type="float">
            <text:p>0</text:p>
          </table:table-cell>
          <table:table-cell office:value-type="float" office:value="84.8737748924746" calcext:value-type="float">
            <text:p>84.8737748925</text:p>
          </table:table-cell>
          <table:table-cell office:value-type="float" office:value="78.372596829103" calcext:value-type="float">
            <text:p>78.3725968291</text:p>
          </table:table-cell>
          <table:table-cell office:value-type="float" office:value="0" calcext:value-type="float">
            <text:p>0</text:p>
          </table:table-cell>
          <table:table-cell office:value-type="float" office:value="83.9212915637716" calcext:value-type="float">
            <text:p>83.9212915638</text:p>
          </table:table-cell>
          <table:table-cell office:value-type="float" office:value="0" calcext:value-type="float">
            <text:p>0</text:p>
          </table:table-cell>
          <table:table-cell office:value-type="float" office:value="78.8897573210337" calcext:value-type="float">
            <text:p>78.889757321</text:p>
          </table:table-cell>
          <table:table-cell office:value-type="float" office:value="82.730304036387" calcext:value-type="float">
            <text:p>82.7303040364</text:p>
          </table:table-cell>
          <table:table-cell office:value-type="float" office:value="74.2599029707688" calcext:value-type="float">
            <text:p>74.2599029708</text:p>
          </table:table-cell>
          <table:table-cell office:value-type="float" office:value="0" calcext:value-type="float">
            <text:p>0</text:p>
          </table:table-cell>
          <table:table-cell office:value-type="float" office:value="72.1001415695398" calcext:value-type="float">
            <text:p>72.1001415695</text:p>
          </table:table-cell>
          <table:table-cell office:value-type="float" office:value="84.7181052858367" calcext:value-type="float">
            <text:p>84.7181052858</text:p>
          </table:table-cell>
          <table:table-cell office:value-type="float" office:value="73.5372673476132" calcext:value-type="float">
            <text:p>73.5372673476</text:p>
          </table:table-cell>
          <table:table-cell office:value-type="float" office:value="89.2978958257231" calcext:value-type="float">
            <text:p>89.2978958257</text:p>
          </table:table-cell>
        </table:table-row>
        <table:table-row table:style-name="ro1">
          <table:table-cell office:value-type="float" office:value="64.7070515984325" calcext:value-type="float">
            <text:p>64.7070515984</text:p>
          </table:table-cell>
          <table:table-cell office:value-type="float" office:value="67.0877794133405" calcext:value-type="float">
            <text:p>67.0877794133</text:p>
          </table:table-cell>
          <table:table-cell office:value-type="float" office:value="86.1886531877457" calcext:value-type="float">
            <text:p>86.1886531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8261558003982" calcext:value-type="float">
            <text:p>61.8261558004</text:p>
          </table:table-cell>
          <table:table-cell office:value-type="float" office:value="0" calcext:value-type="float">
            <text:p>0</text:p>
          </table:table-cell>
          <table:table-cell office:value-type="float" office:value="84.742786803033" calcext:value-type="float">
            <text:p>84.742786803</text:p>
          </table:table-cell>
          <table:table-cell office:value-type="float" office:value="78.3342010790051" calcext:value-type="float">
            <text:p>78.334201079</text:p>
          </table:table-cell>
          <table:table-cell office:value-type="float" office:value="0" calcext:value-type="float">
            <text:p>0</text:p>
          </table:table-cell>
          <table:table-cell office:value-type="float" office:value="83.9404409026205" calcext:value-type="float">
            <text:p>83.9404409026</text:p>
          </table:table-cell>
          <table:table-cell office:value-type="float" office:value="0" calcext:value-type="float">
            <text:p>0</text:p>
          </table:table-cell>
          <table:table-cell office:value-type="float" office:value="78.8660122643953" calcext:value-type="float">
            <text:p>78.8660122644</text:p>
          </table:table-cell>
          <table:table-cell office:value-type="float" office:value="82.7536229166681" calcext:value-type="float">
            <text:p>82.7536229167</text:p>
          </table:table-cell>
          <table:table-cell office:value-type="float" office:value="73.9152694099152" calcext:value-type="float">
            <text:p>73.9152694099</text:p>
          </table:table-cell>
          <table:table-cell office:value-type="float" office:value="0" calcext:value-type="float">
            <text:p>0</text:p>
          </table:table-cell>
          <table:table-cell office:value-type="float" office:value="72.2961697020478" calcext:value-type="float">
            <text:p>72.296169702</text:p>
          </table:table-cell>
          <table:table-cell office:value-type="float" office:value="84.7427459055008" calcext:value-type="float">
            <text:p>84.7427459055</text:p>
          </table:table-cell>
          <table:table-cell office:value-type="float" office:value="73.3549387632395" calcext:value-type="float">
            <text:p>73.3549387632</text:p>
          </table:table-cell>
          <table:table-cell office:value-type="float" office:value="89.0335036890132" calcext:value-type="float">
            <text:p>89.033503689</text:p>
          </table:table-cell>
        </table:table-row>
        <table:table-row table:style-name="ro1">
          <table:table-cell office:value-type="float" office:value="64.2144993213773" calcext:value-type="float">
            <text:p>64.21449932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4.6775635708979" calcext:value-type="float">
            <text:p>84.677563570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3.4657283064764" calcext:value-type="float">
            <text:p>73.4657283065</text:p>
          </table:table-cell>
          <table:table-cell office:value-type="float" office:value="0" calcext:value-type="float">
            <text:p>0</text:p>
          </table:table-cell>
          <table:table-cell office:value-type="float" office:value="72.6142855215753" calcext:value-type="float">
            <text:p>72.6142855216</text:p>
          </table:table-cell>
          <table:table-cell office:value-type="float" office:value="0" calcext:value-type="float">
            <text:p>0</text:p>
          </table:table-cell>
          <table:table-cell office:value-type="float" office:value="73.3430422120265" calcext:value-type="float">
            <text:p>73.343042212</text:p>
          </table:table-cell>
          <table:table-cell office:value-type="float" office:value="89.0222091377726" calcext:value-type="float">
            <text:p>89.0222091378</text:p>
          </table:table-cell>
        </table:table-row>
        <table:table-row table:style-name="ro1">
          <table:table-cell office:value-type="float" office:value="63.4727719193474" calcext:value-type="float">
            <text:p>63.47277191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4.6578437721166" calcext:value-type="float">
            <text:p>84.65784377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3.7281136112551" calcext:value-type="float">
            <text:p>73.7281136113</text:p>
          </table:table-cell>
          <table:table-cell office:value-type="float" office:value="0" calcext:value-type="float">
            <text:p>0</text:p>
          </table:table-cell>
          <table:table-cell office:value-type="float" office:value="72.4361355116708" calcext:value-type="float">
            <text:p>72.4361355117</text:p>
          </table:table-cell>
          <table:table-cell office:value-type="float" office:value="0" calcext:value-type="float">
            <text:p>0</text:p>
          </table:table-cell>
          <table:table-cell office:value-type="float" office:value="73.4157370218199" calcext:value-type="float">
            <text:p>73.4157370218</text:p>
          </table:table-cell>
          <table:table-cell office:value-type="float" office:value="89.1607783294896" calcext:value-type="float">
            <text:p>89.1607783295</text:p>
          </table:table-cell>
        </table:table-row>
        <table:table-row table:style-name="ro1">
          <table:table-cell office:value-type="float" office:value="63.2896785110388" calcext:value-type="float">
            <text:p>63.2896785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4.6595166744518" calcext:value-type="float">
            <text:p>84.65951667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3.1042649457036" calcext:value-type="float">
            <text:p>73.1042649457</text:p>
          </table:table-cell>
          <table:table-cell office:value-type="float" office:value="0" calcext:value-type="float">
            <text:p>0</text:p>
          </table:table-cell>
          <table:table-cell office:value-type="float" office:value="72.7617556965286" calcext:value-type="float">
            <text:p>72.7617556965</text:p>
          </table:table-cell>
          <table:table-cell office:value-type="float" office:value="0" calcext:value-type="float">
            <text:p>0</text:p>
          </table:table-cell>
          <table:table-cell office:value-type="float" office:value="73.5945898238232" calcext:value-type="float">
            <text:p>73.5945898238</text:p>
          </table:table-cell>
          <table:table-cell office:value-type="float" office:value="89.2619369207396" calcext:value-type="float">
            <text:p>89.2619369207</text:p>
          </table:table-cell>
        </table:table-row>
        <table:table-row table:style-name="ro1">
          <table:table-cell office:value-type="float" office:value="63.213552797605" calcext:value-type="float">
            <text:p>63.213552797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4.6990923315586" calcext:value-type="float">
            <text:p>84.69909233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3.606431991748" calcext:value-type="float">
            <text:p>73.6064319917</text:p>
          </table:table-cell>
          <table:table-cell office:value-type="float" office:value="0" calcext:value-type="float">
            <text:p>0</text:p>
          </table:table-cell>
          <table:table-cell office:value-type="float" office:value="72.9986995820357" calcext:value-type="float">
            <text:p>72.998699582</text:p>
          </table:table-cell>
          <table:table-cell office:value-type="float" office:value="0" calcext:value-type="float">
            <text:p>0</text:p>
          </table:table-cell>
          <table:table-cell office:value-type="float" office:value="73.5882599828218" calcext:value-type="float">
            <text:p>73.5882599828</text:p>
          </table:table-cell>
          <table:table-cell office:value-type="float" office:value="89.0883453990466" calcext:value-type="float">
            <text:p>89.088345399</text:p>
          </table:table-cell>
        </table:table-row>
        <table:table-row table:style-name="ro1">
          <table:table-cell office:value-type="float" office:value="63.0661258896785" calcext:value-type="float">
            <text:p>63.06612588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4.6703978623069" calcext:value-type="float">
            <text:p>84.67039786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3.0590884060848" calcext:value-type="float">
            <text:p>73.0590884061</text:p>
          </table:table-cell>
          <table:table-cell office:value-type="float" office:value="0" calcext:value-type="float">
            <text:p>0</text:p>
          </table:table-cell>
          <table:table-cell office:value-type="float" office:value="73.0687841918795" calcext:value-type="float">
            <text:p>73.0687841919</text:p>
          </table:table-cell>
          <table:table-cell office:value-type="float" office:value="0" calcext:value-type="float">
            <text:p>0</text:p>
          </table:table-cell>
          <table:table-cell office:value-type="float" office:value="73.3868652900186" calcext:value-type="float">
            <text:p>73.38686529</text:p>
          </table:table-cell>
          <table:table-cell office:value-type="float" office:value="88.8807706890226" calcext:value-type="float">
            <text:p>88.880770689</text:p>
          </table:table-cell>
        </table:table-row>
        <table:table-row table:style-name="ro1">
          <table:table-cell office:value-type="float" office:value="62.9115107503385" calcext:value-type="float">
            <text:p>62.911510750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9414680631404" calcext:value-type="float">
            <text:p>62.941468063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0280317393937" calcext:value-type="float">
            <text:p>63.0280317394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number-columns-repeated="20" table:default-cell-style-name="Default"/>
        <table:table-row table:style-name="ro1">
          <table:table-cell table:number-columns-repeated="20" office:value-type="float" office:value="439.444915467243" calcext:value-type="float">
            <text:p>439.4449154672</text:p>
          </table:table-cell>
        </table:table-row>
        <table:table-row table:style-name="ro1">
          <table:table-cell office:value-type="float" office:value="439.444915467243" calcext:value-type="float">
            <text:p>439.4449154672</text:p>
          </table:table-cell>
          <table:table-cell table:number-columns-repeated="6" office:value-type="float" office:value="435.790921992386" calcext:value-type="float">
            <text:p>435.7909219924</text:p>
          </table:table-cell>
          <table:table-cell table:number-columns-repeated="2" office:value-type="float" office:value="439.444915467243" calcext:value-type="float">
            <text:p>439.4449154672</text:p>
          </table:table-cell>
          <table:table-cell table:number-columns-repeated="3" office:value-type="float" office:value="435.790921992386" calcext:value-type="float">
            <text:p>435.7909219924</text:p>
          </table:table-cell>
          <table:table-cell office:value-type="float" office:value="439.444915467243" calcext:value-type="float">
            <text:p>439.4449154672</text:p>
          </table:table-cell>
          <table:table-cell office:value-type="float" office:value="435.790921992386" calcext:value-type="float">
            <text:p>435.7909219924</text:p>
          </table:table-cell>
          <table:table-cell office:value-type="float" office:value="439.444915467243" calcext:value-type="float">
            <text:p>439.4449154672</text:p>
          </table:table-cell>
          <table:table-cell table:number-columns-repeated="2" office:value-type="float" office:value="435.790921992386" calcext:value-type="float">
            <text:p>435.7909219924</text:p>
          </table:table-cell>
          <table:table-cell table:number-columns-repeated="3" office:value-type="float" office:value="439.444915467243" calcext:value-type="float">
            <text:p>439.4449154672</text:p>
          </table:table-cell>
        </table:table-row>
        <table:table-row table:style-name="ro1">
          <table:table-cell office:value-type="float" office:value="435.437836412116" calcext:value-type="float">
            <text:p>435.4378364121</text:p>
          </table:table-cell>
          <table:table-cell table:number-columns-repeated="3" office:value-type="float" office:value="435.537049011776" calcext:value-type="float">
            <text:p>435.5370490118</text:p>
          </table:table-cell>
          <table:table-cell office:value-type="float" office:value="435.988086639742" calcext:value-type="float">
            <text:p>435.9880866397</text:p>
          </table:table-cell>
          <table:table-cell table:number-columns-repeated="2" office:value-type="float" office:value="435.537049011776" calcext:value-type="float">
            <text:p>435.5370490118</text:p>
          </table:table-cell>
          <table:table-cell table:number-columns-repeated="2" office:value-type="float" office:value="439.444915467243" calcext:value-type="float">
            <text:p>439.4449154672</text:p>
          </table:table-cell>
          <table:table-cell office:value-type="float" office:value="435.988086639742" calcext:value-type="float">
            <text:p>435.9880866397</text:p>
          </table:table-cell>
          <table:table-cell table:number-columns-repeated="2" office:value-type="float" office:value="435.537049011776" calcext:value-type="float">
            <text:p>435.5370490118</text:p>
          </table:table-cell>
          <table:table-cell office:value-type="float" office:value="439.444915467243" calcext:value-type="float">
            <text:p>439.4449154672</text:p>
          </table:table-cell>
          <table:table-cell office:value-type="float" office:value="435.537049011776" calcext:value-type="float">
            <text:p>435.5370490118</text:p>
          </table:table-cell>
          <table:table-cell office:value-type="float" office:value="439.444915467243" calcext:value-type="float">
            <text:p>439.4449154672</text:p>
          </table:table-cell>
          <table:table-cell office:value-type="float" office:value="435.988086639742" calcext:value-type="float">
            <text:p>435.9880866397</text:p>
          </table:table-cell>
          <table:table-cell office:value-type="float" office:value="435.537049011776" calcext:value-type="float">
            <text:p>435.5370490118</text:p>
          </table:table-cell>
          <table:table-cell table:number-columns-repeated="3" office:value-type="float" office:value="439.444915467243" calcext:value-type="float">
            <text:p>439.4449154672</text:p>
          </table:table-cell>
        </table:table-row>
        <table:table-row table:style-name="ro1">
          <table:table-cell office:value-type="float" office:value="435.470394808774" calcext:value-type="float">
            <text:p>435.4703948088</text:p>
          </table:table-cell>
          <table:table-cell table:number-columns-repeated="2" office:value-type="float" office:value="435.336846509808" calcext:value-type="float">
            <text:p>435.3368465098</text:p>
          </table:table-cell>
          <table:table-cell office:value-type="float" office:value="435.667771287595" calcext:value-type="float">
            <text:p>435.6677712876</text:p>
          </table:table-cell>
          <table:table-cell office:value-type="float" office:value="435.630540314073" calcext:value-type="float">
            <text:p>435.6305403141</text:p>
          </table:table-cell>
          <table:table-cell table:number-columns-repeated="2" office:value-type="float" office:value="435.323678311545" calcext:value-type="float">
            <text:p>435.3236783115</text:p>
          </table:table-cell>
          <table:table-cell office:value-type="float" office:value="435.430244664751" calcext:value-type="float">
            <text:p>435.4302446648</text:p>
          </table:table-cell>
          <table:table-cell office:value-type="float" office:value="439.444915467243" calcext:value-type="float">
            <text:p>439.4449154672</text:p>
          </table:table-cell>
          <table:table-cell office:value-type="float" office:value="428.39613164662" calcext:value-type="float">
            <text:p>428.3961316466</text:p>
          </table:table-cell>
          <table:table-cell office:value-type="float" office:value="435.336846509808" calcext:value-type="float">
            <text:p>435.3368465098</text:p>
          </table:table-cell>
          <table:table-cell office:value-type="float" office:value="435.323678311545" calcext:value-type="float">
            <text:p>435.3236783115</text:p>
          </table:table-cell>
          <table:table-cell office:value-type="float" office:value="439.444915467243" calcext:value-type="float">
            <text:p>439.4449154672</text:p>
          </table:table-cell>
          <table:table-cell office:value-type="float" office:value="429.623048384897" calcext:value-type="float">
            <text:p>429.6230483849</text:p>
          </table:table-cell>
          <table:table-cell office:value-type="float" office:value="439.444915467243" calcext:value-type="float">
            <text:p>439.4449154672</text:p>
          </table:table-cell>
          <table:table-cell office:value-type="float" office:value="435.181210031301" calcext:value-type="float">
            <text:p>435.1812100313</text:p>
          </table:table-cell>
          <table:table-cell office:value-type="float" office:value="435.323678311545" calcext:value-type="float">
            <text:p>435.3236783115</text:p>
          </table:table-cell>
          <table:table-cell table:number-columns-repeated="3" office:value-type="float" office:value="439.444915467243" calcext:value-type="float">
            <text:p>439.4449154672</text:p>
          </table:table-cell>
        </table:table-row>
        <table:table-row table:style-name="ro1">
          <table:table-cell office:value-type="float" office:value="435.480230710922" calcext:value-type="float">
            <text:p>435.4802307109</text:p>
          </table:table-cell>
          <table:table-cell office:value-type="float" office:value="435.14340918251" calcext:value-type="float">
            <text:p>435.1434091825</text:p>
          </table:table-cell>
          <table:table-cell office:value-type="float" office:value="435.163525947406" calcext:value-type="float">
            <text:p>435.1635259474</text:p>
          </table:table-cell>
          <table:table-cell office:value-type="float" office:value="435.505516808643" calcext:value-type="float">
            <text:p>435.5055168086</text:p>
          </table:table-cell>
          <table:table-cell office:value-type="float" office:value="435.578027844793" calcext:value-type="float">
            <text:p>435.5780278448</text:p>
          </table:table-cell>
          <table:table-cell office:value-type="float" office:value="435.130288780754" calcext:value-type="float">
            <text:p>435.1302887808</text:p>
          </table:table-cell>
          <table:table-cell office:value-type="float" office:value="429.008843131063" calcext:value-type="float">
            <text:p>429.0088431311</text:p>
          </table:table-cell>
          <table:table-cell office:value-type="float" office:value="435.203516883539" calcext:value-type="float">
            <text:p>435.2035168835</text:p>
          </table:table-cell>
          <table:table-cell office:value-type="float" office:value="439.444915467243" calcext:value-type="float">
            <text:p>439.4449154672</text:p>
          </table:table-cell>
          <table:table-cell office:value-type="float" office:value="427.914462731913" calcext:value-type="float">
            <text:p>427.9144627319</text:p>
          </table:table-cell>
          <table:table-cell office:value-type="float" office:value="429.046793222838" calcext:value-type="float">
            <text:p>429.0467932228</text:p>
          </table:table-cell>
          <table:table-cell office:value-type="float" office:value="435.130288780754" calcext:value-type="float">
            <text:p>435.1302887808</text:p>
          </table:table-cell>
          <table:table-cell office:value-type="float" office:value="435.464815977752" calcext:value-type="float">
            <text:p>435.4648159778</text:p>
          </table:table-cell>
          <table:table-cell office:value-type="float" office:value="429.046298243911" calcext:value-type="float">
            <text:p>429.0462982439</text:p>
          </table:table-cell>
          <table:table-cell office:value-type="float" office:value="439.444915467243" calcext:value-type="float">
            <text:p>439.4449154672</text:p>
          </table:table-cell>
          <table:table-cell office:value-type="float" office:value="435.282712913771" calcext:value-type="float">
            <text:p>435.2827129138</text:p>
          </table:table-cell>
          <table:table-cell office:value-type="float" office:value="435.535830098648" calcext:value-type="float">
            <text:p>435.5358300986</text:p>
          </table:table-cell>
          <table:table-cell office:value-type="float" office:value="435.188323461455" calcext:value-type="float">
            <text:p>435.1883234615</text:p>
          </table:table-cell>
          <table:table-cell table:number-columns-repeated="2" office:value-type="float" office:value="439.444915467243" calcext:value-type="float">
            <text:p>439.4449154672</text:p>
          </table:table-cell>
        </table:table-row>
        <table:table-row table:style-name="ro1">
          <table:table-cell office:value-type="float" office:value="435.47398259614" calcext:value-type="float">
            <text:p>435.4739825961</text:p>
          </table:table-cell>
          <table:table-cell office:value-type="float" office:value="434.960933029897" calcext:value-type="float">
            <text:p>434.9609330299</text:p>
          </table:table-cell>
          <table:table-cell office:value-type="float" office:value="435.36563263047" calcext:value-type="float">
            <text:p>435.3656326305</text:p>
          </table:table-cell>
          <table:table-cell office:value-type="float" office:value="435.349051028372" calcext:value-type="float">
            <text:p>435.3490510284</text:p>
          </table:table-cell>
          <table:table-cell office:value-type="float" office:value="435.772518251043" calcext:value-type="float">
            <text:p>435.772518251</text:p>
          </table:table-cell>
          <table:table-cell office:value-type="float" office:value="428.452186748361" calcext:value-type="float">
            <text:p>428.4521867484</text:p>
          </table:table-cell>
          <table:table-cell office:value-type="float" office:value="428.452174859447" calcext:value-type="float">
            <text:p>428.4521748594</text:p>
          </table:table-cell>
          <table:table-cell office:value-type="float" office:value="434.989889611363" calcext:value-type="float">
            <text:p>434.9898896114</text:p>
          </table:table-cell>
          <table:table-cell office:value-type="float" office:value="439.444915467243" calcext:value-type="float">
            <text:p>439.4449154672</text:p>
          </table:table-cell>
          <table:table-cell office:value-type="float" office:value="420.342480437736" calcext:value-type="float">
            <text:p>420.3424804377</text:p>
          </table:table-cell>
          <table:table-cell office:value-type="float" office:value="428.547742537411" calcext:value-type="float">
            <text:p>428.5477425374</text:p>
          </table:table-cell>
          <table:table-cell office:value-type="float" office:value="428.452186748361" calcext:value-type="float">
            <text:p>428.4521867484</text:p>
          </table:table-cell>
          <table:table-cell office:value-type="float" office:value="435.09911321349" calcext:value-type="float">
            <text:p>435.0991132135</text:p>
          </table:table-cell>
          <table:table-cell office:value-type="float" office:value="428.547288527632" calcext:value-type="float">
            <text:p>428.5472885276</text:p>
          </table:table-cell>
          <table:table-cell office:value-type="float" office:value="439.444915467243" calcext:value-type="float">
            <text:p>439.4449154672</text:p>
          </table:table-cell>
          <table:table-cell office:value-type="float" office:value="429.626654430828" calcext:value-type="float">
            <text:p>429.6266544308</text:p>
          </table:table-cell>
          <table:table-cell office:value-type="float" office:value="435.1744014935" calcext:value-type="float">
            <text:p>435.1744014935</text:p>
          </table:table-cell>
          <table:table-cell office:value-type="float" office:value="434.961630795945" calcext:value-type="float">
            <text:p>434.9616307959</text:p>
          </table:table-cell>
          <table:table-cell table:number-columns-repeated="2" office:value-type="float" office:value="439.444915467243" calcext:value-type="float">
            <text:p>439.4449154672</text:p>
          </table:table-cell>
        </table:table-row>
        <table:table-row table:style-name="ro1">
          <table:table-cell office:value-type="float" office:value="435.461704120509" calcext:value-type="float">
            <text:p>435.4617041205</text:p>
          </table:table-cell>
          <table:table-cell office:value-type="float" office:value="427.96462201227" calcext:value-type="float">
            <text:p>427.9646220123</text:p>
          </table:table-cell>
          <table:table-cell office:value-type="float" office:value="435.232904890721" calcext:value-type="float">
            <text:p>435.2329048907</text:p>
          </table:table-cell>
          <table:table-cell office:value-type="float" office:value="435.201795162007" calcext:value-type="float">
            <text:p>435.201795162</text:p>
          </table:table-cell>
          <table:table-cell office:value-type="float" office:value="430.80286715083" calcext:value-type="float">
            <text:p>430.8028671508</text:p>
          </table:table-cell>
          <table:table-cell office:value-type="float" office:value="427.894796023587" calcext:value-type="float">
            <text:p>427.8947960236</text:p>
          </table:table-cell>
          <table:table-cell office:value-type="float" office:value="427.894778734732" calcext:value-type="float">
            <text:p>427.8947787347</text:p>
          </table:table-cell>
          <table:table-cell office:value-type="float" office:value="434.757231995286" calcext:value-type="float">
            <text:p>434.7572319953</text:p>
          </table:table-cell>
          <table:table-cell office:value-type="float" office:value="439.444915467243" calcext:value-type="float">
            <text:p>439.4449154672</text:p>
          </table:table-cell>
          <table:table-cell office:value-type="float" office:value="420.99210418631" calcext:value-type="float">
            <text:p>420.9921041863</text:p>
          </table:table-cell>
          <table:table-cell office:value-type="float" office:value="428.074311197335" calcext:value-type="float">
            <text:p>428.0743111973</text:p>
          </table:table-cell>
          <table:table-cell office:value-type="float" office:value="427.893558281595" calcext:value-type="float">
            <text:p>427.8935582816</text:p>
          </table:table-cell>
          <table:table-cell office:value-type="float" office:value="434.781504724602" calcext:value-type="float">
            <text:p>434.7815047246</text:p>
          </table:table-cell>
          <table:table-cell office:value-type="float" office:value="428.073898873057" calcext:value-type="float">
            <text:p>428.0738988731</text:p>
          </table:table-cell>
          <table:table-cell office:value-type="float" office:value="434.729258333834" calcext:value-type="float">
            <text:p>434.7292583338</text:p>
          </table:table-cell>
          <table:table-cell office:value-type="float" office:value="429.268719922086" calcext:value-type="float">
            <text:p>429.2687199221</text:p>
          </table:table-cell>
          <table:table-cell office:value-type="float" office:value="434.886786336651" calcext:value-type="float">
            <text:p>434.8867863367</text:p>
          </table:table-cell>
          <table:table-cell office:value-type="float" office:value="434.727623682447" calcext:value-type="float">
            <text:p>434.7276236824</text:p>
          </table:table-cell>
          <table:table-cell table:number-columns-repeated="2" office:value-type="float" office:value="439.444915467243" calcext:value-type="float">
            <text:p>439.4449154672</text:p>
          </table:table-cell>
        </table:table-row>
        <table:table-row table:style-name="ro1">
          <table:table-cell office:value-type="float" office:value="426.743071365275" calcext:value-type="float">
            <text:p>426.7430713653</text:p>
          </table:table-cell>
          <table:table-cell office:value-type="float" office:value="427.392203158241" calcext:value-type="float">
            <text:p>427.3922031582</text:p>
          </table:table-cell>
          <table:table-cell office:value-type="float" office:value="435.101364780237" calcext:value-type="float">
            <text:p>435.1013647802</text:p>
          </table:table-cell>
          <table:table-cell office:value-type="float" office:value="435.041583261651" calcext:value-type="float">
            <text:p>435.0415832617</text:p>
          </table:table-cell>
          <table:table-cell office:value-type="float" office:value="430.656471712006" calcext:value-type="float">
            <text:p>430.656471712</text:p>
          </table:table-cell>
          <table:table-cell office:value-type="float" office:value="427.323269440121" calcext:value-type="float">
            <text:p>427.3232694401</text:p>
          </table:table-cell>
          <table:table-cell office:value-type="float" office:value="421.218447066954" calcext:value-type="float">
            <text:p>421.218447067</text:p>
          </table:table-cell>
          <table:table-cell office:value-type="float" office:value="434.52590912142" calcext:value-type="float">
            <text:p>434.5259091214</text:p>
          </table:table-cell>
          <table:table-cell office:value-type="float" office:value="439.444915467243" calcext:value-type="float">
            <text:p>439.4449154672</text:p>
          </table:table-cell>
          <table:table-cell office:value-type="float" office:value="421.362397578625" calcext:value-type="float">
            <text:p>421.3623975786</text:p>
          </table:table-cell>
          <table:table-cell office:value-type="float" office:value="427.54871171614" calcext:value-type="float">
            <text:p>427.5487117161</text:p>
          </table:table-cell>
          <table:table-cell office:value-type="float" office:value="427.320117287226" calcext:value-type="float">
            <text:p>427.3201172872</text:p>
          </table:table-cell>
          <table:table-cell office:value-type="float" office:value="434.491965927025" calcext:value-type="float">
            <text:p>434.491965927</text:p>
          </table:table-cell>
          <table:table-cell office:value-type="float" office:value="427.5483532639" calcext:value-type="float">
            <text:p>427.5483532639</text:p>
          </table:table-cell>
          <table:table-cell office:value-type="float" office:value="434.483233191053" calcext:value-type="float">
            <text:p>434.4832331911</text:p>
          </table:table-cell>
          <table:table-cell office:value-type="float" office:value="429.5684778471" calcext:value-type="float">
            <text:p>429.5684778471</text:p>
          </table:table-cell>
          <table:table-cell office:value-type="float" office:value="434.642788422611" calcext:value-type="float">
            <text:p>434.6427884226</text:p>
          </table:table-cell>
          <table:table-cell office:value-type="float" office:value="435.092277821526" calcext:value-type="float">
            <text:p>435.0922778215</text:p>
          </table:table-cell>
          <table:table-cell table:number-columns-repeated="2" office:value-type="float" office:value="439.444915467243" calcext:value-type="float">
            <text:p>439.4449154672</text:p>
          </table:table-cell>
        </table:table-row>
        <table:table-row table:style-name="ro1">
          <table:table-cell office:value-type="float" office:value="426.378663510426" calcext:value-type="float">
            <text:p>426.3786635104</text:p>
          </table:table-cell>
          <table:table-cell office:value-type="float" office:value="426.765231991292" calcext:value-type="float">
            <text:p>426.7652319913</text:p>
          </table:table-cell>
          <table:table-cell office:value-type="float" office:value="431.44378274043" calcext:value-type="float">
            <text:p>431.4437827404</text:p>
          </table:table-cell>
          <table:table-cell office:value-type="float" office:value="431.067566733418" calcext:value-type="float">
            <text:p>431.0675667334</text:p>
          </table:table-cell>
          <table:table-cell office:value-type="float" office:value="430.498581960568" calcext:value-type="float">
            <text:p>430.4985819606</text:p>
          </table:table-cell>
          <table:table-cell office:value-type="float" office:value="426.757168704505" calcext:value-type="float">
            <text:p>426.7571687045</text:p>
          </table:table-cell>
          <table:table-cell office:value-type="float" office:value="420.282501167644" calcext:value-type="float">
            <text:p>420.2825011676</text:p>
          </table:table-cell>
          <table:table-cell office:value-type="float" office:value="434.805535121088" calcext:value-type="float">
            <text:p>434.8055351211</text:p>
          </table:table-cell>
          <table:table-cell office:value-type="float" office:value="439.444915467243" calcext:value-type="float">
            <text:p>439.4449154672</text:p>
          </table:table-cell>
          <table:table-cell office:value-type="float" office:value="421.498838339584" calcext:value-type="float">
            <text:p>421.4988383396</text:p>
          </table:table-cell>
          <table:table-cell office:value-type="float" office:value="428.134088535278" calcext:value-type="float">
            <text:p>428.1340885353</text:p>
          </table:table-cell>
          <table:table-cell office:value-type="float" office:value="420.277620497856" calcext:value-type="float">
            <text:p>420.2776204979</text:p>
          </table:table-cell>
          <table:table-cell office:value-type="float" office:value="434.357640529603" calcext:value-type="float">
            <text:p>434.3576405296</text:p>
          </table:table-cell>
          <table:table-cell office:value-type="float" office:value="427.040163065297" calcext:value-type="float">
            <text:p>427.0401630653</text:p>
          </table:table-cell>
          <table:table-cell office:value-type="float" office:value="434.232429209702" calcext:value-type="float">
            <text:p>434.2324292097</text:p>
          </table:table-cell>
          <table:table-cell office:value-type="float" office:value="422.125745884961" calcext:value-type="float">
            <text:p>422.125745885</text:p>
          </table:table-cell>
          <table:table-cell office:value-type="float" office:value="434.420616951583" calcext:value-type="float">
            <text:p>434.4206169516</text:p>
          </table:table-cell>
          <table:table-cell office:value-type="float" office:value="435.287315032211" calcext:value-type="float">
            <text:p>435.2873150322</text:p>
          </table:table-cell>
          <table:table-cell table:number-columns-repeated="2" office:value-type="float" office:value="439.444915467243" calcext:value-type="float">
            <text:p>439.4449154672</text:p>
          </table:table-cell>
        </table:table-row>
        <table:table-row table:style-name="ro1">
          <table:table-cell office:value-type="float" office:value="426.015646338978" calcext:value-type="float">
            <text:p>426.015646339</text:p>
          </table:table-cell>
          <table:table-cell office:value-type="float" office:value="426.06488332935" calcext:value-type="float">
            <text:p>426.0648833294</text:p>
          </table:table-cell>
          <table:table-cell office:value-type="float" office:value="431.155449085347" calcext:value-type="float">
            <text:p>431.1554490853</text:p>
          </table:table-cell>
          <table:table-cell office:value-type="float" office:value="430.733544723924" calcext:value-type="float">
            <text:p>430.7335447239</text:p>
          </table:table-cell>
          <table:table-cell office:value-type="float" office:value="430.339431180931" calcext:value-type="float">
            <text:p>430.3394311809</text:p>
          </table:table-cell>
          <table:table-cell office:value-type="float" office:value="426.158461829576" calcext:value-type="float">
            <text:p>426.1584618296</text:p>
          </table:table-cell>
          <table:table-cell office:value-type="float" office:value="421.30186488135" calcext:value-type="float">
            <text:p>421.3018648814</text:p>
          </table:table-cell>
          <table:table-cell office:value-type="float" office:value="434.326872749157" calcext:value-type="float">
            <text:p>434.3268727492</text:p>
          </table:table-cell>
          <table:table-cell office:value-type="float" office:value="439.444915467243" calcext:value-type="float">
            <text:p>439.4449154672</text:p>
          </table:table-cell>
          <table:table-cell office:value-type="float" office:value="409.803416153523" calcext:value-type="float">
            <text:p>409.8034161535</text:p>
          </table:table-cell>
          <table:table-cell office:value-type="float" office:value="427.103089121609" calcext:value-type="float">
            <text:p>427.1030891216</text:p>
          </table:table-cell>
          <table:table-cell office:value-type="float" office:value="419.252886019081" calcext:value-type="float">
            <text:p>419.2528860191</text:p>
          </table:table-cell>
          <table:table-cell office:value-type="float" office:value="434.207558528652" calcext:value-type="float">
            <text:p>434.2075585287</text:p>
          </table:table-cell>
          <table:table-cell office:value-type="float" office:value="426.517710007088" calcext:value-type="float">
            <text:p>426.5177100071</text:p>
          </table:table-cell>
          <table:table-cell office:value-type="float" office:value="426.261371878214" calcext:value-type="float">
            <text:p>426.2613718782</text:p>
          </table:table-cell>
          <table:table-cell office:value-type="float" office:value="421.224993510179" calcext:value-type="float">
            <text:p>421.2249935102</text:p>
          </table:table-cell>
          <table:table-cell office:value-type="float" office:value="434.678104236004" calcext:value-type="float">
            <text:p>434.678104236</text:p>
          </table:table-cell>
          <table:table-cell office:value-type="float" office:value="431.462854584342" calcext:value-type="float">
            <text:p>431.4628545843</text:p>
          </table:table-cell>
          <table:table-cell table:number-columns-repeated="2" office:value-type="float" office:value="439.444915467243" calcext:value-type="float">
            <text:p>439.4449154672</text:p>
          </table:table-cell>
        </table:table-row>
        <table:table-row table:style-name="ro1">
          <table:table-cell office:value-type="float" office:value="425.846055252227" calcext:value-type="float">
            <text:p>425.8460552522</text:p>
          </table:table-cell>
          <table:table-cell office:value-type="float" office:value="425.318277861562" calcext:value-type="float">
            <text:p>425.3182778616</text:p>
          </table:table-cell>
          <table:table-cell office:value-type="float" office:value="430.839592824916" calcext:value-type="float">
            <text:p>430.8395928249</text:p>
          </table:table-cell>
          <table:table-cell office:value-type="float" office:value="431.132265661615" calcext:value-type="float">
            <text:p>431.1322656616</text:p>
          </table:table-cell>
          <table:table-cell office:value-type="float" office:value="430.20267959164" calcext:value-type="float">
            <text:p>430.2026795916</text:p>
          </table:table-cell>
          <table:table-cell office:value-type="float" office:value="425.477124548714" calcext:value-type="float">
            <text:p>425.4771245487</text:p>
          </table:table-cell>
          <table:table-cell office:value-type="float" office:value="419.531063655988" calcext:value-type="float">
            <text:p>419.531063656</text:p>
          </table:table-cell>
          <table:table-cell office:value-type="float" office:value="434.05706496511" calcext:value-type="float">
            <text:p>434.0570649651</text:p>
          </table:table-cell>
          <table:table-cell office:value-type="float" office:value="439.444915467243" calcext:value-type="float">
            <text:p>439.4449154672</text:p>
          </table:table-cell>
          <table:table-cell office:value-type="float" office:value="409.606532082724" calcext:value-type="float">
            <text:p>409.6065320827</text:p>
          </table:table-cell>
          <table:table-cell office:value-type="float" office:value="419.923346129086" calcext:value-type="float">
            <text:p>419.9233461291</text:p>
          </table:table-cell>
          <table:table-cell office:value-type="float" office:value="424.923404313029" calcext:value-type="float">
            <text:p>424.923404313</text:p>
          </table:table-cell>
          <table:table-cell office:value-type="float" office:value="434.140858399528" calcext:value-type="float">
            <text:p>434.1408583995</text:p>
          </table:table-cell>
          <table:table-cell office:value-type="float" office:value="425.965492872083" calcext:value-type="float">
            <text:p>425.9654928721</text:p>
          </table:table-cell>
          <table:table-cell office:value-type="float" office:value="425.530705611102" calcext:value-type="float">
            <text:p>425.5307056111</text:p>
          </table:table-cell>
          <table:table-cell office:value-type="float" office:value="420.502171889751" calcext:value-type="float">
            <text:p>420.5021718898</text:p>
          </table:table-cell>
          <table:table-cell office:value-type="float" office:value="435.129179806943" calcext:value-type="float">
            <text:p>435.1291798069</text:p>
          </table:table-cell>
          <table:table-cell office:value-type="float" office:value="431.76697020124" calcext:value-type="float">
            <text:p>431.7669702012</text:p>
          </table:table-cell>
          <table:table-cell office:value-type="float" office:value="439.444915467243" calcext:value-type="float">
            <text:p>439.4449154672</text:p>
          </table:table-cell>
          <table:table-cell office:value-type="float" office:value="434.164911945332" calcext:value-type="float">
            <text:p>434.1649119453</text:p>
          </table:table-cell>
        </table:table-row>
        <table:table-row table:style-name="ro1">
          <table:table-cell office:value-type="float" office:value="416.140987345659" calcext:value-type="float">
            <text:p>416.1409873457</text:p>
          </table:table-cell>
          <table:table-cell office:value-type="float" office:value="424.554768613861" calcext:value-type="float">
            <text:p>424.5547686139</text:p>
          </table:table-cell>
          <table:table-cell office:value-type="float" office:value="425.770802105452" calcext:value-type="float">
            <text:p>425.7708021055</text:p>
          </table:table-cell>
          <table:table-cell office:value-type="float" office:value="429.77950006085" calcext:value-type="float">
            <text:p>429.7795000609</text:p>
          </table:table-cell>
          <table:table-cell office:value-type="float" office:value="421.710531930852" calcext:value-type="float">
            <text:p>421.7105319309</text:p>
          </table:table-cell>
          <table:table-cell office:value-type="float" office:value="424.714176738215" calcext:value-type="float">
            <text:p>424.7141767382</text:p>
          </table:table-cell>
          <table:table-cell office:value-type="float" office:value="413.033533031737" calcext:value-type="float">
            <text:p>413.0335330317</text:p>
          </table:table-cell>
          <table:table-cell office:value-type="float" office:value="425.8001389903" calcext:value-type="float">
            <text:p>425.8001389903</text:p>
          </table:table-cell>
          <table:table-cell office:value-type="float" office:value="439.444915467243" calcext:value-type="float">
            <text:p>439.4449154672</text:p>
          </table:table-cell>
          <table:table-cell office:value-type="float" office:value="409.147867893133" calcext:value-type="float">
            <text:p>409.1478678931</text:p>
          </table:table-cell>
          <table:table-cell office:value-type="float" office:value="418.532331532353" calcext:value-type="float">
            <text:p>418.5323315324</text:p>
          </table:table-cell>
          <table:table-cell office:value-type="float" office:value="425.656641195949" calcext:value-type="float">
            <text:p>425.6566411959</text:p>
          </table:table-cell>
          <table:table-cell office:value-type="float" office:value="434.047404518133" calcext:value-type="float">
            <text:p>434.0474045181</text:p>
          </table:table-cell>
          <table:table-cell office:value-type="float" office:value="425.394072701482" calcext:value-type="float">
            <text:p>425.3940727015</text:p>
          </table:table-cell>
          <table:table-cell office:value-type="float" office:value="417.528692870193" calcext:value-type="float">
            <text:p>417.5286928702</text:p>
          </table:table-cell>
          <table:table-cell office:value-type="float" office:value="419.95980590869" calcext:value-type="float">
            <text:p>419.9598059087</text:p>
          </table:table-cell>
          <table:table-cell office:value-type="float" office:value="435.202255105294" calcext:value-type="float">
            <text:p>435.2022551053</text:p>
          </table:table-cell>
          <table:table-cell office:value-type="float" office:value="432.123731019953" calcext:value-type="float">
            <text:p>432.12373102</text:p>
          </table:table-cell>
          <table:table-cell office:value-type="float" office:value="433.796586157821" calcext:value-type="float">
            <text:p>433.7965861578</text:p>
          </table:table-cell>
          <table:table-cell office:value-type="float" office:value="433.814086253758" calcext:value-type="float">
            <text:p>433.8140862538</text:p>
          </table:table-cell>
        </table:table-row>
        <table:table-row table:style-name="ro1">
          <table:table-cell office:value-type="float" office:value="415.986351270272" calcext:value-type="float">
            <text:p>415.9863512703</text:p>
          </table:table-cell>
          <table:table-cell office:value-type="float" office:value="425.269611955355" calcext:value-type="float">
            <text:p>425.2696119554</text:p>
          </table:table-cell>
          <table:table-cell office:value-type="float" office:value="425.169238458326" calcext:value-type="float">
            <text:p>425.1692384583</text:p>
          </table:table-cell>
          <table:table-cell office:value-type="float" office:value="430.469257461729" calcext:value-type="float">
            <text:p>430.4692574617</text:p>
          </table:table-cell>
          <table:table-cell office:value-type="float" office:value="421.168269568849" calcext:value-type="float">
            <text:p>421.1682695688</text:p>
          </table:table-cell>
          <table:table-cell office:value-type="float" office:value="416.01171158409" calcext:value-type="float">
            <text:p>416.0117115841</text:p>
          </table:table-cell>
          <table:table-cell office:value-type="float" office:value="411.068072684757" calcext:value-type="float">
            <text:p>411.0680726848</text:p>
          </table:table-cell>
          <table:table-cell office:value-type="float" office:value="425.052801498892" calcext:value-type="float">
            <text:p>425.0528014989</text:p>
          </table:table-cell>
          <table:table-cell office:value-type="float" office:value="439.444915467243" calcext:value-type="float">
            <text:p>439.4449154672</text:p>
          </table:table-cell>
          <table:table-cell office:value-type="float" office:value="408.152582426825" calcext:value-type="float">
            <text:p>408.1525824268</text:p>
          </table:table-cell>
          <table:table-cell office:value-type="float" office:value="417.255759490577" calcext:value-type="float">
            <text:p>417.2557594906</text:p>
          </table:table-cell>
          <table:table-cell office:value-type="float" office:value="424.355608412625" calcext:value-type="float">
            <text:p>424.3556084126</text:p>
          </table:table-cell>
          <table:table-cell office:value-type="float" office:value="434.203728192739" calcext:value-type="float">
            <text:p>434.2037281927</text:p>
          </table:table-cell>
          <table:table-cell office:value-type="float" office:value="426.071136709874" calcext:value-type="float">
            <text:p>426.0711367099</text:p>
          </table:table-cell>
          <table:table-cell office:value-type="float" office:value="416.444233987799" calcext:value-type="float">
            <text:p>416.4442339878</text:p>
          </table:table-cell>
          <table:table-cell office:value-type="float" office:value="419.536410029682" calcext:value-type="float">
            <text:p>419.5364100297</text:p>
          </table:table-cell>
          <table:table-cell office:value-type="float" office:value="435.440199914955" calcext:value-type="float">
            <text:p>435.440199915</text:p>
          </table:table-cell>
          <table:table-cell office:value-type="float" office:value="432.397239709465" calcext:value-type="float">
            <text:p>432.3972397095</text:p>
          </table:table-cell>
          <table:table-cell office:value-type="float" office:value="434.077481193822" calcext:value-type="float">
            <text:p>434.0774811938</text:p>
          </table:table-cell>
          <table:table-cell office:value-type="float" office:value="433.477970562103" calcext:value-type="float">
            <text:p>433.4779705621</text:p>
          </table:table-cell>
        </table:table-row>
        <table:table-row table:style-name="ro1">
          <table:table-cell office:value-type="float" office:value="415.752481218449" calcext:value-type="float">
            <text:p>415.7524812184</text:p>
          </table:table-cell>
          <table:table-cell office:value-type="float" office:value="424.142325953299" calcext:value-type="float">
            <text:p>424.1423259533</text:p>
          </table:table-cell>
          <table:table-cell office:value-type="float" office:value="419.826128198747" calcext:value-type="float">
            <text:p>419.8261281987</text:p>
          </table:table-cell>
          <table:table-cell office:value-type="float" office:value="430.929234728412" calcext:value-type="float">
            <text:p>430.9292347284</text:p>
          </table:table-cell>
          <table:table-cell office:value-type="float" office:value="420.800067728027" calcext:value-type="float">
            <text:p>420.800067728</text:p>
          </table:table-cell>
          <table:table-cell office:value-type="float" office:value="417.304590431136" calcext:value-type="float">
            <text:p>417.3045904311</text:p>
          </table:table-cell>
          <table:table-cell office:value-type="float" office:value="409.396070295474" calcext:value-type="float">
            <text:p>409.3960702955</text:p>
          </table:table-cell>
          <table:table-cell office:value-type="float" office:value="425.70921940964" calcext:value-type="float">
            <text:p>425.7092194096</text:p>
          </table:table-cell>
          <table:table-cell office:value-type="float" office:value="433.735035168998" calcext:value-type="float">
            <text:p>433.735035169</text:p>
          </table:table-cell>
          <table:table-cell office:value-type="float" office:value="415.178761962556" calcext:value-type="float">
            <text:p>415.1787619626</text:p>
          </table:table-cell>
          <table:table-cell office:value-type="float" office:value="416.663730443711" calcext:value-type="float">
            <text:p>416.6637304437</text:p>
          </table:table-cell>
          <table:table-cell office:value-type="float" office:value="423.22793419173" calcext:value-type="float">
            <text:p>423.2279341917</text:p>
          </table:table-cell>
          <table:table-cell office:value-type="float" office:value="433.929857260306" calcext:value-type="float">
            <text:p>433.9298572603</text:p>
          </table:table-cell>
          <table:table-cell office:value-type="float" office:value="427.286115716247" calcext:value-type="float">
            <text:p>427.2861157162</text:p>
          </table:table-cell>
          <table:table-cell office:value-type="float" office:value="417.644406630253" calcext:value-type="float">
            <text:p>417.6444066303</text:p>
          </table:table-cell>
          <table:table-cell office:value-type="float" office:value="419.156040637095" calcext:value-type="float">
            <text:p>419.1560406371</text:p>
          </table:table-cell>
          <table:table-cell office:value-type="float" office:value="435.557053529379" calcext:value-type="float">
            <text:p>435.5570535294</text:p>
          </table:table-cell>
          <table:table-cell office:value-type="float" office:value="432.550071628529" calcext:value-type="float">
            <text:p>432.5500716285</text:p>
          </table:table-cell>
          <table:table-cell office:value-type="float" office:value="434.547589742391" calcext:value-type="float">
            <text:p>434.5475897424</text:p>
          </table:table-cell>
          <table:table-cell office:value-type="float" office:value="433.809694893411" calcext:value-type="float">
            <text:p>433.8096948934</text:p>
          </table:table-cell>
        </table:table-row>
        <table:table-row table:style-name="ro1">
          <table:table-cell office:value-type="float" office:value="415.4401090276" calcext:value-type="float">
            <text:p>415.4401090276</text:p>
          </table:table-cell>
          <table:table-cell office:value-type="float" office:value="415.077295080542" calcext:value-type="float">
            <text:p>415.0772950805</text:p>
          </table:table-cell>
          <table:table-cell office:value-type="float" office:value="420.823117660331" calcext:value-type="float">
            <text:p>420.8231176603</text:p>
          </table:table-cell>
          <table:table-cell office:value-type="float" office:value="431.027081621886" calcext:value-type="float">
            <text:p>431.0270816219</text:p>
          </table:table-cell>
          <table:table-cell office:value-type="float" office:value="412.231435961157" calcext:value-type="float">
            <text:p>412.2314359612</text:p>
          </table:table-cell>
          <table:table-cell office:value-type="float" office:value="414.996263572204" calcext:value-type="float">
            <text:p>414.9962635722</text:p>
          </table:table-cell>
          <table:table-cell office:value-type="float" office:value="411.137568916963" calcext:value-type="float">
            <text:p>411.137568917</text:p>
          </table:table-cell>
          <table:table-cell office:value-type="float" office:value="424.951941443832" calcext:value-type="float">
            <text:p>424.9519414438</text:p>
          </table:table-cell>
          <table:table-cell office:value-type="float" office:value="433.31698696917" calcext:value-type="float">
            <text:p>433.3169869692</text:p>
          </table:table-cell>
          <table:table-cell office:value-type="float" office:value="414.678842391304" calcext:value-type="float">
            <text:p>414.6788423913</text:p>
          </table:table-cell>
          <table:table-cell office:value-type="float" office:value="416.424825337442" calcext:value-type="float">
            <text:p>416.4248253374</text:p>
          </table:table-cell>
          <table:table-cell office:value-type="float" office:value="417.216022171877" calcext:value-type="float">
            <text:p>417.2160221719</text:p>
          </table:table-cell>
          <table:table-cell office:value-type="float" office:value="434.491071521737" calcext:value-type="float">
            <text:p>434.4910715217</text:p>
          </table:table-cell>
          <table:table-cell office:value-type="float" office:value="428.631216042587" calcext:value-type="float">
            <text:p>428.6312160426</text:p>
          </table:table-cell>
          <table:table-cell office:value-type="float" office:value="415.751146538497" calcext:value-type="float">
            <text:p>415.7511465385</text:p>
          </table:table-cell>
          <table:table-cell office:value-type="float" office:value="419.483613529757" calcext:value-type="float">
            <text:p>419.4836135298</text:p>
          </table:table-cell>
          <table:table-cell office:value-type="float" office:value="435.636045297643" calcext:value-type="float">
            <text:p>435.6360452976</text:p>
          </table:table-cell>
          <table:table-cell office:value-type="float" office:value="432.638693513179" calcext:value-type="float">
            <text:p>432.6386935132</text:p>
          </table:table-cell>
          <table:table-cell office:value-type="float" office:value="434.052823812165" calcext:value-type="float">
            <text:p>434.0528238122</text:p>
          </table:table-cell>
          <table:table-cell office:value-type="float" office:value="434.25101885614" calcext:value-type="float">
            <text:p>434.2510188561</text:p>
          </table:table-cell>
        </table:table-row>
        <table:table-row table:style-name="ro1">
          <table:table-cell office:value-type="float" office:value="406.595585326533" calcext:value-type="float">
            <text:p>406.5955853265</text:p>
          </table:table-cell>
          <table:table-cell office:value-type="float" office:value="414.164934022237" calcext:value-type="float">
            <text:p>414.1649340222</text:p>
          </table:table-cell>
          <table:table-cell office:value-type="float" office:value="422.499049787222" calcext:value-type="float">
            <text:p>422.4990497872</text:p>
          </table:table-cell>
          <table:table-cell office:value-type="float" office:value="431.168359023271" calcext:value-type="float">
            <text:p>431.1683590233</text:p>
          </table:table-cell>
          <table:table-cell office:value-type="float" office:value="411.453343572748" calcext:value-type="float">
            <text:p>411.4533435727</text:p>
          </table:table-cell>
          <table:table-cell office:value-type="float" office:value="412.933249406048" calcext:value-type="float">
            <text:p>412.933249406</text:p>
          </table:table-cell>
          <table:table-cell office:value-type="float" office:value="408.4219283041" calcext:value-type="float">
            <text:p>408.4219283041</text:p>
          </table:table-cell>
          <table:table-cell office:value-type="float" office:value="416.606119895038" calcext:value-type="float">
            <text:p>416.606119895</text:p>
          </table:table-cell>
          <table:table-cell office:value-type="float" office:value="432.943367676203" calcext:value-type="float">
            <text:p>432.9433676762</text:p>
          </table:table-cell>
          <table:table-cell office:value-type="float" office:value="417.235434385748" calcext:value-type="float">
            <text:p>417.2354343857</text:p>
          </table:table-cell>
          <table:table-cell office:value-type="float" office:value="416.98781096747" calcext:value-type="float">
            <text:p>416.9878109675</text:p>
          </table:table-cell>
          <table:table-cell office:value-type="float" office:value="415.938038099417" calcext:value-type="float">
            <text:p>415.9380380994</text:p>
          </table:table-cell>
          <table:table-cell office:value-type="float" office:value="434.71277668359" calcext:value-type="float">
            <text:p>434.7127766836</text:p>
          </table:table-cell>
          <table:table-cell office:value-type="float" office:value="428.778960794729" calcext:value-type="float">
            <text:p>428.7789607947</text:p>
          </table:table-cell>
          <table:table-cell office:value-type="float" office:value="414.138142791811" calcext:value-type="float">
            <text:p>414.1381427918</text:p>
          </table:table-cell>
          <table:table-cell office:value-type="float" office:value="418.82065523366" calcext:value-type="float">
            <text:p>418.8206552337</text:p>
          </table:table-cell>
          <table:table-cell office:value-type="float" office:value="435.682834726749" calcext:value-type="float">
            <text:p>435.6828347267</text:p>
          </table:table-cell>
          <table:table-cell office:value-type="float" office:value="432.709498354903" calcext:value-type="float">
            <text:p>432.7094983549</text:p>
          </table:table-cell>
          <table:table-cell office:value-type="float" office:value="433.847671119582" calcext:value-type="float">
            <text:p>433.8476711196</text:p>
          </table:table-cell>
          <table:table-cell office:value-type="float" office:value="434.523201364255" calcext:value-type="float">
            <text:p>434.5232013643</text:p>
          </table:table-cell>
        </table:table-row>
        <table:table-row table:style-name="ro1">
          <table:table-cell office:value-type="float" office:value="405.97398049618" calcext:value-type="float">
            <text:p>405.9739804962</text:p>
          </table:table-cell>
          <table:table-cell office:value-type="float" office:value="413.625005378677" calcext:value-type="float">
            <text:p>413.6250053787</text:p>
          </table:table-cell>
          <table:table-cell office:value-type="float" office:value="420.409136878895" calcext:value-type="float">
            <text:p>420.4091368789</text:p>
          </table:table-cell>
          <table:table-cell office:value-type="float" office:value="431.252063504661" calcext:value-type="float">
            <text:p>431.2520635047</text:p>
          </table:table-cell>
          <table:table-cell office:value-type="float" office:value="412.17951743999" calcext:value-type="float">
            <text:p>412.17951744</text:p>
          </table:table-cell>
          <table:table-cell office:value-type="float" office:value="411.620773101301" calcext:value-type="float">
            <text:p>411.6207731013</text:p>
          </table:table-cell>
          <table:table-cell office:value-type="float" office:value="401.87329735709" calcext:value-type="float">
            <text:p>401.8732973571</text:p>
          </table:table-cell>
          <table:table-cell office:value-type="float" office:value="416.181294647664" calcext:value-type="float">
            <text:p>416.1812946477</text:p>
          </table:table-cell>
          <table:table-cell office:value-type="float" office:value="433.380149692004" calcext:value-type="float">
            <text:p>433.380149692</text:p>
          </table:table-cell>
          <table:table-cell office:value-type="float" office:value="417.850830420006" calcext:value-type="float">
            <text:p>417.85083042</text:p>
          </table:table-cell>
          <table:table-cell office:value-type="float" office:value="422.780202263768" calcext:value-type="float">
            <text:p>422.7802022638</text:p>
          </table:table-cell>
          <table:table-cell office:value-type="float" office:value="414.919306716878" calcext:value-type="float">
            <text:p>414.9193067169</text:p>
          </table:table-cell>
          <table:table-cell office:value-type="float" office:value="434.997713553031" calcext:value-type="float">
            <text:p>434.997713553</text:p>
          </table:table-cell>
          <table:table-cell office:value-type="float" office:value="428.789454770322" calcext:value-type="float">
            <text:p>428.7894547703</text:p>
          </table:table-cell>
          <table:table-cell office:value-type="float" office:value="412.617507529793" calcext:value-type="float">
            <text:p>412.6175075298</text:p>
          </table:table-cell>
          <table:table-cell office:value-type="float" office:value="419.352802435868" calcext:value-type="float">
            <text:p>419.3528024359</text:p>
          </table:table-cell>
          <table:table-cell office:value-type="float" office:value="435.723725046593" calcext:value-type="float">
            <text:p>435.7237250466</text:p>
          </table:table-cell>
          <table:table-cell office:value-type="float" office:value="423.034302717901" calcext:value-type="float">
            <text:p>423.0343027179</text:p>
          </table:table-cell>
          <table:table-cell office:value-type="float" office:value="427.906128474274" calcext:value-type="float">
            <text:p>427.9061284743</text:p>
          </table:table-cell>
          <table:table-cell office:value-type="float" office:value="434.647231864338" calcext:value-type="float">
            <text:p>434.6472318643</text:p>
          </table:table-cell>
        </table:table-row>
        <table:table-row table:style-name="ro1">
          <table:table-cell office:value-type="float" office:value="398.253973808139" calcext:value-type="float">
            <text:p>398.2539738081</text:p>
          </table:table-cell>
          <table:table-cell office:value-type="float" office:value="421.280613052178" calcext:value-type="float">
            <text:p>421.2806130522</text:p>
          </table:table-cell>
          <table:table-cell office:value-type="float" office:value="422.170375439932" calcext:value-type="float">
            <text:p>422.1703754399</text:p>
          </table:table-cell>
          <table:table-cell office:value-type="float" office:value="423.799212925053" calcext:value-type="float">
            <text:p>423.7992129251</text:p>
          </table:table-cell>
          <table:table-cell office:value-type="float" office:value="416.255686383992" calcext:value-type="float">
            <text:p>416.255686384</text:p>
          </table:table-cell>
          <table:table-cell office:value-type="float" office:value="410.821930933342" calcext:value-type="float">
            <text:p>410.8219309333</text:p>
          </table:table-cell>
          <table:table-cell office:value-type="float" office:value="399.19615017579" calcext:value-type="float">
            <text:p>399.1961501758</text:p>
          </table:table-cell>
          <table:table-cell office:value-type="float" office:value="415.740269047084" calcext:value-type="float">
            <text:p>415.7402690471</text:p>
          </table:table-cell>
          <table:table-cell office:value-type="float" office:value="433.626062298665" calcext:value-type="float">
            <text:p>433.6260622987</text:p>
          </table:table-cell>
          <table:table-cell office:value-type="float" office:value="417.233638647637" calcext:value-type="float">
            <text:p>417.2336386476</text:p>
          </table:table-cell>
          <table:table-cell office:value-type="float" office:value="423.633246469152" calcext:value-type="float">
            <text:p>423.6332464692</text:p>
          </table:table-cell>
          <table:table-cell office:value-type="float" office:value="408.705383925205" calcext:value-type="float">
            <text:p>408.7053839252</text:p>
          </table:table-cell>
          <table:table-cell office:value-type="float" office:value="435.187257072285" calcext:value-type="float">
            <text:p>435.1872570723</text:p>
          </table:table-cell>
          <table:table-cell office:value-type="float" office:value="428.689058026318" calcext:value-type="float">
            <text:p>428.6890580263</text:p>
          </table:table-cell>
          <table:table-cell office:value-type="float" office:value="413.86887299228" calcext:value-type="float">
            <text:p>413.8688729923</text:p>
          </table:table-cell>
          <table:table-cell office:value-type="float" office:value="419.999195155382" calcext:value-type="float">
            <text:p>419.9991951554</text:p>
          </table:table-cell>
          <table:table-cell office:value-type="float" office:value="435.75630977702" calcext:value-type="float">
            <text:p>435.756309777</text:p>
          </table:table-cell>
          <table:table-cell office:value-type="float" office:value="422.774084298681" calcext:value-type="float">
            <text:p>422.7740842987</text:p>
          </table:table-cell>
          <table:table-cell office:value-type="float" office:value="427.449821088393" calcext:value-type="float">
            <text:p>427.4498210884</text:p>
          </table:table-cell>
          <table:table-cell office:value-type="float" office:value="426.117495136962" calcext:value-type="float">
            <text:p>426.117495137</text:p>
          </table:table-cell>
        </table:table-row>
        <table:table-row table:style-name="ro1">
          <table:table-cell office:value-type="float" office:value="397.332168442781" calcext:value-type="float">
            <text:p>397.3321684428</text:p>
          </table:table-cell>
          <table:table-cell office:value-type="float" office:value="420.776699115114" calcext:value-type="float">
            <text:p>420.7766991151</text:p>
          </table:table-cell>
          <table:table-cell office:value-type="float" office:value="422.965411065983" calcext:value-type="float">
            <text:p>422.965411066</text:p>
          </table:table-cell>
          <table:table-cell office:value-type="float" office:value="423.494411176283" calcext:value-type="float">
            <text:p>423.4944111763</text:p>
          </table:table-cell>
          <table:table-cell office:value-type="float" office:value="416.962463426787" calcext:value-type="float">
            <text:p>416.9624634268</text:p>
          </table:table-cell>
          <table:table-cell office:value-type="float" office:value="401.419692661757" calcext:value-type="float">
            <text:p>401.4196926618</text:p>
          </table:table-cell>
          <table:table-cell office:value-type="float" office:value="393.140197958071" calcext:value-type="float">
            <text:p>393.1401979581</text:p>
          </table:table-cell>
          <table:table-cell office:value-type="float" office:value="408.145054860471" calcext:value-type="float">
            <text:p>408.1450548605</text:p>
          </table:table-cell>
          <table:table-cell office:value-type="float" office:value="428.100872446322" calcext:value-type="float">
            <text:p>428.1008724463</text:p>
          </table:table-cell>
          <table:table-cell office:value-type="float" office:value="417.018652046066" calcext:value-type="float">
            <text:p>417.0186520461</text:p>
          </table:table-cell>
          <table:table-cell office:value-type="float" office:value="424.508992355911" calcext:value-type="float">
            <text:p>424.5089923559</text:p>
          </table:table-cell>
          <table:table-cell office:value-type="float" office:value="407.484017461185" calcext:value-type="float">
            <text:p>407.4840174612</text:p>
          </table:table-cell>
          <table:table-cell office:value-type="float" office:value="429.470635029643" calcext:value-type="float">
            <text:p>429.4706350296</text:p>
          </table:table-cell>
          <table:table-cell office:value-type="float" office:value="428.577943907406" calcext:value-type="float">
            <text:p>428.5779439074</text:p>
          </table:table-cell>
          <table:table-cell office:value-type="float" office:value="405.151345728958" calcext:value-type="float">
            <text:p>405.151345729</text:p>
          </table:table-cell>
          <table:table-cell office:value-type="float" office:value="420.067321765788" calcext:value-type="float">
            <text:p>420.0673217658</text:p>
          </table:table-cell>
          <table:table-cell office:value-type="float" office:value="435.808076676331" calcext:value-type="float">
            <text:p>435.8080766763</text:p>
          </table:table-cell>
          <table:table-cell office:value-type="float" office:value="411.964915703999" calcext:value-type="float">
            <text:p>411.964915704</text:p>
          </table:table-cell>
          <table:table-cell office:value-type="float" office:value="427.847010414715" calcext:value-type="float">
            <text:p>427.8470104147</text:p>
          </table:table-cell>
          <table:table-cell office:value-type="float" office:value="425.933593679395" calcext:value-type="float">
            <text:p>425.9335936794</text:p>
          </table:table-cell>
        </table:table-row>
        <table:table-row table:style-name="ro1">
          <table:table-cell office:value-type="float" office:value="396.962776601126" calcext:value-type="float">
            <text:p>396.9627766011</text:p>
          </table:table-cell>
          <table:table-cell office:value-type="float" office:value="420.154908578853" calcext:value-type="float">
            <text:p>420.1549085789</text:p>
          </table:table-cell>
          <table:table-cell office:value-type="float" office:value="423.313632027059" calcext:value-type="float">
            <text:p>423.3136320271</text:p>
          </table:table-cell>
          <table:table-cell office:value-type="float" office:value="424.036235525936" calcext:value-type="float">
            <text:p>424.0362355259</text:p>
          </table:table-cell>
          <table:table-cell office:value-type="float" office:value="417.483730958452" calcext:value-type="float">
            <text:p>417.4837309585</text:p>
          </table:table-cell>
          <table:table-cell office:value-type="float" office:value="400.461932757295" calcext:value-type="float">
            <text:p>400.4619327573</text:p>
          </table:table-cell>
          <table:table-cell office:value-type="float" office:value="391.496379041143" calcext:value-type="float">
            <text:p>391.4963790411</text:p>
          </table:table-cell>
          <table:table-cell office:value-type="float" office:value="407.466574516797" calcext:value-type="float">
            <text:p>407.4665745168</text:p>
          </table:table-cell>
          <table:table-cell office:value-type="float" office:value="427.318750832646" calcext:value-type="float">
            <text:p>427.3187508326</text:p>
          </table:table-cell>
          <table:table-cell office:value-type="float" office:value="416.351698617169" calcext:value-type="float">
            <text:p>416.3516986172</text:p>
          </table:table-cell>
          <table:table-cell office:value-type="float" office:value="425.22377834847" calcext:value-type="float">
            <text:p>425.2237783485</text:p>
          </table:table-cell>
          <table:table-cell office:value-type="float" office:value="406.22574522677" calcext:value-type="float">
            <text:p>406.2257452268</text:p>
          </table:table-cell>
          <table:table-cell office:value-type="float" office:value="429.800313652219" calcext:value-type="float">
            <text:p>429.8003136522</text:p>
          </table:table-cell>
          <table:table-cell office:value-type="float" office:value="428.502384242981" calcext:value-type="float">
            <text:p>428.502384243</text:p>
          </table:table-cell>
          <table:table-cell office:value-type="float" office:value="402.488954351199" calcext:value-type="float">
            <text:p>402.4889543512</text:p>
          </table:table-cell>
          <table:table-cell office:value-type="float" office:value="420.258100975743" calcext:value-type="float">
            <text:p>420.2581009757</text:p>
          </table:table-cell>
          <table:table-cell office:value-type="float" office:value="435.859782681929" calcext:value-type="float">
            <text:p>435.8597826819</text:p>
          </table:table-cell>
          <table:table-cell office:value-type="float" office:value="411.1974115002" calcext:value-type="float">
            <text:p>411.1974115002</text:p>
          </table:table-cell>
          <table:table-cell office:value-type="float" office:value="421.030011896031" calcext:value-type="float">
            <text:p>421.030011896</text:p>
          </table:table-cell>
          <table:table-cell office:value-type="float" office:value="425.799961166605" calcext:value-type="float">
            <text:p>425.7999611666</text:p>
          </table:table-cell>
        </table:table-row>
        <table:table-row table:style-name="ro1">
          <table:table-cell office:value-type="float" office:value="396.372763987537" calcext:value-type="float">
            <text:p>396.3727639875</text:p>
          </table:table-cell>
          <table:table-cell office:value-type="float" office:value="419.681114089281" calcext:value-type="float">
            <text:p>419.6811140893</text:p>
          </table:table-cell>
          <table:table-cell office:value-type="float" office:value="420.119351400858" calcext:value-type="float">
            <text:p>420.1193514009</text:p>
          </table:table-cell>
          <table:table-cell office:value-type="float" office:value="423.503308354376" calcext:value-type="float">
            <text:p>423.5033083544</text:p>
          </table:table-cell>
          <table:table-cell office:value-type="float" office:value="415.804531008834" calcext:value-type="float">
            <text:p>415.8045310088</text:p>
          </table:table-cell>
          <table:table-cell office:value-type="float" office:value="401.768848317626" calcext:value-type="float">
            <text:p>401.7688483176</text:p>
          </table:table-cell>
          <table:table-cell office:value-type="float" office:value="389.826336741387" calcext:value-type="float">
            <text:p>389.8263367414</text:p>
          </table:table-cell>
          <table:table-cell office:value-type="float" office:value="406.736650969143" calcext:value-type="float">
            <text:p>406.7366509691</text:p>
          </table:table-cell>
          <table:table-cell office:value-type="float" office:value="427.951319452398" calcext:value-type="float">
            <text:p>427.9513194524</text:p>
          </table:table-cell>
          <table:table-cell office:value-type="float" office:value="414.574916404507" calcext:value-type="float">
            <text:p>414.5749164045</text:p>
          </table:table-cell>
          <table:table-cell office:value-type="float" office:value="424.106833735435" calcext:value-type="float">
            <text:p>424.1068337354</text:p>
          </table:table-cell>
          <table:table-cell office:value-type="float" office:value="405.035677078725" calcext:value-type="float">
            <text:p>405.0356770787</text:p>
          </table:table-cell>
          <table:table-cell office:value-type="float" office:value="429.326406646854" calcext:value-type="float">
            <text:p>429.3264066469</text:p>
          </table:table-cell>
          <table:table-cell office:value-type="float" office:value="422.331976407779" calcext:value-type="float">
            <text:p>422.3319764078</text:p>
          </table:table-cell>
          <table:table-cell office:value-type="float" office:value="400.363324988253" calcext:value-type="float">
            <text:p>400.3633249883</text:p>
          </table:table-cell>
          <table:table-cell office:value-type="float" office:value="420.337676744999" calcext:value-type="float">
            <text:p>420.337676745</text:p>
          </table:table-cell>
          <table:table-cell office:value-type="float" office:value="433.903499285669" calcext:value-type="float">
            <text:p>433.9034992857</text:p>
          </table:table-cell>
          <table:table-cell office:value-type="float" office:value="410.423394821548" calcext:value-type="float">
            <text:p>410.4233948215</text:p>
          </table:table-cell>
          <table:table-cell office:value-type="float" office:value="419.924110441537" calcext:value-type="float">
            <text:p>419.9241104415</text:p>
          </table:table-cell>
          <table:table-cell office:value-type="float" office:value="425.668093042481" calcext:value-type="float">
            <text:p>425.6680930425</text:p>
          </table:table-cell>
        </table:table-row>
        <table:table-row table:style-name="ro1">
          <table:table-cell office:value-type="float" office:value="389.422379670195" calcext:value-type="float">
            <text:p>389.4223796702</text:p>
          </table:table-cell>
          <table:table-cell office:value-type="float" office:value="412.204397092775" calcext:value-type="float">
            <text:p>412.2043970928</text:p>
          </table:table-cell>
          <table:table-cell office:value-type="float" office:value="419.901088550137" calcext:value-type="float">
            <text:p>419.9010885501</text:p>
          </table:table-cell>
          <table:table-cell office:value-type="float" office:value="424.195387067441" calcext:value-type="float">
            <text:p>424.1953870674</text:p>
          </table:table-cell>
          <table:table-cell office:value-type="float" office:value="415.660123878217" calcext:value-type="float">
            <text:p>415.6601238782</text:p>
          </table:table-cell>
          <table:table-cell office:value-type="float" office:value="410.482710868166" calcext:value-type="float">
            <text:p>410.4827108682</text:p>
          </table:table-cell>
          <table:table-cell office:value-type="float" office:value="384.18366365803" calcext:value-type="float">
            <text:p>384.183663658</text:p>
          </table:table-cell>
          <table:table-cell office:value-type="float" office:value="405.904352119138" calcext:value-type="float">
            <text:p>405.9043521191</text:p>
          </table:table-cell>
          <table:table-cell office:value-type="float" office:value="428.137645695506" calcext:value-type="float">
            <text:p>428.1376456955</text:p>
          </table:table-cell>
          <table:table-cell office:value-type="float" office:value="413.959086599105" calcext:value-type="float">
            <text:p>413.9590865991</text:p>
          </table:table-cell>
          <table:table-cell office:value-type="float" office:value="424.416622470022" calcext:value-type="float">
            <text:p>424.41662247</text:p>
          </table:table-cell>
          <table:table-cell office:value-type="float" office:value="398.659616217388" calcext:value-type="float">
            <text:p>398.6596162174</text:p>
          </table:table-cell>
          <table:table-cell office:value-type="float" office:value="428.960740264947" calcext:value-type="float">
            <text:p>428.9607402649</text:p>
          </table:table-cell>
          <table:table-cell office:value-type="float" office:value="422.043676819503" calcext:value-type="float">
            <text:p>422.0436768195</text:p>
          </table:table-cell>
          <table:table-cell office:value-type="float" office:value="392.028264829684" calcext:value-type="float">
            <text:p>392.0282648297</text:p>
          </table:table-cell>
          <table:table-cell office:value-type="float" office:value="416.136520314392" calcext:value-type="float">
            <text:p>416.1365203144</text:p>
          </table:table-cell>
          <table:table-cell office:value-type="float" office:value="433.515022974552" calcext:value-type="float">
            <text:p>433.5150229746</text:p>
          </table:table-cell>
          <table:table-cell office:value-type="float" office:value="410.690927446247" calcext:value-type="float">
            <text:p>410.6909274462</text:p>
          </table:table-cell>
          <table:table-cell office:value-type="float" office:value="418.912903815731" calcext:value-type="float">
            <text:p>418.9129038157</text:p>
          </table:table-cell>
          <table:table-cell office:value-type="float" office:value="425.519971764323" calcext:value-type="float">
            <text:p>425.5199717643</text:p>
          </table:table-cell>
        </table:table-row>
        <table:table-row table:style-name="ro1">
          <table:table-cell office:value-type="float" office:value="389.076880140566" calcext:value-type="float">
            <text:p>389.0768801406</text:p>
          </table:table-cell>
          <table:table-cell office:value-type="float" office:value="411.396501865263" calcext:value-type="float">
            <text:p>411.3965018653</text:p>
          </table:table-cell>
          <table:table-cell office:value-type="float" office:value="419.683278041964" calcext:value-type="float">
            <text:p>419.683278042</text:p>
          </table:table-cell>
          <table:table-cell office:value-type="float" office:value="423.984601014116" calcext:value-type="float">
            <text:p>423.9846010141</text:p>
          </table:table-cell>
          <table:table-cell office:value-type="float" office:value="415.454006311768" calcext:value-type="float">
            <text:p>415.4540063118</text:p>
          </table:table-cell>
          <table:table-cell office:value-type="float" office:value="411.194696257498" calcext:value-type="float">
            <text:p>411.1946962575</text:p>
          </table:table-cell>
          <table:table-cell office:value-type="float" office:value="382.252398942795" calcext:value-type="float">
            <text:p>382.2523989428</text:p>
          </table:table-cell>
          <table:table-cell office:value-type="float" office:value="404.950213927247" calcext:value-type="float">
            <text:p>404.9502139272</text:p>
          </table:table-cell>
          <table:table-cell office:value-type="float" office:value="428.498279081035" calcext:value-type="float">
            <text:p>428.498279081</text:p>
          </table:table-cell>
          <table:table-cell office:value-type="float" office:value="414.279487623316" calcext:value-type="float">
            <text:p>414.2794876233</text:p>
          </table:table-cell>
          <table:table-cell office:value-type="float" office:value="423.331648972255" calcext:value-type="float">
            <text:p>423.3316489723</text:p>
          </table:table-cell>
          <table:table-cell office:value-type="float" office:value="397.188986253359" calcext:value-type="float">
            <text:p>397.1889862534</text:p>
          </table:table-cell>
          <table:table-cell office:value-type="float" office:value="428.675870268329" calcext:value-type="float">
            <text:p>428.6758702683</text:p>
          </table:table-cell>
          <table:table-cell office:value-type="float" office:value="413.574646922755" calcext:value-type="float">
            <text:p>413.5746469228</text:p>
          </table:table-cell>
          <table:table-cell office:value-type="float" office:value="389.772208003131" calcext:value-type="float">
            <text:p>389.7722080031</text:p>
          </table:table-cell>
          <table:table-cell office:value-type="float" office:value="415.792066485662" calcext:value-type="float">
            <text:p>415.7920664857</text:p>
          </table:table-cell>
          <table:table-cell office:value-type="float" office:value="433.209918847996" calcext:value-type="float">
            <text:p>433.209918848</text:p>
          </table:table-cell>
          <table:table-cell office:value-type="float" office:value="411.769773409033" calcext:value-type="float">
            <text:p>411.769773409</text:p>
          </table:table-cell>
          <table:table-cell office:value-type="float" office:value="419.988364457126" calcext:value-type="float">
            <text:p>419.9883644571</text:p>
          </table:table-cell>
          <table:table-cell office:value-type="float" office:value="425.355916353067" calcext:value-type="float">
            <text:p>425.3559163531</text:p>
          </table:table-cell>
        </table:table-row>
        <table:table-row table:style-name="ro1">
          <table:table-cell office:value-type="float" office:value="388.401468552594" calcext:value-type="float">
            <text:p>388.4014685526</text:p>
          </table:table-cell>
          <table:table-cell office:value-type="float" office:value="404.218495981752" calcext:value-type="float">
            <text:p>404.2184959818</text:p>
          </table:table-cell>
          <table:table-cell office:value-type="float" office:value="420.308712237774" calcext:value-type="float">
            <text:p>420.3087122378</text:p>
          </table:table-cell>
          <table:table-cell office:value-type="float" office:value="429.701614984792" calcext:value-type="float">
            <text:p>429.7016149848</text:p>
          </table:table-cell>
          <table:table-cell office:value-type="float" office:value="415.2084221685" calcext:value-type="float">
            <text:p>415.2084221685</text:p>
          </table:table-cell>
          <table:table-cell office:value-type="float" office:value="409.128193238075" calcext:value-type="float">
            <text:p>409.1281932381</text:p>
          </table:table-cell>
          <table:table-cell office:value-type="float" office:value="377.141198174039" calcext:value-type="float">
            <text:p>377.141198174</text:p>
          </table:table-cell>
          <table:table-cell office:value-type="float" office:value="406.323550118792" calcext:value-type="float">
            <text:p>406.3235501188</text:p>
          </table:table-cell>
          <table:table-cell office:value-type="float" office:value="428.697643882078" calcext:value-type="float">
            <text:p>428.6976438821</text:p>
          </table:table-cell>
          <table:table-cell office:value-type="float" office:value="413.566846785621" calcext:value-type="float">
            <text:p>413.5668467856</text:p>
          </table:table-cell>
          <table:table-cell office:value-type="float" office:value="422.347276266105" calcext:value-type="float">
            <text:p>422.3472762661</text:p>
          </table:table-cell>
          <table:table-cell office:value-type="float" office:value="395.610448476124" calcext:value-type="float">
            <text:p>395.6104484761</text:p>
          </table:table-cell>
          <table:table-cell office:value-type="float" office:value="428.429114301525" calcext:value-type="float">
            <text:p>428.4291143015</text:p>
          </table:table-cell>
          <table:table-cell office:value-type="float" office:value="412.818305057703" calcext:value-type="float">
            <text:p>412.8183050577</text:p>
          </table:table-cell>
          <table:table-cell office:value-type="float" office:value="387.683369046591" calcext:value-type="float">
            <text:p>387.6833690466</text:p>
          </table:table-cell>
          <table:table-cell office:value-type="float" office:value="415.498589488524" calcext:value-type="float">
            <text:p>415.4985894885</text:p>
          </table:table-cell>
          <table:table-cell office:value-type="float" office:value="434.840935758245" calcext:value-type="float">
            <text:p>434.8409357582</text:p>
          </table:table-cell>
          <table:table-cell office:value-type="float" office:value="410.326065148236" calcext:value-type="float">
            <text:p>410.3260651482</text:p>
          </table:table-cell>
          <table:table-cell office:value-type="float" office:value="421.340113118471" calcext:value-type="float">
            <text:p>421.3401131185</text:p>
          </table:table-cell>
          <table:table-cell office:value-type="float" office:value="414.110544051887" calcext:value-type="float">
            <text:p>414.1105440519</text:p>
          </table:table-cell>
        </table:table-row>
        <table:table-row table:style-name="ro1">
          <table:table-cell office:value-type="float" office:value="389.429891744135" calcext:value-type="float">
            <text:p>389.4298917441</text:p>
          </table:table-cell>
          <table:table-cell office:value-type="float" office:value="403.051628393687" calcext:value-type="float">
            <text:p>403.0516283937</text:p>
          </table:table-cell>
          <table:table-cell office:value-type="float" office:value="418.408906463364" calcext:value-type="float">
            <text:p>418.4089064634</text:p>
          </table:table-cell>
          <table:table-cell office:value-type="float" office:value="429.920355701996" calcext:value-type="float">
            <text:p>429.920355702</text:p>
          </table:table-cell>
          <table:table-cell office:value-type="float" office:value="411.395673758911" calcext:value-type="float">
            <text:p>411.3956737589</text:p>
          </table:table-cell>
          <table:table-cell office:value-type="float" office:value="401.652432642556" calcext:value-type="float">
            <text:p>401.6524326426</text:p>
          </table:table-cell>
          <table:table-cell office:value-type="float" office:value="379.59075193769" calcext:value-type="float">
            <text:p>379.5907519377</text:p>
          </table:table-cell>
          <table:table-cell office:value-type="float" office:value="409.147452098993" calcext:value-type="float">
            <text:p>409.147452099</text:p>
          </table:table-cell>
          <table:table-cell office:value-type="float" office:value="430.11157011156" calcext:value-type="float">
            <text:p>430.1115701116</text:p>
          </table:table-cell>
          <table:table-cell office:value-type="float" office:value="413.948389943048" calcext:value-type="float">
            <text:p>413.948389943</text:p>
          </table:table-cell>
          <table:table-cell office:value-type="float" office:value="423.217984594878" calcext:value-type="float">
            <text:p>423.2179845949</text:p>
          </table:table-cell>
          <table:table-cell office:value-type="float" office:value="394.58895931312" calcext:value-type="float">
            <text:p>394.5889593131</text:p>
          </table:table-cell>
          <table:table-cell office:value-type="float" office:value="428.179825720698" calcext:value-type="float">
            <text:p>428.1798257207</text:p>
          </table:table-cell>
          <table:table-cell office:value-type="float" office:value="411.93519704433" calcext:value-type="float">
            <text:p>411.9351970443</text:p>
          </table:table-cell>
          <table:table-cell office:value-type="float" office:value="385.916978881248" calcext:value-type="float">
            <text:p>385.9169788812</text:p>
          </table:table-cell>
          <table:table-cell office:value-type="float" office:value="415.191126819791" calcext:value-type="float">
            <text:p>415.1911268198</text:p>
          </table:table-cell>
          <table:table-cell office:value-type="float" office:value="434.650471274142" calcext:value-type="float">
            <text:p>434.6504712741</text:p>
          </table:table-cell>
          <table:table-cell office:value-type="float" office:value="416.046010895116" calcext:value-type="float">
            <text:p>416.0460108951</text:p>
          </table:table-cell>
          <table:table-cell office:value-type="float" office:value="421.977064699173" calcext:value-type="float">
            <text:p>421.9770646992</text:p>
          </table:table-cell>
          <table:table-cell office:value-type="float" office:value="413.584169603247" calcext:value-type="float">
            <text:p>413.5841696032</text:p>
          </table:table-cell>
        </table:table-row>
        <table:table-row table:style-name="ro1">
          <table:table-cell office:value-type="float" office:value="390.890323139316" calcext:value-type="float">
            <text:p>390.8903231393</text:p>
          </table:table-cell>
          <table:table-cell office:value-type="float" office:value="402.11313709816" calcext:value-type="float">
            <text:p>402.1131370982</text:p>
          </table:table-cell>
          <table:table-cell office:value-type="float" office:value="415.932573205451" calcext:value-type="float">
            <text:p>415.9325732055</text:p>
          </table:table-cell>
          <table:table-cell office:value-type="float" office:value="427.886728561583" calcext:value-type="float">
            <text:p>427.8867285616</text:p>
          </table:table-cell>
          <table:table-cell office:value-type="float" office:value="410.854925745788" calcext:value-type="float">
            <text:p>410.8549257458</text:p>
          </table:table-cell>
          <table:table-cell office:value-type="float" office:value="399.659194024858" calcext:value-type="float">
            <text:p>399.6591940249</text:p>
          </table:table-cell>
          <table:table-cell office:value-type="float" office:value="381.196073455734" calcext:value-type="float">
            <text:p>381.1960734557</text:p>
          </table:table-cell>
          <table:table-cell office:value-type="float" office:value="411.285160526638" calcext:value-type="float">
            <text:p>411.2851605266</text:p>
          </table:table-cell>
          <table:table-cell office:value-type="float" office:value="429.896907565351" calcext:value-type="float">
            <text:p>429.8969075654</text:p>
          </table:table-cell>
          <table:table-cell office:value-type="float" office:value="411.520529926581" calcext:value-type="float">
            <text:p>411.5205299266</text:p>
          </table:table-cell>
          <table:table-cell office:value-type="float" office:value="424.118773253439" calcext:value-type="float">
            <text:p>424.1187732534</text:p>
          </table:table-cell>
          <table:table-cell office:value-type="float" office:value="393.911631215044" calcext:value-type="float">
            <text:p>393.911631215</text:p>
          </table:table-cell>
          <table:table-cell office:value-type="float" office:value="418.428272007861" calcext:value-type="float">
            <text:p>418.4282720079</text:p>
          </table:table-cell>
          <table:table-cell office:value-type="float" office:value="402.883031062658" calcext:value-type="float">
            <text:p>402.8830310627</text:p>
          </table:table-cell>
          <table:table-cell office:value-type="float" office:value="384.964255496189" calcext:value-type="float">
            <text:p>384.9642554962</text:p>
          </table:table-cell>
          <table:table-cell office:value-type="float" office:value="414.947765188539" calcext:value-type="float">
            <text:p>414.9477651885</text:p>
          </table:table-cell>
          <table:table-cell office:value-type="float" office:value="434.4550747316" calcext:value-type="float">
            <text:p>434.4550747316</text:p>
          </table:table-cell>
          <table:table-cell office:value-type="float" office:value="415.633733713385" calcext:value-type="float">
            <text:p>415.6337337134</text:p>
          </table:table-cell>
          <table:table-cell office:value-type="float" office:value="422.097573526495" calcext:value-type="float">
            <text:p>422.0975735265</text:p>
          </table:table-cell>
          <table:table-cell office:value-type="float" office:value="413.315006695433" calcext:value-type="float">
            <text:p>413.3150066954</text:p>
          </table:table-cell>
        </table:table-row>
        <table:table-row table:style-name="ro1">
          <table:table-cell office:value-type="float" office:value="387.820202286509" calcext:value-type="float">
            <text:p>387.8202022865</text:p>
          </table:table-cell>
          <table:table-cell office:value-type="float" office:value="403.394185340735" calcext:value-type="float">
            <text:p>403.3941853407</text:p>
          </table:table-cell>
          <table:table-cell office:value-type="float" office:value="414.240003331341" calcext:value-type="float">
            <text:p>414.2400033313</text:p>
          </table:table-cell>
          <table:table-cell office:value-type="float" office:value="427.682912442505" calcext:value-type="float">
            <text:p>427.6829124425</text:p>
          </table:table-cell>
          <table:table-cell office:value-type="float" office:value="410.372054966941" calcext:value-type="float">
            <text:p>410.3720549669</text:p>
          </table:table-cell>
          <table:table-cell office:value-type="float" office:value="398.007180249987" calcext:value-type="float">
            <text:p>398.00718025</text:p>
          </table:table-cell>
          <table:table-cell office:value-type="float" office:value="383.185312453632" calcext:value-type="float">
            <text:p>383.1853124536</text:p>
          </table:table-cell>
          <table:table-cell office:value-type="float" office:value="412.249686289105" calcext:value-type="float">
            <text:p>412.2496862891</text:p>
          </table:table-cell>
          <table:table-cell office:value-type="float" office:value="429.003589415659" calcext:value-type="float">
            <text:p>429.0035894157</text:p>
          </table:table-cell>
          <table:table-cell office:value-type="float" office:value="410.260073661392" calcext:value-type="float">
            <text:p>410.2600736614</text:p>
          </table:table-cell>
          <table:table-cell office:value-type="float" office:value="424.506746496251" calcext:value-type="float">
            <text:p>424.5067464963</text:p>
          </table:table-cell>
          <table:table-cell office:value-type="float" office:value="393.043575526836" calcext:value-type="float">
            <text:p>393.0435755268</text:p>
          </table:table-cell>
          <table:table-cell office:value-type="float" office:value="417.806929010123" calcext:value-type="float">
            <text:p>417.8069290101</text:p>
          </table:table-cell>
          <table:table-cell office:value-type="float" office:value="401.539699557138" calcext:value-type="float">
            <text:p>401.5396995571</text:p>
          </table:table-cell>
          <table:table-cell office:value-type="float" office:value="383.748411561163" calcext:value-type="float">
            <text:p>383.7484115612</text:p>
          </table:table-cell>
          <table:table-cell office:value-type="float" office:value="415.153498512656" calcext:value-type="float">
            <text:p>415.1534985127</text:p>
          </table:table-cell>
          <table:table-cell office:value-type="float" office:value="434.610164013041" calcext:value-type="float">
            <text:p>434.610164013</text:p>
          </table:table-cell>
          <table:table-cell office:value-type="float" office:value="415.434623356957" calcext:value-type="float">
            <text:p>415.434623357</text:p>
          </table:table-cell>
          <table:table-cell office:value-type="float" office:value="422.092699458177" calcext:value-type="float">
            <text:p>422.0926994582</text:p>
          </table:table-cell>
          <table:table-cell office:value-type="float" office:value="402.668548221638" calcext:value-type="float">
            <text:p>402.6685482216</text:p>
          </table:table-cell>
        </table:table-row>
        <table:table-row table:style-name="ro1">
          <table:table-cell office:value-type="float" office:value="386.375459396487" calcext:value-type="float">
            <text:p>386.3754593965</text:p>
          </table:table-cell>
          <table:table-cell office:value-type="float" office:value="405.778237112073" calcext:value-type="float">
            <text:p>405.7782371121</text:p>
          </table:table-cell>
          <table:table-cell office:value-type="float" office:value="412.962637991692" calcext:value-type="float">
            <text:p>412.9626379917</text:p>
          </table:table-cell>
          <table:table-cell office:value-type="float" office:value="428.038003713627" calcext:value-type="float">
            <text:p>428.0380037136</text:p>
          </table:table-cell>
          <table:table-cell office:value-type="float" office:value="409.857854258097" calcext:value-type="float">
            <text:p>409.8578542581</text:p>
          </table:table-cell>
          <table:table-cell office:value-type="float" office:value="397.166617499017" calcext:value-type="float">
            <text:p>397.166617499</text:p>
          </table:table-cell>
          <table:table-cell office:value-type="float" office:value="384.409651653341" calcext:value-type="float">
            <text:p>384.4096516533</text:p>
          </table:table-cell>
          <table:table-cell office:value-type="float" office:value="412.635716450094" calcext:value-type="float">
            <text:p>412.6357164501</text:p>
          </table:table-cell>
          <table:table-cell office:value-type="float" office:value="428.905744046465" calcext:value-type="float">
            <text:p>428.9057440465</text:p>
          </table:table-cell>
          <table:table-cell office:value-type="float" office:value="409.160628289685" calcext:value-type="float">
            <text:p>409.1606282897</text:p>
          </table:table-cell>
          <table:table-cell office:value-type="float" office:value="424.601148386121" calcext:value-type="float">
            <text:p>424.6011483861</text:p>
          </table:table-cell>
          <table:table-cell office:value-type="float" office:value="386.443609531233" calcext:value-type="float">
            <text:p>386.4436095312</text:p>
          </table:table-cell>
          <table:table-cell office:value-type="float" office:value="408.383613265257" calcext:value-type="float">
            <text:p>408.3836132653</text:p>
          </table:table-cell>
          <table:table-cell office:value-type="float" office:value="400.39602560962" calcext:value-type="float">
            <text:p>400.3960256096</text:p>
          </table:table-cell>
          <table:table-cell office:value-type="float" office:value="375.266965346562" calcext:value-type="float">
            <text:p>375.2669653466</text:p>
          </table:table-cell>
          <table:table-cell office:value-type="float" office:value="414.68721655199" calcext:value-type="float">
            <text:p>414.687216552</text:p>
          </table:table-cell>
          <table:table-cell office:value-type="float" office:value="434.813500926415" calcext:value-type="float">
            <text:p>434.8135009264</text:p>
          </table:table-cell>
          <table:table-cell office:value-type="float" office:value="415.184879146449" calcext:value-type="float">
            <text:p>415.1848791464</text:p>
          </table:table-cell>
          <table:table-cell office:value-type="float" office:value="422.072932730797" calcext:value-type="float">
            <text:p>422.0729327308</text:p>
          </table:table-cell>
          <table:table-cell office:value-type="float" office:value="402.025088125761" calcext:value-type="float">
            <text:p>402.0250881258</text:p>
          </table:table-cell>
        </table:table-row>
        <table:table-row table:style-name="ro1">
          <table:table-cell office:value-type="float" office:value="385.590379052945" calcext:value-type="float">
            <text:p>385.5903790529</text:p>
          </table:table-cell>
          <table:table-cell office:value-type="float" office:value="407.252119076592" calcext:value-type="float">
            <text:p>407.2521190766</text:p>
          </table:table-cell>
          <table:table-cell office:value-type="float" office:value="411.79953630523" calcext:value-type="float">
            <text:p>411.7995363052</text:p>
          </table:table-cell>
          <table:table-cell office:value-type="float" office:value="428.020290009734" calcext:value-type="float">
            <text:p>428.0202900097</text:p>
          </table:table-cell>
          <table:table-cell office:value-type="float" office:value="409.358611146682" calcext:value-type="float">
            <text:p>409.3586111467</text:p>
          </table:table-cell>
          <table:table-cell office:value-type="float" office:value="396.703740847928" calcext:value-type="float">
            <text:p>396.7037408479</text:p>
          </table:table-cell>
          <table:table-cell office:value-type="float" office:value="385.014987729063" calcext:value-type="float">
            <text:p>385.0149877291</text:p>
          </table:table-cell>
          <table:table-cell office:value-type="float" office:value="399.246464675496" calcext:value-type="float">
            <text:p>399.2464646755</text:p>
          </table:table-cell>
          <table:table-cell office:value-type="float" office:value="424.888245763053" calcext:value-type="float">
            <text:p>424.8882457631</text:p>
          </table:table-cell>
          <table:table-cell office:value-type="float" office:value="408.119813061674" calcext:value-type="float">
            <text:p>408.1198130617</text:p>
          </table:table-cell>
          <table:table-cell office:value-type="float" office:value="417.650599824827" calcext:value-type="float">
            <text:p>417.6505998248</text:p>
          </table:table-cell>
          <table:table-cell office:value-type="float" office:value="385.26376133862" calcext:value-type="float">
            <text:p>385.2637613386</text:p>
          </table:table-cell>
          <table:table-cell office:value-type="float" office:value="407.348636241901" calcext:value-type="float">
            <text:p>407.3486362419</text:p>
          </table:table-cell>
          <table:table-cell office:value-type="float" office:value="399.53148297951" calcext:value-type="float">
            <text:p>399.5314829795</text:p>
          </table:table-cell>
          <table:table-cell office:value-type="float" office:value="376.96670468884" calcext:value-type="float">
            <text:p>376.9667046888</text:p>
          </table:table-cell>
          <table:table-cell office:value-type="float" office:value="408.002659108771" calcext:value-type="float">
            <text:p>408.0026591088</text:p>
          </table:table-cell>
          <table:table-cell office:value-type="float" office:value="434.71432061666" calcext:value-type="float">
            <text:p>434.7143206167</text:p>
          </table:table-cell>
          <table:table-cell office:value-type="float" office:value="415.002707508854" calcext:value-type="float">
            <text:p>415.0027075089</text:p>
          </table:table-cell>
          <table:table-cell office:value-type="float" office:value="422.035265046479" calcext:value-type="float">
            <text:p>422.0352650465</text:p>
          </table:table-cell>
          <table:table-cell office:value-type="float" office:value="392.672093156655" calcext:value-type="float">
            <text:p>392.6720931567</text:p>
          </table:table-cell>
        </table:table-row>
        <table:table-row table:style-name="ro1">
          <table:table-cell office:value-type="float" office:value="379.075370336103" calcext:value-type="float">
            <text:p>379.0753703361</text:p>
          </table:table-cell>
          <table:table-cell office:value-type="float" office:value="408.465509751527" calcext:value-type="float">
            <text:p>408.4655097515</text:p>
          </table:table-cell>
          <table:table-cell office:value-type="float" office:value="405.891528414132" calcext:value-type="float">
            <text:p>405.8915284141</text:p>
          </table:table-cell>
          <table:table-cell office:value-type="float" office:value="427.683033379664" calcext:value-type="float">
            <text:p>427.6830333797</text:p>
          </table:table-cell>
          <table:table-cell office:value-type="float" office:value="404.283235693245" calcext:value-type="float">
            <text:p>404.2832356932</text:p>
          </table:table-cell>
          <table:table-cell office:value-type="float" office:value="395.976480628039" calcext:value-type="float">
            <text:p>395.976480628</text:p>
          </table:table-cell>
          <table:table-cell office:value-type="float" office:value="385.240777439701" calcext:value-type="float">
            <text:p>385.2407774397</text:p>
          </table:table-cell>
          <table:table-cell office:value-type="float" office:value="399.377355512484" calcext:value-type="float">
            <text:p>399.3773555125</text:p>
          </table:table-cell>
          <table:table-cell office:value-type="float" office:value="424.549031117759" calcext:value-type="float">
            <text:p>424.5490311178</text:p>
          </table:table-cell>
          <table:table-cell office:value-type="float" office:value="407.169572392571" calcext:value-type="float">
            <text:p>407.1695723926</text:p>
          </table:table-cell>
          <table:table-cell office:value-type="float" office:value="417.203742125876" calcext:value-type="float">
            <text:p>417.2037421259</text:p>
          </table:table-cell>
          <table:table-cell office:value-type="float" office:value="386.920558666196" calcext:value-type="float">
            <text:p>386.9205586662</text:p>
          </table:table-cell>
          <table:table-cell office:value-type="float" office:value="406.383128799977" calcext:value-type="float">
            <text:p>406.3831288</text:p>
          </table:table-cell>
          <table:table-cell office:value-type="float" office:value="406.487639027635" calcext:value-type="float">
            <text:p>406.4876390276</text:p>
          </table:table-cell>
          <table:table-cell office:value-type="float" office:value="380.894747671243" calcext:value-type="float">
            <text:p>380.8947476712</text:p>
          </table:table-cell>
          <table:table-cell office:value-type="float" office:value="408.739614560697" calcext:value-type="float">
            <text:p>408.7396145607</text:p>
          </table:table-cell>
          <table:table-cell office:value-type="float" office:value="434.83606380626" calcext:value-type="float">
            <text:p>434.8360638063</text:p>
          </table:table-cell>
          <table:table-cell office:value-type="float" office:value="415.603645214018" calcext:value-type="float">
            <text:p>415.603645214</text:p>
          </table:table-cell>
          <table:table-cell office:value-type="float" office:value="416.784091727748" calcext:value-type="float">
            <text:p>416.7840917277</text:p>
          </table:table-cell>
          <table:table-cell office:value-type="float" office:value="391.934998872189" calcext:value-type="float">
            <text:p>391.9349988722</text:p>
          </table:table-cell>
        </table:table-row>
        <table:table-row table:style-name="ro1">
          <table:table-cell office:value-type="float" office:value="377.73132738108" calcext:value-type="float">
            <text:p>377.7313273811</text:p>
          </table:table-cell>
          <table:table-cell office:value-type="float" office:value="409.006866834739" calcext:value-type="float">
            <text:p>409.0068668347</text:p>
          </table:table-cell>
          <table:table-cell office:value-type="float" office:value="404.346984232599" calcext:value-type="float">
            <text:p>404.3469842326</text:p>
          </table:table-cell>
          <table:table-cell office:value-type="float" office:value="420.894989386631" calcext:value-type="float">
            <text:p>420.8949893866</text:p>
          </table:table-cell>
          <table:table-cell office:value-type="float" office:value="403.495077521919" calcext:value-type="float">
            <text:p>403.4950775219</text:p>
          </table:table-cell>
          <table:table-cell office:value-type="float" office:value="388.190526225534" calcext:value-type="float">
            <text:p>388.1905262255</text:p>
          </table:table-cell>
          <table:table-cell office:value-type="float" office:value="385.343046975443" calcext:value-type="float">
            <text:p>385.3430469754</text:p>
          </table:table-cell>
          <table:table-cell office:value-type="float" office:value="399.474276028646" calcext:value-type="float">
            <text:p>399.4742760286</text:p>
          </table:table-cell>
          <table:table-cell office:value-type="float" office:value="424.277257510263" calcext:value-type="float">
            <text:p>424.2772575103</text:p>
          </table:table-cell>
          <table:table-cell office:value-type="float" office:value="406.418924146478" calcext:value-type="float">
            <text:p>406.4189241465</text:p>
          </table:table-cell>
          <table:table-cell office:value-type="float" office:value="416.774663482189" calcext:value-type="float">
            <text:p>416.7746634822</text:p>
          </table:table-cell>
          <table:table-cell office:value-type="float" office:value="384.492243337767" calcext:value-type="float">
            <text:p>384.4922433378</text:p>
          </table:table-cell>
          <table:table-cell office:value-type="float" office:value="405.39492345355" calcext:value-type="float">
            <text:p>405.3949234536</text:p>
          </table:table-cell>
          <table:table-cell office:value-type="float" office:value="406.204395345789" calcext:value-type="float">
            <text:p>406.2043953458</text:p>
          </table:table-cell>
          <table:table-cell office:value-type="float" office:value="385.992186669861" calcext:value-type="float">
            <text:p>385.9921866699</text:p>
          </table:table-cell>
          <table:table-cell office:value-type="float" office:value="407.484650686708" calcext:value-type="float">
            <text:p>407.4846506867</text:p>
          </table:table-cell>
          <table:table-cell office:value-type="float" office:value="428.803686682991" calcext:value-type="float">
            <text:p>428.803686683</text:p>
          </table:table-cell>
          <table:table-cell office:value-type="float" office:value="424.63454699258" calcext:value-type="float">
            <text:p>424.6345469926</text:p>
          </table:table-cell>
          <table:table-cell office:value-type="float" office:value="416.653347389714" calcext:value-type="float">
            <text:p>416.6533473897</text:p>
          </table:table-cell>
          <table:table-cell office:value-type="float" office:value="390.892572472047" calcext:value-type="float">
            <text:p>390.892572472</text:p>
          </table:table-cell>
        </table:table-row>
        <table:table-row table:style-name="ro1">
          <table:table-cell office:value-type="float" office:value="380.082540741049" calcext:value-type="float">
            <text:p>380.082540741</text:p>
          </table:table-cell>
          <table:table-cell office:value-type="float" office:value="409.291152630351" calcext:value-type="float">
            <text:p>409.2911526304</text:p>
          </table:table-cell>
          <table:table-cell office:value-type="float" office:value="403.176006528029" calcext:value-type="float">
            <text:p>403.176006528</text:p>
          </table:table-cell>
          <table:table-cell office:value-type="float" office:value="420.104011781333" calcext:value-type="float">
            <text:p>420.1040117813</text:p>
          </table:table-cell>
          <table:table-cell office:value-type="float" office:value="398.355373980837" calcext:value-type="float">
            <text:p>398.3553739808</text:p>
          </table:table-cell>
          <table:table-cell office:value-type="float" office:value="387.437645572847" calcext:value-type="float">
            <text:p>387.4376455728</text:p>
          </table:table-cell>
          <table:table-cell office:value-type="float" office:value="386.737305622827" calcext:value-type="float">
            <text:p>386.7373056228</text:p>
          </table:table-cell>
          <table:table-cell office:value-type="float" office:value="400.080886986663" calcext:value-type="float">
            <text:p>400.0808869867</text:p>
          </table:table-cell>
          <table:table-cell office:value-type="float" office:value="418.933874859303" calcext:value-type="float">
            <text:p>418.9338748593</text:p>
          </table:table-cell>
          <table:table-cell office:value-type="float" office:value="402.303218444559" calcext:value-type="float">
            <text:p>402.3032184446</text:p>
          </table:table-cell>
          <table:table-cell office:value-type="float" office:value="416.444284479424" calcext:value-type="float">
            <text:p>416.4442844794</text:p>
          </table:table-cell>
          <table:table-cell office:value-type="float" office:value="378.301673404498" calcext:value-type="float">
            <text:p>378.3016734045</text:p>
          </table:table-cell>
          <table:table-cell office:value-type="float" office:value="396.189621659064" calcext:value-type="float">
            <text:p>396.1896216591</text:p>
          </table:table-cell>
          <table:table-cell office:value-type="float" office:value="406.00092008223" calcext:value-type="float">
            <text:p>406.0009200822</text:p>
          </table:table-cell>
          <table:table-cell office:value-type="float" office:value="388.343131299617" calcext:value-type="float">
            <text:p>388.3431312996</text:p>
          </table:table-cell>
          <table:table-cell office:value-type="float" office:value="406.422643089342" calcext:value-type="float">
            <text:p>406.4226430893</text:p>
          </table:table-cell>
          <table:table-cell office:value-type="float" office:value="428.371771668736" calcext:value-type="float">
            <text:p>428.3717716687</text:p>
          </table:table-cell>
          <table:table-cell office:value-type="float" office:value="424.325655771184" calcext:value-type="float">
            <text:p>424.3256557712</text:p>
          </table:table-cell>
          <table:table-cell office:value-type="float" office:value="416.497249066865" calcext:value-type="float">
            <text:p>416.4972490669</text:p>
          </table:table-cell>
          <table:table-cell office:value-type="float" office:value="389.622718372311" calcext:value-type="float">
            <text:p>389.6227183723</text:p>
          </table:table-cell>
        </table:table-row>
        <table:table-row table:style-name="ro1">
          <table:table-cell office:value-type="float" office:value="377.110216260274" calcext:value-type="float">
            <text:p>377.1102162603</text:p>
          </table:table-cell>
          <table:table-cell office:value-type="float" office:value="409.661153965681" calcext:value-type="float">
            <text:p>409.6611539657</text:p>
          </table:table-cell>
          <table:table-cell office:value-type="float" office:value="402.127586559789" calcext:value-type="float">
            <text:p>402.1275865598</text:p>
          </table:table-cell>
          <table:table-cell office:value-type="float" office:value="419.480903078323" calcext:value-type="float">
            <text:p>419.4809030783</text:p>
          </table:table-cell>
          <table:table-cell office:value-type="float" office:value="397.313529056403" calcext:value-type="float">
            <text:p>397.3135290564</text:p>
          </table:table-cell>
          <table:table-cell office:value-type="float" office:value="388.820102160653" calcext:value-type="float">
            <text:p>388.8201021607</text:p>
          </table:table-cell>
          <table:table-cell office:value-type="float" office:value="386.69928177602" calcext:value-type="float">
            <text:p>386.699281776</text:p>
          </table:table-cell>
          <table:table-cell office:value-type="float" office:value="399.886023337324" calcext:value-type="float">
            <text:p>399.8860233373</text:p>
          </table:table-cell>
          <table:table-cell office:value-type="float" office:value="418.378071852316" calcext:value-type="float">
            <text:p>418.3780718523</text:p>
          </table:table-cell>
          <table:table-cell office:value-type="float" office:value="401.3466255731" calcext:value-type="float">
            <text:p>401.3466255731</text:p>
          </table:table-cell>
          <table:table-cell office:value-type="float" office:value="416.636428927442" calcext:value-type="float">
            <text:p>416.6364289274</text:p>
          </table:table-cell>
          <table:table-cell office:value-type="float" office:value="376.195708496759" calcext:value-type="float">
            <text:p>376.1957084968</text:p>
          </table:table-cell>
          <table:table-cell office:value-type="float" office:value="394.764318893626" calcext:value-type="float">
            <text:p>394.7643188936</text:p>
          </table:table-cell>
          <table:table-cell office:value-type="float" office:value="405.713693693087" calcext:value-type="float">
            <text:p>405.7136936931</text:p>
          </table:table-cell>
          <table:table-cell office:value-type="float" office:value="389.342540253126" calcext:value-type="float">
            <text:p>389.3425402531</text:p>
          </table:table-cell>
          <table:table-cell office:value-type="float" office:value="399.116336317128" calcext:value-type="float">
            <text:p>399.1163363171</text:p>
          </table:table-cell>
          <table:table-cell office:value-type="float" office:value="428.046599449197" calcext:value-type="float">
            <text:p>428.0465994492</text:p>
          </table:table-cell>
          <table:table-cell office:value-type="float" office:value="424.125340832973" calcext:value-type="float">
            <text:p>424.125340833</text:p>
          </table:table-cell>
          <table:table-cell office:value-type="float" office:value="416.317746955525" calcext:value-type="float">
            <text:p>416.3177469555</text:p>
          </table:table-cell>
          <table:table-cell office:value-type="float" office:value="388.489562944214" calcext:value-type="float">
            <text:p>388.4895629442</text:p>
          </table:table-cell>
        </table:table-row>
        <table:table-row table:style-name="ro1">
          <table:table-cell office:value-type="float" office:value="374.453602571855" calcext:value-type="float">
            <text:p>374.4536025719</text:p>
          </table:table-cell>
          <table:table-cell office:value-type="float" office:value="410.118724242277" calcext:value-type="float">
            <text:p>410.1187242423</text:p>
          </table:table-cell>
          <table:table-cell office:value-type="float" office:value="403.16141601192" calcext:value-type="float">
            <text:p>403.1614160119</text:p>
          </table:table-cell>
          <table:table-cell office:value-type="float" office:value="418.978329203752" calcext:value-type="float">
            <text:p>418.9783292038</text:p>
          </table:table-cell>
          <table:table-cell office:value-type="float" office:value="398.683670373399" calcext:value-type="float">
            <text:p>398.6836703734</text:p>
          </table:table-cell>
          <table:table-cell office:value-type="float" office:value="390.122201090874" calcext:value-type="float">
            <text:p>390.1222010909</text:p>
          </table:table-cell>
          <table:table-cell office:value-type="float" office:value="386.690848121408" calcext:value-type="float">
            <text:p>386.6908481214</text:p>
          </table:table-cell>
          <table:table-cell office:value-type="float" office:value="399.83406428444" calcext:value-type="float">
            <text:p>399.8340642844</text:p>
          </table:table-cell>
          <table:table-cell office:value-type="float" office:value="417.785443419199" calcext:value-type="float">
            <text:p>417.7854434192</text:p>
          </table:table-cell>
          <table:table-cell office:value-type="float" office:value="397.025413625819" calcext:value-type="float">
            <text:p>397.0254136258</text:p>
          </table:table-cell>
          <table:table-cell office:value-type="float" office:value="416.115239983162" calcext:value-type="float">
            <text:p>416.1152399832</text:p>
          </table:table-cell>
          <table:table-cell office:value-type="float" office:value="374.076544462331" calcext:value-type="float">
            <text:p>374.0765444623</text:p>
          </table:table-cell>
          <table:table-cell office:value-type="float" office:value="393.737432588918" calcext:value-type="float">
            <text:p>393.7374325889</text:p>
          </table:table-cell>
          <table:table-cell office:value-type="float" office:value="405.855900795806" calcext:value-type="float">
            <text:p>405.8559007958</text:p>
          </table:table-cell>
          <table:table-cell office:value-type="float" office:value="389.864471900315" calcext:value-type="float">
            <text:p>389.8644719003</text:p>
          </table:table-cell>
          <table:table-cell office:value-type="float" office:value="397.78779634535" calcext:value-type="float">
            <text:p>397.7877963454</text:p>
          </table:table-cell>
          <table:table-cell office:value-type="float" office:value="417.919302073256" calcext:value-type="float">
            <text:p>417.9193020733</text:p>
          </table:table-cell>
          <table:table-cell office:value-type="float" office:value="427.425849828116" calcext:value-type="float">
            <text:p>427.4258498281</text:p>
          </table:table-cell>
          <table:table-cell office:value-type="float" office:value="416.079926460653" calcext:value-type="float">
            <text:p>416.0799264607</text:p>
          </table:table-cell>
          <table:table-cell office:value-type="float" office:value="390.321077149233" calcext:value-type="float">
            <text:p>390.3210771492</text:p>
          </table:table-cell>
        </table:table-row>
        <table:table-row table:style-name="ro1">
          <table:table-cell office:value-type="float" office:value="368.300366278939" calcext:value-type="float">
            <text:p>368.3003662789</text:p>
          </table:table-cell>
          <table:table-cell office:value-type="float" office:value="414.367029778256" calcext:value-type="float">
            <text:p>414.3670297783</text:p>
          </table:table-cell>
          <table:table-cell office:value-type="float" office:value="412.633654017115" calcext:value-type="float">
            <text:p>412.6336540171</text:p>
          </table:table-cell>
          <table:table-cell office:value-type="float" office:value="410.481341099104" calcext:value-type="float">
            <text:p>410.4813410991</text:p>
          </table:table-cell>
          <table:table-cell office:value-type="float" office:value="393.372936327914" calcext:value-type="float">
            <text:p>393.3729363279</text:p>
          </table:table-cell>
          <table:table-cell office:value-type="float" office:value="392.143288385046" calcext:value-type="float">
            <text:p>392.143288385</text:p>
          </table:table-cell>
          <table:table-cell office:value-type="float" office:value="383.348907172585" calcext:value-type="float">
            <text:p>383.3489071726</text:p>
          </table:table-cell>
          <table:table-cell office:value-type="float" office:value="399.823164832133" calcext:value-type="float">
            <text:p>399.8231648321</text:p>
          </table:table-cell>
          <table:table-cell office:value-type="float" office:value="418.403058566264" calcext:value-type="float">
            <text:p>418.4030585663</text:p>
          </table:table-cell>
          <table:table-cell office:value-type="float" office:value="398.47752384794" calcext:value-type="float">
            <text:p>398.4775238479</text:p>
          </table:table-cell>
          <table:table-cell office:value-type="float" office:value="406.928865207572" calcext:value-type="float">
            <text:p>406.9288652076</text:p>
          </table:table-cell>
          <table:table-cell office:value-type="float" office:value="372.36530111985" calcext:value-type="float">
            <text:p>372.3653011199</text:p>
          </table:table-cell>
          <table:table-cell office:value-type="float" office:value="395.280555531043" calcext:value-type="float">
            <text:p>395.280555531</text:p>
          </table:table-cell>
          <table:table-cell office:value-type="float" office:value="407.715274807729" calcext:value-type="float">
            <text:p>407.7152748077</text:p>
          </table:table-cell>
          <table:table-cell office:value-type="float" office:value="386.697154738689" calcext:value-type="float">
            <text:p>386.6971547387</text:p>
          </table:table-cell>
          <table:table-cell office:value-type="float" office:value="398.603531923241" calcext:value-type="float">
            <text:p>398.6035319232</text:p>
          </table:table-cell>
          <table:table-cell office:value-type="float" office:value="417.161275903691" calcext:value-type="float">
            <text:p>417.1612759037</text:p>
          </table:table-cell>
          <table:table-cell office:value-type="float" office:value="427.602012315492" calcext:value-type="float">
            <text:p>427.6020123155</text:p>
          </table:table-cell>
          <table:table-cell office:value-type="float" office:value="415.788215356088" calcext:value-type="float">
            <text:p>415.7882153561</text:p>
          </table:table-cell>
          <table:table-cell office:value-type="float" office:value="393.465184412606" calcext:value-type="float">
            <text:p>393.4651844126</text:p>
          </table:table-cell>
        </table:table-row>
        <table:table-row table:style-name="ro1">
          <table:table-cell office:value-type="float" office:value="366.170060142973" calcext:value-type="float">
            <text:p>366.170060143</text:p>
          </table:table-cell>
          <table:table-cell office:value-type="float" office:value="413.995524458082" calcext:value-type="float">
            <text:p>413.9955244581</text:p>
          </table:table-cell>
          <table:table-cell office:value-type="float" office:value="414.13292095352" calcext:value-type="float">
            <text:p>414.1329209535</text:p>
          </table:table-cell>
          <table:table-cell office:value-type="float" office:value="409.860168214193" calcext:value-type="float">
            <text:p>409.8601682142</text:p>
          </table:table-cell>
          <table:table-cell office:value-type="float" office:value="391.164716849588" calcext:value-type="float">
            <text:p>391.1647168496</text:p>
          </table:table-cell>
          <table:table-cell office:value-type="float" office:value="395.746492161562" calcext:value-type="float">
            <text:p>395.7464921616</text:p>
          </table:table-cell>
          <table:table-cell office:value-type="float" office:value="383.473291517309" calcext:value-type="float">
            <text:p>383.4732915173</text:p>
          </table:table-cell>
          <table:table-cell office:value-type="float" office:value="399.857441805616" calcext:value-type="float">
            <text:p>399.8574418056</text:p>
          </table:table-cell>
          <table:table-cell office:value-type="float" office:value="418.870543585736" calcext:value-type="float">
            <text:p>418.8705435857</text:p>
          </table:table-cell>
          <table:table-cell office:value-type="float" office:value="396.463589970152" calcext:value-type="float">
            <text:p>396.4635899702</text:p>
          </table:table-cell>
          <table:table-cell office:value-type="float" office:value="406.050259099846" calcext:value-type="float">
            <text:p>406.0502590998</text:p>
          </table:table-cell>
          <table:table-cell office:value-type="float" office:value="366.199165635037" calcext:value-type="float">
            <text:p>366.199165635</text:p>
          </table:table-cell>
          <table:table-cell office:value-type="float" office:value="393.371990162925" calcext:value-type="float">
            <text:p>393.3719901629</text:p>
          </table:table-cell>
          <table:table-cell office:value-type="float" office:value="407.856776033002" calcext:value-type="float">
            <text:p>407.856776033</text:p>
          </table:table-cell>
          <table:table-cell office:value-type="float" office:value="386.847794189196" calcext:value-type="float">
            <text:p>386.8477941892</text:p>
          </table:table-cell>
          <table:table-cell office:value-type="float" office:value="400.073229493217" calcext:value-type="float">
            <text:p>400.0732294932</text:p>
          </table:table-cell>
          <table:table-cell office:value-type="float" office:value="416.510031138471" calcext:value-type="float">
            <text:p>416.5100311385</text:p>
          </table:table-cell>
          <table:table-cell office:value-type="float" office:value="426.885197733157" calcext:value-type="float">
            <text:p>426.8851977332</text:p>
          </table:table-cell>
          <table:table-cell office:value-type="float" office:value="415.471140902997" calcext:value-type="float">
            <text:p>415.471140903</text:p>
          </table:table-cell>
          <table:table-cell office:value-type="float" office:value="395.501546392677" calcext:value-type="float">
            <text:p>395.5015463927</text:p>
          </table:table-cell>
        </table:table-row>
        <table:table-row table:style-name="ro1">
          <table:table-cell office:value-type="float" office:value="364.355760555654" calcext:value-type="float">
            <text:p>364.3557605557</text:p>
          </table:table-cell>
          <table:table-cell office:value-type="float" office:value="408.995793278692" calcext:value-type="float">
            <text:p>408.9957932787</text:p>
          </table:table-cell>
          <table:table-cell office:value-type="float" office:value="412.494250605331" calcext:value-type="float">
            <text:p>412.4942506053</text:p>
          </table:table-cell>
          <table:table-cell office:value-type="float" office:value="401.71731073513" calcext:value-type="float">
            <text:p>401.7173107351</text:p>
          </table:table-cell>
          <table:table-cell office:value-type="float" office:value="389.246704244307" calcext:value-type="float">
            <text:p>389.2467042443</text:p>
          </table:table-cell>
          <table:table-cell office:value-type="float" office:value="396.454531915082" calcext:value-type="float">
            <text:p>396.4545319151</text:p>
          </table:table-cell>
          <table:table-cell office:value-type="float" office:value="379.37530179607" calcext:value-type="float">
            <text:p>379.3753017961</text:p>
          </table:table-cell>
          <table:table-cell office:value-type="float" office:value="399.174515008227" calcext:value-type="float">
            <text:p>399.1745150082</text:p>
          </table:table-cell>
          <table:table-cell office:value-type="float" office:value="418.752479814802" calcext:value-type="float">
            <text:p>418.7524798148</text:p>
          </table:table-cell>
          <table:table-cell office:value-type="float" office:value="394.847049471042" calcext:value-type="float">
            <text:p>394.847049471</text:p>
          </table:table-cell>
          <table:table-cell office:value-type="float" office:value="405.319669518127" calcext:value-type="float">
            <text:p>405.3196695181</text:p>
          </table:table-cell>
          <table:table-cell office:value-type="float" office:value="365.087203345081" calcext:value-type="float">
            <text:p>365.0872033451</text:p>
          </table:table-cell>
          <table:table-cell office:value-type="float" office:value="392.111055738313" calcext:value-type="float">
            <text:p>392.1110557383</text:p>
          </table:table-cell>
          <table:table-cell office:value-type="float" office:value="407.977879673327" calcext:value-type="float">
            <text:p>407.9778796733</text:p>
          </table:table-cell>
          <table:table-cell office:value-type="float" office:value="387.188434649198" calcext:value-type="float">
            <text:p>387.1884346492</text:p>
          </table:table-cell>
          <table:table-cell office:value-type="float" office:value="398.905841872965" calcext:value-type="float">
            <text:p>398.905841873</text:p>
          </table:table-cell>
          <table:table-cell office:value-type="float" office:value="406.050554382147" calcext:value-type="float">
            <text:p>406.0505543821</text:p>
          </table:table-cell>
          <table:table-cell office:value-type="float" office:value="427.0136711774" calcext:value-type="float">
            <text:p>427.0136711774</text:p>
          </table:table-cell>
          <table:table-cell office:value-type="float" office:value="408.203614219401" calcext:value-type="float">
            <text:p>408.2036142194</text:p>
          </table:table-cell>
          <table:table-cell office:value-type="float" office:value="397.395202483711" calcext:value-type="float">
            <text:p>397.3952024837</text:p>
          </table:table-cell>
        </table:table-row>
        <table:table-row table:style-name="ro1">
          <table:table-cell office:value-type="float" office:value="362.532254502953" calcext:value-type="float">
            <text:p>362.532254503</text:p>
          </table:table-cell>
          <table:table-cell office:value-type="float" office:value="406.78083622647" calcext:value-type="float">
            <text:p>406.7808362265</text:p>
          </table:table-cell>
          <table:table-cell office:value-type="float" office:value="411.532526214041" calcext:value-type="float">
            <text:p>411.532526214</text:p>
          </table:table-cell>
          <table:table-cell office:value-type="float" office:value="401.100073823766" calcext:value-type="float">
            <text:p>401.1000738238</text:p>
          </table:table-cell>
          <table:table-cell office:value-type="float" office:value="387.41605256432" calcext:value-type="float">
            <text:p>387.4160525643</text:p>
          </table:table-cell>
          <table:table-cell office:value-type="float" office:value="394.859476337053" calcext:value-type="float">
            <text:p>394.8594763371</text:p>
          </table:table-cell>
          <table:table-cell office:value-type="float" office:value="379.161127490016" calcext:value-type="float">
            <text:p>379.16112749</text:p>
          </table:table-cell>
          <table:table-cell office:value-type="float" office:value="397.095292707726" calcext:value-type="float">
            <text:p>397.0952927077</text:p>
          </table:table-cell>
          <table:table-cell office:value-type="float" office:value="418.031732643576" calcext:value-type="float">
            <text:p>418.0317326436</text:p>
          </table:table-cell>
          <table:table-cell office:value-type="float" office:value="393.383327676799" calcext:value-type="float">
            <text:p>393.3833276768</text:p>
          </table:table-cell>
          <table:table-cell office:value-type="float" office:value="404.863131647794" calcext:value-type="float">
            <text:p>404.8631316478</text:p>
          </table:table-cell>
          <table:table-cell office:value-type="float" office:value="364.564418643158" calcext:value-type="float">
            <text:p>364.5644186432</text:p>
          </table:table-cell>
          <table:table-cell office:value-type="float" office:value="393.795043609809" calcext:value-type="float">
            <text:p>393.7950436098</text:p>
          </table:table-cell>
          <table:table-cell office:value-type="float" office:value="416.208809371548" calcext:value-type="float">
            <text:p>416.2088093715</text:p>
          </table:table-cell>
          <table:table-cell office:value-type="float" office:value="387.592399880064" calcext:value-type="float">
            <text:p>387.5923998801</text:p>
          </table:table-cell>
          <table:table-cell office:value-type="float" office:value="392.922887548609" calcext:value-type="float">
            <text:p>392.9228875486</text:p>
          </table:table-cell>
          <table:table-cell office:value-type="float" office:value="405.007275034909" calcext:value-type="float">
            <text:p>405.0072750349</text:p>
          </table:table-cell>
          <table:table-cell office:value-type="float" office:value="424.189090317115" calcext:value-type="float">
            <text:p>424.1890903171</text:p>
          </table:table-cell>
          <table:table-cell office:value-type="float" office:value="407.679218304369" calcext:value-type="float">
            <text:p>407.6792183044</text:p>
          </table:table-cell>
          <table:table-cell office:value-type="float" office:value="397.856312772134" calcext:value-type="float">
            <text:p>397.8563127721</text:p>
          </table:table-cell>
        </table:table-row>
        <table:table-row table:style-name="ro1">
          <table:table-cell office:value-type="float" office:value="360.813285118681" calcext:value-type="float">
            <text:p>360.8132851187</text:p>
          </table:table-cell>
          <table:table-cell office:value-type="float" office:value="400.847394666421" calcext:value-type="float">
            <text:p>400.8473946664</text:p>
          </table:table-cell>
          <table:table-cell office:value-type="float" office:value="412.754734674654" calcext:value-type="float">
            <text:p>412.7547346747</text:p>
          </table:table-cell>
          <table:table-cell office:value-type="float" office:value="393.640073864683" calcext:value-type="float">
            <text:p>393.6400738647</text:p>
          </table:table-cell>
          <table:table-cell office:value-type="float" office:value="385.960715292929" calcext:value-type="float">
            <text:p>385.9607152929</text:p>
          </table:table-cell>
          <table:table-cell office:value-type="float" office:value="394.634030314284" calcext:value-type="float">
            <text:p>394.6340303143</text:p>
          </table:table-cell>
          <table:table-cell office:value-type="float" office:value="379.030490707985" calcext:value-type="float">
            <text:p>379.030490708</text:p>
          </table:table-cell>
          <table:table-cell office:value-type="float" office:value="394.019244864806" calcext:value-type="float">
            <text:p>394.0192448648</text:p>
          </table:table-cell>
          <table:table-cell office:value-type="float" office:value="411.597990533587" calcext:value-type="float">
            <text:p>411.5979905336</text:p>
          </table:table-cell>
          <table:table-cell office:value-type="float" office:value="392.11381798092" calcext:value-type="float">
            <text:p>392.1138179809</text:p>
          </table:table-cell>
          <table:table-cell office:value-type="float" office:value="404.594486541555" calcext:value-type="float">
            <text:p>404.5944865416</text:p>
          </table:table-cell>
          <table:table-cell office:value-type="float" office:value="358.834580688337" calcext:value-type="float">
            <text:p>358.8345806883</text:p>
          </table:table-cell>
          <table:table-cell office:value-type="float" office:value="391.582035261295" calcext:value-type="float">
            <text:p>391.5820352613</text:p>
          </table:table-cell>
          <table:table-cell office:value-type="float" office:value="416.450878054941" calcext:value-type="float">
            <text:p>416.4508780549</text:p>
          </table:table-cell>
          <table:table-cell office:value-type="float" office:value="388.30928790393" calcext:value-type="float">
            <text:p>388.3092879039</text:p>
          </table:table-cell>
          <table:table-cell office:value-type="float" office:value="391.970750578707" calcext:value-type="float">
            <text:p>391.9707505787</text:p>
          </table:table-cell>
          <table:table-cell office:value-type="float" office:value="403.899322213964" calcext:value-type="float">
            <text:p>403.899322214</text:p>
          </table:table-cell>
          <table:table-cell office:value-type="float" office:value="423.617329866852" calcext:value-type="float">
            <text:p>423.6173298669</text:p>
          </table:table-cell>
          <table:table-cell office:value-type="float" office:value="407.19037393822" calcext:value-type="float">
            <text:p>407.1903739382</text:p>
          </table:table-cell>
          <table:table-cell office:value-type="float" office:value="398.050588103946" calcext:value-type="float">
            <text:p>398.0505881039</text:p>
          </table:table-cell>
        </table:table-row>
        <table:table-row table:style-name="ro1">
          <table:table-cell office:value-type="float" office:value="359.116866390637" calcext:value-type="float">
            <text:p>359.1168663906</text:p>
          </table:table-cell>
          <table:table-cell office:value-type="float" office:value="397.950224300941" calcext:value-type="float">
            <text:p>397.9502243009</text:p>
          </table:table-cell>
          <table:table-cell office:value-type="float" office:value="411.018562070618" calcext:value-type="float">
            <text:p>411.0185620706</text:p>
          </table:table-cell>
          <table:table-cell office:value-type="float" office:value="392.800405192951" calcext:value-type="float">
            <text:p>392.800405193</text:p>
          </table:table-cell>
          <table:table-cell office:value-type="float" office:value="384.647266105777" calcext:value-type="float">
            <text:p>384.6472661058</text:p>
          </table:table-cell>
          <table:table-cell office:value-type="float" office:value="391.265877914227" calcext:value-type="float">
            <text:p>391.2658779142</text:p>
          </table:table-cell>
          <table:table-cell office:value-type="float" office:value="378.837990419365" calcext:value-type="float">
            <text:p>378.8379904194</text:p>
          </table:table-cell>
          <table:table-cell office:value-type="float" office:value="391.974468570699" calcext:value-type="float">
            <text:p>391.9744685707</text:p>
          </table:table-cell>
          <table:table-cell office:value-type="float" office:value="410.416333372529" calcext:value-type="float">
            <text:p>410.4163333725</text:p>
          </table:table-cell>
          <table:table-cell office:value-type="float" office:value="390.891289073449" calcext:value-type="float">
            <text:p>390.8912890734</text:p>
          </table:table-cell>
          <table:table-cell office:value-type="float" office:value="408.116980975024" calcext:value-type="float">
            <text:p>408.116980975</text:p>
          </table:table-cell>
          <table:table-cell office:value-type="float" office:value="358.547590892654" calcext:value-type="float">
            <text:p>358.5475908927</text:p>
          </table:table-cell>
          <table:table-cell office:value-type="float" office:value="382.641834937633" calcext:value-type="float">
            <text:p>382.6418349376</text:p>
          </table:table-cell>
          <table:table-cell office:value-type="float" office:value="419.272645357901" calcext:value-type="float">
            <text:p>419.2726453579</text:p>
          </table:table-cell>
          <table:table-cell office:value-type="float" office:value="389.128687862906" calcext:value-type="float">
            <text:p>389.1286878629</text:p>
          </table:table-cell>
          <table:table-cell office:value-type="float" office:value="393.391476220371" calcext:value-type="float">
            <text:p>393.3914762204</text:p>
          </table:table-cell>
          <table:table-cell office:value-type="float" office:value="404.365601958668" calcext:value-type="float">
            <text:p>404.3656019587</text:p>
          </table:table-cell>
          <table:table-cell office:value-type="float" office:value="423.814764185575" calcext:value-type="float">
            <text:p>423.8147641856</text:p>
          </table:table-cell>
          <table:table-cell office:value-type="float" office:value="406.896920922542" calcext:value-type="float">
            <text:p>406.8969209225</text:p>
          </table:table-cell>
          <table:table-cell office:value-type="float" office:value="401.861267095135" calcext:value-type="float">
            <text:p>401.8612670951</text:p>
          </table:table-cell>
        </table:table-row>
        <table:table-row table:style-name="ro1">
          <table:table-cell office:value-type="float" office:value="357.304844306846" calcext:value-type="float">
            <text:p>357.3048443068</text:p>
          </table:table-cell>
          <table:table-cell office:value-type="float" office:value="399.200828424106" calcext:value-type="float">
            <text:p>399.2008284241</text:p>
          </table:table-cell>
          <table:table-cell office:value-type="float" office:value="404.912973076098" calcext:value-type="float">
            <text:p>404.9129730761</text:p>
          </table:table-cell>
          <table:table-cell office:value-type="float" office:value="392.112968869401" calcext:value-type="float">
            <text:p>392.1129688694</text:p>
          </table:table-cell>
          <table:table-cell office:value-type="float" office:value="383.372243226599" calcext:value-type="float">
            <text:p>383.3722432266</text:p>
          </table:table-cell>
          <table:table-cell office:value-type="float" office:value="392.131779684049" calcext:value-type="float">
            <text:p>392.131779684</text:p>
          </table:table-cell>
          <table:table-cell office:value-type="float" office:value="378.528723671343" calcext:value-type="float">
            <text:p>378.5287236713</text:p>
          </table:table-cell>
          <table:table-cell office:value-type="float" office:value="390.661599122763" calcext:value-type="float">
            <text:p>390.6615991228</text:p>
          </table:table-cell>
          <table:table-cell office:value-type="float" office:value="403.317955616911" calcext:value-type="float">
            <text:p>403.3179556169</text:p>
          </table:table-cell>
          <table:table-cell office:value-type="float" office:value="389.584982127303" calcext:value-type="float">
            <text:p>389.5849821273</text:p>
          </table:table-cell>
          <table:table-cell office:value-type="float" office:value="407.960164095824" calcext:value-type="float">
            <text:p>407.9601640958</text:p>
          </table:table-cell>
          <table:table-cell office:value-type="float" office:value="359.404786674792" calcext:value-type="float">
            <text:p>359.4047866748</text:p>
          </table:table-cell>
          <table:table-cell office:value-type="float" office:value="381.267842953132" calcext:value-type="float">
            <text:p>381.2678429531</text:p>
          </table:table-cell>
          <table:table-cell office:value-type="float" office:value="419.362240704054" calcext:value-type="float">
            <text:p>419.3622407041</text:p>
          </table:table-cell>
          <table:table-cell office:value-type="float" office:value="389.409585480555" calcext:value-type="float">
            <text:p>389.4095854806</text:p>
          </table:table-cell>
          <table:table-cell office:value-type="float" office:value="392.868351784411" calcext:value-type="float">
            <text:p>392.8683517844</text:p>
          </table:table-cell>
          <table:table-cell office:value-type="float" office:value="412.809037156589" calcext:value-type="float">
            <text:p>412.8090371566</text:p>
          </table:table-cell>
          <table:table-cell office:value-type="float" office:value="423.931383562525" calcext:value-type="float">
            <text:p>423.9313835625</text:p>
          </table:table-cell>
          <table:table-cell office:value-type="float" office:value="406.532877380947" calcext:value-type="float">
            <text:p>406.5328773809</text:p>
          </table:table-cell>
          <table:table-cell office:value-type="float" office:value="401.928123244071" calcext:value-type="float">
            <text:p>401.9281232441</text:p>
          </table:table-cell>
        </table:table-row>
        <table:table-row table:style-name="ro1">
          <table:table-cell office:value-type="float" office:value="360.015020894133" calcext:value-type="float">
            <text:p>360.0150208941</text:p>
          </table:table-cell>
          <table:table-cell office:value-type="float" office:value="395.852235305002" calcext:value-type="float">
            <text:p>395.852235305</text:p>
          </table:table-cell>
          <table:table-cell office:value-type="float" office:value="406.846895397868" calcext:value-type="float">
            <text:p>406.8468953979</text:p>
          </table:table-cell>
          <table:table-cell office:value-type="float" office:value="391.530476975824" calcext:value-type="float">
            <text:p>391.5304769758</text:p>
          </table:table-cell>
          <table:table-cell office:value-type="float" office:value="382.099938376696" calcext:value-type="float">
            <text:p>382.0999383767</text:p>
          </table:table-cell>
          <table:table-cell office:value-type="float" office:value="390.758142907423" calcext:value-type="float">
            <text:p>390.7581429074</text:p>
          </table:table-cell>
          <table:table-cell office:value-type="float" office:value="378.705315122593" calcext:value-type="float">
            <text:p>378.7053151226</text:p>
          </table:table-cell>
          <table:table-cell office:value-type="float" office:value="382.352009435675" calcext:value-type="float">
            <text:p>382.3520094357</text:p>
          </table:table-cell>
          <table:table-cell office:value-type="float" office:value="404.425269267245" calcext:value-type="float">
            <text:p>404.4252692672</text:p>
          </table:table-cell>
          <table:table-cell office:value-type="float" office:value="388.183707441599" calcext:value-type="float">
            <text:p>388.1837074416</text:p>
          </table:table-cell>
          <table:table-cell office:value-type="float" office:value="407.868281232518" calcext:value-type="float">
            <text:p>407.8682812325</text:p>
          </table:table-cell>
          <table:table-cell office:value-type="float" office:value="361.864514745053" calcext:value-type="float">
            <text:p>361.8645147451</text:p>
          </table:table-cell>
          <table:table-cell office:value-type="float" office:value="379.851845891858" calcext:value-type="float">
            <text:p>379.8518458919</text:p>
          </table:table-cell>
          <table:table-cell office:value-type="float" office:value="419.550679564904" calcext:value-type="float">
            <text:p>419.5506795649</text:p>
          </table:table-cell>
          <table:table-cell office:value-type="float" office:value="389.586361075816" calcext:value-type="float">
            <text:p>389.5863610758</text:p>
          </table:table-cell>
          <table:table-cell office:value-type="float" office:value="392.354179519337" calcext:value-type="float">
            <text:p>392.3541795193</text:p>
          </table:table-cell>
          <table:table-cell office:value-type="float" office:value="411.803386375823" calcext:value-type="float">
            <text:p>411.8033863758</text:p>
          </table:table-cell>
          <table:table-cell office:value-type="float" office:value="423.867088475393" calcext:value-type="float">
            <text:p>423.8670884754</text:p>
          </table:table-cell>
          <table:table-cell office:value-type="float" office:value="399.13797890818" calcext:value-type="float">
            <text:p>399.1379789082</text:p>
          </table:table-cell>
          <table:table-cell office:value-type="float" office:value="402.190339386828" calcext:value-type="float">
            <text:p>402.1903393868</text:p>
          </table:table-cell>
        </table:table-row>
        <table:table-row table:style-name="ro1">
          <table:table-cell office:value-type="float" office:value="364.64989549207" calcext:value-type="float">
            <text:p>364.6498954921</text:p>
          </table:table-cell>
          <table:table-cell office:value-type="float" office:value="393.223876655802" calcext:value-type="float">
            <text:p>393.2238766558</text:p>
          </table:table-cell>
          <table:table-cell office:value-type="float" office:value="408.238550492663" calcext:value-type="float">
            <text:p>408.2385504927</text:p>
          </table:table-cell>
          <table:table-cell office:value-type="float" office:value="391.138484988981" calcext:value-type="float">
            <text:p>391.138484989</text:p>
          </table:table-cell>
          <table:table-cell office:value-type="float" office:value="380.946182411745" calcext:value-type="float">
            <text:p>380.9461824117</text:p>
          </table:table-cell>
          <table:table-cell office:value-type="float" office:value="389.613510023667" calcext:value-type="float">
            <text:p>389.6135100237</text:p>
          </table:table-cell>
          <table:table-cell office:value-type="float" office:value="378.236142892616" calcext:value-type="float">
            <text:p>378.2361428926</text:p>
          </table:table-cell>
          <table:table-cell office:value-type="float" office:value="381.576652949909" calcext:value-type="float">
            <text:p>381.5766529499</text:p>
          </table:table-cell>
          <table:table-cell office:value-type="float" office:value="405.092852006346" calcext:value-type="float">
            <text:p>405.0928520063</text:p>
          </table:table-cell>
          <table:table-cell office:value-type="float" office:value="386.748375536627" calcext:value-type="float">
            <text:p>386.7483755366</text:p>
          </table:table-cell>
          <table:table-cell office:value-type="float" office:value="400.767716163652" calcext:value-type="float">
            <text:p>400.7677161637</text:p>
          </table:table-cell>
          <table:table-cell office:value-type="float" office:value="364.175262826243" calcext:value-type="float">
            <text:p>364.1752628262</text:p>
          </table:table-cell>
          <table:table-cell office:value-type="float" office:value="378.256675636071" calcext:value-type="float">
            <text:p>378.2566756361</text:p>
          </table:table-cell>
          <table:table-cell office:value-type="float" office:value="419.735930306543" calcext:value-type="float">
            <text:p>419.7359303065</text:p>
          </table:table-cell>
          <table:table-cell office:value-type="float" office:value="382.767169902328" calcext:value-type="float">
            <text:p>382.7671699023</text:p>
          </table:table-cell>
          <table:table-cell office:value-type="float" office:value="392.04800175835" calcext:value-type="float">
            <text:p>392.0480017584</text:p>
          </table:table-cell>
          <table:table-cell office:value-type="float" office:value="410.924262490788" calcext:value-type="float">
            <text:p>410.9242624908</text:p>
          </table:table-cell>
          <table:table-cell office:value-type="float" office:value="423.775762172764" calcext:value-type="float">
            <text:p>423.7757621728</text:p>
          </table:table-cell>
          <table:table-cell office:value-type="float" office:value="398.722643071697" calcext:value-type="float">
            <text:p>398.7226430717</text:p>
          </table:table-cell>
          <table:table-cell office:value-type="float" office:value="400.979288564997" calcext:value-type="float">
            <text:p>400.979288565</text:p>
          </table:table-cell>
        </table:table-row>
        <table:table-row table:style-name="ro1">
          <table:table-cell office:value-type="float" office:value="367.998971730988" calcext:value-type="float">
            <text:p>367.998971731</text:p>
          </table:table-cell>
          <table:table-cell office:value-type="float" office:value="390.993843580572" calcext:value-type="float">
            <text:p>390.9938435806</text:p>
          </table:table-cell>
          <table:table-cell office:value-type="float" office:value="408.835858978099" calcext:value-type="float">
            <text:p>408.8358589781</text:p>
          </table:table-cell>
          <table:table-cell office:value-type="float" office:value="390.66630505191" calcext:value-type="float">
            <text:p>390.6663050519</text:p>
          </table:table-cell>
          <table:table-cell office:value-type="float" office:value="379.804677367688" calcext:value-type="float">
            <text:p>379.8046773677</text:p>
          </table:table-cell>
          <table:table-cell office:value-type="float" office:value="390.270122383462" calcext:value-type="float">
            <text:p>390.2701223835</text:p>
          </table:table-cell>
          <table:table-cell office:value-type="float" office:value="377.458749443043" calcext:value-type="float">
            <text:p>377.458749443</text:p>
          </table:table-cell>
          <table:table-cell office:value-type="float" office:value="374.3292562481" calcext:value-type="float">
            <text:p>374.3292562481</text:p>
          </table:table-cell>
          <table:table-cell office:value-type="float" office:value="403.311672118758" calcext:value-type="float">
            <text:p>403.3116721188</text:p>
          </table:table-cell>
          <table:table-cell office:value-type="float" office:value="388.192298751528" calcext:value-type="float">
            <text:p>388.1922987515</text:p>
          </table:table-cell>
          <table:table-cell office:value-type="float" office:value="400.712814645217" calcext:value-type="float">
            <text:p>400.7128146452</text:p>
          </table:table-cell>
          <table:table-cell office:value-type="float" office:value="365.425406924464" calcext:value-type="float">
            <text:p>365.4254069245</text:p>
          </table:table-cell>
          <table:table-cell office:value-type="float" office:value="369.873810522445" calcext:value-type="float">
            <text:p>369.8738105224</text:p>
          </table:table-cell>
          <table:table-cell office:value-type="float" office:value="419.901204395202" calcext:value-type="float">
            <text:p>419.9012043952</text:p>
          </table:table-cell>
          <table:table-cell office:value-type="float" office:value="383.202620530071" calcext:value-type="float">
            <text:p>383.2026205301</text:p>
          </table:table-cell>
          <table:table-cell office:value-type="float" office:value="391.685224859278" calcext:value-type="float">
            <text:p>391.6852248593</text:p>
          </table:table-cell>
          <table:table-cell office:value-type="float" office:value="410.139589494302" calcext:value-type="float">
            <text:p>410.1395894943</text:p>
          </table:table-cell>
          <table:table-cell office:value-type="float" office:value="423.67412622242" calcext:value-type="float">
            <text:p>423.6741262224</text:p>
          </table:table-cell>
          <table:table-cell office:value-type="float" office:value="398.05700937029" calcext:value-type="float">
            <text:p>398.0570093703</text:p>
          </table:table-cell>
          <table:table-cell office:value-type="float" office:value="400.747362394945" calcext:value-type="float">
            <text:p>400.7473623949</text:p>
          </table:table-cell>
        </table:table-row>
        <table:table-row table:style-name="ro1">
          <table:table-cell office:value-type="float" office:value="369.646190947578" calcext:value-type="float">
            <text:p>369.6461909476</text:p>
          </table:table-cell>
          <table:table-cell office:value-type="float" office:value="389.052103745129" calcext:value-type="float">
            <text:p>389.0521037451</text:p>
          </table:table-cell>
          <table:table-cell office:value-type="float" office:value="409.075902542821" calcext:value-type="float">
            <text:p>409.0759025428</text:p>
          </table:table-cell>
          <table:table-cell office:value-type="float" office:value="391.184232302456" calcext:value-type="float">
            <text:p>391.1842323025</text:p>
          </table:table-cell>
          <table:table-cell office:value-type="float" office:value="378.946480722398" calcext:value-type="float">
            <text:p>378.9464807224</text:p>
          </table:table-cell>
          <table:table-cell office:value-type="float" office:value="389.111106214731" calcext:value-type="float">
            <text:p>389.1111062147</text:p>
          </table:table-cell>
          <table:table-cell office:value-type="float" office:value="376.723447281216" calcext:value-type="float">
            <text:p>376.7234472812</text:p>
          </table:table-cell>
          <table:table-cell office:value-type="float" office:value="373.903097824163" calcext:value-type="float">
            <text:p>373.9030978242</text:p>
          </table:table-cell>
          <table:table-cell office:value-type="float" office:value="401.694143333543" calcext:value-type="float">
            <text:p>401.6941433335</text:p>
          </table:table-cell>
          <table:table-cell office:value-type="float" office:value="385.972201839933" calcext:value-type="float">
            <text:p>385.9722018399</text:p>
          </table:table-cell>
          <table:table-cell office:value-type="float" office:value="393.873157482843" calcext:value-type="float">
            <text:p>393.8731574828</text:p>
          </table:table-cell>
          <table:table-cell office:value-type="float" office:value="366.141004048883" calcext:value-type="float">
            <text:p>366.1410040489</text:p>
          </table:table-cell>
          <table:table-cell office:value-type="float" office:value="368.718017133945" calcext:value-type="float">
            <text:p>368.7180171339</text:p>
          </table:table-cell>
          <table:table-cell office:value-type="float" office:value="420.031142308664" calcext:value-type="float">
            <text:p>420.0311423087</text:p>
          </table:table-cell>
          <table:table-cell office:value-type="float" office:value="382.251214235124" calcext:value-type="float">
            <text:p>382.2512142351</text:p>
          </table:table-cell>
          <table:table-cell office:value-type="float" office:value="391.506068102165" calcext:value-type="float">
            <text:p>391.5060681022</text:p>
          </table:table-cell>
          <table:table-cell office:value-type="float" office:value="411.193608924914" calcext:value-type="float">
            <text:p>411.1936089249</text:p>
          </table:table-cell>
          <table:table-cell office:value-type="float" office:value="423.575303353554" calcext:value-type="float">
            <text:p>423.5753033536</text:p>
          </table:table-cell>
          <table:table-cell office:value-type="float" office:value="397.140945960482" calcext:value-type="float">
            <text:p>397.1409459605</text:p>
          </table:table-cell>
          <table:table-cell office:value-type="float" office:value="397.474487954055" calcext:value-type="float">
            <text:p>397.4744879541</text:p>
          </table:table-cell>
        </table:table-row>
        <table:table-row table:style-name="ro1">
          <table:table-cell office:value-type="float" office:value="370.87060451254" calcext:value-type="float">
            <text:p>370.8706045125</text:p>
          </table:table-cell>
          <table:table-cell office:value-type="float" office:value="390.87953607456" calcext:value-type="float">
            <text:p>390.8795360746</text:p>
          </table:table-cell>
          <table:table-cell office:value-type="float" office:value="401.542742007794" calcext:value-type="float">
            <text:p>401.5427420078</text:p>
          </table:table-cell>
          <table:table-cell office:value-type="float" office:value="392.461216357376" calcext:value-type="float">
            <text:p>392.4612163574</text:p>
          </table:table-cell>
          <table:table-cell office:value-type="float" office:value="379.953426766966" calcext:value-type="float">
            <text:p>379.953426767</text:p>
          </table:table-cell>
          <table:table-cell office:value-type="float" office:value="387.608837182296" calcext:value-type="float">
            <text:p>387.6088371823</text:p>
          </table:table-cell>
          <table:table-cell office:value-type="float" office:value="376.102187866012" calcext:value-type="float">
            <text:p>376.102187866</text:p>
          </table:table-cell>
          <table:table-cell office:value-type="float" office:value="385.939582066002" calcext:value-type="float">
            <text:p>385.939582066</text:p>
          </table:table-cell>
          <table:table-cell office:value-type="float" office:value="402.946261327163" calcext:value-type="float">
            <text:p>402.9462613272</text:p>
          </table:table-cell>
          <table:table-cell office:value-type="float" office:value="384.159250830998" calcext:value-type="float">
            <text:p>384.159250831</text:p>
          </table:table-cell>
          <table:table-cell office:value-type="float" office:value="393.77082993912" calcext:value-type="float">
            <text:p>393.7708299391</text:p>
          </table:table-cell>
          <table:table-cell office:value-type="float" office:value="366.597703655112" calcext:value-type="float">
            <text:p>366.5977036551</text:p>
          </table:table-cell>
          <table:table-cell office:value-type="float" office:value="367.370034941188" calcext:value-type="float">
            <text:p>367.3700349412</text:p>
          </table:table-cell>
          <table:table-cell office:value-type="float" office:value="419.632187533195" calcext:value-type="float">
            <text:p>419.6321875332</text:p>
          </table:table-cell>
          <table:table-cell office:value-type="float" office:value="383.242523920902" calcext:value-type="float">
            <text:p>383.2425239209</text:p>
          </table:table-cell>
          <table:table-cell office:value-type="float" office:value="391.25575137962" calcext:value-type="float">
            <text:p>391.2557513796</text:p>
          </table:table-cell>
          <table:table-cell office:value-type="float" office:value="412.698406317742" calcext:value-type="float">
            <text:p>412.6984063177</text:p>
          </table:table-cell>
          <table:table-cell office:value-type="float" office:value="423.468706936361" calcext:value-type="float">
            <text:p>423.4687069364</text:p>
          </table:table-cell>
          <table:table-cell office:value-type="float" office:value="390.113705844803" calcext:value-type="float">
            <text:p>390.1137058448</text:p>
          </table:table-cell>
          <table:table-cell office:value-type="float" office:value="396.727688367701" calcext:value-type="float">
            <text:p>396.7276883677</text:p>
          </table:table-cell>
        </table:table-row>
        <table:table-row table:style-name="ro1">
          <table:table-cell office:value-type="float" office:value="371.965740711793" calcext:value-type="float">
            <text:p>371.9657407118</text:p>
          </table:table-cell>
          <table:table-cell office:value-type="float" office:value="388.023519772057" calcext:value-type="float">
            <text:p>388.0235197721</text:p>
          </table:table-cell>
          <table:table-cell office:value-type="float" office:value="401.849816203864" calcext:value-type="float">
            <text:p>401.8498162039</text:p>
          </table:table-cell>
          <table:table-cell office:value-type="float" office:value="390.750971346395" calcext:value-type="float">
            <text:p>390.7509713464</text:p>
          </table:table-cell>
          <table:table-cell office:value-type="float" office:value="378.86058610449" calcext:value-type="float">
            <text:p>378.8605861045</text:p>
          </table:table-cell>
          <table:table-cell office:value-type="float" office:value="386.419394547002" calcext:value-type="float">
            <text:p>386.419394547</text:p>
          </table:table-cell>
          <table:table-cell office:value-type="float" office:value="375.520783368113" calcext:value-type="float">
            <text:p>375.5207833681</text:p>
          </table:table-cell>
          <table:table-cell office:value-type="float" office:value="385.565513986755" calcext:value-type="float">
            <text:p>385.5655139868</text:p>
          </table:table-cell>
          <table:table-cell office:value-type="float" office:value="403.633306018107" calcext:value-type="float">
            <text:p>403.6333060181</text:p>
          </table:table-cell>
          <table:table-cell office:value-type="float" office:value="382.540734519941" calcext:value-type="float">
            <text:p>382.5407345199</text:p>
          </table:table-cell>
          <table:table-cell office:value-type="float" office:value="393.581114889235" calcext:value-type="float">
            <text:p>393.5811148892</text:p>
          </table:table-cell>
          <table:table-cell office:value-type="float" office:value="366.911168832423" calcext:value-type="float">
            <text:p>366.9111688324</text:p>
          </table:table-cell>
          <table:table-cell office:value-type="float" office:value="366.171964856544" calcext:value-type="float">
            <text:p>366.1719648565</text:p>
          </table:table-cell>
          <table:table-cell office:value-type="float" office:value="418.332370176163" calcext:value-type="float">
            <text:p>418.3323701762</text:p>
          </table:table-cell>
          <table:table-cell office:value-type="float" office:value="384.833884485596" calcext:value-type="float">
            <text:p>384.8338844856</text:p>
          </table:table-cell>
          <table:table-cell office:value-type="float" office:value="390.930222121918" calcext:value-type="float">
            <text:p>390.9302221219</text:p>
          </table:table-cell>
          <table:table-cell office:value-type="float" office:value="413.002489148948" calcext:value-type="float">
            <text:p>413.0024891489</text:p>
          </table:table-cell>
          <table:table-cell office:value-type="float" office:value="423.347517338362" calcext:value-type="float">
            <text:p>423.3475173384</text:p>
          </table:table-cell>
          <table:table-cell office:value-type="float" office:value="388.675513655155" calcext:value-type="float">
            <text:p>388.6755136552</text:p>
          </table:table-cell>
          <table:table-cell office:value-type="float" office:value="397.459106364665" calcext:value-type="float">
            <text:p>397.4591063647</text:p>
          </table:table-cell>
        </table:table-row>
        <table:table-row table:style-name="ro1">
          <table:table-cell office:value-type="float" office:value="372.622326485361" calcext:value-type="float">
            <text:p>372.6223264854</text:p>
          </table:table-cell>
          <table:table-cell office:value-type="float" office:value="386.218769450066" calcext:value-type="float">
            <text:p>386.2187694501</text:p>
          </table:table-cell>
          <table:table-cell office:value-type="float" office:value="401.96257481723" calcext:value-type="float">
            <text:p>401.9625748172</text:p>
          </table:table-cell>
          <table:table-cell office:value-type="float" office:value="392.09497943279" calcext:value-type="float">
            <text:p>392.0949794328</text:p>
          </table:table-cell>
          <table:table-cell office:value-type="float" office:value="378.245609338174" calcext:value-type="float">
            <text:p>378.2456093382</text:p>
          </table:table-cell>
          <table:table-cell office:value-type="float" office:value="385.49529851726" calcext:value-type="float">
            <text:p>385.4952985173</text:p>
          </table:table-cell>
          <table:table-cell office:value-type="float" office:value="374.950404886117" calcext:value-type="float">
            <text:p>374.9504048861</text:p>
          </table:table-cell>
          <table:table-cell office:value-type="float" office:value="379.37411488403" calcext:value-type="float">
            <text:p>379.374114884</text:p>
          </table:table-cell>
          <table:table-cell office:value-type="float" office:value="404.764462196313" calcext:value-type="float">
            <text:p>404.7644621963</text:p>
          </table:table-cell>
          <table:table-cell office:value-type="float" office:value="381.117162279015" calcext:value-type="float">
            <text:p>381.117162279</text:p>
          </table:table-cell>
          <table:table-cell office:value-type="float" office:value="394.225160543651" calcext:value-type="float">
            <text:p>394.2251605437</text:p>
          </table:table-cell>
          <table:table-cell office:value-type="float" office:value="367.175173672029" calcext:value-type="float">
            <text:p>367.175173672</text:p>
          </table:table-cell>
          <table:table-cell office:value-type="float" office:value="358.464362195926" calcext:value-type="float">
            <text:p>358.4643621959</text:p>
          </table:table-cell>
          <table:table-cell office:value-type="float" office:value="417.070201823665" calcext:value-type="float">
            <text:p>417.0702018237</text:p>
          </table:table-cell>
          <table:table-cell office:value-type="float" office:value="384.618505306936" calcext:value-type="float">
            <text:p>384.6185053069</text:p>
          </table:table-cell>
          <table:table-cell office:value-type="float" office:value="390.518346099671" calcext:value-type="float">
            <text:p>390.5183460997</text:p>
          </table:table-cell>
          <table:table-cell office:value-type="float" office:value="413.256187380994" calcext:value-type="float">
            <text:p>413.256187381</text:p>
          </table:table-cell>
          <table:table-cell office:value-type="float" office:value="423.561970648469" calcext:value-type="float">
            <text:p>423.5619706485</text:p>
          </table:table-cell>
          <table:table-cell office:value-type="float" office:value="387.845334353969" calcext:value-type="float">
            <text:p>387.845334354</text:p>
          </table:table-cell>
          <table:table-cell office:value-type="float" office:value="398.117257705001" calcext:value-type="float">
            <text:p>398.117257705</text:p>
          </table:table-cell>
        </table:table-row>
        <table:table-row table:style-name="ro1">
          <table:table-cell office:value-type="float" office:value="373.318769227199" calcext:value-type="float">
            <text:p>373.3187692272</text:p>
          </table:table-cell>
          <table:table-cell office:value-type="float" office:value="385.459785222127" calcext:value-type="float">
            <text:p>385.4597852221</text:p>
          </table:table-cell>
          <table:table-cell office:value-type="float" office:value="402.11057573796" calcext:value-type="float">
            <text:p>402.110575738</text:p>
          </table:table-cell>
          <table:table-cell office:value-type="float" office:value="392.883402692028" calcext:value-type="float">
            <text:p>392.883402692</text:p>
          </table:table-cell>
          <table:table-cell office:value-type="float" office:value="377.64327265814" calcext:value-type="float">
            <text:p>377.6432726581</text:p>
          </table:table-cell>
          <table:table-cell office:value-type="float" office:value="386.22843902997" calcext:value-type="float">
            <text:p>386.22843903</text:p>
          </table:table-cell>
          <table:table-cell office:value-type="float" office:value="375.706667770494" calcext:value-type="float">
            <text:p>375.7066677705</text:p>
          </table:table-cell>
          <table:table-cell office:value-type="float" office:value="378.767327896603" calcext:value-type="float">
            <text:p>378.7673278966</text:p>
          </table:table-cell>
          <table:table-cell office:value-type="float" office:value="405.469438129056" calcext:value-type="float">
            <text:p>405.4694381291</text:p>
          </table:table-cell>
          <table:table-cell office:value-type="float" office:value="382.216656312837" calcext:value-type="float">
            <text:p>382.2166563128</text:p>
          </table:table-cell>
          <table:table-cell office:value-type="float" office:value="395.591776279516" calcext:value-type="float">
            <text:p>395.5917762795</text:p>
          </table:table-cell>
          <table:table-cell office:value-type="float" office:value="367.437252690719" calcext:value-type="float">
            <text:p>367.4372526907</text:p>
          </table:table-cell>
          <table:table-cell office:value-type="float" office:value="360.246754519926" calcext:value-type="float">
            <text:p>360.2467545199</text:p>
          </table:table-cell>
          <table:table-cell office:value-type="float" office:value="416.316632972443" calcext:value-type="float">
            <text:p>416.3166329724</text:p>
          </table:table-cell>
          <table:table-cell office:value-type="float" office:value="383.544699252362" calcext:value-type="float">
            <text:p>383.5446992524</text:p>
          </table:table-cell>
          <table:table-cell office:value-type="float" office:value="390.047585745285" calcext:value-type="float">
            <text:p>390.0475857453</text:p>
          </table:table-cell>
          <table:table-cell office:value-type="float" office:value="409.712555638165" calcext:value-type="float">
            <text:p>409.7125556382</text:p>
          </table:table-cell>
          <table:table-cell office:value-type="float" office:value="423.305778047591" calcext:value-type="float">
            <text:p>423.3057780476</text:p>
          </table:table-cell>
          <table:table-cell office:value-type="float" office:value="381.329079990536" calcext:value-type="float">
            <text:p>381.3290799905</text:p>
          </table:table-cell>
          <table:table-cell office:value-type="float" office:value="397.64821088553" calcext:value-type="float">
            <text:p>397.6482108855</text:p>
          </table:table-cell>
        </table:table-row>
        <table:table-row table:style-name="ro1">
          <table:table-cell office:value-type="float" office:value="371.650098267952" calcext:value-type="float">
            <text:p>371.650098268</text:p>
          </table:table-cell>
          <table:table-cell office:value-type="float" office:value="384.949457427924" calcext:value-type="float">
            <text:p>384.9494574279</text:p>
          </table:table-cell>
          <table:table-cell office:value-type="float" office:value="402.269795649825" calcext:value-type="float">
            <text:p>402.2697956498</text:p>
          </table:table-cell>
          <table:table-cell office:value-type="float" office:value="393.052449373556" calcext:value-type="float">
            <text:p>393.0524493736</text:p>
          </table:table-cell>
          <table:table-cell office:value-type="float" office:value="376.931517196206" calcext:value-type="float">
            <text:p>376.9315171962</text:p>
          </table:table-cell>
          <table:table-cell office:value-type="float" office:value="385.107389879931" calcext:value-type="float">
            <text:p>385.1073898799</text:p>
          </table:table-cell>
          <table:table-cell office:value-type="float" office:value="374.652047708058" calcext:value-type="float">
            <text:p>374.6520477081</text:p>
          </table:table-cell>
          <table:table-cell office:value-type="float" office:value="378.050858364386" calcext:value-type="float">
            <text:p>378.0508583644</text:p>
          </table:table-cell>
          <table:table-cell office:value-type="float" office:value="405.818437266181" calcext:value-type="float">
            <text:p>405.8184372662</text:p>
          </table:table-cell>
          <table:table-cell office:value-type="float" office:value="380.478657672926" calcext:value-type="float">
            <text:p>380.4786576729</text:p>
          </table:table-cell>
          <table:table-cell office:value-type="float" office:value="394.056779985759" calcext:value-type="float">
            <text:p>394.0567799858</text:p>
          </table:table-cell>
          <table:table-cell office:value-type="float" office:value="367.699331709234" calcext:value-type="float">
            <text:p>367.6993317092</text:p>
          </table:table-cell>
          <table:table-cell office:value-type="float" office:value="369.772150058871" calcext:value-type="float">
            <text:p>369.7721500589</text:p>
          </table:table-cell>
          <table:table-cell office:value-type="float" office:value="415.948516390041" calcext:value-type="float">
            <text:p>415.94851639</text:p>
          </table:table-cell>
          <table:table-cell office:value-type="float" office:value="381.473861132347" calcext:value-type="float">
            <text:p>381.4738611323</text:p>
          </table:table-cell>
          <table:table-cell office:value-type="float" office:value="389.54885984791" calcext:value-type="float">
            <text:p>389.5488598479</text:p>
          </table:table-cell>
          <table:table-cell office:value-type="float" office:value="409.420346576476" calcext:value-type="float">
            <text:p>409.4203465765</text:p>
          </table:table-cell>
          <table:table-cell office:value-type="float" office:value="423.049377994159" calcext:value-type="float">
            <text:p>423.0493779942</text:p>
          </table:table-cell>
          <table:table-cell office:value-type="float" office:value="380.892331139045" calcext:value-type="float">
            <text:p>380.892331139</text:p>
          </table:table-cell>
          <table:table-cell office:value-type="float" office:value="397.831146512991" calcext:value-type="float">
            <text:p>397.831146513</text:p>
          </table:table-cell>
        </table:table-row>
        <table:table-row table:style-name="ro1">
          <table:table-cell office:value-type="float" office:value="366.569201330344" calcext:value-type="float">
            <text:p>366.5692013303</text:p>
          </table:table-cell>
          <table:table-cell office:value-type="float" office:value="385.700265551899" calcext:value-type="float">
            <text:p>385.7002655519</text:p>
          </table:table-cell>
          <table:table-cell office:value-type="float" office:value="402.314023873034" calcext:value-type="float">
            <text:p>402.314023873</text:p>
          </table:table-cell>
          <table:table-cell office:value-type="float" office:value="393.110347824312" calcext:value-type="float">
            <text:p>393.1103478243</text:p>
          </table:table-cell>
          <table:table-cell office:value-type="float" office:value="376.112198803107" calcext:value-type="float">
            <text:p>376.1121988031</text:p>
          </table:table-cell>
          <table:table-cell office:value-type="float" office:value="383.875746165863" calcext:value-type="float">
            <text:p>383.8757461659</text:p>
          </table:table-cell>
          <table:table-cell office:value-type="float" office:value="374.441036814167" calcext:value-type="float">
            <text:p>374.4410368142</text:p>
          </table:table-cell>
          <table:table-cell office:value-type="float" office:value="377.073937884179" calcext:value-type="float">
            <text:p>377.0739378842</text:p>
          </table:table-cell>
          <table:table-cell office:value-type="float" office:value="405.94537585526" calcext:value-type="float">
            <text:p>405.9453758553</text:p>
          </table:table-cell>
          <table:table-cell office:value-type="float" office:value="381.651990085238" calcext:value-type="float">
            <text:p>381.6519900852</text:p>
          </table:table-cell>
          <table:table-cell office:value-type="float" office:value="392.391713648913" calcext:value-type="float">
            <text:p>392.3917136489</text:p>
          </table:table-cell>
          <table:table-cell office:value-type="float" office:value="367.961410727748" calcext:value-type="float">
            <text:p>367.9614107277</text:p>
          </table:table-cell>
          <table:table-cell office:value-type="float" office:value="367.999701961099" calcext:value-type="float">
            <text:p>367.9997019611</text:p>
          </table:table-cell>
          <table:table-cell office:value-type="float" office:value="415.792377415882" calcext:value-type="float">
            <text:p>415.7923774159</text:p>
          </table:table-cell>
          <table:table-cell office:value-type="float" office:value="380.056476899106" calcext:value-type="float">
            <text:p>380.0564768991</text:p>
          </table:table-cell>
          <table:table-cell office:value-type="float" office:value="389.03984257196" calcext:value-type="float">
            <text:p>389.039842572</text:p>
          </table:table-cell>
          <table:table-cell office:value-type="float" office:value="408.533825008432" calcext:value-type="float">
            <text:p>408.5338250084</text:p>
          </table:table-cell>
          <table:table-cell office:value-type="float" office:value="422.850628581617" calcext:value-type="float">
            <text:p>422.8506285816</text:p>
          </table:table-cell>
          <table:table-cell office:value-type="float" office:value="380.275656846349" calcext:value-type="float">
            <text:p>380.2756568463</text:p>
          </table:table-cell>
          <table:table-cell office:value-type="float" office:value="397.927156060172" calcext:value-type="float">
            <text:p>397.9271560602</text:p>
          </table:table-cell>
        </table:table-row>
        <table:table-row table:style-name="ro1">
          <table:table-cell office:value-type="float" office:value="361.191157200956" calcext:value-type="float">
            <text:p>361.191157201</text:p>
          </table:table-cell>
          <table:table-cell office:value-type="float" office:value="387.230483783216" calcext:value-type="float">
            <text:p>387.2304837832</text:p>
          </table:table-cell>
          <table:table-cell office:value-type="float" office:value="402.368061100561" calcext:value-type="float">
            <text:p>402.3680611006</text:p>
          </table:table-cell>
          <table:table-cell office:value-type="float" office:value="393.048145851455" calcext:value-type="float">
            <text:p>393.0481458515</text:p>
          </table:table-cell>
          <table:table-cell office:value-type="float" office:value="375.22663917826" calcext:value-type="float">
            <text:p>375.2266391783</text:p>
          </table:table-cell>
          <table:table-cell office:value-type="float" office:value="384.583497811115" calcext:value-type="float">
            <text:p>384.5834978111</text:p>
          </table:table-cell>
          <table:table-cell office:value-type="float" office:value="374.078215447134" calcext:value-type="float">
            <text:p>374.0782154471</text:p>
          </table:table-cell>
          <table:table-cell office:value-type="float" office:value="375.988631476633" calcext:value-type="float">
            <text:p>375.9886314766</text:p>
          </table:table-cell>
          <table:table-cell office:value-type="float" office:value="406.010510444659" calcext:value-type="float">
            <text:p>406.0105104447</text:p>
          </table:table-cell>
          <table:table-cell office:value-type="float" office:value="383.385434602572" calcext:value-type="float">
            <text:p>383.3854346026</text:p>
          </table:table-cell>
          <table:table-cell office:value-type="float" office:value="393.990417433331" calcext:value-type="float">
            <text:p>393.9904174333</text:p>
          </table:table-cell>
          <table:table-cell office:value-type="float" office:value="368.223489746263" calcext:value-type="float">
            <text:p>368.2234897463</text:p>
          </table:table-cell>
          <table:table-cell office:value-type="float" office:value="369.908728442729" calcext:value-type="float">
            <text:p>369.9087284427</text:p>
          </table:table-cell>
          <table:table-cell office:value-type="float" office:value="415.667152574251" calcext:value-type="float">
            <text:p>415.6671525743</text:p>
          </table:table-cell>
          <table:table-cell office:value-type="float" office:value="379.22786748212" calcext:value-type="float">
            <text:p>379.2278674821</text:p>
          </table:table-cell>
          <table:table-cell office:value-type="float" office:value="388.528836071731" calcext:value-type="float">
            <text:p>388.5288360717</text:p>
          </table:table-cell>
          <table:table-cell office:value-type="float" office:value="407.882968737586" calcext:value-type="float">
            <text:p>407.8829687376</text:p>
          </table:table-cell>
          <table:table-cell office:value-type="float" office:value="422.690789904746" calcext:value-type="float">
            <text:p>422.6907899047</text:p>
          </table:table-cell>
          <table:table-cell office:value-type="float" office:value="379.506245307087" calcext:value-type="float">
            <text:p>379.5062453071</text:p>
          </table:table-cell>
          <table:table-cell office:value-type="float" office:value="397.916187069146" calcext:value-type="float">
            <text:p>397.9161870691</text:p>
          </table:table-cell>
        </table:table-row>
        <table:table-row table:style-name="ro1">
          <table:table-cell office:value-type="float" office:value="357.20184103836" calcext:value-type="float">
            <text:p>357.2018410384</text:p>
          </table:table-cell>
          <table:table-cell office:value-type="float" office:value="388.145743301697" calcext:value-type="float">
            <text:p>388.1457433017</text:p>
          </table:table-cell>
          <table:table-cell office:value-type="float" office:value="402.422882053185" calcext:value-type="float">
            <text:p>402.4228820532</text:p>
          </table:table-cell>
          <table:table-cell office:value-type="float" office:value="392.958849015873" calcext:value-type="float">
            <text:p>392.9588490159</text:p>
          </table:table-cell>
          <table:table-cell office:value-type="float" office:value="374.361695515806" calcext:value-type="float">
            <text:p>374.3616955158</text:p>
          </table:table-cell>
          <table:table-cell office:value-type="float" office:value="383.188559289314" calcext:value-type="float">
            <text:p>383.1885592893</text:p>
          </table:table-cell>
          <table:table-cell office:value-type="float" office:value="373.063104049852" calcext:value-type="float">
            <text:p>373.0631040499</text:p>
          </table:table-cell>
          <table:table-cell office:value-type="float" office:value="374.723404862093" calcext:value-type="float">
            <text:p>374.7234048621</text:p>
          </table:table-cell>
          <table:table-cell office:value-type="float" office:value="406.088863454967" calcext:value-type="float">
            <text:p>406.088863455</text:p>
          </table:table-cell>
          <table:table-cell office:value-type="float" office:value="384.237891261263" calcext:value-type="float">
            <text:p>384.2378912613</text:p>
          </table:table-cell>
          <table:table-cell office:value-type="float" office:value="392.091444716158" calcext:value-type="float">
            <text:p>392.0914447162</text:p>
          </table:table-cell>
          <table:table-cell office:value-type="float" office:value="367.351908474904" calcext:value-type="float">
            <text:p>367.3519084749</text:p>
          </table:table-cell>
          <table:table-cell office:value-type="float" office:value="372.117979087461" calcext:value-type="float">
            <text:p>372.1179790875</text:p>
          </table:table-cell>
          <table:table-cell office:value-type="float" office:value="415.484247902188" calcext:value-type="float">
            <text:p>415.4842479022</text:p>
          </table:table-cell>
          <table:table-cell office:value-type="float" office:value="378.577073290567" calcext:value-type="float">
            <text:p>378.5770732906</text:p>
          </table:table-cell>
          <table:table-cell office:value-type="float" office:value="388.984122283526" calcext:value-type="float">
            <text:p>388.9841222835</text:p>
          </table:table-cell>
          <table:table-cell office:value-type="float" office:value="399.356200441844" calcext:value-type="float">
            <text:p>399.3562004418</text:p>
          </table:table-cell>
          <table:table-cell office:value-type="float" office:value="422.554069590539" calcext:value-type="float">
            <text:p>422.5540695905</text:p>
          </table:table-cell>
          <table:table-cell office:value-type="float" office:value="380.676321646603" calcext:value-type="float">
            <text:p>380.6763216466</text:p>
          </table:table-cell>
          <table:table-cell office:value-type="float" office:value="398.518475573687" calcext:value-type="float">
            <text:p>398.5184755737</text:p>
          </table:table-cell>
        </table:table-row>
        <table:table-row table:style-name="ro1">
          <table:table-cell office:value-type="float" office:value="354.060240397057" calcext:value-type="float">
            <text:p>354.0602403971</text:p>
          </table:table-cell>
          <table:table-cell office:value-type="float" office:value="388.592169673383" calcext:value-type="float">
            <text:p>388.5921696734</text:p>
          </table:table-cell>
          <table:table-cell office:value-type="float" office:value="402.735606258296" calcext:value-type="float">
            <text:p>402.7356062583</text:p>
          </table:table-cell>
          <table:table-cell office:value-type="float" office:value="392.745876416129" calcext:value-type="float">
            <text:p>392.7458764161</text:p>
          </table:table-cell>
          <table:table-cell office:value-type="float" office:value="373.647252699495" calcext:value-type="float">
            <text:p>373.6472526995</text:p>
          </table:table-cell>
          <table:table-cell office:value-type="float" office:value="382.57081811582" calcext:value-type="float">
            <text:p>382.5708181158</text:p>
          </table:table-cell>
          <table:table-cell office:value-type="float" office:value="372.301771316389" calcext:value-type="float">
            <text:p>372.3017713164</text:p>
          </table:table-cell>
          <table:table-cell office:value-type="float" office:value="376.803249676506" calcext:value-type="float">
            <text:p>376.8032496765</text:p>
          </table:table-cell>
          <table:table-cell office:value-type="float" office:value="406.182589177262" calcext:value-type="float">
            <text:p>406.1825891773</text:p>
          </table:table-cell>
          <table:table-cell office:value-type="float" office:value="383.518904158549" calcext:value-type="float">
            <text:p>383.5189041585</text:p>
          </table:table-cell>
          <table:table-cell office:value-type="float" office:value="390.671480553127" calcext:value-type="float">
            <text:p>390.6714805531</text:p>
          </table:table-cell>
          <table:table-cell office:value-type="float" office:value="364.656454094178" calcext:value-type="float">
            <text:p>364.6564540942</text:p>
          </table:table-cell>
          <table:table-cell office:value-type="float" office:value="373.214886394832" calcext:value-type="float">
            <text:p>373.2148863948</text:p>
          </table:table-cell>
          <table:table-cell office:value-type="float" office:value="415.211702787614" calcext:value-type="float">
            <text:p>415.2117027876</text:p>
          </table:table-cell>
          <table:table-cell office:value-type="float" office:value="377.900117691668" calcext:value-type="float">
            <text:p>377.9001176917</text:p>
          </table:table-cell>
          <table:table-cell office:value-type="float" office:value="389.671615515825" calcext:value-type="float">
            <text:p>389.6716155158</text:p>
          </table:table-cell>
          <table:table-cell office:value-type="float" office:value="398.598998266896" calcext:value-type="float">
            <text:p>398.5989982669</text:p>
          </table:table-cell>
          <table:table-cell office:value-type="float" office:value="422.448753112229" calcext:value-type="float">
            <text:p>422.4487531122</text:p>
          </table:table-cell>
          <table:table-cell office:value-type="float" office:value="378.6648036093" calcext:value-type="float">
            <text:p>378.6648036093</text:p>
          </table:table-cell>
          <table:table-cell office:value-type="float" office:value="398.643018652713" calcext:value-type="float">
            <text:p>398.6430186527</text:p>
          </table:table-cell>
        </table:table-row>
        <table:table-row table:style-name="ro1">
          <table:table-cell office:value-type="float" office:value="351.757733594945" calcext:value-type="float">
            <text:p>351.7577335949</text:p>
          </table:table-cell>
          <table:table-cell office:value-type="float" office:value="388.827462010544" calcext:value-type="float">
            <text:p>388.8274620105</text:p>
          </table:table-cell>
          <table:table-cell office:value-type="float" office:value="402.642909289635" calcext:value-type="float">
            <text:p>402.6429092896</text:p>
          </table:table-cell>
          <table:table-cell office:value-type="float" office:value="393.197560170566" calcext:value-type="float">
            <text:p>393.1975601706</text:p>
          </table:table-cell>
          <table:table-cell office:value-type="float" office:value="373.231350011467" calcext:value-type="float">
            <text:p>373.2313500115</text:p>
          </table:table-cell>
          <table:table-cell office:value-type="float" office:value="382.379842493801" calcext:value-type="float">
            <text:p>382.3798424938</text:p>
          </table:table-cell>
          <table:table-cell office:value-type="float" office:value="371.906270742782" calcext:value-type="float">
            <text:p>371.9062707428</text:p>
          </table:table-cell>
          <table:table-cell office:value-type="float" office:value="373.747039249131" calcext:value-type="float">
            <text:p>373.7470392491</text:p>
          </table:table-cell>
          <table:table-cell office:value-type="float" office:value="406.283613205096" calcext:value-type="float">
            <text:p>406.2836132051</text:p>
          </table:table-cell>
          <table:table-cell office:value-type="float" office:value="384.041658623302" calcext:value-type="float">
            <text:p>384.0416586233</text:p>
          </table:table-cell>
          <table:table-cell office:value-type="float" office:value="389.689474918943" calcext:value-type="float">
            <text:p>389.6894749189</text:p>
          </table:table-cell>
          <table:table-cell office:value-type="float" office:value="362.555073474657" calcext:value-type="float">
            <text:p>362.5550734747</text:p>
          </table:table-cell>
          <table:table-cell office:value-type="float" office:value="372.184691004074" calcext:value-type="float">
            <text:p>372.1846910041</text:p>
          </table:table-cell>
          <table:table-cell office:value-type="float" office:value="414.860241953442" calcext:value-type="float">
            <text:p>414.8602419534</text:p>
          </table:table-cell>
          <table:table-cell office:value-type="float" office:value="377.37011391218" calcext:value-type="float">
            <text:p>377.3701139122</text:p>
          </table:table-cell>
          <table:table-cell office:value-type="float" office:value="389.723432977504" calcext:value-type="float">
            <text:p>389.7234329775</text:p>
          </table:table-cell>
          <table:table-cell office:value-type="float" office:value="398.209123087108" calcext:value-type="float">
            <text:p>398.2091230871</text:p>
          </table:table-cell>
          <table:table-cell office:value-type="float" office:value="422.405519032583" calcext:value-type="float">
            <text:p>422.4055190326</text:p>
          </table:table-cell>
          <table:table-cell office:value-type="float" office:value="379.891956327721" calcext:value-type="float">
            <text:p>379.8919563277</text:p>
          </table:table-cell>
          <table:table-cell office:value-type="float" office:value="398.168804275508" calcext:value-type="float">
            <text:p>398.1688042755</text:p>
          </table:table-cell>
        </table:table-row>
        <table:table-row table:style-name="ro1">
          <table:table-cell office:value-type="float" office:value="354.361682259996" calcext:value-type="float">
            <text:p>354.36168226</text:p>
          </table:table-cell>
          <table:table-cell office:value-type="float" office:value="388.964894979868" calcext:value-type="float">
            <text:p>388.9648949799</text:p>
          </table:table-cell>
          <table:table-cell office:value-type="float" office:value="402.58347432866" calcext:value-type="float">
            <text:p>402.5834743287</text:p>
          </table:table-cell>
          <table:table-cell office:value-type="float" office:value="392.370411102278" calcext:value-type="float">
            <text:p>392.3704111023</text:p>
          </table:table-cell>
          <table:table-cell office:value-type="float" office:value="373.037664589257" calcext:value-type="float">
            <text:p>373.0376645893</text:p>
          </table:table-cell>
          <table:table-cell office:value-type="float" office:value="382.305239274463" calcext:value-type="float">
            <text:p>382.3052392745</text:p>
          </table:table-cell>
          <table:table-cell office:value-type="float" office:value="372.206604748685" calcext:value-type="float">
            <text:p>372.2066047487</text:p>
          </table:table-cell>
          <table:table-cell office:value-type="float" office:value="371.150975362401" calcext:value-type="float">
            <text:p>371.1509753624</text:p>
          </table:table-cell>
          <table:table-cell office:value-type="float" office:value="406.370515897462" calcext:value-type="float">
            <text:p>406.3705158975</text:p>
          </table:table-cell>
          <table:table-cell office:value-type="float" office:value="384.17908780509" calcext:value-type="float">
            <text:p>384.1790878051</text:p>
          </table:table-cell>
          <table:table-cell office:value-type="float" office:value="388.949157261109" calcext:value-type="float">
            <text:p>388.9491572611</text:p>
          </table:table-cell>
          <table:table-cell office:value-type="float" office:value="361.693901567968" calcext:value-type="float">
            <text:p>361.693901568</text:p>
          </table:table-cell>
          <table:table-cell office:value-type="float" office:value="372.900660390702" calcext:value-type="float">
            <text:p>372.9006603907</text:p>
          </table:table-cell>
          <table:table-cell office:value-type="float" office:value="414.485534876825" calcext:value-type="float">
            <text:p>414.4855348768</text:p>
          </table:table-cell>
          <table:table-cell office:value-type="float" office:value="377.06316783141" calcext:value-type="float">
            <text:p>377.0631678314</text:p>
          </table:table-cell>
          <table:table-cell office:value-type="float" office:value="389.91642477265" calcext:value-type="float">
            <text:p>389.9164247727</text:p>
          </table:table-cell>
          <table:table-cell office:value-type="float" office:value="398.027167148141" calcext:value-type="float">
            <text:p>398.0271671481</text:p>
          </table:table-cell>
          <table:table-cell office:value-type="float" office:value="422.394231933204" calcext:value-type="float">
            <text:p>422.3942319332</text:p>
          </table:table-cell>
          <table:table-cell office:value-type="float" office:value="380.161693503278" calcext:value-type="float">
            <text:p>380.1616935033</text:p>
          </table:table-cell>
          <table:table-cell office:value-type="float" office:value="394.983207314338" calcext:value-type="float">
            <text:p>394.9832073143</text:p>
          </table:table-cell>
        </table:table-row>
        <table:table-row table:style-name="ro1">
          <table:table-cell office:value-type="float" office:value="351.219275963897" calcext:value-type="float">
            <text:p>351.2192759639</text:p>
          </table:table-cell>
          <table:table-cell office:value-type="float" office:value="389.051218940139" calcext:value-type="float">
            <text:p>389.0512189401</text:p>
          </table:table-cell>
          <table:table-cell office:value-type="float" office:value="402.556586948885" calcext:value-type="float">
            <text:p>402.5565869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.285566085726" calcext:value-type="float">
            <text:p>382.2855660857</text:p>
          </table:table-cell>
          <table:table-cell office:value-type="float" office:value="0" calcext:value-type="float">
            <text:p>0</text:p>
          </table:table-cell>
          <table:table-cell office:value-type="float" office:value="369.036379422559" calcext:value-type="float">
            <text:p>369.0363794226</text:p>
          </table:table-cell>
          <table:table-cell office:value-type="float" office:value="406.426749004728" calcext:value-type="float">
            <text:p>406.4267490047</text:p>
          </table:table-cell>
          <table:table-cell office:value-type="float" office:value="0" calcext:value-type="float">
            <text:p>0</text:p>
          </table:table-cell>
          <table:table-cell office:value-type="float" office:value="388.391142758596" calcext:value-type="float">
            <text:p>388.3911427586</text:p>
          </table:table-cell>
          <table:table-cell office:value-type="float" office:value="0" calcext:value-type="float">
            <text:p>0</text:p>
          </table:table-cell>
          <table:table-cell office:value-type="float" office:value="373.09935534001" calcext:value-type="float">
            <text:p>373.09935534</text:p>
          </table:table-cell>
          <table:table-cell office:value-type="float" office:value="414.158003049638" calcext:value-type="float">
            <text:p>414.1580030496</text:p>
          </table:table-cell>
          <table:table-cell office:value-type="float" office:value="376.899765235601" calcext:value-type="float">
            <text:p>376.8997652356</text:p>
          </table:table-cell>
          <table:table-cell office:value-type="float" office:value="0" calcext:value-type="float">
            <text:p>0</text:p>
          </table:table-cell>
          <table:table-cell office:value-type="float" office:value="398.208227910082" calcext:value-type="float">
            <text:p>398.2082279101</text:p>
          </table:table-cell>
          <table:table-cell office:value-type="float" office:value="422.391661085127" calcext:value-type="float">
            <text:p>422.3916610851</text:p>
          </table:table-cell>
          <table:table-cell office:value-type="float" office:value="379.310392816575" calcext:value-type="float">
            <text:p>379.3103928166</text:p>
          </table:table-cell>
          <table:table-cell office:value-type="float" office:value="395.653967143739" calcext:value-type="float">
            <text:p>395.6539671437</text:p>
          </table:table-cell>
        </table:table-row>
        <table:table-row table:style-name="ro1">
          <table:table-cell office:value-type="float" office:value="350.00021392185" calcext:value-type="float">
            <text:p>350.0002139219</text:p>
          </table:table-cell>
          <table:table-cell office:value-type="float" office:value="389.093640284099" calcext:value-type="float">
            <text:p>389.0936402841</text:p>
          </table:table-cell>
          <table:table-cell office:value-type="float" office:value="402.548052965474" calcext:value-type="float">
            <text:p>402.5480529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.275505267887" calcext:value-type="float">
            <text:p>382.2755052679</text:p>
          </table:table-cell>
          <table:table-cell office:value-type="float" office:value="0" calcext:value-type="float">
            <text:p>0</text:p>
          </table:table-cell>
          <table:table-cell office:value-type="float" office:value="367.260521123138" calcext:value-type="float">
            <text:p>367.2605211231</text:p>
          </table:table-cell>
          <table:table-cell office:value-type="float" office:value="406.453836818792" calcext:value-type="float">
            <text:p>406.4538368188</text:p>
          </table:table-cell>
          <table:table-cell office:value-type="float" office:value="0" calcext:value-type="float">
            <text:p>0</text:p>
          </table:table-cell>
          <table:table-cell office:value-type="float" office:value="388.071975606829" calcext:value-type="float">
            <text:p>388.0719756068</text:p>
          </table:table-cell>
          <table:table-cell office:value-type="float" office:value="0" calcext:value-type="float">
            <text:p>0</text:p>
          </table:table-cell>
          <table:table-cell office:value-type="float" office:value="373.129132739316" calcext:value-type="float">
            <text:p>373.1291327393</text:p>
          </table:table-cell>
          <table:table-cell office:value-type="float" office:value="413.962841330153" calcext:value-type="float">
            <text:p>413.9628413302</text:p>
          </table:table-cell>
          <table:table-cell office:value-type="float" office:value="376.683674793141" calcext:value-type="float">
            <text:p>376.6836747931</text:p>
          </table:table-cell>
          <table:table-cell office:value-type="float" office:value="0" calcext:value-type="float">
            <text:p>0</text:p>
          </table:table-cell>
          <table:table-cell office:value-type="float" office:value="398.618158013146" calcext:value-type="float">
            <text:p>398.6181580131</text:p>
          </table:table-cell>
          <table:table-cell office:value-type="float" office:value="422.391691340809" calcext:value-type="float">
            <text:p>422.3916913408</text:p>
          </table:table-cell>
          <table:table-cell office:value-type="float" office:value="378.541307942998" calcext:value-type="float">
            <text:p>378.541307943</text:p>
          </table:table-cell>
          <table:table-cell office:value-type="float" office:value="392.555379318169" calcext:value-type="float">
            <text:p>392.5553793182</text:p>
          </table:table-cell>
        </table:table-row>
        <table:table-row table:style-name="ro1">
          <table:table-cell office:value-type="float" office:value="349.113915524475" calcext:value-type="float">
            <text:p>349.1139155245</text:p>
          </table:table-cell>
          <table:table-cell office:value-type="float" office:value="389.103196515189" calcext:value-type="float">
            <text:p>389.1031965152</text:p>
          </table:table-cell>
          <table:table-cell office:value-type="float" office:value="402.546268708718" calcext:value-type="float">
            <text:p>402.5462687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.269145005593" calcext:value-type="float">
            <text:p>382.2691450056</text:p>
          </table:table-cell>
          <table:table-cell office:value-type="float" office:value="0" calcext:value-type="float">
            <text:p>0</text:p>
          </table:table-cell>
          <table:table-cell office:value-type="float" office:value="366.455733650822" calcext:value-type="float">
            <text:p>366.4557336508</text:p>
          </table:table-cell>
          <table:table-cell office:value-type="float" office:value="406.466091735599" calcext:value-type="float">
            <text:p>406.4660917356</text:p>
          </table:table-cell>
          <table:table-cell office:value-type="float" office:value="0" calcext:value-type="float">
            <text:p>0</text:p>
          </table:table-cell>
          <table:table-cell office:value-type="float" office:value="388.445132202656" calcext:value-type="float">
            <text:p>388.4451322027</text:p>
          </table:table-cell>
          <table:table-cell office:value-type="float" office:value="0" calcext:value-type="float">
            <text:p>0</text:p>
          </table:table-cell>
          <table:table-cell office:value-type="float" office:value="373.13890040681" calcext:value-type="float">
            <text:p>373.1389004068</text:p>
          </table:table-cell>
          <table:table-cell office:value-type="float" office:value="413.870074682344" calcext:value-type="float">
            <text:p>413.8700746823</text:p>
          </table:table-cell>
          <table:table-cell office:value-type="float" office:value="376.427649107215" calcext:value-type="float">
            <text:p>376.4276491072</text:p>
          </table:table-cell>
          <table:table-cell office:value-type="float" office:value="0" calcext:value-type="float">
            <text:p>0</text:p>
          </table:table-cell>
          <table:table-cell office:value-type="float" office:value="399.052981324003" calcext:value-type="float">
            <text:p>399.052981324</text:p>
          </table:table-cell>
          <table:table-cell office:value-type="float" office:value="422.389309525202" calcext:value-type="float">
            <text:p>422.3893095252</text:p>
          </table:table-cell>
          <table:table-cell office:value-type="float" office:value="377.922939293469" calcext:value-type="float">
            <text:p>377.9229392935</text:p>
          </table:table-cell>
          <table:table-cell office:value-type="float" office:value="393.910216630967" calcext:value-type="float">
            <text:p>393.910216631</text:p>
          </table:table-cell>
        </table:table-row>
        <table:table-row table:style-name="ro1">
          <table:table-cell office:value-type="float" office:value="350.82269305793" calcext:value-type="float">
            <text:p>350.82269305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5.642525464442" calcext:value-type="float">
            <text:p>365.64252546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6.066485787243" calcext:value-type="float">
            <text:p>376.0664857872</text:p>
          </table:table-cell>
          <table:table-cell office:value-type="float" office:value="0" calcext:value-type="float">
            <text:p>0</text:p>
          </table:table-cell>
          <table:table-cell office:value-type="float" office:value="399.198935059797" calcext:value-type="float">
            <text:p>399.1989350598</text:p>
          </table:table-cell>
          <table:table-cell office:value-type="float" office:value="0" calcext:value-type="float">
            <text:p>0</text:p>
          </table:table-cell>
          <table:table-cell office:value-type="float" office:value="377.403923819064" calcext:value-type="float">
            <text:p>377.4039238191</text:p>
          </table:table-cell>
          <table:table-cell office:value-type="float" office:value="394.786434599203" calcext:value-type="float">
            <text:p>394.7864345992</text:p>
          </table:table-cell>
        </table:table-row>
        <table:table-row table:style-name="ro1">
          <table:table-cell office:value-type="float" office:value="353.471441281567" calcext:value-type="float">
            <text:p>353.47144128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5.33624261652" calcext:value-type="float">
            <text:p>365.336242616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6.715667963312" calcext:value-type="float">
            <text:p>376.7156679633</text:p>
          </table:table-cell>
          <table:table-cell office:value-type="float" office:value="0" calcext:value-type="float">
            <text:p>0</text:p>
          </table:table-cell>
          <table:table-cell office:value-type="float" office:value="399.366207926317" calcext:value-type="float">
            <text:p>399.3662079263</text:p>
          </table:table-cell>
          <table:table-cell office:value-type="float" office:value="0" calcext:value-type="float">
            <text:p>0</text:p>
          </table:table-cell>
          <table:table-cell office:value-type="float" office:value="376.901104610253" calcext:value-type="float">
            <text:p>376.9011046103</text:p>
          </table:table-cell>
          <table:table-cell office:value-type="float" office:value="395.30880630074" calcext:value-type="float">
            <text:p>395.3088063007</text:p>
          </table:table-cell>
        </table:table-row>
        <table:table-row table:style-name="ro1">
          <table:table-cell office:value-type="float" office:value="354.930671998784" calcext:value-type="float">
            <text:p>354.93067199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5.075910284095" calcext:value-type="float">
            <text:p>365.07591028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5.752059730904" calcext:value-type="float">
            <text:p>375.7520597309</text:p>
          </table:table-cell>
          <table:table-cell office:value-type="float" office:value="0" calcext:value-type="float">
            <text:p>0</text:p>
          </table:table-cell>
          <table:table-cell office:value-type="float" office:value="399.304741106684" calcext:value-type="float">
            <text:p>399.3047411067</text:p>
          </table:table-cell>
          <table:table-cell office:value-type="float" office:value="0" calcext:value-type="float">
            <text:p>0</text:p>
          </table:table-cell>
          <table:table-cell office:value-type="float" office:value="377.234838942909" calcext:value-type="float">
            <text:p>377.2348389429</text:p>
          </table:table-cell>
          <table:table-cell office:value-type="float" office:value="395.574076430267" calcext:value-type="float">
            <text:p>395.5740764303</text:p>
          </table:table-cell>
        </table:table-row>
        <table:table-row table:style-name="ro1">
          <table:table-cell office:value-type="float" office:value="355.70149005316" calcext:value-type="float">
            <text:p>355.70149005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5.503274477945" calcext:value-type="float">
            <text:p>365.50327447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6.022759015093" calcext:value-type="float">
            <text:p>376.0227590151</text:p>
          </table:table-cell>
          <table:table-cell office:value-type="float" office:value="0" calcext:value-type="float">
            <text:p>0</text:p>
          </table:table-cell>
          <table:table-cell office:value-type="float" office:value="399.298553283438" calcext:value-type="float">
            <text:p>399.2985532834</text:p>
          </table:table-cell>
          <table:table-cell office:value-type="float" office:value="0" calcext:value-type="float">
            <text:p>0</text:p>
          </table:table-cell>
          <table:table-cell office:value-type="float" office:value="376.695557386012" calcext:value-type="float">
            <text:p>376.695557386</text:p>
          </table:table-cell>
          <table:table-cell office:value-type="float" office:value="395.091094418877" calcext:value-type="float">
            <text:p>395.0910944189</text:p>
          </table:table-cell>
        </table:table-row>
        <table:table-row table:style-name="ro1">
          <table:table-cell office:value-type="float" office:value="356.098747904231" calcext:value-type="float">
            <text:p>356.09874790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5.029844487132" calcext:value-type="float">
            <text:p>365.02984448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5.44581668825" calcext:value-type="float">
            <text:p>375.4458166883</text:p>
          </table:table-cell>
          <table:table-cell office:value-type="float" office:value="0" calcext:value-type="float">
            <text:p>0</text:p>
          </table:table-cell>
          <table:table-cell office:value-type="float" office:value="399.261807459158" calcext:value-type="float">
            <text:p>399.2618074592</text:p>
          </table:table-cell>
          <table:table-cell office:value-type="float" office:value="0" calcext:value-type="float">
            <text:p>0</text:p>
          </table:table-cell>
          <table:table-cell office:value-type="float" office:value="376.981839274838" calcext:value-type="float">
            <text:p>376.9818392748</text:p>
          </table:table-cell>
          <table:table-cell office:value-type="float" office:value="394.149508249358" calcext:value-type="float">
            <text:p>394.1495082494</text:p>
          </table:table-cell>
        </table:table-row>
        <table:table-row table:style-name="ro1">
          <table:table-cell office:value-type="float" office:value="356.311408175893" calcext:value-type="float">
            <text:p>356.3114081759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.299862493632" calcext:value-type="float">
            <text:p>356.2998624936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.240779377227" calcext:value-type="float">
            <text:p>356.2407793772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</table:table>
      <table:table table:name="Sheet3" table:style-name="ta1">
        <table:table-column table:style-name="co1" table:number-columns-repeated="20" table:default-cell-style-name="Default"/>
        <table:table-row table:style-name="ro1">
          <table:table-cell office:value-type="float" office:value="5.974282" calcext:value-type="float">
            <text:p>5.974282</text:p>
          </table:table-cell>
          <table:table-cell office:value-type="float" office:value="7.231438" calcext:value-type="float">
            <text:p>7.231438</text:p>
          </table:table-cell>
          <table:table-cell office:value-type="float" office:value="6.62122" calcext:value-type="float">
            <text:p>6.62122</text:p>
          </table:table-cell>
          <table:table-cell office:value-type="float" office:value="7.37134" calcext:value-type="float">
            <text:p>7.37134</text:p>
          </table:table-cell>
          <table:table-cell office:value-type="float" office:value="6.316428" calcext:value-type="float">
            <text:p>6.316428</text:p>
          </table:table-cell>
          <table:table-cell office:value-type="float" office:value="5.401271" calcext:value-type="float">
            <text:p>5.401271</text:p>
          </table:table-cell>
          <table:table-cell office:value-type="float" office:value="6.054369" calcext:value-type="float">
            <text:p>6.054369</text:p>
          </table:table-cell>
          <table:table-cell office:value-type="float" office:value="5.469188" calcext:value-type="float">
            <text:p>5.469188</text:p>
          </table:table-cell>
          <table:table-cell office:value-type="float" office:value="5.039061" calcext:value-type="float">
            <text:p>5.039061</text:p>
          </table:table-cell>
          <table:table-cell office:value-type="float" office:value="7.501817" calcext:value-type="float">
            <text:p>7.501817</text:p>
          </table:table-cell>
          <table:table-cell office:value-type="float" office:value="6.269134" calcext:value-type="float">
            <text:p>6.269134</text:p>
          </table:table-cell>
          <table:table-cell office:value-type="float" office:value="5.763216" calcext:value-type="float">
            <text:p>5.763216</text:p>
          </table:table-cell>
          <table:table-cell office:value-type="float" office:value="5.851126" calcext:value-type="float">
            <text:p>5.851126</text:p>
          </table:table-cell>
          <table:table-cell office:value-type="float" office:value="8.156248" calcext:value-type="float">
            <text:p>8.156248</text:p>
          </table:table-cell>
          <table:table-cell office:value-type="float" office:value="6.939882" calcext:value-type="float">
            <text:p>6.939882</text:p>
          </table:table-cell>
          <table:table-cell office:value-type="float" office:value="6.035056" calcext:value-type="float">
            <text:p>6.035056</text:p>
          </table:table-cell>
          <table:table-cell office:value-type="float" office:value="6.184085" calcext:value-type="float">
            <text:p>6.184085</text:p>
          </table:table-cell>
          <table:table-cell office:value-type="float" office:value="6.709885" calcext:value-type="float">
            <text:p>6.709885</text:p>
          </table:table-cell>
          <table:table-cell office:value-type="float" office:value="5.956166" calcext:value-type="float">
            <text:p>5.956166</text:p>
          </table:table-cell>
          <table:table-cell office:value-type="float" office:value="6.106796" calcext:value-type="float">
            <text:p>6.106796</text:p>
          </table:table-cell>
        </table:table-row>
        <table:table-row table:style-name="ro1">
          <table:table-cell office:value-type="float" office:value="6.335414" calcext:value-type="float">
            <text:p>6.335414</text:p>
          </table:table-cell>
          <table:table-cell office:value-type="float" office:value="6.336771" calcext:value-type="float">
            <text:p>6.336771</text:p>
          </table:table-cell>
          <table:table-cell office:value-type="float" office:value="6.798179" calcext:value-type="float">
            <text:p>6.798179</text:p>
          </table:table-cell>
          <table:table-cell office:value-type="float" office:value="6.092611" calcext:value-type="float">
            <text:p>6.092611</text:p>
          </table:table-cell>
          <table:table-cell office:value-type="float" office:value="6.060969" calcext:value-type="float">
            <text:p>6.060969</text:p>
          </table:table-cell>
          <table:table-cell office:value-type="float" office:value="5.75149" calcext:value-type="float">
            <text:p>5.75149</text:p>
          </table:table-cell>
          <table:table-cell office:value-type="float" office:value="7.255203" calcext:value-type="float">
            <text:p>7.255203</text:p>
          </table:table-cell>
          <table:table-cell office:value-type="float" office:value="4.972959" calcext:value-type="float">
            <text:p>4.972959</text:p>
          </table:table-cell>
          <table:table-cell office:value-type="float" office:value="4.406529" calcext:value-type="float">
            <text:p>4.406529</text:p>
          </table:table-cell>
          <table:table-cell office:value-type="float" office:value="5.897041" calcext:value-type="float">
            <text:p>5.897041</text:p>
          </table:table-cell>
          <table:table-cell office:value-type="float" office:value="6.464419" calcext:value-type="float">
            <text:p>6.464419</text:p>
          </table:table-cell>
          <table:table-cell office:value-type="float" office:value="5.730969" calcext:value-type="float">
            <text:p>5.730969</text:p>
          </table:table-cell>
          <table:table-cell office:value-type="float" office:value="5.108003" calcext:value-type="float">
            <text:p>5.108003</text:p>
          </table:table-cell>
          <table:table-cell office:value-type="float" office:value="5.778978" calcext:value-type="float">
            <text:p>5.778978</text:p>
          </table:table-cell>
          <table:table-cell office:value-type="float" office:value="5.508211" calcext:value-type="float">
            <text:p>5.508211</text:p>
          </table:table-cell>
          <table:table-cell office:value-type="float" office:value="6.351792" calcext:value-type="float">
            <text:p>6.351792</text:p>
          </table:table-cell>
          <table:table-cell office:value-type="float" office:value="5.258466" calcext:value-type="float">
            <text:p>5.258466</text:p>
          </table:table-cell>
          <table:table-cell office:value-type="float" office:value="4.155949" calcext:value-type="float">
            <text:p>4.155949</text:p>
          </table:table-cell>
          <table:table-cell office:value-type="float" office:value="5.583527" calcext:value-type="float">
            <text:p>5.583527</text:p>
          </table:table-cell>
          <table:table-cell office:value-type="float" office:value="4.167945" calcext:value-type="float">
            <text:p>4.167945</text:p>
          </table:table-cell>
        </table:table-row>
        <table:table-row table:style-name="ro1">
          <table:table-cell office:value-type="float" office:value="4.222126" calcext:value-type="float">
            <text:p>4.222126</text:p>
          </table:table-cell>
          <table:table-cell office:value-type="float" office:value="6.304327" calcext:value-type="float">
            <text:p>6.304327</text:p>
          </table:table-cell>
          <table:table-cell office:value-type="float" office:value="5.271898" calcext:value-type="float">
            <text:p>5.271898</text:p>
          </table:table-cell>
          <table:table-cell office:value-type="float" office:value="5.45229" calcext:value-type="float">
            <text:p>5.45229</text:p>
          </table:table-cell>
          <table:table-cell office:value-type="float" office:value="4.406617" calcext:value-type="float">
            <text:p>4.406617</text:p>
          </table:table-cell>
          <table:table-cell office:value-type="float" office:value="5.362116" calcext:value-type="float">
            <text:p>5.362116</text:p>
          </table:table-cell>
          <table:table-cell office:value-type="float" office:value="6.751232" calcext:value-type="float">
            <text:p>6.751232</text:p>
          </table:table-cell>
          <table:table-cell office:value-type="float" office:value="5.600093" calcext:value-type="float">
            <text:p>5.600093</text:p>
          </table:table-cell>
          <table:table-cell office:value-type="float" office:value="4.103518" calcext:value-type="float">
            <text:p>4.103518</text:p>
          </table:table-cell>
          <table:table-cell office:value-type="float" office:value="5.138294" calcext:value-type="float">
            <text:p>5.138294</text:p>
          </table:table-cell>
          <table:table-cell office:value-type="float" office:value="4.735703" calcext:value-type="float">
            <text:p>4.735703</text:p>
          </table:table-cell>
          <table:table-cell office:value-type="float" office:value="5.712854" calcext:value-type="float">
            <text:p>5.712854</text:p>
          </table:table-cell>
          <table:table-cell office:value-type="float" office:value="4.762037" calcext:value-type="float">
            <text:p>4.762037</text:p>
          </table:table-cell>
          <table:table-cell office:value-type="float" office:value="4.976659" calcext:value-type="float">
            <text:p>4.976659</text:p>
          </table:table-cell>
          <table:table-cell office:value-type="float" office:value="4.410846" calcext:value-type="float">
            <text:p>4.410846</text:p>
          </table:table-cell>
          <table:table-cell office:value-type="float" office:value="5.077268" calcext:value-type="float">
            <text:p>5.077268</text:p>
          </table:table-cell>
          <table:table-cell office:value-type="float" office:value="5.211535" calcext:value-type="float">
            <text:p>5.211535</text:p>
          </table:table-cell>
          <table:table-cell office:value-type="float" office:value="4.679755" calcext:value-type="float">
            <text:p>4.679755</text:p>
          </table:table-cell>
          <table:table-cell office:value-type="float" office:value="3.991019" calcext:value-type="float">
            <text:p>3.991019</text:p>
          </table:table-cell>
          <table:table-cell office:value-type="float" office:value="5.037516" calcext:value-type="float">
            <text:p>5.037516</text:p>
          </table:table-cell>
        </table:table-row>
        <table:table-row table:style-name="ro1">
          <table:table-cell office:value-type="float" office:value="5.034662" calcext:value-type="float">
            <text:p>5.034662</text:p>
          </table:table-cell>
          <table:table-cell office:value-type="float" office:value="4.58224" calcext:value-type="float">
            <text:p>4.58224</text:p>
          </table:table-cell>
          <table:table-cell office:value-type="float" office:value="4.347933" calcext:value-type="float">
            <text:p>4.347933</text:p>
          </table:table-cell>
          <table:table-cell office:value-type="float" office:value="4.814194" calcext:value-type="float">
            <text:p>4.814194</text:p>
          </table:table-cell>
          <table:table-cell office:value-type="float" office:value="4.992726" calcext:value-type="float">
            <text:p>4.992726</text:p>
          </table:table-cell>
          <table:table-cell office:value-type="float" office:value="3.92026" calcext:value-type="float">
            <text:p>3.92026</text:p>
          </table:table-cell>
          <table:table-cell office:value-type="float" office:value="4.687778" calcext:value-type="float">
            <text:p>4.687778</text:p>
          </table:table-cell>
          <table:table-cell office:value-type="float" office:value="5.086226" calcext:value-type="float">
            <text:p>5.086226</text:p>
          </table:table-cell>
          <table:table-cell office:value-type="float" office:value="5.546941" calcext:value-type="float">
            <text:p>5.546941</text:p>
          </table:table-cell>
          <table:table-cell office:value-type="float" office:value="4.837317" calcext:value-type="float">
            <text:p>4.837317</text:p>
          </table:table-cell>
          <table:table-cell office:value-type="float" office:value="5.217477" calcext:value-type="float">
            <text:p>5.217477</text:p>
          </table:table-cell>
          <table:table-cell office:value-type="float" office:value="3.273832" calcext:value-type="float">
            <text:p>3.273832</text:p>
          </table:table-cell>
          <table:table-cell office:value-type="float" office:value="4.810764" calcext:value-type="float">
            <text:p>4.810764</text:p>
          </table:table-cell>
          <table:table-cell office:value-type="float" office:value="5.510776" calcext:value-type="float">
            <text:p>5.510776</text:p>
          </table:table-cell>
          <table:table-cell office:value-type="float" office:value="4.209091" calcext:value-type="float">
            <text:p>4.209091</text:p>
          </table:table-cell>
          <table:table-cell office:value-type="float" office:value="5.18664" calcext:value-type="float">
            <text:p>5.18664</text:p>
          </table:table-cell>
          <table:table-cell office:value-type="float" office:value="3.991806" calcext:value-type="float">
            <text:p>3.991806</text:p>
          </table:table-cell>
          <table:table-cell office:value-type="float" office:value="4.15352" calcext:value-type="float">
            <text:p>4.15352</text:p>
          </table:table-cell>
          <table:table-cell office:value-type="float" office:value="2.907126" calcext:value-type="float">
            <text:p>2.907126</text:p>
          </table:table-cell>
          <table:table-cell office:value-type="float" office:value="5.57526" calcext:value-type="float">
            <text:p>5.57526</text:p>
          </table:table-cell>
        </table:table-row>
        <table:table-row table:style-name="ro1">
          <table:table-cell office:value-type="float" office:value="4.41146" calcext:value-type="float">
            <text:p>4.41146</text:p>
          </table:table-cell>
          <table:table-cell office:value-type="float" office:value="3.986283" calcext:value-type="float">
            <text:p>3.986283</text:p>
          </table:table-cell>
          <table:table-cell office:value-type="float" office:value="5.132287" calcext:value-type="float">
            <text:p>5.132287</text:p>
          </table:table-cell>
          <table:table-cell office:value-type="float" office:value="5.291411" calcext:value-type="float">
            <text:p>5.291411</text:p>
          </table:table-cell>
          <table:table-cell office:value-type="float" office:value="4.178216" calcext:value-type="float">
            <text:p>4.178216</text:p>
          </table:table-cell>
          <table:table-cell office:value-type="float" office:value="3.649224" calcext:value-type="float">
            <text:p>3.649224</text:p>
          </table:table-cell>
          <table:table-cell office:value-type="float" office:value="3.277042" calcext:value-type="float">
            <text:p>3.277042</text:p>
          </table:table-cell>
          <table:table-cell office:value-type="float" office:value="4.729997" calcext:value-type="float">
            <text:p>4.729997</text:p>
          </table:table-cell>
          <table:table-cell office:value-type="float" office:value="3.704276" calcext:value-type="float">
            <text:p>3.704276</text:p>
          </table:table-cell>
          <table:table-cell office:value-type="float" office:value="3.724149" calcext:value-type="float">
            <text:p>3.724149</text:p>
          </table:table-cell>
          <table:table-cell office:value-type="float" office:value="5.792398" calcext:value-type="float">
            <text:p>5.792398</text:p>
          </table:table-cell>
          <table:table-cell office:value-type="float" office:value="4.380725" calcext:value-type="float">
            <text:p>4.380725</text:p>
          </table:table-cell>
          <table:table-cell office:value-type="float" office:value="5.338826" calcext:value-type="float">
            <text:p>5.338826</text:p>
          </table:table-cell>
          <table:table-cell office:value-type="float" office:value="5.532875" calcext:value-type="float">
            <text:p>5.532875</text:p>
          </table:table-cell>
          <table:table-cell office:value-type="float" office:value="4.281479" calcext:value-type="float">
            <text:p>4.281479</text:p>
          </table:table-cell>
          <table:table-cell office:value-type="float" office:value="4.882489" calcext:value-type="float">
            <text:p>4.882489</text:p>
          </table:table-cell>
          <table:table-cell office:value-type="float" office:value="4.459831" calcext:value-type="float">
            <text:p>4.459831</text:p>
          </table:table-cell>
          <table:table-cell office:value-type="float" office:value="4.34381" calcext:value-type="float">
            <text:p>4.34381</text:p>
          </table:table-cell>
          <table:table-cell office:value-type="float" office:value="5.051852" calcext:value-type="float">
            <text:p>5.051852</text:p>
          </table:table-cell>
          <table:table-cell office:value-type="float" office:value="4.867046" calcext:value-type="float">
            <text:p>4.867046</text:p>
          </table:table-cell>
        </table:table-row>
        <table:table-row table:style-name="ro1">
          <table:table-cell office:value-type="float" office:value="5.699807" calcext:value-type="float">
            <text:p>5.699807</text:p>
          </table:table-cell>
          <table:table-cell office:value-type="float" office:value="3.919575" calcext:value-type="float">
            <text:p>3.919575</text:p>
          </table:table-cell>
          <table:table-cell office:value-type="float" office:value="4.967203" calcext:value-type="float">
            <text:p>4.967203</text:p>
          </table:table-cell>
          <table:table-cell office:value-type="float" office:value="4.894245" calcext:value-type="float">
            <text:p>4.894245</text:p>
          </table:table-cell>
          <table:table-cell office:value-type="float" office:value="4.695051" calcext:value-type="float">
            <text:p>4.695051</text:p>
          </table:table-cell>
          <table:table-cell office:value-type="float" office:value="4.099378" calcext:value-type="float">
            <text:p>4.099378</text:p>
          </table:table-cell>
          <table:table-cell office:value-type="float" office:value="3.134826" calcext:value-type="float">
            <text:p>3.134826</text:p>
          </table:table-cell>
          <table:table-cell office:value-type="float" office:value="4.713848" calcext:value-type="float">
            <text:p>4.713848</text:p>
          </table:table-cell>
          <table:table-cell office:value-type="float" office:value="3.687614" calcext:value-type="float">
            <text:p>3.687614</text:p>
          </table:table-cell>
          <table:table-cell office:value-type="float" office:value="4.811154" calcext:value-type="float">
            <text:p>4.811154</text:p>
          </table:table-cell>
          <table:table-cell office:value-type="float" office:value="4.091833" calcext:value-type="float">
            <text:p>4.091833</text:p>
          </table:table-cell>
          <table:table-cell office:value-type="float" office:value="4.151993" calcext:value-type="float">
            <text:p>4.151993</text:p>
          </table:table-cell>
          <table:table-cell office:value-type="float" office:value="3.716607" calcext:value-type="float">
            <text:p>3.716607</text:p>
          </table:table-cell>
          <table:table-cell office:value-type="float" office:value="5.083815" calcext:value-type="float">
            <text:p>5.083815</text:p>
          </table:table-cell>
          <table:table-cell office:value-type="float" office:value="4.692818" calcext:value-type="float">
            <text:p>4.692818</text:p>
          </table:table-cell>
          <table:table-cell office:value-type="float" office:value="5.369378" calcext:value-type="float">
            <text:p>5.369378</text:p>
          </table:table-cell>
          <table:table-cell office:value-type="float" office:value="5.033881" calcext:value-type="float">
            <text:p>5.033881</text:p>
          </table:table-cell>
          <table:table-cell office:value-type="float" office:value="3.642599" calcext:value-type="float">
            <text:p>3.642599</text:p>
          </table:table-cell>
          <table:table-cell office:value-type="float" office:value="3.831867" calcext:value-type="float">
            <text:p>3.831867</text:p>
          </table:table-cell>
          <table:table-cell office:value-type="float" office:value="4.599865" calcext:value-type="float">
            <text:p>4.599865</text:p>
          </table:table-cell>
        </table:table-row>
        <table:table-row table:style-name="ro1">
          <table:table-cell office:value-type="float" office:value="5.351172" calcext:value-type="float">
            <text:p>5.351172</text:p>
          </table:table-cell>
          <table:table-cell office:value-type="float" office:value="3.936002" calcext:value-type="float">
            <text:p>3.936002</text:p>
          </table:table-cell>
          <table:table-cell office:value-type="float" office:value="4.617626" calcext:value-type="float">
            <text:p>4.617626</text:p>
          </table:table-cell>
          <table:table-cell office:value-type="float" office:value="4.24416" calcext:value-type="float">
            <text:p>4.24416</text:p>
          </table:table-cell>
          <table:table-cell office:value-type="float" office:value="4.399136" calcext:value-type="float">
            <text:p>4.399136</text:p>
          </table:table-cell>
          <table:table-cell office:value-type="float" office:value="4.693367" calcext:value-type="float">
            <text:p>4.693367</text:p>
          </table:table-cell>
          <table:table-cell office:value-type="float" office:value="4.814114" calcext:value-type="float">
            <text:p>4.814114</text:p>
          </table:table-cell>
          <table:table-cell office:value-type="float" office:value="4.142885" calcext:value-type="float">
            <text:p>4.142885</text:p>
          </table:table-cell>
          <table:table-cell office:value-type="float" office:value="4.487262" calcext:value-type="float">
            <text:p>4.487262</text:p>
          </table:table-cell>
          <table:table-cell office:value-type="float" office:value="5.126341" calcext:value-type="float">
            <text:p>5.126341</text:p>
          </table:table-cell>
          <table:table-cell office:value-type="float" office:value="4.67334" calcext:value-type="float">
            <text:p>4.67334</text:p>
          </table:table-cell>
          <table:table-cell office:value-type="float" office:value="4.257232" calcext:value-type="float">
            <text:p>4.257232</text:p>
          </table:table-cell>
          <table:table-cell office:value-type="float" office:value="5.283008" calcext:value-type="float">
            <text:p>5.283008</text:p>
          </table:table-cell>
          <table:table-cell office:value-type="float" office:value="4.993204" calcext:value-type="float">
            <text:p>4.993204</text:p>
          </table:table-cell>
          <table:table-cell office:value-type="float" office:value="4.699432" calcext:value-type="float">
            <text:p>4.699432</text:p>
          </table:table-cell>
          <table:table-cell office:value-type="float" office:value="4.590374" calcext:value-type="float">
            <text:p>4.590374</text:p>
          </table:table-cell>
          <table:table-cell office:value-type="float" office:value="5.107614" calcext:value-type="float">
            <text:p>5.107614</text:p>
          </table:table-cell>
          <table:table-cell office:value-type="float" office:value="4.342236" calcext:value-type="float">
            <text:p>4.342236</text:p>
          </table:table-cell>
          <table:table-cell office:value-type="float" office:value="6.223911" calcext:value-type="float">
            <text:p>6.223911</text:p>
          </table:table-cell>
          <table:table-cell office:value-type="float" office:value="3.403369" calcext:value-type="float">
            <text:p>3.403369</text:p>
          </table:table-cell>
        </table:table-row>
        <table:table-row table:style-name="ro1">
          <table:table-cell office:value-type="float" office:value="4.778395" calcext:value-type="float">
            <text:p>4.778395</text:p>
          </table:table-cell>
          <table:table-cell office:value-type="float" office:value="5.195727" calcext:value-type="float">
            <text:p>5.195727</text:p>
          </table:table-cell>
          <table:table-cell office:value-type="float" office:value="4.923383" calcext:value-type="float">
            <text:p>4.923383</text:p>
          </table:table-cell>
          <table:table-cell office:value-type="float" office:value="4.505862" calcext:value-type="float">
            <text:p>4.505862</text:p>
          </table:table-cell>
          <table:table-cell office:value-type="float" office:value="4.90615" calcext:value-type="float">
            <text:p>4.90615</text:p>
          </table:table-cell>
          <table:table-cell office:value-type="float" office:value="4.13715" calcext:value-type="float">
            <text:p>4.13715</text:p>
          </table:table-cell>
          <table:table-cell office:value-type="float" office:value="4.75348" calcext:value-type="float">
            <text:p>4.75348</text:p>
          </table:table-cell>
          <table:table-cell office:value-type="float" office:value="3.811865" calcext:value-type="float">
            <text:p>3.811865</text:p>
          </table:table-cell>
          <table:table-cell office:value-type="float" office:value="5.81522" calcext:value-type="float">
            <text:p>5.81522</text:p>
          </table:table-cell>
          <table:table-cell office:value-type="float" office:value="5.282502" calcext:value-type="float">
            <text:p>5.282502</text:p>
          </table:table-cell>
          <table:table-cell office:value-type="float" office:value="4.523079" calcext:value-type="float">
            <text:p>4.523079</text:p>
          </table:table-cell>
          <table:table-cell office:value-type="float" office:value="4.850767" calcext:value-type="float">
            <text:p>4.850767</text:p>
          </table:table-cell>
          <table:table-cell office:value-type="float" office:value="4.097171" calcext:value-type="float">
            <text:p>4.097171</text:p>
          </table:table-cell>
          <table:table-cell office:value-type="float" office:value="4.115555" calcext:value-type="float">
            <text:p>4.115555</text:p>
          </table:table-cell>
          <table:table-cell office:value-type="float" office:value="4.236929" calcext:value-type="float">
            <text:p>4.236929</text:p>
          </table:table-cell>
          <table:table-cell office:value-type="float" office:value="3.965694" calcext:value-type="float">
            <text:p>3.965694</text:p>
          </table:table-cell>
          <table:table-cell office:value-type="float" office:value="4.891976" calcext:value-type="float">
            <text:p>4.891976</text:p>
          </table:table-cell>
          <table:table-cell office:value-type="float" office:value="4.763033" calcext:value-type="float">
            <text:p>4.763033</text:p>
          </table:table-cell>
          <table:table-cell office:value-type="float" office:value="3.484105" calcext:value-type="float">
            <text:p>3.484105</text:p>
          </table:table-cell>
          <table:table-cell office:value-type="float" office:value="3.703696" calcext:value-type="float">
            <text:p>3.703696</text:p>
          </table:table-cell>
        </table:table-row>
        <table:table-row table:style-name="ro1">
          <table:table-cell office:value-type="float" office:value="4.649305" calcext:value-type="float">
            <text:p>4.649305</text:p>
          </table:table-cell>
          <table:table-cell office:value-type="float" office:value="4.59859" calcext:value-type="float">
            <text:p>4.59859</text:p>
          </table:table-cell>
          <table:table-cell office:value-type="float" office:value="5.179942" calcext:value-type="float">
            <text:p>5.179942</text:p>
          </table:table-cell>
          <table:table-cell office:value-type="float" office:value="4.026714" calcext:value-type="float">
            <text:p>4.026714</text:p>
          </table:table-cell>
          <table:table-cell office:value-type="float" office:value="3.985453" calcext:value-type="float">
            <text:p>3.985453</text:p>
          </table:table-cell>
          <table:table-cell office:value-type="float" office:value="3.733484" calcext:value-type="float">
            <text:p>3.733484</text:p>
          </table:table-cell>
          <table:table-cell office:value-type="float" office:value="4.962517" calcext:value-type="float">
            <text:p>4.962517</text:p>
          </table:table-cell>
          <table:table-cell office:value-type="float" office:value="4.126291" calcext:value-type="float">
            <text:p>4.126291</text:p>
          </table:table-cell>
          <table:table-cell office:value-type="float" office:value="5.040272" calcext:value-type="float">
            <text:p>5.040272</text:p>
          </table:table-cell>
          <table:table-cell office:value-type="float" office:value="2.778498" calcext:value-type="float">
            <text:p>2.778498</text:p>
          </table:table-cell>
          <table:table-cell office:value-type="float" office:value="3.879901" calcext:value-type="float">
            <text:p>3.879901</text:p>
          </table:table-cell>
          <table:table-cell office:value-type="float" office:value="5.49571" calcext:value-type="float">
            <text:p>5.49571</text:p>
          </table:table-cell>
          <table:table-cell office:value-type="float" office:value="3.379662" calcext:value-type="float">
            <text:p>3.379662</text:p>
          </table:table-cell>
          <table:table-cell office:value-type="float" office:value="4.417602" calcext:value-type="float">
            <text:p>4.417602</text:p>
          </table:table-cell>
          <table:table-cell office:value-type="float" office:value="4.472197" calcext:value-type="float">
            <text:p>4.472197</text:p>
          </table:table-cell>
          <table:table-cell office:value-type="float" office:value="3.744886" calcext:value-type="float">
            <text:p>3.744886</text:p>
          </table:table-cell>
          <table:table-cell office:value-type="float" office:value="4.237154" calcext:value-type="float">
            <text:p>4.237154</text:p>
          </table:table-cell>
          <table:table-cell office:value-type="float" office:value="4.664665" calcext:value-type="float">
            <text:p>4.664665</text:p>
          </table:table-cell>
          <table:table-cell office:value-type="float" office:value="4.918267" calcext:value-type="float">
            <text:p>4.918267</text:p>
          </table:table-cell>
          <table:table-cell office:value-type="float" office:value="4.54109" calcext:value-type="float">
            <text:p>4.54109</text:p>
          </table:table-cell>
        </table:table-row>
        <table:table-row table:style-name="ro1">
          <table:table-cell office:value-type="float" office:value="3.991051" calcext:value-type="float">
            <text:p>3.991051</text:p>
          </table:table-cell>
          <table:table-cell office:value-type="float" office:value="4.712898" calcext:value-type="float">
            <text:p>4.712898</text:p>
          </table:table-cell>
          <table:table-cell office:value-type="float" office:value="4.738214" calcext:value-type="float">
            <text:p>4.738214</text:p>
          </table:table-cell>
          <table:table-cell office:value-type="float" office:value="3.947135" calcext:value-type="float">
            <text:p>3.947135</text:p>
          </table:table-cell>
          <table:table-cell office:value-type="float" office:value="4.128088" calcext:value-type="float">
            <text:p>4.128088</text:p>
          </table:table-cell>
          <table:table-cell office:value-type="float" office:value="4.276065" calcext:value-type="float">
            <text:p>4.276065</text:p>
          </table:table-cell>
          <table:table-cell office:value-type="float" office:value="4.06662" calcext:value-type="float">
            <text:p>4.06662</text:p>
          </table:table-cell>
          <table:table-cell office:value-type="float" office:value="5.352755" calcext:value-type="float">
            <text:p>5.352755</text:p>
          </table:table-cell>
          <table:table-cell office:value-type="float" office:value="4.867748" calcext:value-type="float">
            <text:p>4.867748</text:p>
          </table:table-cell>
          <table:table-cell office:value-type="float" office:value="4.924211" calcext:value-type="float">
            <text:p>4.924211</text:p>
          </table:table-cell>
          <table:table-cell office:value-type="float" office:value="4.703432" calcext:value-type="float">
            <text:p>4.703432</text:p>
          </table:table-cell>
          <table:table-cell office:value-type="float" office:value="5.456978" calcext:value-type="float">
            <text:p>5.456978</text:p>
          </table:table-cell>
          <table:table-cell office:value-type="float" office:value="3.643449" calcext:value-type="float">
            <text:p>3.643449</text:p>
          </table:table-cell>
          <table:table-cell office:value-type="float" office:value="4.185003" calcext:value-type="float">
            <text:p>4.185003</text:p>
          </table:table-cell>
          <table:table-cell office:value-type="float" office:value="4.826879" calcext:value-type="float">
            <text:p>4.826879</text:p>
          </table:table-cell>
          <table:table-cell office:value-type="float" office:value="3.128154" calcext:value-type="float">
            <text:p>3.128154</text:p>
          </table:table-cell>
          <table:table-cell office:value-type="float" office:value="4.618185" calcext:value-type="float">
            <text:p>4.618185</text:p>
          </table:table-cell>
          <table:table-cell office:value-type="float" office:value="4.517543" calcext:value-type="float">
            <text:p>4.517543</text:p>
          </table:table-cell>
          <table:table-cell office:value-type="float" office:value="5.251504" calcext:value-type="float">
            <text:p>5.251504</text:p>
          </table:table-cell>
          <table:table-cell office:value-type="float" office:value="4.776885" calcext:value-type="float">
            <text:p>4.776885</text:p>
          </table:table-cell>
        </table:table-row>
        <table:table-row table:style-name="ro1">
          <table:table-cell office:value-type="float" office:value="3.229494" calcext:value-type="float">
            <text:p>3.229494</text:p>
          </table:table-cell>
          <table:table-cell office:value-type="float" office:value="5.741323" calcext:value-type="float">
            <text:p>5.741323</text:p>
          </table:table-cell>
          <table:table-cell office:value-type="float" office:value="3.98417" calcext:value-type="float">
            <text:p>3.98417</text:p>
          </table:table-cell>
          <table:table-cell office:value-type="float" office:value="4.418774" calcext:value-type="float">
            <text:p>4.418774</text:p>
          </table:table-cell>
          <table:table-cell office:value-type="float" office:value="3.215187" calcext:value-type="float">
            <text:p>3.215187</text:p>
          </table:table-cell>
          <table:table-cell office:value-type="float" office:value="4.889232" calcext:value-type="float">
            <text:p>4.889232</text:p>
          </table:table-cell>
          <table:table-cell office:value-type="float" office:value="4.768338" calcext:value-type="float">
            <text:p>4.768338</text:p>
          </table:table-cell>
          <table:table-cell office:value-type="float" office:value="3.491632" calcext:value-type="float">
            <text:p>3.491632</text:p>
          </table:table-cell>
          <table:table-cell office:value-type="float" office:value="5.653484" calcext:value-type="float">
            <text:p>5.653484</text:p>
          </table:table-cell>
          <table:table-cell office:value-type="float" office:value="3.791404" calcext:value-type="float">
            <text:p>3.791404</text:p>
          </table:table-cell>
          <table:table-cell office:value-type="float" office:value="4.296401" calcext:value-type="float">
            <text:p>4.296401</text:p>
          </table:table-cell>
          <table:table-cell office:value-type="float" office:value="5.205629" calcext:value-type="float">
            <text:p>5.205629</text:p>
          </table:table-cell>
          <table:table-cell office:value-type="float" office:value="2.561599" calcext:value-type="float">
            <text:p>2.561599</text:p>
          </table:table-cell>
          <table:table-cell office:value-type="float" office:value="4.499108" calcext:value-type="float">
            <text:p>4.499108</text:p>
          </table:table-cell>
          <table:table-cell office:value-type="float" office:value="6.092291" calcext:value-type="float">
            <text:p>6.092291</text:p>
          </table:table-cell>
          <table:table-cell office:value-type="float" office:value="4.561426" calcext:value-type="float">
            <text:p>4.561426</text:p>
          </table:table-cell>
          <table:table-cell office:value-type="float" office:value="2.795932" calcext:value-type="float">
            <text:p>2.795932</text:p>
          </table:table-cell>
          <table:table-cell office:value-type="float" office:value="3.243716" calcext:value-type="float">
            <text:p>3.243716</text:p>
          </table:table-cell>
          <table:table-cell office:value-type="float" office:value="3.776522" calcext:value-type="float">
            <text:p>3.776522</text:p>
          </table:table-cell>
          <table:table-cell office:value-type="float" office:value="3.832822" calcext:value-type="float">
            <text:p>3.832822</text:p>
          </table:table-cell>
        </table:table-row>
        <table:table-row table:style-name="ro1">
          <table:table-cell office:value-type="float" office:value="2.400214" calcext:value-type="float">
            <text:p>2.400214</text:p>
          </table:table-cell>
          <table:table-cell office:value-type="float" office:value="5.009426" calcext:value-type="float">
            <text:p>5.009426</text:p>
          </table:table-cell>
          <table:table-cell office:value-type="float" office:value="4.564546" calcext:value-type="float">
            <text:p>4.564546</text:p>
          </table:table-cell>
          <table:table-cell office:value-type="float" office:value="4.421716" calcext:value-type="float">
            <text:p>4.421716</text:p>
          </table:table-cell>
          <table:table-cell office:value-type="float" office:value="4.54208" calcext:value-type="float">
            <text:p>4.54208</text:p>
          </table:table-cell>
          <table:table-cell office:value-type="float" office:value="4.914486" calcext:value-type="float">
            <text:p>4.914486</text:p>
          </table:table-cell>
          <table:table-cell office:value-type="float" office:value="3.082664" calcext:value-type="float">
            <text:p>3.082664</text:p>
          </table:table-cell>
          <table:table-cell office:value-type="float" office:value="2.806905" calcext:value-type="float">
            <text:p>2.806905</text:p>
          </table:table-cell>
          <table:table-cell office:value-type="float" office:value="4.991572" calcext:value-type="float">
            <text:p>4.991572</text:p>
          </table:table-cell>
          <table:table-cell office:value-type="float" office:value="4.671329" calcext:value-type="float">
            <text:p>4.671329</text:p>
          </table:table-cell>
          <table:table-cell office:value-type="float" office:value="3.688331" calcext:value-type="float">
            <text:p>3.688331</text:p>
          </table:table-cell>
          <table:table-cell office:value-type="float" office:value="3.676382" calcext:value-type="float">
            <text:p>3.676382</text:p>
          </table:table-cell>
          <table:table-cell office:value-type="float" office:value="3.463414" calcext:value-type="float">
            <text:p>3.463414</text:p>
          </table:table-cell>
          <table:table-cell office:value-type="float" office:value="3.485466" calcext:value-type="float">
            <text:p>3.485466</text:p>
          </table:table-cell>
          <table:table-cell office:value-type="float" office:value="5.17499" calcext:value-type="float">
            <text:p>5.17499</text:p>
          </table:table-cell>
          <table:table-cell office:value-type="float" office:value="3.812541" calcext:value-type="float">
            <text:p>3.812541</text:p>
          </table:table-cell>
          <table:table-cell office:value-type="float" office:value="2.934479" calcext:value-type="float">
            <text:p>2.934479</text:p>
          </table:table-cell>
          <table:table-cell office:value-type="float" office:value="4.998595" calcext:value-type="float">
            <text:p>4.998595</text:p>
          </table:table-cell>
          <table:table-cell office:value-type="float" office:value="3.879046" calcext:value-type="float">
            <text:p>3.879046</text:p>
          </table:table-cell>
          <table:table-cell office:value-type="float" office:value="4.454299" calcext:value-type="float">
            <text:p>4.454299</text:p>
          </table:table-cell>
        </table:table-row>
        <table:table-row table:style-name="ro1">
          <table:table-cell office:value-type="float" office:value="2.087338" calcext:value-type="float">
            <text:p>2.087338</text:p>
          </table:table-cell>
          <table:table-cell office:value-type="float" office:value="4.151408" calcext:value-type="float">
            <text:p>4.151408</text:p>
          </table:table-cell>
          <table:table-cell office:value-type="float" office:value="3.747363" calcext:value-type="float">
            <text:p>3.747363</text:p>
          </table:table-cell>
          <table:table-cell office:value-type="float" office:value="3.631662" calcext:value-type="float">
            <text:p>3.631662</text:p>
          </table:table-cell>
          <table:table-cell office:value-type="float" office:value="4.965808" calcext:value-type="float">
            <text:p>4.965808</text:p>
          </table:table-cell>
          <table:table-cell office:value-type="float" office:value="4.712053" calcext:value-type="float">
            <text:p>4.712053</text:p>
          </table:table-cell>
          <table:table-cell office:value-type="float" office:value="4.262196" calcext:value-type="float">
            <text:p>4.262196</text:p>
          </table:table-cell>
          <table:table-cell office:value-type="float" office:value="3.620016" calcext:value-type="float">
            <text:p>3.620016</text:p>
          </table:table-cell>
          <table:table-cell office:value-type="float" office:value="5.359752" calcext:value-type="float">
            <text:p>5.359752</text:p>
          </table:table-cell>
          <table:table-cell office:value-type="float" office:value="5.347901" calcext:value-type="float">
            <text:p>5.347901</text:p>
          </table:table-cell>
          <table:table-cell office:value-type="float" office:value="3.230183" calcext:value-type="float">
            <text:p>3.230183</text:p>
          </table:table-cell>
          <table:table-cell office:value-type="float" office:value="4.453238" calcext:value-type="float">
            <text:p>4.453238</text:p>
          </table:table-cell>
          <table:table-cell office:value-type="float" office:value="3.964566" calcext:value-type="float">
            <text:p>3.964566</text:p>
          </table:table-cell>
          <table:table-cell office:value-type="float" office:value="4.011996" calcext:value-type="float">
            <text:p>4.011996</text:p>
          </table:table-cell>
          <table:table-cell office:value-type="float" office:value="4.120963" calcext:value-type="float">
            <text:p>4.120963</text:p>
          </table:table-cell>
          <table:table-cell office:value-type="float" office:value="5.345296" calcext:value-type="float">
            <text:p>5.345296</text:p>
          </table:table-cell>
          <table:table-cell office:value-type="float" office:value="5.157778" calcext:value-type="float">
            <text:p>5.157778</text:p>
          </table:table-cell>
          <table:table-cell office:value-type="float" office:value="6.019925" calcext:value-type="float">
            <text:p>6.019925</text:p>
          </table:table-cell>
          <table:table-cell office:value-type="float" office:value="5.306707" calcext:value-type="float">
            <text:p>5.306707</text:p>
          </table:table-cell>
          <table:table-cell office:value-type="float" office:value="3.144936" calcext:value-type="float">
            <text:p>3.144936</text:p>
          </table:table-cell>
        </table:table-row>
        <table:table-row table:style-name="ro1">
          <table:table-cell office:value-type="float" office:value="3.284168" calcext:value-type="float">
            <text:p>3.284168</text:p>
          </table:table-cell>
          <table:table-cell office:value-type="float" office:value="4.094006" calcext:value-type="float">
            <text:p>4.094006</text:p>
          </table:table-cell>
          <table:table-cell office:value-type="float" office:value="4.527297" calcext:value-type="float">
            <text:p>4.527297</text:p>
          </table:table-cell>
          <table:table-cell office:value-type="float" office:value="3.557759" calcext:value-type="float">
            <text:p>3.557759</text:p>
          </table:table-cell>
          <table:table-cell office:value-type="float" office:value="3.404702" calcext:value-type="float">
            <text:p>3.404702</text:p>
          </table:table-cell>
          <table:table-cell office:value-type="float" office:value="4.387353" calcext:value-type="float">
            <text:p>4.387353</text:p>
          </table:table-cell>
          <table:table-cell office:value-type="float" office:value="4.481761" calcext:value-type="float">
            <text:p>4.481761</text:p>
          </table:table-cell>
          <table:table-cell office:value-type="float" office:value="2.977943" calcext:value-type="float">
            <text:p>2.977943</text:p>
          </table:table-cell>
          <table:table-cell office:value-type="float" office:value="4.260013" calcext:value-type="float">
            <text:p>4.260013</text:p>
          </table:table-cell>
          <table:table-cell office:value-type="float" office:value="4.737219" calcext:value-type="float">
            <text:p>4.737219</text:p>
          </table:table-cell>
          <table:table-cell office:value-type="float" office:value="1.791369" calcext:value-type="float">
            <text:p>1.791369</text:p>
          </table:table-cell>
          <table:table-cell office:value-type="float" office:value="4.853874" calcext:value-type="float">
            <text:p>4.853874</text:p>
          </table:table-cell>
          <table:table-cell office:value-type="float" office:value="4.727556" calcext:value-type="float">
            <text:p>4.727556</text:p>
          </table:table-cell>
          <table:table-cell office:value-type="float" office:value="4.303401" calcext:value-type="float">
            <text:p>4.303401</text:p>
          </table:table-cell>
          <table:table-cell office:value-type="float" office:value="3.7153" calcext:value-type="float">
            <text:p>3.7153</text:p>
          </table:table-cell>
          <table:table-cell office:value-type="float" office:value="3.63994" calcext:value-type="float">
            <text:p>3.63994</text:p>
          </table:table-cell>
          <table:table-cell office:value-type="float" office:value="5.451343" calcext:value-type="float">
            <text:p>5.451343</text:p>
          </table:table-cell>
          <table:table-cell office:value-type="float" office:value="4.275403" calcext:value-type="float">
            <text:p>4.275403</text:p>
          </table:table-cell>
          <table:table-cell office:value-type="float" office:value="2.941542" calcext:value-type="float">
            <text:p>2.941542</text:p>
          </table:table-cell>
          <table:table-cell office:value-type="float" office:value="5.202264" calcext:value-type="float">
            <text:p>5.202264</text:p>
          </table:table-cell>
        </table:table-row>
        <table:table-row table:style-name="ro1">
          <table:table-cell office:value-type="float" office:value="4.196327" calcext:value-type="float">
            <text:p>4.196327</text:p>
          </table:table-cell>
          <table:table-cell office:value-type="float" office:value="4.198217" calcext:value-type="float">
            <text:p>4.198217</text:p>
          </table:table-cell>
          <table:table-cell office:value-type="float" office:value="3.972695" calcext:value-type="float">
            <text:p>3.972695</text:p>
          </table:table-cell>
          <table:table-cell office:value-type="float" office:value="4.620228" calcext:value-type="float">
            <text:p>4.620228</text:p>
          </table:table-cell>
          <table:table-cell office:value-type="float" office:value="4.615087" calcext:value-type="float">
            <text:p>4.615087</text:p>
          </table:table-cell>
          <table:table-cell office:value-type="float" office:value="4.277221" calcext:value-type="float">
            <text:p>4.277221</text:p>
          </table:table-cell>
          <table:table-cell office:value-type="float" office:value="4.696895" calcext:value-type="float">
            <text:p>4.696895</text:p>
          </table:table-cell>
          <table:table-cell office:value-type="float" office:value="2.207597" calcext:value-type="float">
            <text:p>2.207597</text:p>
          </table:table-cell>
          <table:table-cell office:value-type="float" office:value="5.326167" calcext:value-type="float">
            <text:p>5.326167</text:p>
          </table:table-cell>
          <table:table-cell office:value-type="float" office:value="4.765103" calcext:value-type="float">
            <text:p>4.765103</text:p>
          </table:table-cell>
          <table:table-cell office:value-type="float" office:value="2.112185" calcext:value-type="float">
            <text:p>2.112185</text:p>
          </table:table-cell>
          <table:table-cell office:value-type="float" office:value="4.130736" calcext:value-type="float">
            <text:p>4.130736</text:p>
          </table:table-cell>
          <table:table-cell office:value-type="float" office:value="4.449963" calcext:value-type="float">
            <text:p>4.449963</text:p>
          </table:table-cell>
          <table:table-cell office:value-type="float" office:value="4.107962" calcext:value-type="float">
            <text:p>4.107962</text:p>
          </table:table-cell>
          <table:table-cell office:value-type="float" office:value="5.112546" calcext:value-type="float">
            <text:p>5.112546</text:p>
          </table:table-cell>
          <table:table-cell office:value-type="float" office:value="4.211373" calcext:value-type="float">
            <text:p>4.211373</text:p>
          </table:table-cell>
          <table:table-cell office:value-type="float" office:value="2.249905" calcext:value-type="float">
            <text:p>2.249905</text:p>
          </table:table-cell>
          <table:table-cell office:value-type="float" office:value="4.48665" calcext:value-type="float">
            <text:p>4.48665</text:p>
          </table:table-cell>
          <table:table-cell office:value-type="float" office:value="3.376339" calcext:value-type="float">
            <text:p>3.376339</text:p>
          </table:table-cell>
          <table:table-cell office:value-type="float" office:value="5.01167" calcext:value-type="float">
            <text:p>5.01167</text:p>
          </table:table-cell>
        </table:table-row>
        <table:table-row table:style-name="ro1">
          <table:table-cell office:value-type="float" office:value="4.325826" calcext:value-type="float">
            <text:p>4.325826</text:p>
          </table:table-cell>
          <table:table-cell office:value-type="float" office:value="3.100396" calcext:value-type="float">
            <text:p>3.100396</text:p>
          </table:table-cell>
          <table:table-cell office:value-type="float" office:value="4.124319" calcext:value-type="float">
            <text:p>4.124319</text:p>
          </table:table-cell>
          <table:table-cell office:value-type="float" office:value="4.880746" calcext:value-type="float">
            <text:p>4.880746</text:p>
          </table:table-cell>
          <table:table-cell office:value-type="float" office:value="4.6123" calcext:value-type="float">
            <text:p>4.6123</text:p>
          </table:table-cell>
          <table:table-cell office:value-type="float" office:value="5.767873" calcext:value-type="float">
            <text:p>5.767873</text:p>
          </table:table-cell>
          <table:table-cell office:value-type="float" office:value="4.587621" calcext:value-type="float">
            <text:p>4.587621</text:p>
          </table:table-cell>
          <table:table-cell office:value-type="float" office:value="2.868816" calcext:value-type="float">
            <text:p>2.868816</text:p>
          </table:table-cell>
          <table:table-cell office:value-type="float" office:value="4.688589" calcext:value-type="float">
            <text:p>4.688589</text:p>
          </table:table-cell>
          <table:table-cell office:value-type="float" office:value="3.326163" calcext:value-type="float">
            <text:p>3.326163</text:p>
          </table:table-cell>
          <table:table-cell office:value-type="float" office:value="3.819095" calcext:value-type="float">
            <text:p>3.819095</text:p>
          </table:table-cell>
          <table:table-cell office:value-type="float" office:value="5.019196" calcext:value-type="float">
            <text:p>5.019196</text:p>
          </table:table-cell>
          <table:table-cell office:value-type="float" office:value="2.97191" calcext:value-type="float">
            <text:p>2.97191</text:p>
          </table:table-cell>
          <table:table-cell office:value-type="float" office:value="4.452769" calcext:value-type="float">
            <text:p>4.452769</text:p>
          </table:table-cell>
          <table:table-cell office:value-type="float" office:value="3.889119" calcext:value-type="float">
            <text:p>3.889119</text:p>
          </table:table-cell>
          <table:table-cell office:value-type="float" office:value="5.270423" calcext:value-type="float">
            <text:p>5.270423</text:p>
          </table:table-cell>
          <table:table-cell office:value-type="float" office:value="3.943368" calcext:value-type="float">
            <text:p>3.943368</text:p>
          </table:table-cell>
          <table:table-cell office:value-type="float" office:value="4.005524" calcext:value-type="float">
            <text:p>4.005524</text:p>
          </table:table-cell>
          <table:table-cell office:value-type="float" office:value="1.253079" calcext:value-type="float">
            <text:p>1.253079</text:p>
          </table:table-cell>
          <table:table-cell office:value-type="float" office:value="3.497604" calcext:value-type="float">
            <text:p>3.497604</text:p>
          </table:table-cell>
        </table:table-row>
        <table:table-row table:style-name="ro1">
          <table:table-cell office:value-type="float" office:value="4.518205" calcext:value-type="float">
            <text:p>4.518205</text:p>
          </table:table-cell>
          <table:table-cell office:value-type="float" office:value="3.575599" calcext:value-type="float">
            <text:p>3.575599</text:p>
          </table:table-cell>
          <table:table-cell office:value-type="float" office:value="4.707812" calcext:value-type="float">
            <text:p>4.707812</text:p>
          </table:table-cell>
          <table:table-cell office:value-type="float" office:value="4.937881" calcext:value-type="float">
            <text:p>4.937881</text:p>
          </table:table-cell>
          <table:table-cell office:value-type="float" office:value="4.864206" calcext:value-type="float">
            <text:p>4.864206</text:p>
          </table:table-cell>
          <table:table-cell office:value-type="float" office:value="3.537115" calcext:value-type="float">
            <text:p>3.537115</text:p>
          </table:table-cell>
          <table:table-cell office:value-type="float" office:value="3.543832" calcext:value-type="float">
            <text:p>3.543832</text:p>
          </table:table-cell>
          <table:table-cell office:value-type="float" office:value="2.598157" calcext:value-type="float">
            <text:p>2.598157</text:p>
          </table:table-cell>
          <table:table-cell office:value-type="float" office:value="4.340291" calcext:value-type="float">
            <text:p>4.340291</text:p>
          </table:table-cell>
          <table:table-cell office:value-type="float" office:value="2.998904" calcext:value-type="float">
            <text:p>2.998904</text:p>
          </table:table-cell>
          <table:table-cell office:value-type="float" office:value="3.198345" calcext:value-type="float">
            <text:p>3.198345</text:p>
          </table:table-cell>
          <table:table-cell office:value-type="float" office:value="4.254283" calcext:value-type="float">
            <text:p>4.254283</text:p>
          </table:table-cell>
          <table:table-cell office:value-type="float" office:value="4.594673" calcext:value-type="float">
            <text:p>4.594673</text:p>
          </table:table-cell>
          <table:table-cell office:value-type="float" office:value="3.879932" calcext:value-type="float">
            <text:p>3.879932</text:p>
          </table:table-cell>
          <table:table-cell office:value-type="float" office:value="4.155784" calcext:value-type="float">
            <text:p>4.155784</text:p>
          </table:table-cell>
          <table:table-cell office:value-type="float" office:value="3.410606" calcext:value-type="float">
            <text:p>3.410606</text:p>
          </table:table-cell>
          <table:table-cell office:value-type="float" office:value="5.326701" calcext:value-type="float">
            <text:p>5.326701</text:p>
          </table:table-cell>
          <table:table-cell office:value-type="float" office:value="3.804634" calcext:value-type="float">
            <text:p>3.804634</text:p>
          </table:table-cell>
          <table:table-cell office:value-type="float" office:value="0.763555" calcext:value-type="float">
            <text:p>0.763555</text:p>
          </table:table-cell>
          <table:table-cell office:value-type="float" office:value="3.81453" calcext:value-type="float">
            <text:p>3.81453</text:p>
          </table:table-cell>
        </table:table-row>
        <table:table-row table:style-name="ro1">
          <table:table-cell office:value-type="float" office:value="3.244334" calcext:value-type="float">
            <text:p>3.244334</text:p>
          </table:table-cell>
          <table:table-cell office:value-type="float" office:value="2.96358" calcext:value-type="float">
            <text:p>2.96358</text:p>
          </table:table-cell>
          <table:table-cell office:value-type="float" office:value="2.74701" calcext:value-type="float">
            <text:p>2.74701</text:p>
          </table:table-cell>
          <table:table-cell office:value-type="float" office:value="4.811643" calcext:value-type="float">
            <text:p>4.811643</text:p>
          </table:table-cell>
          <table:table-cell office:value-type="float" office:value="4.148442" calcext:value-type="float">
            <text:p>4.148442</text:p>
          </table:table-cell>
          <table:table-cell office:value-type="float" office:value="3.168807" calcext:value-type="float">
            <text:p>3.168807</text:p>
          </table:table-cell>
          <table:table-cell office:value-type="float" office:value="3.768894" calcext:value-type="float">
            <text:p>3.768894</text:p>
          </table:table-cell>
          <table:table-cell office:value-type="float" office:value="3.097095" calcext:value-type="float">
            <text:p>3.097095</text:p>
          </table:table-cell>
          <table:table-cell office:value-type="float" office:value="3.698247" calcext:value-type="float">
            <text:p>3.698247</text:p>
          </table:table-cell>
          <table:table-cell office:value-type="float" office:value="3.708918" calcext:value-type="float">
            <text:p>3.708918</text:p>
          </table:table-cell>
          <table:table-cell office:value-type="float" office:value="3.440291" calcext:value-type="float">
            <text:p>3.440291</text:p>
          </table:table-cell>
          <table:table-cell office:value-type="float" office:value="3.677945" calcext:value-type="float">
            <text:p>3.677945</text:p>
          </table:table-cell>
          <table:table-cell office:value-type="float" office:value="4.134288" calcext:value-type="float">
            <text:p>4.134288</text:p>
          </table:table-cell>
          <table:table-cell office:value-type="float" office:value="4.01713" calcext:value-type="float">
            <text:p>4.01713</text:p>
          </table:table-cell>
          <table:table-cell office:value-type="float" office:value="5.043244" calcext:value-type="float">
            <text:p>5.043244</text:p>
          </table:table-cell>
          <table:table-cell office:value-type="float" office:value="3.583408" calcext:value-type="float">
            <text:p>3.583408</text:p>
          </table:table-cell>
          <table:table-cell office:value-type="float" office:value="4.767336" calcext:value-type="float">
            <text:p>4.767336</text:p>
          </table:table-cell>
          <table:table-cell office:value-type="float" office:value="3.253228" calcext:value-type="float">
            <text:p>3.253228</text:p>
          </table:table-cell>
          <table:table-cell office:value-type="float" office:value="1.758859" calcext:value-type="float">
            <text:p>1.758859</text:p>
          </table:table-cell>
          <table:table-cell office:value-type="float" office:value="4.529214" calcext:value-type="float">
            <text:p>4.529214</text:p>
          </table:table-cell>
        </table:table-row>
        <table:table-row table:style-name="ro1">
          <table:table-cell office:value-type="float" office:value="3.372963" calcext:value-type="float">
            <text:p>3.372963</text:p>
          </table:table-cell>
          <table:table-cell office:value-type="float" office:value="4.220493" calcext:value-type="float">
            <text:p>4.220493</text:p>
          </table:table-cell>
          <table:table-cell office:value-type="float" office:value="4.666483" calcext:value-type="float">
            <text:p>4.666483</text:p>
          </table:table-cell>
          <table:table-cell office:value-type="float" office:value="3.729934" calcext:value-type="float">
            <text:p>3.729934</text:p>
          </table:table-cell>
          <table:table-cell office:value-type="float" office:value="3.712794" calcext:value-type="float">
            <text:p>3.712794</text:p>
          </table:table-cell>
          <table:table-cell office:value-type="float" office:value="3.459219" calcext:value-type="float">
            <text:p>3.459219</text:p>
          </table:table-cell>
          <table:table-cell office:value-type="float" office:value="3.2206" calcext:value-type="float">
            <text:p>3.2206</text:p>
          </table:table-cell>
          <table:table-cell office:value-type="float" office:value="3.004211" calcext:value-type="float">
            <text:p>3.004211</text:p>
          </table:table-cell>
          <table:table-cell office:value-type="float" office:value="4.059793" calcext:value-type="float">
            <text:p>4.059793</text:p>
          </table:table-cell>
          <table:table-cell office:value-type="float" office:value="3.096598" calcext:value-type="float">
            <text:p>3.096598</text:p>
          </table:table-cell>
          <table:table-cell office:value-type="float" office:value="3.167554" calcext:value-type="float">
            <text:p>3.167554</text:p>
          </table:table-cell>
          <table:table-cell office:value-type="float" office:value="3.347091" calcext:value-type="float">
            <text:p>3.347091</text:p>
          </table:table-cell>
          <table:table-cell office:value-type="float" office:value="4.460807" calcext:value-type="float">
            <text:p>4.460807</text:p>
          </table:table-cell>
          <table:table-cell office:value-type="float" office:value="4.518737" calcext:value-type="float">
            <text:p>4.518737</text:p>
          </table:table-cell>
          <table:table-cell office:value-type="float" office:value="2.701662" calcext:value-type="float">
            <text:p>2.701662</text:p>
          </table:table-cell>
          <table:table-cell office:value-type="float" office:value="3.457511" calcext:value-type="float">
            <text:p>3.457511</text:p>
          </table:table-cell>
          <table:table-cell office:value-type="float" office:value="4.789636" calcext:value-type="float">
            <text:p>4.789636</text:p>
          </table:table-cell>
          <table:table-cell office:value-type="float" office:value="4.123957" calcext:value-type="float">
            <text:p>4.123957</text:p>
          </table:table-cell>
          <table:table-cell office:value-type="float" office:value="1.357756" calcext:value-type="float">
            <text:p>1.357756</text:p>
          </table:table-cell>
          <table:table-cell office:value-type="float" office:value="3.895526" calcext:value-type="float">
            <text:p>3.895526</text:p>
          </table:table-cell>
        </table:table-row>
        <table:table-row table:style-name="ro1">
          <table:table-cell office:value-type="float" office:value="1.612934" calcext:value-type="float">
            <text:p>1.612934</text:p>
          </table:table-cell>
          <table:table-cell office:value-type="float" office:value="3.512976" calcext:value-type="float">
            <text:p>3.512976</text:p>
          </table:table-cell>
          <table:table-cell office:value-type="float" office:value="4.238016" calcext:value-type="float">
            <text:p>4.238016</text:p>
          </table:table-cell>
          <table:table-cell office:value-type="float" office:value="3.938847" calcext:value-type="float">
            <text:p>3.938847</text:p>
          </table:table-cell>
          <table:table-cell office:value-type="float" office:value="3.18123" calcext:value-type="float">
            <text:p>3.18123</text:p>
          </table:table-cell>
          <table:table-cell office:value-type="float" office:value="3.765812" calcext:value-type="float">
            <text:p>3.765812</text:p>
          </table:table-cell>
          <table:table-cell office:value-type="float" office:value="3.172578" calcext:value-type="float">
            <text:p>3.172578</text:p>
          </table:table-cell>
          <table:table-cell office:value-type="float" office:value="3.04167" calcext:value-type="float">
            <text:p>3.04167</text:p>
          </table:table-cell>
          <table:table-cell office:value-type="float" office:value="3.950762" calcext:value-type="float">
            <text:p>3.950762</text:p>
          </table:table-cell>
          <table:table-cell office:value-type="float" office:value="3.215806" calcext:value-type="float">
            <text:p>3.215806</text:p>
          </table:table-cell>
          <table:table-cell office:value-type="float" office:value="3.326695" calcext:value-type="float">
            <text:p>3.326695</text:p>
          </table:table-cell>
          <table:table-cell office:value-type="float" office:value="3.691977" calcext:value-type="float">
            <text:p>3.691977</text:p>
          </table:table-cell>
          <table:table-cell office:value-type="float" office:value="4.506723" calcext:value-type="float">
            <text:p>4.506723</text:p>
          </table:table-cell>
          <table:table-cell office:value-type="float" office:value="3.458825" calcext:value-type="float">
            <text:p>3.458825</text:p>
          </table:table-cell>
          <table:table-cell office:value-type="float" office:value="4.02011" calcext:value-type="float">
            <text:p>4.02011</text:p>
          </table:table-cell>
          <table:table-cell office:value-type="float" office:value="3.726013" calcext:value-type="float">
            <text:p>3.726013</text:p>
          </table:table-cell>
          <table:table-cell office:value-type="float" office:value="4.364056" calcext:value-type="float">
            <text:p>4.364056</text:p>
          </table:table-cell>
          <table:table-cell office:value-type="float" office:value="3.724717" calcext:value-type="float">
            <text:p>3.724717</text:p>
          </table:table-cell>
          <table:table-cell office:value-type="float" office:value="2.584279" calcext:value-type="float">
            <text:p>2.584279</text:p>
          </table:table-cell>
          <table:table-cell office:value-type="float" office:value="3.375373" calcext:value-type="float">
            <text:p>3.375373</text:p>
          </table:table-cell>
        </table:table-row>
        <table:table-row table:style-name="ro1">
          <table:table-cell office:value-type="float" office:value="2.858473" calcext:value-type="float">
            <text:p>2.858473</text:p>
          </table:table-cell>
          <table:table-cell office:value-type="float" office:value="3.176133" calcext:value-type="float">
            <text:p>3.176133</text:p>
          </table:table-cell>
          <table:table-cell office:value-type="float" office:value="4.182867" calcext:value-type="float">
            <text:p>4.182867</text:p>
          </table:table-cell>
          <table:table-cell office:value-type="float" office:value="4.379217" calcext:value-type="float">
            <text:p>4.379217</text:p>
          </table:table-cell>
          <table:table-cell office:value-type="float" office:value="3.654693" calcext:value-type="float">
            <text:p>3.654693</text:p>
          </table:table-cell>
          <table:table-cell office:value-type="float" office:value="3.339049" calcext:value-type="float">
            <text:p>3.339049</text:p>
          </table:table-cell>
          <table:table-cell office:value-type="float" office:value="2.937707" calcext:value-type="float">
            <text:p>2.937707</text:p>
          </table:table-cell>
          <table:table-cell office:value-type="float" office:value="3.047308" calcext:value-type="float">
            <text:p>3.047308</text:p>
          </table:table-cell>
          <table:table-cell office:value-type="float" office:value="3.558489" calcext:value-type="float">
            <text:p>3.558489</text:p>
          </table:table-cell>
          <table:table-cell office:value-type="float" office:value="3.17239" calcext:value-type="float">
            <text:p>3.17239</text:p>
          </table:table-cell>
          <table:table-cell office:value-type="float" office:value="4.379378" calcext:value-type="float">
            <text:p>4.379378</text:p>
          </table:table-cell>
          <table:table-cell office:value-type="float" office:value="3.644155" calcext:value-type="float">
            <text:p>3.644155</text:p>
          </table:table-cell>
          <table:table-cell office:value-type="float" office:value="3.911787" calcext:value-type="float">
            <text:p>3.911787</text:p>
          </table:table-cell>
          <table:table-cell office:value-type="float" office:value="3.230822" calcext:value-type="float">
            <text:p>3.230822</text:p>
          </table:table-cell>
          <table:table-cell office:value-type="float" office:value="4.646411" calcext:value-type="float">
            <text:p>4.646411</text:p>
          </table:table-cell>
          <table:table-cell office:value-type="float" office:value="3.915303" calcext:value-type="float">
            <text:p>3.915303</text:p>
          </table:table-cell>
          <table:table-cell office:value-type="float" office:value="4.693853" calcext:value-type="float">
            <text:p>4.693853</text:p>
          </table:table-cell>
          <table:table-cell office:value-type="float" office:value="4.116076" calcext:value-type="float">
            <text:p>4.116076</text:p>
          </table:table-cell>
          <table:table-cell office:value-type="float" office:value="2.806389" calcext:value-type="float">
            <text:p>2.806389</text:p>
          </table:table-cell>
          <table:table-cell office:value-type="float" office:value="3.524271" calcext:value-type="float">
            <text:p>3.524271</text:p>
          </table:table-cell>
        </table:table-row>
        <table:table-row table:style-name="ro1">
          <table:table-cell office:value-type="float" office:value="2.095781" calcext:value-type="float">
            <text:p>2.095781</text:p>
          </table:table-cell>
          <table:table-cell office:value-type="float" office:value="2.952201" calcext:value-type="float">
            <text:p>2.952201</text:p>
          </table:table-cell>
          <table:table-cell office:value-type="float" office:value="4.30007" calcext:value-type="float">
            <text:p>4.30007</text:p>
          </table:table-cell>
          <table:table-cell office:value-type="float" office:value="3.505757" calcext:value-type="float">
            <text:p>3.505757</text:p>
          </table:table-cell>
          <table:table-cell office:value-type="float" office:value="3.427085" calcext:value-type="float">
            <text:p>3.427085</text:p>
          </table:table-cell>
          <table:table-cell office:value-type="float" office:value="3.070715" calcext:value-type="float">
            <text:p>3.070715</text:p>
          </table:table-cell>
          <table:table-cell office:value-type="float" office:value="2.53086" calcext:value-type="float">
            <text:p>2.53086</text:p>
          </table:table-cell>
          <table:table-cell office:value-type="float" office:value="3.42736" calcext:value-type="float">
            <text:p>3.42736</text:p>
          </table:table-cell>
          <table:table-cell office:value-type="float" office:value="3.667527" calcext:value-type="float">
            <text:p>3.667527</text:p>
          </table:table-cell>
          <table:table-cell office:value-type="float" office:value="3.444518" calcext:value-type="float">
            <text:p>3.444518</text:p>
          </table:table-cell>
          <table:table-cell office:value-type="float" office:value="2.903594" calcext:value-type="float">
            <text:p>2.903594</text:p>
          </table:table-cell>
          <table:table-cell office:value-type="float" office:value="3.993817" calcext:value-type="float">
            <text:p>3.993817</text:p>
          </table:table-cell>
          <table:table-cell office:value-type="float" office:value="3.481085" calcext:value-type="float">
            <text:p>3.481085</text:p>
          </table:table-cell>
          <table:table-cell office:value-type="float" office:value="4.088439" calcext:value-type="float">
            <text:p>4.088439</text:p>
          </table:table-cell>
          <table:table-cell office:value-type="float" office:value="2.79148" calcext:value-type="float">
            <text:p>2.79148</text:p>
          </table:table-cell>
          <table:table-cell office:value-type="float" office:value="4.161742" calcext:value-type="float">
            <text:p>4.161742</text:p>
          </table:table-cell>
          <table:table-cell office:value-type="float" office:value="3.830631" calcext:value-type="float">
            <text:p>3.830631</text:p>
          </table:table-cell>
          <table:table-cell office:value-type="float" office:value="2.779401" calcext:value-type="float">
            <text:p>2.779401</text:p>
          </table:table-cell>
          <table:table-cell office:value-type="float" office:value="2.685506" calcext:value-type="float">
            <text:p>2.685506</text:p>
          </table:table-cell>
          <table:table-cell office:value-type="float" office:value="4.48076" calcext:value-type="float">
            <text:p>4.48076</text:p>
          </table:table-cell>
        </table:table-row>
        <table:table-row table:style-name="ro1">
          <table:table-cell office:value-type="float" office:value="2.086683" calcext:value-type="float">
            <text:p>2.086683</text:p>
          </table:table-cell>
          <table:table-cell office:value-type="float" office:value="3.479413" calcext:value-type="float">
            <text:p>3.479413</text:p>
          </table:table-cell>
          <table:table-cell office:value-type="float" office:value="4.418189" calcext:value-type="float">
            <text:p>4.418189</text:p>
          </table:table-cell>
          <table:table-cell office:value-type="float" office:value="3.522957" calcext:value-type="float">
            <text:p>3.522957</text:p>
          </table:table-cell>
          <table:table-cell office:value-type="float" office:value="3.886501" calcext:value-type="float">
            <text:p>3.886501</text:p>
          </table:table-cell>
          <table:table-cell office:value-type="float" office:value="2.378708" calcext:value-type="float">
            <text:p>2.378708</text:p>
          </table:table-cell>
          <table:table-cell office:value-type="float" office:value="3.197167" calcext:value-type="float">
            <text:p>3.197167</text:p>
          </table:table-cell>
          <table:table-cell office:value-type="float" office:value="3.917864" calcext:value-type="float">
            <text:p>3.917864</text:p>
          </table:table-cell>
          <table:table-cell office:value-type="float" office:value="2.630221" calcext:value-type="float">
            <text:p>2.630221</text:p>
          </table:table-cell>
          <table:table-cell office:value-type="float" office:value="3.831353" calcext:value-type="float">
            <text:p>3.831353</text:p>
          </table:table-cell>
          <table:table-cell office:value-type="float" office:value="4.196301" calcext:value-type="float">
            <text:p>4.196301</text:p>
          </table:table-cell>
          <table:table-cell office:value-type="float" office:value="2.452564" calcext:value-type="float">
            <text:p>2.452564</text:p>
          </table:table-cell>
          <table:table-cell office:value-type="float" office:value="3.864183" calcext:value-type="float">
            <text:p>3.864183</text:p>
          </table:table-cell>
          <table:table-cell office:value-type="float" office:value="3.444174" calcext:value-type="float">
            <text:p>3.444174</text:p>
          </table:table-cell>
          <table:table-cell office:value-type="float" office:value="3.507592" calcext:value-type="float">
            <text:p>3.507592</text:p>
          </table:table-cell>
          <table:table-cell office:value-type="float" office:value="3.006477" calcext:value-type="float">
            <text:p>3.006477</text:p>
          </table:table-cell>
          <table:table-cell office:value-type="float" office:value="4.059829" calcext:value-type="float">
            <text:p>4.059829</text:p>
          </table:table-cell>
          <table:table-cell office:value-type="float" office:value="3.10773" calcext:value-type="float">
            <text:p>3.10773</text:p>
          </table:table-cell>
          <table:table-cell office:value-type="float" office:value="2.199532" calcext:value-type="float">
            <text:p>2.199532</text:p>
          </table:table-cell>
          <table:table-cell office:value-type="float" office:value="4.515005" calcext:value-type="float">
            <text:p>4.515005</text:p>
          </table:table-cell>
        </table:table-row>
        <table:table-row table:style-name="ro1">
          <table:table-cell office:value-type="float" office:value="2.413347" calcext:value-type="float">
            <text:p>2.413347</text:p>
          </table:table-cell>
          <table:table-cell office:value-type="float" office:value="3.764176" calcext:value-type="float">
            <text:p>3.764176</text:p>
          </table:table-cell>
          <table:table-cell office:value-type="float" office:value="3.370537" calcext:value-type="float">
            <text:p>3.370537</text:p>
          </table:table-cell>
          <table:table-cell office:value-type="float" office:value="3.433336" calcext:value-type="float">
            <text:p>3.433336</text:p>
          </table:table-cell>
          <table:table-cell office:value-type="float" office:value="2.946805" calcext:value-type="float">
            <text:p>2.946805</text:p>
          </table:table-cell>
          <table:table-cell office:value-type="float" office:value="3.023545" calcext:value-type="float">
            <text:p>3.023545</text:p>
          </table:table-cell>
          <table:table-cell office:value-type="float" office:value="3.145333" calcext:value-type="float">
            <text:p>3.145333</text:p>
          </table:table-cell>
          <table:table-cell office:value-type="float" office:value="4.655138" calcext:value-type="float">
            <text:p>4.655138</text:p>
          </table:table-cell>
          <table:table-cell office:value-type="float" office:value="3.897076" calcext:value-type="float">
            <text:p>3.897076</text:p>
          </table:table-cell>
          <table:table-cell office:value-type="float" office:value="3.713424" calcext:value-type="float">
            <text:p>3.713424</text:p>
          </table:table-cell>
          <table:table-cell office:value-type="float" office:value="3.457376" calcext:value-type="float">
            <text:p>3.457376</text:p>
          </table:table-cell>
          <table:table-cell office:value-type="float" office:value="3.540037" calcext:value-type="float">
            <text:p>3.540037</text:p>
          </table:table-cell>
          <table:table-cell office:value-type="float" office:value="3.592398" calcext:value-type="float">
            <text:p>3.592398</text:p>
          </table:table-cell>
          <table:table-cell office:value-type="float" office:value="4.313854" calcext:value-type="float">
            <text:p>4.313854</text:p>
          </table:table-cell>
          <table:table-cell office:value-type="float" office:value="3.434089" calcext:value-type="float">
            <text:p>3.434089</text:p>
          </table:table-cell>
          <table:table-cell office:value-type="float" office:value="3.314299" calcext:value-type="float">
            <text:p>3.314299</text:p>
          </table:table-cell>
          <table:table-cell office:value-type="float" office:value="4.348146" calcext:value-type="float">
            <text:p>4.348146</text:p>
          </table:table-cell>
          <table:table-cell office:value-type="float" office:value="2.827413" calcext:value-type="float">
            <text:p>2.827413</text:p>
          </table:table-cell>
          <table:table-cell office:value-type="float" office:value="3.723963" calcext:value-type="float">
            <text:p>3.723963</text:p>
          </table:table-cell>
          <table:table-cell office:value-type="float" office:value="4.13036" calcext:value-type="float">
            <text:p>4.13036</text:p>
          </table:table-cell>
        </table:table-row>
        <table:table-row table:style-name="ro1">
          <table:table-cell office:value-type="float" office:value="3.835551" calcext:value-type="float">
            <text:p>3.835551</text:p>
          </table:table-cell>
          <table:table-cell office:value-type="float" office:value="4.771638" calcext:value-type="float">
            <text:p>4.771638</text:p>
          </table:table-cell>
          <table:table-cell office:value-type="float" office:value="3.694765" calcext:value-type="float">
            <text:p>3.694765</text:p>
          </table:table-cell>
          <table:table-cell office:value-type="float" office:value="2.865359" calcext:value-type="float">
            <text:p>2.865359</text:p>
          </table:table-cell>
          <table:table-cell office:value-type="float" office:value="3.341299" calcext:value-type="float">
            <text:p>3.341299</text:p>
          </table:table-cell>
          <table:table-cell office:value-type="float" office:value="3.427779" calcext:value-type="float">
            <text:p>3.427779</text:p>
          </table:table-cell>
          <table:table-cell office:value-type="float" office:value="2.849227" calcext:value-type="float">
            <text:p>2.849227</text:p>
          </table:table-cell>
          <table:table-cell office:value-type="float" office:value="3.8895" calcext:value-type="float">
            <text:p>3.8895</text:p>
          </table:table-cell>
          <table:table-cell office:value-type="float" office:value="3.264292" calcext:value-type="float">
            <text:p>3.264292</text:p>
          </table:table-cell>
          <table:table-cell office:value-type="float" office:value="2.924527" calcext:value-type="float">
            <text:p>2.924527</text:p>
          </table:table-cell>
          <table:table-cell office:value-type="float" office:value="3.302721" calcext:value-type="float">
            <text:p>3.302721</text:p>
          </table:table-cell>
          <table:table-cell office:value-type="float" office:value="2.971743" calcext:value-type="float">
            <text:p>2.971743</text:p>
          </table:table-cell>
          <table:table-cell office:value-type="float" office:value="4.130681" calcext:value-type="float">
            <text:p>4.130681</text:p>
          </table:table-cell>
          <table:table-cell office:value-type="float" office:value="3.375744" calcext:value-type="float">
            <text:p>3.375744</text:p>
          </table:table-cell>
          <table:table-cell office:value-type="float" office:value="3.614045" calcext:value-type="float">
            <text:p>3.614045</text:p>
          </table:table-cell>
          <table:table-cell office:value-type="float" office:value="2.718631" calcext:value-type="float">
            <text:p>2.718631</text:p>
          </table:table-cell>
          <table:table-cell office:value-type="float" office:value="3.141367" calcext:value-type="float">
            <text:p>3.141367</text:p>
          </table:table-cell>
          <table:table-cell office:value-type="float" office:value="3.102214" calcext:value-type="float">
            <text:p>3.102214</text:p>
          </table:table-cell>
          <table:table-cell office:value-type="float" office:value="3.459702" calcext:value-type="float">
            <text:p>3.459702</text:p>
          </table:table-cell>
          <table:table-cell office:value-type="float" office:value="2.973733" calcext:value-type="float">
            <text:p>2.973733</text:p>
          </table:table-cell>
        </table:table-row>
        <table:table-row table:style-name="ro1">
          <table:table-cell office:value-type="float" office:value="3.747716" calcext:value-type="float">
            <text:p>3.747716</text:p>
          </table:table-cell>
          <table:table-cell office:value-type="float" office:value="3.391095" calcext:value-type="float">
            <text:p>3.391095</text:p>
          </table:table-cell>
          <table:table-cell office:value-type="float" office:value="3.447267" calcext:value-type="float">
            <text:p>3.447267</text:p>
          </table:table-cell>
          <table:table-cell office:value-type="float" office:value="4.09679" calcext:value-type="float">
            <text:p>4.09679</text:p>
          </table:table-cell>
          <table:table-cell office:value-type="float" office:value="4.520195" calcext:value-type="float">
            <text:p>4.520195</text:p>
          </table:table-cell>
          <table:table-cell office:value-type="float" office:value="2.989071" calcext:value-type="float">
            <text:p>2.989071</text:p>
          </table:table-cell>
          <table:table-cell office:value-type="float" office:value="3.552562" calcext:value-type="float">
            <text:p>3.552562</text:p>
          </table:table-cell>
          <table:table-cell office:value-type="float" office:value="3.236264" calcext:value-type="float">
            <text:p>3.236264</text:p>
          </table:table-cell>
          <table:table-cell office:value-type="float" office:value="3.501077" calcext:value-type="float">
            <text:p>3.501077</text:p>
          </table:table-cell>
          <table:table-cell office:value-type="float" office:value="3.770688" calcext:value-type="float">
            <text:p>3.770688</text:p>
          </table:table-cell>
          <table:table-cell office:value-type="float" office:value="4.323133" calcext:value-type="float">
            <text:p>4.323133</text:p>
          </table:table-cell>
          <table:table-cell office:value-type="float" office:value="2.162038" calcext:value-type="float">
            <text:p>2.162038</text:p>
          </table:table-cell>
          <table:table-cell office:value-type="float" office:value="3.4502" calcext:value-type="float">
            <text:p>3.4502</text:p>
          </table:table-cell>
          <table:table-cell office:value-type="float" office:value="3.180809" calcext:value-type="float">
            <text:p>3.180809</text:p>
          </table:table-cell>
          <table:table-cell office:value-type="float" office:value="2.883733" calcext:value-type="float">
            <text:p>2.883733</text:p>
          </table:table-cell>
          <table:table-cell office:value-type="float" office:value="2.846726" calcext:value-type="float">
            <text:p>2.846726</text:p>
          </table:table-cell>
          <table:table-cell office:value-type="float" office:value="4.677267" calcext:value-type="float">
            <text:p>4.677267</text:p>
          </table:table-cell>
          <table:table-cell office:value-type="float" office:value="2.870445" calcext:value-type="float">
            <text:p>2.870445</text:p>
          </table:table-cell>
          <table:table-cell office:value-type="float" office:value="3.30775" calcext:value-type="float">
            <text:p>3.30775</text:p>
          </table:table-cell>
          <table:table-cell office:value-type="float" office:value="2.446802" calcext:value-type="float">
            <text:p>2.446802</text:p>
          </table:table-cell>
        </table:table-row>
        <table:table-row table:style-name="ro1">
          <table:table-cell office:value-type="float" office:value="3.768996" calcext:value-type="float">
            <text:p>3.768996</text:p>
          </table:table-cell>
          <table:table-cell office:value-type="float" office:value="3.557574" calcext:value-type="float">
            <text:p>3.557574</text:p>
          </table:table-cell>
          <table:table-cell office:value-type="float" office:value="2.847112" calcext:value-type="float">
            <text:p>2.847112</text:p>
          </table:table-cell>
          <table:table-cell office:value-type="float" office:value="3.438268" calcext:value-type="float">
            <text:p>3.438268</text:p>
          </table:table-cell>
          <table:table-cell office:value-type="float" office:value="3.95398" calcext:value-type="float">
            <text:p>3.95398</text:p>
          </table:table-cell>
          <table:table-cell office:value-type="float" office:value="3.834894" calcext:value-type="float">
            <text:p>3.834894</text:p>
          </table:table-cell>
          <table:table-cell office:value-type="float" office:value="3.463113" calcext:value-type="float">
            <text:p>3.463113</text:p>
          </table:table-cell>
          <table:table-cell office:value-type="float" office:value="3.273147" calcext:value-type="float">
            <text:p>3.273147</text:p>
          </table:table-cell>
          <table:table-cell office:value-type="float" office:value="3.72839" calcext:value-type="float">
            <text:p>3.72839</text:p>
          </table:table-cell>
          <table:table-cell office:value-type="float" office:value="4.049979" calcext:value-type="float">
            <text:p>4.049979</text:p>
          </table:table-cell>
          <table:table-cell office:value-type="float" office:value="3.926173" calcext:value-type="float">
            <text:p>3.926173</text:p>
          </table:table-cell>
          <table:table-cell office:value-type="float" office:value="2.707285" calcext:value-type="float">
            <text:p>2.707285</text:p>
          </table:table-cell>
          <table:table-cell office:value-type="float" office:value="3.134626" calcext:value-type="float">
            <text:p>3.134626</text:p>
          </table:table-cell>
          <table:table-cell office:value-type="float" office:value="3.897607" calcext:value-type="float">
            <text:p>3.897607</text:p>
          </table:table-cell>
          <table:table-cell office:value-type="float" office:value="2.752107" calcext:value-type="float">
            <text:p>2.752107</text:p>
          </table:table-cell>
          <table:table-cell office:value-type="float" office:value="3.447413" calcext:value-type="float">
            <text:p>3.447413</text:p>
          </table:table-cell>
          <table:table-cell office:value-type="float" office:value="3.445988" calcext:value-type="float">
            <text:p>3.445988</text:p>
          </table:table-cell>
          <table:table-cell office:value-type="float" office:value="2.594316" calcext:value-type="float">
            <text:p>2.594316</text:p>
          </table:table-cell>
          <table:table-cell office:value-type="float" office:value="3.434628" calcext:value-type="float">
            <text:p>3.434628</text:p>
          </table:table-cell>
          <table:table-cell office:value-type="float" office:value="2.764354" calcext:value-type="float">
            <text:p>2.764354</text:p>
          </table:table-cell>
        </table:table-row>
        <table:table-row table:style-name="ro1">
          <table:table-cell office:value-type="float" office:value="2.616912" calcext:value-type="float">
            <text:p>2.616912</text:p>
          </table:table-cell>
          <table:table-cell office:value-type="float" office:value="3.833857" calcext:value-type="float">
            <text:p>3.833857</text:p>
          </table:table-cell>
          <table:table-cell office:value-type="float" office:value="3.923981" calcext:value-type="float">
            <text:p>3.923981</text:p>
          </table:table-cell>
          <table:table-cell office:value-type="float" office:value="2.848787" calcext:value-type="float">
            <text:p>2.848787</text:p>
          </table:table-cell>
          <table:table-cell office:value-type="float" office:value="3.86784" calcext:value-type="float">
            <text:p>3.86784</text:p>
          </table:table-cell>
          <table:table-cell office:value-type="float" office:value="2.247659" calcext:value-type="float">
            <text:p>2.247659</text:p>
          </table:table-cell>
          <table:table-cell office:value-type="float" office:value="2.672761" calcext:value-type="float">
            <text:p>2.672761</text:p>
          </table:table-cell>
          <table:table-cell office:value-type="float" office:value="3.481045" calcext:value-type="float">
            <text:p>3.481045</text:p>
          </table:table-cell>
          <table:table-cell office:value-type="float" office:value="3.354176" calcext:value-type="float">
            <text:p>3.354176</text:p>
          </table:table-cell>
          <table:table-cell office:value-type="float" office:value="3.079119" calcext:value-type="float">
            <text:p>3.079119</text:p>
          </table:table-cell>
          <table:table-cell office:value-type="float" office:value="2.703025" calcext:value-type="float">
            <text:p>2.703025</text:p>
          </table:table-cell>
          <table:table-cell office:value-type="float" office:value="2.648479" calcext:value-type="float">
            <text:p>2.648479</text:p>
          </table:table-cell>
          <table:table-cell office:value-type="float" office:value="2.328893" calcext:value-type="float">
            <text:p>2.328893</text:p>
          </table:table-cell>
          <table:table-cell office:value-type="float" office:value="3.615919" calcext:value-type="float">
            <text:p>3.615919</text:p>
          </table:table-cell>
          <table:table-cell office:value-type="float" office:value="3.606518" calcext:value-type="float">
            <text:p>3.606518</text:p>
          </table:table-cell>
          <table:table-cell office:value-type="float" office:value="2.9078" calcext:value-type="float">
            <text:p>2.9078</text:p>
          </table:table-cell>
          <table:table-cell office:value-type="float" office:value="3.92217" calcext:value-type="float">
            <text:p>3.92217</text:p>
          </table:table-cell>
          <table:table-cell office:value-type="float" office:value="3.236213" calcext:value-type="float">
            <text:p>3.236213</text:p>
          </table:table-cell>
          <table:table-cell office:value-type="float" office:value="4.272289" calcext:value-type="float">
            <text:p>4.272289</text:p>
          </table:table-cell>
          <table:table-cell office:value-type="float" office:value="2.644756" calcext:value-type="float">
            <text:p>2.644756</text:p>
          </table:table-cell>
        </table:table-row>
        <table:table-row table:style-name="ro1">
          <table:table-cell office:value-type="float" office:value="3.083456" calcext:value-type="float">
            <text:p>3.083456</text:p>
          </table:table-cell>
          <table:table-cell office:value-type="float" office:value="3.110794" calcext:value-type="float">
            <text:p>3.110794</text:p>
          </table:table-cell>
          <table:table-cell office:value-type="float" office:value="3.331595" calcext:value-type="float">
            <text:p>3.331595</text:p>
          </table:table-cell>
          <table:table-cell office:value-type="float" office:value="3.674193" calcext:value-type="float">
            <text:p>3.674193</text:p>
          </table:table-cell>
          <table:table-cell office:value-type="float" office:value="3.225268" calcext:value-type="float">
            <text:p>3.225268</text:p>
          </table:table-cell>
          <table:table-cell office:value-type="float" office:value="2.367982" calcext:value-type="float">
            <text:p>2.367982</text:p>
          </table:table-cell>
          <table:table-cell office:value-type="float" office:value="1.663708" calcext:value-type="float">
            <text:p>1.663708</text:p>
          </table:table-cell>
          <table:table-cell office:value-type="float" office:value="3.107571" calcext:value-type="float">
            <text:p>3.107571</text:p>
          </table:table-cell>
          <table:table-cell office:value-type="float" office:value="2.787996" calcext:value-type="float">
            <text:p>2.787996</text:p>
          </table:table-cell>
          <table:table-cell office:value-type="float" office:value="3.485309" calcext:value-type="float">
            <text:p>3.485309</text:p>
          </table:table-cell>
          <table:table-cell office:value-type="float" office:value="2.49714" calcext:value-type="float">
            <text:p>2.49714</text:p>
          </table:table-cell>
          <table:table-cell office:value-type="float" office:value="3.316111" calcext:value-type="float">
            <text:p>3.316111</text:p>
          </table:table-cell>
          <table:table-cell office:value-type="float" office:value="3.095072" calcext:value-type="float">
            <text:p>3.095072</text:p>
          </table:table-cell>
          <table:table-cell office:value-type="float" office:value="2.582379" calcext:value-type="float">
            <text:p>2.582379</text:p>
          </table:table-cell>
          <table:table-cell office:value-type="float" office:value="3.227903" calcext:value-type="float">
            <text:p>3.227903</text:p>
          </table:table-cell>
          <table:table-cell office:value-type="float" office:value="3.197864" calcext:value-type="float">
            <text:p>3.197864</text:p>
          </table:table-cell>
          <table:table-cell office:value-type="float" office:value="3.772629" calcext:value-type="float">
            <text:p>3.772629</text:p>
          </table:table-cell>
          <table:table-cell office:value-type="float" office:value="2.620683" calcext:value-type="float">
            <text:p>2.620683</text:p>
          </table:table-cell>
          <table:table-cell office:value-type="float" office:value="1.761617" calcext:value-type="float">
            <text:p>1.761617</text:p>
          </table:table-cell>
          <table:table-cell office:value-type="float" office:value="3.289066" calcext:value-type="float">
            <text:p>3.289066</text:p>
          </table:table-cell>
        </table:table-row>
        <table:table-row table:style-name="ro1">
          <table:table-cell office:value-type="float" office:value="4.208841" calcext:value-type="float">
            <text:p>4.208841</text:p>
          </table:table-cell>
          <table:table-cell office:value-type="float" office:value="3.820966" calcext:value-type="float">
            <text:p>3.820966</text:p>
          </table:table-cell>
          <table:table-cell office:value-type="float" office:value="3.047405" calcext:value-type="float">
            <text:p>3.047405</text:p>
          </table:table-cell>
          <table:table-cell office:value-type="float" office:value="3.152322" calcext:value-type="float">
            <text:p>3.152322</text:p>
          </table:table-cell>
          <table:table-cell office:value-type="float" office:value="3.155251" calcext:value-type="float">
            <text:p>3.155251</text:p>
          </table:table-cell>
          <table:table-cell office:value-type="float" office:value="2.767716" calcext:value-type="float">
            <text:p>2.767716</text:p>
          </table:table-cell>
          <table:table-cell office:value-type="float" office:value="2.492682" calcext:value-type="float">
            <text:p>2.492682</text:p>
          </table:table-cell>
          <table:table-cell office:value-type="float" office:value="3.614375" calcext:value-type="float">
            <text:p>3.614375</text:p>
          </table:table-cell>
          <table:table-cell office:value-type="float" office:value="3.314018" calcext:value-type="float">
            <text:p>3.314018</text:p>
          </table:table-cell>
          <table:table-cell office:value-type="float" office:value="3.338411" calcext:value-type="float">
            <text:p>3.338411</text:p>
          </table:table-cell>
          <table:table-cell office:value-type="float" office:value="3.804386" calcext:value-type="float">
            <text:p>3.804386</text:p>
          </table:table-cell>
          <table:table-cell office:value-type="float" office:value="3.103919" calcext:value-type="float">
            <text:p>3.103919</text:p>
          </table:table-cell>
          <table:table-cell office:value-type="float" office:value="3.443061" calcext:value-type="float">
            <text:p>3.443061</text:p>
          </table:table-cell>
          <table:table-cell office:value-type="float" office:value="2.768793" calcext:value-type="float">
            <text:p>2.768793</text:p>
          </table:table-cell>
          <table:table-cell office:value-type="float" office:value="2.92534" calcext:value-type="float">
            <text:p>2.92534</text:p>
          </table:table-cell>
          <table:table-cell office:value-type="float" office:value="2.877934" calcext:value-type="float">
            <text:p>2.877934</text:p>
          </table:table-cell>
          <table:table-cell office:value-type="float" office:value="4.204478" calcext:value-type="float">
            <text:p>4.204478</text:p>
          </table:table-cell>
          <table:table-cell office:value-type="float" office:value="2.552399" calcext:value-type="float">
            <text:p>2.552399</text:p>
          </table:table-cell>
          <table:table-cell office:value-type="float" office:value="2.153602" calcext:value-type="float">
            <text:p>2.153602</text:p>
          </table:table-cell>
          <table:table-cell office:value-type="float" office:value="2.852418" calcext:value-type="float">
            <text:p>2.852418</text:p>
          </table:table-cell>
        </table:table-row>
        <table:table-row table:style-name="ro1">
          <table:table-cell office:value-type="float" office:value="3.942293" calcext:value-type="float">
            <text:p>3.942293</text:p>
          </table:table-cell>
          <table:table-cell office:value-type="float" office:value="3.655344" calcext:value-type="float">
            <text:p>3.655344</text:p>
          </table:table-cell>
          <table:table-cell office:value-type="float" office:value="2.280399" calcext:value-type="float">
            <text:p>2.280399</text:p>
          </table:table-cell>
          <table:table-cell office:value-type="float" office:value="3.123156" calcext:value-type="float">
            <text:p>3.123156</text:p>
          </table:table-cell>
          <table:table-cell office:value-type="float" office:value="3.927449" calcext:value-type="float">
            <text:p>3.927449</text:p>
          </table:table-cell>
          <table:table-cell office:value-type="float" office:value="2.829499" calcext:value-type="float">
            <text:p>2.829499</text:p>
          </table:table-cell>
          <table:table-cell office:value-type="float" office:value="2.59311" calcext:value-type="float">
            <text:p>2.59311</text:p>
          </table:table-cell>
          <table:table-cell office:value-type="float" office:value="3.276995" calcext:value-type="float">
            <text:p>3.276995</text:p>
          </table:table-cell>
          <table:table-cell office:value-type="float" office:value="2.728493" calcext:value-type="float">
            <text:p>2.728493</text:p>
          </table:table-cell>
          <table:table-cell office:value-type="float" office:value="3.40382" calcext:value-type="float">
            <text:p>3.40382</text:p>
          </table:table-cell>
          <table:table-cell office:value-type="float" office:value="3.410595" calcext:value-type="float">
            <text:p>3.410595</text:p>
          </table:table-cell>
          <table:table-cell office:value-type="float" office:value="3.057738" calcext:value-type="float">
            <text:p>3.057738</text:p>
          </table:table-cell>
          <table:table-cell office:value-type="float" office:value="2.885588" calcext:value-type="float">
            <text:p>2.885588</text:p>
          </table:table-cell>
          <table:table-cell office:value-type="float" office:value="2.374016" calcext:value-type="float">
            <text:p>2.374016</text:p>
          </table:table-cell>
          <table:table-cell office:value-type="float" office:value="2.625726" calcext:value-type="float">
            <text:p>2.625726</text:p>
          </table:table-cell>
          <table:table-cell office:value-type="float" office:value="3.333684" calcext:value-type="float">
            <text:p>3.333684</text:p>
          </table:table-cell>
          <table:table-cell office:value-type="float" office:value="3.906029" calcext:value-type="float">
            <text:p>3.906029</text:p>
          </table:table-cell>
          <table:table-cell office:value-type="float" office:value="2.165143" calcext:value-type="float">
            <text:p>2.165143</text:p>
          </table:table-cell>
          <table:table-cell office:value-type="float" office:value="1.517945" calcext:value-type="float">
            <text:p>1.517945</text:p>
          </table:table-cell>
          <table:table-cell office:value-type="float" office:value="2.967829" calcext:value-type="float">
            <text:p>2.967829</text:p>
          </table:table-cell>
        </table:table-row>
        <table:table-row table:style-name="ro1">
          <table:table-cell office:value-type="float" office:value="3.654386" calcext:value-type="float">
            <text:p>3.654386</text:p>
          </table:table-cell>
          <table:table-cell office:value-type="float" office:value="2.958987" calcext:value-type="float">
            <text:p>2.958987</text:p>
          </table:table-cell>
          <table:table-cell office:value-type="float" office:value="2.83438" calcext:value-type="float">
            <text:p>2.83438</text:p>
          </table:table-cell>
          <table:table-cell office:value-type="float" office:value="2.505086" calcext:value-type="float">
            <text:p>2.505086</text:p>
          </table:table-cell>
          <table:table-cell office:value-type="float" office:value="3.484362" calcext:value-type="float">
            <text:p>3.484362</text:p>
          </table:table-cell>
          <table:table-cell office:value-type="float" office:value="2.612737" calcext:value-type="float">
            <text:p>2.612737</text:p>
          </table:table-cell>
          <table:table-cell office:value-type="float" office:value="2.729523" calcext:value-type="float">
            <text:p>2.729523</text:p>
          </table:table-cell>
          <table:table-cell office:value-type="float" office:value="3.274346" calcext:value-type="float">
            <text:p>3.274346</text:p>
          </table:table-cell>
          <table:table-cell office:value-type="float" office:value="2.495937" calcext:value-type="float">
            <text:p>2.495937</text:p>
          </table:table-cell>
          <table:table-cell office:value-type="float" office:value="3.267876" calcext:value-type="float">
            <text:p>3.267876</text:p>
          </table:table-cell>
          <table:table-cell office:value-type="float" office:value="2.942887" calcext:value-type="float">
            <text:p>2.942887</text:p>
          </table:table-cell>
          <table:table-cell office:value-type="float" office:value="2.57698" calcext:value-type="float">
            <text:p>2.57698</text:p>
          </table:table-cell>
          <table:table-cell office:value-type="float" office:value="2.893373" calcext:value-type="float">
            <text:p>2.893373</text:p>
          </table:table-cell>
          <table:table-cell office:value-type="float" office:value="1.964003" calcext:value-type="float">
            <text:p>1.964003</text:p>
          </table:table-cell>
          <table:table-cell office:value-type="float" office:value="2.684874" calcext:value-type="float">
            <text:p>2.684874</text:p>
          </table:table-cell>
          <table:table-cell office:value-type="float" office:value="2.800577" calcext:value-type="float">
            <text:p>2.800577</text:p>
          </table:table-cell>
          <table:table-cell office:value-type="float" office:value="2.834119" calcext:value-type="float">
            <text:p>2.834119</text:p>
          </table:table-cell>
          <table:table-cell office:value-type="float" office:value="3.18538" calcext:value-type="float">
            <text:p>3.18538</text:p>
          </table:table-cell>
          <table:table-cell office:value-type="float" office:value="3.152816" calcext:value-type="float">
            <text:p>3.152816</text:p>
          </table:table-cell>
          <table:table-cell office:value-type="float" office:value="3.563754" calcext:value-type="float">
            <text:p>3.563754</text:p>
          </table:table-cell>
        </table:table-row>
        <table:table-row table:style-name="ro1">
          <table:table-cell office:value-type="float" office:value="2.864634" calcext:value-type="float">
            <text:p>2.864634</text:p>
          </table:table-cell>
          <table:table-cell office:value-type="float" office:value="2.371215" calcext:value-type="float">
            <text:p>2.371215</text:p>
          </table:table-cell>
          <table:table-cell office:value-type="float" office:value="2.8177" calcext:value-type="float">
            <text:p>2.8177</text:p>
          </table:table-cell>
          <table:table-cell office:value-type="float" office:value="2.790044" calcext:value-type="float">
            <text:p>2.790044</text:p>
          </table:table-cell>
          <table:table-cell office:value-type="float" office:value="3.458021" calcext:value-type="float">
            <text:p>3.458021</text:p>
          </table:table-cell>
          <table:table-cell office:value-type="float" office:value="2.774937" calcext:value-type="float">
            <text:p>2.774937</text:p>
          </table:table-cell>
          <table:table-cell office:value-type="float" office:value="1.836695" calcext:value-type="float">
            <text:p>1.836695</text:p>
          </table:table-cell>
          <table:table-cell office:value-type="float" office:value="3.442404" calcext:value-type="float">
            <text:p>3.442404</text:p>
          </table:table-cell>
          <table:table-cell office:value-type="float" office:value="2.416731" calcext:value-type="float">
            <text:p>2.416731</text:p>
          </table:table-cell>
          <table:table-cell office:value-type="float" office:value="3.473488" calcext:value-type="float">
            <text:p>3.473488</text:p>
          </table:table-cell>
          <table:table-cell office:value-type="float" office:value="2.691248" calcext:value-type="float">
            <text:p>2.691248</text:p>
          </table:table-cell>
          <table:table-cell office:value-type="float" office:value="2.562246" calcext:value-type="float">
            <text:p>2.562246</text:p>
          </table:table-cell>
          <table:table-cell office:value-type="float" office:value="3.91529" calcext:value-type="float">
            <text:p>3.91529</text:p>
          </table:table-cell>
          <table:table-cell office:value-type="float" office:value="2.598494" calcext:value-type="float">
            <text:p>2.598494</text:p>
          </table:table-cell>
          <table:table-cell office:value-type="float" office:value="2.872647" calcext:value-type="float">
            <text:p>2.872647</text:p>
          </table:table-cell>
          <table:table-cell office:value-type="float" office:value="2.445986" calcext:value-type="float">
            <text:p>2.445986</text:p>
          </table:table-cell>
          <table:table-cell office:value-type="float" office:value="2.483084" calcext:value-type="float">
            <text:p>2.483084</text:p>
          </table:table-cell>
          <table:table-cell office:value-type="float" office:value="2.160371" calcext:value-type="float">
            <text:p>2.160371</text:p>
          </table:table-cell>
          <table:table-cell office:value-type="float" office:value="2.838874" calcext:value-type="float">
            <text:p>2.838874</text:p>
          </table:table-cell>
          <table:table-cell office:value-type="float" office:value="2.184135" calcext:value-type="float">
            <text:p>2.184135</text:p>
          </table:table-cell>
        </table:table-row>
        <table:table-row table:style-name="ro1">
          <table:table-cell office:value-type="float" office:value="3.220861" calcext:value-type="float">
            <text:p>3.220861</text:p>
          </table:table-cell>
          <table:table-cell office:value-type="float" office:value="2.946056" calcext:value-type="float">
            <text:p>2.946056</text:p>
          </table:table-cell>
          <table:table-cell office:value-type="float" office:value="2.265876" calcext:value-type="float">
            <text:p>2.265876</text:p>
          </table:table-cell>
          <table:table-cell office:value-type="float" office:value="2.097578" calcext:value-type="float">
            <text:p>2.097578</text:p>
          </table:table-cell>
          <table:table-cell office:value-type="float" office:value="3.463633" calcext:value-type="float">
            <text:p>3.463633</text:p>
          </table:table-cell>
          <table:table-cell office:value-type="float" office:value="2.899922" calcext:value-type="float">
            <text:p>2.899922</text:p>
          </table:table-cell>
          <table:table-cell office:value-type="float" office:value="1.081452" calcext:value-type="float">
            <text:p>1.081452</text:p>
          </table:table-cell>
          <table:table-cell office:value-type="float" office:value="3.183666" calcext:value-type="float">
            <text:p>3.183666</text:p>
          </table:table-cell>
          <table:table-cell office:value-type="float" office:value="2.917664" calcext:value-type="float">
            <text:p>2.917664</text:p>
          </table:table-cell>
          <table:table-cell office:value-type="float" office:value="4.712362" calcext:value-type="float">
            <text:p>4.712362</text:p>
          </table:table-cell>
          <table:table-cell office:value-type="float" office:value="3.389848" calcext:value-type="float">
            <text:p>3.389848</text:p>
          </table:table-cell>
          <table:table-cell office:value-type="float" office:value="2.836517" calcext:value-type="float">
            <text:p>2.836517</text:p>
          </table:table-cell>
          <table:table-cell office:value-type="float" office:value="2.408385" calcext:value-type="float">
            <text:p>2.408385</text:p>
          </table:table-cell>
          <table:table-cell office:value-type="float" office:value="3.132069" calcext:value-type="float">
            <text:p>3.132069</text:p>
          </table:table-cell>
          <table:table-cell office:value-type="float" office:value="2.622414" calcext:value-type="float">
            <text:p>2.622414</text:p>
          </table:table-cell>
          <table:table-cell office:value-type="float" office:value="2.880215" calcext:value-type="float">
            <text:p>2.880215</text:p>
          </table:table-cell>
          <table:table-cell office:value-type="float" office:value="2.657509" calcext:value-type="float">
            <text:p>2.657509</text:p>
          </table:table-cell>
          <table:table-cell office:value-type="float" office:value="2.36757" calcext:value-type="float">
            <text:p>2.36757</text:p>
          </table:table-cell>
          <table:table-cell office:value-type="float" office:value="3.380619" calcext:value-type="float">
            <text:p>3.380619</text:p>
          </table:table-cell>
          <table:table-cell office:value-type="float" office:value="3.064892" calcext:value-type="float">
            <text:p>3.064892</text:p>
          </table:table-cell>
        </table:table-row>
        <table:table-row table:style-name="ro1">
          <table:table-cell office:value-type="float" office:value="3.039031" calcext:value-type="float">
            <text:p>3.039031</text:p>
          </table:table-cell>
          <table:table-cell office:value-type="float" office:value="2.612101" calcext:value-type="float">
            <text:p>2.612101</text:p>
          </table:table-cell>
          <table:table-cell office:value-type="float" office:value="2.316768" calcext:value-type="float">
            <text:p>2.316768</text:p>
          </table:table-cell>
          <table:table-cell office:value-type="float" office:value="2.127586" calcext:value-type="float">
            <text:p>2.127586</text:p>
          </table:table-cell>
          <table:table-cell office:value-type="float" office:value="4.519671" calcext:value-type="float">
            <text:p>4.519671</text:p>
          </table:table-cell>
          <table:table-cell office:value-type="float" office:value="3.42916" calcext:value-type="float">
            <text:p>3.42916</text:p>
          </table:table-cell>
          <table:table-cell office:value-type="float" office:value="1.447654" calcext:value-type="float">
            <text:p>1.447654</text:p>
          </table:table-cell>
          <table:table-cell office:value-type="float" office:value="2.070613" calcext:value-type="float">
            <text:p>2.070613</text:p>
          </table:table-cell>
          <table:table-cell office:value-type="float" office:value="2.724355" calcext:value-type="float">
            <text:p>2.724355</text:p>
          </table:table-cell>
          <table:table-cell office:value-type="float" office:value="4.456313" calcext:value-type="float">
            <text:p>4.456313</text:p>
          </table:table-cell>
          <table:table-cell office:value-type="float" office:value="2.464882" calcext:value-type="float">
            <text:p>2.464882</text:p>
          </table:table-cell>
          <table:table-cell office:value-type="float" office:value="2.710811" calcext:value-type="float">
            <text:p>2.710811</text:p>
          </table:table-cell>
          <table:table-cell office:value-type="float" office:value="2.13927" calcext:value-type="float">
            <text:p>2.13927</text:p>
          </table:table-cell>
          <table:table-cell office:value-type="float" office:value="2.285483" calcext:value-type="float">
            <text:p>2.285483</text:p>
          </table:table-cell>
          <table:table-cell office:value-type="float" office:value="2.548324" calcext:value-type="float">
            <text:p>2.548324</text:p>
          </table:table-cell>
          <table:table-cell office:value-type="float" office:value="3.114048" calcext:value-type="float">
            <text:p>3.114048</text:p>
          </table:table-cell>
          <table:table-cell office:value-type="float" office:value="2.655198" calcext:value-type="float">
            <text:p>2.655198</text:p>
          </table:table-cell>
          <table:table-cell office:value-type="float" office:value="2.178373" calcext:value-type="float">
            <text:p>2.178373</text:p>
          </table:table-cell>
          <table:table-cell office:value-type="float" office:value="2.919916" calcext:value-type="float">
            <text:p>2.919916</text:p>
          </table:table-cell>
          <table:table-cell office:value-type="float" office:value="2.790433" calcext:value-type="float">
            <text:p>2.790433</text:p>
          </table:table-cell>
        </table:table-row>
        <table:table-row table:style-name="ro1">
          <table:table-cell office:value-type="float" office:value="2.885349" calcext:value-type="float">
            <text:p>2.885349</text:p>
          </table:table-cell>
          <table:table-cell office:value-type="float" office:value="3.322177" calcext:value-type="float">
            <text:p>3.322177</text:p>
          </table:table-cell>
          <table:table-cell office:value-type="float" office:value="2.638114" calcext:value-type="float">
            <text:p>2.638114</text:p>
          </table:table-cell>
          <table:table-cell office:value-type="float" office:value="2.041539" calcext:value-type="float">
            <text:p>2.041539</text:p>
          </table:table-cell>
          <table:table-cell office:value-type="float" office:value="4.30769" calcext:value-type="float">
            <text:p>4.30769</text:p>
          </table:table-cell>
          <table:table-cell office:value-type="float" office:value="3.228209" calcext:value-type="float">
            <text:p>3.228209</text:p>
          </table:table-cell>
          <table:table-cell office:value-type="float" office:value="3.136268" calcext:value-type="float">
            <text:p>3.136268</text:p>
          </table:table-cell>
          <table:table-cell office:value-type="float" office:value="2.914319" calcext:value-type="float">
            <text:p>2.914319</text:p>
          </table:table-cell>
          <table:table-cell office:value-type="float" office:value="2.690472" calcext:value-type="float">
            <text:p>2.690472</text:p>
          </table:table-cell>
          <table:table-cell office:value-type="float" office:value="4.265894" calcext:value-type="float">
            <text:p>4.265894</text:p>
          </table:table-cell>
          <table:table-cell office:value-type="float" office:value="2.494819" calcext:value-type="float">
            <text:p>2.494819</text:p>
          </table:table-cell>
          <table:table-cell office:value-type="float" office:value="2.676247" calcext:value-type="float">
            <text:p>2.676247</text:p>
          </table:table-cell>
          <table:table-cell office:value-type="float" office:value="2.771721" calcext:value-type="float">
            <text:p>2.771721</text:p>
          </table:table-cell>
          <table:table-cell office:value-type="float" office:value="2.018954" calcext:value-type="float">
            <text:p>2.018954</text:p>
          </table:table-cell>
          <table:table-cell office:value-type="float" office:value="2.335617" calcext:value-type="float">
            <text:p>2.335617</text:p>
          </table:table-cell>
          <table:table-cell office:value-type="float" office:value="2.486739" calcext:value-type="float">
            <text:p>2.486739</text:p>
          </table:table-cell>
          <table:table-cell office:value-type="float" office:value="3.136794" calcext:value-type="float">
            <text:p>3.136794</text:p>
          </table:table-cell>
          <table:table-cell office:value-type="float" office:value="2.703461" calcext:value-type="float">
            <text:p>2.703461</text:p>
          </table:table-cell>
          <table:table-cell office:value-type="float" office:value="3.345027" calcext:value-type="float">
            <text:p>3.345027</text:p>
          </table:table-cell>
          <table:table-cell office:value-type="float" office:value="3.052287" calcext:value-type="float">
            <text:p>3.052287</text:p>
          </table:table-cell>
        </table:table-row>
        <table:table-row table:style-name="ro1">
          <table:table-cell office:value-type="float" office:value="3.359945" calcext:value-type="float">
            <text:p>3.359945</text:p>
          </table:table-cell>
          <table:table-cell office:value-type="float" office:value="2.929081" calcext:value-type="float">
            <text:p>2.929081</text:p>
          </table:table-cell>
          <table:table-cell office:value-type="float" office:value="1.737368" calcext:value-type="float">
            <text:p>1.737368</text:p>
          </table:table-cell>
          <table:table-cell office:value-type="float" office:value="2.08897" calcext:value-type="float">
            <text:p>2.08897</text:p>
          </table:table-cell>
          <table:table-cell office:value-type="float" office:value="4.088661" calcext:value-type="float">
            <text:p>4.088661</text:p>
          </table:table-cell>
          <table:table-cell office:value-type="float" office:value="2.44433" calcext:value-type="float">
            <text:p>2.44433</text:p>
          </table:table-cell>
          <table:table-cell office:value-type="float" office:value="3.9879" calcext:value-type="float">
            <text:p>3.9879</text:p>
          </table:table-cell>
          <table:table-cell office:value-type="float" office:value="2.925545" calcext:value-type="float">
            <text:p>2.925545</text:p>
          </table:table-cell>
          <table:table-cell office:value-type="float" office:value="2.525877" calcext:value-type="float">
            <text:p>2.525877</text:p>
          </table:table-cell>
          <table:table-cell office:value-type="float" office:value="4.061561" calcext:value-type="float">
            <text:p>4.061561</text:p>
          </table:table-cell>
          <table:table-cell office:value-type="float" office:value="2.445624" calcext:value-type="float">
            <text:p>2.445624</text:p>
          </table:table-cell>
          <table:table-cell office:value-type="float" office:value="2.019345" calcext:value-type="float">
            <text:p>2.019345</text:p>
          </table:table-cell>
          <table:table-cell office:value-type="float" office:value="2.025204" calcext:value-type="float">
            <text:p>2.025204</text:p>
          </table:table-cell>
          <table:table-cell office:value-type="float" office:value="2.202911" calcext:value-type="float">
            <text:p>2.202911</text:p>
          </table:table-cell>
          <table:table-cell office:value-type="float" office:value="1.874075" calcext:value-type="float">
            <text:p>1.874075</text:p>
          </table:table-cell>
          <table:table-cell office:value-type="float" office:value="2.556701" calcext:value-type="float">
            <text:p>2.556701</text:p>
          </table:table-cell>
          <table:table-cell office:value-type="float" office:value="3.055802" calcext:value-type="float">
            <text:p>3.055802</text:p>
          </table:table-cell>
          <table:table-cell office:value-type="float" office:value="3.383452" calcext:value-type="float">
            <text:p>3.383452</text:p>
          </table:table-cell>
          <table:table-cell office:value-type="float" office:value="3.381101" calcext:value-type="float">
            <text:p>3.381101</text:p>
          </table:table-cell>
          <table:table-cell office:value-type="float" office:value="2.753731" calcext:value-type="float">
            <text:p>2.753731</text:p>
          </table:table-cell>
        </table:table-row>
        <table:table-row table:style-name="ro1">
          <table:table-cell office:value-type="float" office:value="2.770484" calcext:value-type="float">
            <text:p>2.770484</text:p>
          </table:table-cell>
          <table:table-cell office:value-type="float" office:value="3.379682" calcext:value-type="float">
            <text:p>3.379682</text:p>
          </table:table-cell>
          <table:table-cell office:value-type="float" office:value="1.904761" calcext:value-type="float">
            <text:p>1.904761</text:p>
          </table:table-cell>
          <table:table-cell office:value-type="float" office:value="1.569379" calcext:value-type="float">
            <text:p>1.569379</text:p>
          </table:table-cell>
          <table:table-cell office:value-type="float" office:value="3.866437" calcext:value-type="float">
            <text:p>3.866437</text:p>
          </table:table-cell>
          <table:table-cell office:value-type="float" office:value="2.782547" calcext:value-type="float">
            <text:p>2.782547</text:p>
          </table:table-cell>
          <table:table-cell office:value-type="float" office:value="3.773902" calcext:value-type="float">
            <text:p>3.773902</text:p>
          </table:table-cell>
          <table:table-cell office:value-type="float" office:value="2.896771" calcext:value-type="float">
            <text:p>2.896771</text:p>
          </table:table-cell>
          <table:table-cell office:value-type="float" office:value="2.461303" calcext:value-type="float">
            <text:p>2.461303</text:p>
          </table:table-cell>
          <table:table-cell office:value-type="float" office:value="3.835171" calcext:value-type="float">
            <text:p>3.835171</text:p>
          </table:table-cell>
          <table:table-cell office:value-type="float" office:value="2.070923" calcext:value-type="float">
            <text:p>2.070923</text:p>
          </table:table-cell>
          <table:table-cell office:value-type="float" office:value="1.837112" calcext:value-type="float">
            <text:p>1.837112</text:p>
          </table:table-cell>
          <table:table-cell office:value-type="float" office:value="2.471622" calcext:value-type="float">
            <text:p>2.471622</text:p>
          </table:table-cell>
          <table:table-cell office:value-type="float" office:value="1.987478" calcext:value-type="float">
            <text:p>1.987478</text:p>
          </table:table-cell>
          <table:table-cell office:value-type="float" office:value="0.745709" calcext:value-type="float">
            <text:p>0.745709</text:p>
          </table:table-cell>
          <table:table-cell office:value-type="float" office:value="2.814277" calcext:value-type="float">
            <text:p>2.814277</text:p>
          </table:table-cell>
          <table:table-cell office:value-type="float" office:value="2.545958" calcext:value-type="float">
            <text:p>2.545958</text:p>
          </table:table-cell>
          <table:table-cell office:value-type="float" office:value="4.459575" calcext:value-type="float">
            <text:p>4.459575</text:p>
          </table:table-cell>
          <table:table-cell office:value-type="float" office:value="2.867201" calcext:value-type="float">
            <text:p>2.867201</text:p>
          </table:table-cell>
          <table:table-cell office:value-type="float" office:value="2.469018" calcext:value-type="float">
            <text:p>2.469018</text:p>
          </table:table-cell>
        </table:table-row>
        <table:table-row table:style-name="ro1">
          <table:table-cell office:value-type="float" office:value="5.909946" calcext:value-type="float">
            <text:p>5.909946</text:p>
          </table:table-cell>
          <table:table-cell office:value-type="float" office:value="4.430886" calcext:value-type="float">
            <text:p>4.430886</text:p>
          </table:table-cell>
          <table:table-cell office:value-type="float" office:value="2.304684" calcext:value-type="float">
            <text:p>2.304684</text:p>
          </table:table-cell>
          <table:table-cell office:value-type="float" office:value="2.449956" calcext:value-type="float">
            <text:p>2.449956</text:p>
          </table:table-cell>
          <table:table-cell office:value-type="float" office:value="3.65507" calcext:value-type="float">
            <text:p>3.65507</text:p>
          </table:table-cell>
          <table:table-cell office:value-type="float" office:value="2.470687" calcext:value-type="float">
            <text:p>2.470687</text:p>
          </table:table-cell>
          <table:table-cell office:value-type="float" office:value="3.592274" calcext:value-type="float">
            <text:p>3.592274</text:p>
          </table:table-cell>
          <table:table-cell office:value-type="float" office:value="2.607894" calcext:value-type="float">
            <text:p>2.607894</text:p>
          </table:table-cell>
          <table:table-cell office:value-type="float" office:value="2.471931" calcext:value-type="float">
            <text:p>2.471931</text:p>
          </table:table-cell>
          <table:table-cell office:value-type="float" office:value="3.644815" calcext:value-type="float">
            <text:p>3.644815</text:p>
          </table:table-cell>
          <table:table-cell office:value-type="float" office:value="1.623094" calcext:value-type="float">
            <text:p>1.623094</text:p>
          </table:table-cell>
          <table:table-cell office:value-type="float" office:value="3.446826" calcext:value-type="float">
            <text:p>3.446826</text:p>
          </table:table-cell>
          <table:table-cell office:value-type="float" office:value="2.096101" calcext:value-type="float">
            <text:p>2.096101</text:p>
          </table:table-cell>
          <table:table-cell office:value-type="float" office:value="2.256264" calcext:value-type="float">
            <text:p>2.256264</text:p>
          </table:table-cell>
          <table:table-cell office:value-type="float" office:value="1.271437" calcext:value-type="float">
            <text:p>1.271437</text:p>
          </table:table-cell>
          <table:table-cell office:value-type="float" office:value="2.491981" calcext:value-type="float">
            <text:p>2.491981</text:p>
          </table:table-cell>
          <table:table-cell office:value-type="float" office:value="2.928204" calcext:value-type="float">
            <text:p>2.928204</text:p>
          </table:table-cell>
          <table:table-cell office:value-type="float" office:value="4.235421" calcext:value-type="float">
            <text:p>4.235421</text:p>
          </table:table-cell>
          <table:table-cell office:value-type="float" office:value="3.17694" calcext:value-type="float">
            <text:p>3.17694</text:p>
          </table:table-cell>
          <table:table-cell office:value-type="float" office:value="2.289811" calcext:value-type="float">
            <text:p>2.289811</text:p>
          </table:table-cell>
        </table:table-row>
        <table:table-row table:style-name="ro1">
          <table:table-cell office:value-type="float" office:value="5.918957" calcext:value-type="float">
            <text:p>5.918957</text:p>
          </table:table-cell>
          <table:table-cell office:value-type="float" office:value="4.214725" calcext:value-type="float">
            <text:p>4.214725</text:p>
          </table:table-cell>
          <table:table-cell office:value-type="float" office:value="2.453775" calcext:value-type="float">
            <text:p>2.453775</text:p>
          </table:table-cell>
          <table:table-cell office:value-type="float" office:value="2.072382" calcext:value-type="float">
            <text:p>2.072382</text:p>
          </table:table-cell>
          <table:table-cell office:value-type="float" office:value="3.443229" calcext:value-type="float">
            <text:p>3.443229</text:p>
          </table:table-cell>
          <table:table-cell office:value-type="float" office:value="2.767179" calcext:value-type="float">
            <text:p>2.767179</text:p>
          </table:table-cell>
          <table:table-cell office:value-type="float" office:value="3.36281" calcext:value-type="float">
            <text:p>3.36281</text:p>
          </table:table-cell>
          <table:table-cell office:value-type="float" office:value="3.29377" calcext:value-type="float">
            <text:p>3.29377</text:p>
          </table:table-cell>
          <table:table-cell office:value-type="float" office:value="2.503806" calcext:value-type="float">
            <text:p>2.503806</text:p>
          </table:table-cell>
          <table:table-cell office:value-type="float" office:value="3.422747" calcext:value-type="float">
            <text:p>3.422747</text:p>
          </table:table-cell>
          <table:table-cell office:value-type="float" office:value="1.719707" calcext:value-type="float">
            <text:p>1.719707</text:p>
          </table:table-cell>
          <table:table-cell office:value-type="float" office:value="3.362332" calcext:value-type="float">
            <text:p>3.362332</text:p>
          </table:table-cell>
          <table:table-cell office:value-type="float" office:value="2.188224" calcext:value-type="float">
            <text:p>2.188224</text:p>
          </table:table-cell>
          <table:table-cell office:value-type="float" office:value="2.401985" calcext:value-type="float">
            <text:p>2.401985</text:p>
          </table:table-cell>
          <table:table-cell office:value-type="float" office:value="1.886183" calcext:value-type="float">
            <text:p>1.886183</text:p>
          </table:table-cell>
          <table:table-cell office:value-type="float" office:value="3.358881" calcext:value-type="float">
            <text:p>3.358881</text:p>
          </table:table-cell>
          <table:table-cell office:value-type="float" office:value="2.518642" calcext:value-type="float">
            <text:p>2.518642</text:p>
          </table:table-cell>
          <table:table-cell office:value-type="float" office:value="4.029777" calcext:value-type="float">
            <text:p>4.029777</text:p>
          </table:table-cell>
          <table:table-cell office:value-type="float" office:value="1.965871" calcext:value-type="float">
            <text:p>1.965871</text:p>
          </table:table-cell>
          <table:table-cell office:value-type="float" office:value="2.659377" calcext:value-type="float">
            <text:p>2.659377</text:p>
          </table:table-cell>
        </table:table-row>
        <table:table-row table:style-name="ro1">
          <table:table-cell office:value-type="float" office:value="5.718352" calcext:value-type="float">
            <text:p>5.718352</text:p>
          </table:table-cell>
          <table:table-cell office:value-type="float" office:value="3.987007" calcext:value-type="float">
            <text:p>3.987007</text:p>
          </table:table-cell>
          <table:table-cell office:value-type="float" office:value="2.412322" calcext:value-type="float">
            <text:p>2.412322</text:p>
          </table:table-cell>
          <table:table-cell office:value-type="float" office:value="2.334894" calcext:value-type="float">
            <text:p>2.334894</text:p>
          </table:table-cell>
          <table:table-cell office:value-type="float" office:value="3.224863" calcext:value-type="float">
            <text:p>3.224863</text:p>
          </table:table-cell>
          <table:table-cell office:value-type="float" office:value="2.763681" calcext:value-type="float">
            <text:p>2.763681</text:p>
          </table:table-cell>
          <table:table-cell office:value-type="float" office:value="3.15986" calcext:value-type="float">
            <text:p>3.15986</text:p>
          </table:table-cell>
          <table:table-cell office:value-type="float" office:value="2.574611" calcext:value-type="float">
            <text:p>2.574611</text:p>
          </table:table-cell>
          <table:table-cell office:value-type="float" office:value="2.519198" calcext:value-type="float">
            <text:p>2.519198</text:p>
          </table:table-cell>
          <table:table-cell office:value-type="float" office:value="3.215121" calcext:value-type="float">
            <text:p>3.215121</text:p>
          </table:table-cell>
          <table:table-cell office:value-type="float" office:value="2.083851" calcext:value-type="float">
            <text:p>2.083851</text:p>
          </table:table-cell>
          <table:table-cell office:value-type="float" office:value="3.156036" calcext:value-type="float">
            <text:p>3.156036</text:p>
          </table:table-cell>
          <table:table-cell office:value-type="float" office:value="2.046941" calcext:value-type="float">
            <text:p>2.046941</text:p>
          </table:table-cell>
          <table:table-cell office:value-type="float" office:value="2.826448" calcext:value-type="float">
            <text:p>2.826448</text:p>
          </table:table-cell>
          <table:table-cell office:value-type="float" office:value="1.962973" calcext:value-type="float">
            <text:p>1.962973</text:p>
          </table:table-cell>
          <table:table-cell office:value-type="float" office:value="3.153266" calcext:value-type="float">
            <text:p>3.153266</text:p>
          </table:table-cell>
          <table:table-cell office:value-type="float" office:value="2.141585" calcext:value-type="float">
            <text:p>2.141585</text:p>
          </table:table-cell>
          <table:table-cell office:value-type="float" office:value="3.820195" calcext:value-type="float">
            <text:p>3.820195</text:p>
          </table:table-cell>
          <table:table-cell office:value-type="float" office:value="2.145302" calcext:value-type="float">
            <text:p>2.145302</text:p>
          </table:table-cell>
          <table:table-cell office:value-type="float" office:value="3.167869" calcext:value-type="float">
            <text:p>3.167869</text:p>
          </table:table-cell>
        </table:table-row>
        <table:table-row table:style-name="ro1">
          <table:table-cell office:value-type="float" office:value="5.481282" calcext:value-type="float">
            <text:p>5.481282</text:p>
          </table:table-cell>
          <table:table-cell office:value-type="float" office:value="3.767957" calcext:value-type="float">
            <text:p>3.767957</text:p>
          </table:table-cell>
          <table:table-cell office:value-type="float" office:value="1.660976" calcext:value-type="float">
            <text:p>1.660976</text:p>
          </table:table-cell>
          <table:table-cell office:value-type="float" office:value="2.142934" calcext:value-type="float">
            <text:p>2.142934</text:p>
          </table:table-cell>
          <table:table-cell office:value-type="float" office:value="3.010761" calcext:value-type="float">
            <text:p>3.010761</text:p>
          </table:table-cell>
          <table:table-cell office:value-type="float" office:value="2.487706" calcext:value-type="float">
            <text:p>2.487706</text:p>
          </table:table-cell>
          <table:table-cell office:value-type="float" office:value="2.9419" calcext:value-type="float">
            <text:p>2.9419</text:p>
          </table:table-cell>
          <table:table-cell office:value-type="float" office:value="2.728918" calcext:value-type="float">
            <text:p>2.728918</text:p>
          </table:table-cell>
          <table:table-cell office:value-type="float" office:value="2.455578" calcext:value-type="float">
            <text:p>2.455578</text:p>
          </table:table-cell>
          <table:table-cell office:value-type="float" office:value="2.995816" calcext:value-type="float">
            <text:p>2.995816</text:p>
          </table:table-cell>
          <table:table-cell office:value-type="float" office:value="1.136006" calcext:value-type="float">
            <text:p>1.136006</text:p>
          </table:table-cell>
          <table:table-cell office:value-type="float" office:value="2.946234" calcext:value-type="float">
            <text:p>2.946234</text:p>
          </table:table-cell>
          <table:table-cell office:value-type="float" office:value="2.161311" calcext:value-type="float">
            <text:p>2.161311</text:p>
          </table:table-cell>
          <table:table-cell office:value-type="float" office:value="2.423105" calcext:value-type="float">
            <text:p>2.423105</text:p>
          </table:table-cell>
          <table:table-cell office:value-type="float" office:value="2.093366" calcext:value-type="float">
            <text:p>2.093366</text:p>
          </table:table-cell>
          <table:table-cell office:value-type="float" office:value="2.947951" calcext:value-type="float">
            <text:p>2.947951</text:p>
          </table:table-cell>
          <table:table-cell office:value-type="float" office:value="2.267634" calcext:value-type="float">
            <text:p>2.267634</text:p>
          </table:table-cell>
          <table:table-cell office:value-type="float" office:value="3.592092" calcext:value-type="float">
            <text:p>3.592092</text:p>
          </table:table-cell>
          <table:table-cell office:value-type="float" office:value="2.53329" calcext:value-type="float">
            <text:p>2.53329</text:p>
          </table:table-cell>
          <table:table-cell office:value-type="float" office:value="2.090322" calcext:value-type="float">
            <text:p>2.090322</text:p>
          </table:table-cell>
        </table:table-row>
        <table:table-row table:style-name="ro1">
          <table:table-cell office:value-type="float" office:value="5.265584" calcext:value-type="float">
            <text:p>5.265584</text:p>
          </table:table-cell>
          <table:table-cell office:value-type="float" office:value="3.538111" calcext:value-type="float">
            <text:p>3.538111</text:p>
          </table:table-cell>
          <table:table-cell office:value-type="float" office:value="1.927912" calcext:value-type="float">
            <text:p>1.927912</text:p>
          </table:table-cell>
          <table:table-cell office:value-type="float" office:value="1.851299" calcext:value-type="float">
            <text:p>1.851299</text:p>
          </table:table-cell>
          <table:table-cell office:value-type="float" office:value="2.799916" calcext:value-type="float">
            <text:p>2.799916</text:p>
          </table:table-cell>
          <table:table-cell office:value-type="float" office:value="2.471878" calcext:value-type="float">
            <text:p>2.471878</text:p>
          </table:table-cell>
          <table:table-cell office:value-type="float" office:value="2.742928" calcext:value-type="float">
            <text:p>2.742928</text:p>
          </table:table-cell>
          <table:table-cell office:value-type="float" office:value="1.778655" calcext:value-type="float">
            <text:p>1.778655</text:p>
          </table:table-cell>
          <table:table-cell office:value-type="float" office:value="2.297617" calcext:value-type="float">
            <text:p>2.297617</text:p>
          </table:table-cell>
          <table:table-cell office:value-type="float" office:value="2.7875" calcext:value-type="float">
            <text:p>2.7875</text:p>
          </table:table-cell>
          <table:table-cell office:value-type="float" office:value="1.225386" calcext:value-type="float">
            <text:p>1.225386</text:p>
          </table:table-cell>
          <table:table-cell office:value-type="float" office:value="2.737665" calcext:value-type="float">
            <text:p>2.737665</text:p>
          </table:table-cell>
          <table:table-cell office:value-type="float" office:value="2.272127" calcext:value-type="float">
            <text:p>2.272127</text:p>
          </table:table-cell>
          <table:table-cell office:value-type="float" office:value="2.302619" calcext:value-type="float">
            <text:p>2.302619</text:p>
          </table:table-cell>
          <table:table-cell office:value-type="float" office:value="1.889863" calcext:value-type="float">
            <text:p>1.889863</text:p>
          </table:table-cell>
          <table:table-cell office:value-type="float" office:value="2.736732" calcext:value-type="float">
            <text:p>2.736732</text:p>
          </table:table-cell>
          <table:table-cell office:value-type="float" office:value="1.90913" calcext:value-type="float">
            <text:p>1.90913</text:p>
          </table:table-cell>
          <table:table-cell office:value-type="float" office:value="3.38725" calcext:value-type="float">
            <text:p>3.38725</text:p>
          </table:table-cell>
          <table:table-cell office:value-type="float" office:value="2.382066" calcext:value-type="float">
            <text:p>2.382066</text:p>
          </table:table-cell>
          <table:table-cell office:value-type="float" office:value="2.398561" calcext:value-type="float">
            <text:p>2.398561</text:p>
          </table:table-cell>
        </table:table-row>
        <table:table-row table:style-name="ro1">
          <table:table-cell office:value-type="float" office:value="5.03861" calcext:value-type="float">
            <text:p>5.03861</text:p>
          </table:table-cell>
          <table:table-cell office:value-type="float" office:value="3.323581" calcext:value-type="float">
            <text:p>3.323581</text:p>
          </table:table-cell>
          <table:table-cell office:value-type="float" office:value="2.458248" calcext:value-type="float">
            <text:p>2.458248</text:p>
          </table:table-cell>
          <table:table-cell office:value-type="float" office:value="1.664524" calcext:value-type="float">
            <text:p>1.664524</text:p>
          </table:table-cell>
          <table:table-cell office:value-type="float" office:value="2.617048" calcext:value-type="float">
            <text:p>2.617048</text:p>
          </table:table-cell>
          <table:table-cell office:value-type="float" office:value="2.309732" calcext:value-type="float">
            <text:p>2.309732</text:p>
          </table:table-cell>
          <table:table-cell office:value-type="float" office:value="2.539453" calcext:value-type="float">
            <text:p>2.539453</text:p>
          </table:table-cell>
          <table:table-cell office:value-type="float" office:value="1.79037" calcext:value-type="float">
            <text:p>1.79037</text:p>
          </table:table-cell>
          <table:table-cell office:value-type="float" office:value="2.166354" calcext:value-type="float">
            <text:p>2.166354</text:p>
          </table:table-cell>
          <table:table-cell office:value-type="float" office:value="2.565283" calcext:value-type="float">
            <text:p>2.565283</text:p>
          </table:table-cell>
          <table:table-cell office:value-type="float" office:value="2.153134" calcext:value-type="float">
            <text:p>2.153134</text:p>
          </table:table-cell>
          <table:table-cell office:value-type="float" office:value="2.529592" calcext:value-type="float">
            <text:p>2.529592</text:p>
          </table:table-cell>
          <table:table-cell office:value-type="float" office:value="2.170829" calcext:value-type="float">
            <text:p>2.170829</text:p>
          </table:table-cell>
          <table:table-cell office:value-type="float" office:value="2.141089" calcext:value-type="float">
            <text:p>2.141089</text:p>
          </table:table-cell>
          <table:table-cell office:value-type="float" office:value="2.440328" calcext:value-type="float">
            <text:p>2.440328</text:p>
          </table:table-cell>
          <table:table-cell office:value-type="float" office:value="2.530686" calcext:value-type="float">
            <text:p>2.530686</text:p>
          </table:table-cell>
          <table:table-cell office:value-type="float" office:value="2.149911" calcext:value-type="float">
            <text:p>2.149911</text:p>
          </table:table-cell>
          <table:table-cell office:value-type="float" office:value="3.175422" calcext:value-type="float">
            <text:p>3.175422</text:p>
          </table:table-cell>
          <table:table-cell office:value-type="float" office:value="2.906166" calcext:value-type="float">
            <text:p>2.906166</text:p>
          </table:table-cell>
          <table:table-cell office:value-type="float" office:value="2.295827" calcext:value-type="float">
            <text:p>2.295827</text:p>
          </table:table-cell>
        </table:table-row>
        <table:table-row table:style-name="ro1">
          <table:table-cell office:value-type="float" office:value="4.798624" calcext:value-type="float">
            <text:p>4.798624</text:p>
          </table:table-cell>
          <table:table-cell office:value-type="float" office:value="3.110769" calcext:value-type="float">
            <text:p>3.110769</text:p>
          </table:table-cell>
          <table:table-cell office:value-type="float" office:value="2.392821" calcext:value-type="float">
            <text:p>2.392821</text:p>
          </table:table-cell>
          <table:table-cell office:value-type="float" office:value="0.967481" calcext:value-type="float">
            <text:p>0.967481</text:p>
          </table:table-cell>
          <table:table-cell office:value-type="float" office:value="2.364299" calcext:value-type="float">
            <text:p>2.364299</text:p>
          </table:table-cell>
          <table:table-cell office:value-type="float" office:value="2.167935" calcext:value-type="float">
            <text:p>2.167935</text:p>
          </table:table-cell>
          <table:table-cell office:value-type="float" office:value="2.321844" calcext:value-type="float">
            <text:p>2.321844</text:p>
          </table:table-cell>
          <table:table-cell office:value-type="float" office:value="1.081526" calcext:value-type="float">
            <text:p>1.081526</text:p>
          </table:table-cell>
          <table:table-cell office:value-type="float" office:value="1.976528" calcext:value-type="float">
            <text:p>1.976528</text:p>
          </table:table-cell>
          <table:table-cell office:value-type="float" office:value="2.356702" calcext:value-type="float">
            <text:p>2.356702</text:p>
          </table:table-cell>
          <table:table-cell office:value-type="float" office:value="2.940303" calcext:value-type="float">
            <text:p>2.940303</text:p>
          </table:table-cell>
          <table:table-cell office:value-type="float" office:value="2.319812" calcext:value-type="float">
            <text:p>2.319812</text:p>
          </table:table-cell>
          <table:table-cell office:value-type="float" office:value="1.956757" calcext:value-type="float">
            <text:p>1.956757</text:p>
          </table:table-cell>
          <table:table-cell office:value-type="float" office:value="1.952807" calcext:value-type="float">
            <text:p>1.952807</text:p>
          </table:table-cell>
          <table:table-cell office:value-type="float" office:value="2.823325" calcext:value-type="float">
            <text:p>2.823325</text:p>
          </table:table-cell>
          <table:table-cell office:value-type="float" office:value="2.31553" calcext:value-type="float">
            <text:p>2.31553</text:p>
          </table:table-cell>
          <table:table-cell office:value-type="float" office:value="1.879654" calcext:value-type="float">
            <text:p>1.879654</text:p>
          </table:table-cell>
          <table:table-cell office:value-type="float" office:value="2.960862" calcext:value-type="float">
            <text:p>2.960862</text:p>
          </table:table-cell>
          <table:table-cell office:value-type="float" office:value="2.501105" calcext:value-type="float">
            <text:p>2.501105</text:p>
          </table:table-cell>
          <table:table-cell office:value-type="float" office:value="2.487657" calcext:value-type="float">
            <text:p>2.487657</text:p>
          </table:table-cell>
        </table:table-row>
        <table:table-row table:style-name="ro1">
          <table:table-cell office:value-type="float" office:value="4.612335" calcext:value-type="float">
            <text:p>4.612335</text:p>
          </table:table-cell>
          <table:table-cell office:value-type="float" office:value="2.876424" calcext:value-type="float">
            <text:p>2.876424</text:p>
          </table:table-cell>
          <table:table-cell office:value-type="float" office:value="2.822965" calcext:value-type="float">
            <text:p>2.822965</text:p>
          </table:table-cell>
          <table:table-cell office:value-type="float" office:value="1.375763" calcext:value-type="float">
            <text:p>1.375763</text:p>
          </table:table-cell>
          <table:table-cell office:value-type="float" office:value="2.150197" calcext:value-type="float">
            <text:p>2.150197</text:p>
          </table:table-cell>
          <table:table-cell office:value-type="float" office:value="1.865194" calcext:value-type="float">
            <text:p>1.865194</text:p>
          </table:table-cell>
          <table:table-cell office:value-type="float" office:value="2.111385" calcext:value-type="float">
            <text:p>2.111385</text:p>
          </table:table-cell>
          <table:table-cell office:value-type="float" office:value="1.494867" calcext:value-type="float">
            <text:p>1.494867</text:p>
          </table:table-cell>
          <table:table-cell office:value-type="float" office:value="2.596291" calcext:value-type="float">
            <text:p>2.596291</text:p>
          </table:table-cell>
          <table:table-cell office:value-type="float" office:value="2.143347" calcext:value-type="float">
            <text:p>2.143347</text:p>
          </table:table-cell>
          <table:table-cell office:value-type="float" office:value="2.741138" calcext:value-type="float">
            <text:p>2.741138</text:p>
          </table:table-cell>
          <table:table-cell office:value-type="float" office:value="2.128233" calcext:value-type="float">
            <text:p>2.128233</text:p>
          </table:table-cell>
          <table:table-cell office:value-type="float" office:value="1.613709" calcext:value-type="float">
            <text:p>1.613709</text:p>
          </table:table-cell>
          <table:table-cell office:value-type="float" office:value="1.913525" calcext:value-type="float">
            <text:p>1.913525</text:p>
          </table:table-cell>
          <table:table-cell office:value-type="float" office:value="3.686812" calcext:value-type="float">
            <text:p>3.686812</text:p>
          </table:table-cell>
          <table:table-cell office:value-type="float" office:value="2.111737" calcext:value-type="float">
            <text:p>2.111737</text:p>
          </table:table-cell>
          <table:table-cell office:value-type="float" office:value="1.659109" calcext:value-type="float">
            <text:p>1.659109</text:p>
          </table:table-cell>
          <table:table-cell office:value-type="float" office:value="2.757439" calcext:value-type="float">
            <text:p>2.757439</text:p>
          </table:table-cell>
          <table:table-cell office:value-type="float" office:value="2.494162" calcext:value-type="float">
            <text:p>2.494162</text:p>
          </table:table-cell>
          <table:table-cell office:value-type="float" office:value="2.590273" calcext:value-type="float">
            <text:p>2.590273</text:p>
          </table:table-cell>
        </table:table-row>
        <table:table-row table:style-name="ro1">
          <table:table-cell office:value-type="float" office:value="4.383245" calcext:value-type="float">
            <text:p>4.383245</text:p>
          </table:table-cell>
          <table:table-cell office:value-type="float" office:value="2.652517" calcext:value-type="float">
            <text:p>2.652517</text:p>
          </table:table-cell>
          <table:table-cell office:value-type="float" office:value="2.609904" calcext:value-type="float">
            <text:p>2.609904</text:p>
          </table:table-cell>
          <table:table-cell office:value-type="float" office:value="1.861754" calcext:value-type="float">
            <text:p>1.861754</text:p>
          </table:table-cell>
          <table:table-cell office:value-type="float" office:value="1.926291" calcext:value-type="float">
            <text:p>1.926291</text:p>
          </table:table-cell>
          <table:table-cell office:value-type="float" office:value="1.775565" calcext:value-type="float">
            <text:p>1.775565</text:p>
          </table:table-cell>
          <table:table-cell office:value-type="float" office:value="1.90298" calcext:value-type="float">
            <text:p>1.90298</text:p>
          </table:table-cell>
          <table:table-cell office:value-type="float" office:value="1.525519" calcext:value-type="float">
            <text:p>1.525519</text:p>
          </table:table-cell>
          <table:table-cell office:value-type="float" office:value="2.531788" calcext:value-type="float">
            <text:p>2.531788</text:p>
          </table:table-cell>
          <table:table-cell office:value-type="float" office:value="1.936338" calcext:value-type="float">
            <text:p>1.936338</text:p>
          </table:table-cell>
          <table:table-cell office:value-type="float" office:value="2.53357" calcext:value-type="float">
            <text:p>2.53357</text:p>
          </table:table-cell>
          <table:table-cell office:value-type="float" office:value="1.907709" calcext:value-type="float">
            <text:p>1.907709</text:p>
          </table:table-cell>
          <table:table-cell office:value-type="float" office:value="1.839669" calcext:value-type="float">
            <text:p>1.839669</text:p>
          </table:table-cell>
          <table:table-cell office:value-type="float" office:value="1.77209" calcext:value-type="float">
            <text:p>1.77209</text:p>
          </table:table-cell>
          <table:table-cell office:value-type="float" office:value="3.609943" calcext:value-type="float">
            <text:p>3.609943</text:p>
          </table:table-cell>
          <table:table-cell office:value-type="float" office:value="1.904026" calcext:value-type="float">
            <text:p>1.904026</text:p>
          </table:table-cell>
          <table:table-cell office:value-type="float" office:value="1.501056" calcext:value-type="float">
            <text:p>1.501056</text:p>
          </table:table-cell>
          <table:table-cell office:value-type="float" office:value="2.561052" calcext:value-type="float">
            <text:p>2.561052</text:p>
          </table:table-cell>
          <table:table-cell office:value-type="float" office:value="2.693257" calcext:value-type="float">
            <text:p>2.693257</text:p>
          </table:table-cell>
          <table:table-cell office:value-type="float" office:value="2.11038" calcext:value-type="float">
            <text:p>2.11038</text:p>
          </table:table-cell>
        </table:table-row>
        <table:table-row table:style-name="ro1">
          <table:table-cell office:value-type="float" office:value="4.158409" calcext:value-type="float">
            <text:p>4.158409</text:p>
          </table:table-cell>
          <table:table-cell office:value-type="float" office:value="2.438097" calcext:value-type="float">
            <text:p>2.438097</text:p>
          </table:table-cell>
          <table:table-cell office:value-type="float" office:value="2.394688" calcext:value-type="float">
            <text:p>2.394688</text:p>
          </table:table-cell>
          <table:table-cell office:value-type="float" office:value="1.758099" calcext:value-type="float">
            <text:p>1.758099</text:p>
          </table:table-cell>
          <table:table-cell office:value-type="float" office:value="1.719104" calcext:value-type="float">
            <text:p>1.719104</text:p>
          </table:table-cell>
          <table:table-cell office:value-type="float" office:value="1.679853" calcext:value-type="float">
            <text:p>1.679853</text:p>
          </table:table-cell>
          <table:table-cell office:value-type="float" office:value="1.698442" calcext:value-type="float">
            <text:p>1.698442</text:p>
          </table:table-cell>
          <table:table-cell office:value-type="float" office:value="1.668663" calcext:value-type="float">
            <text:p>1.668663</text:p>
          </table:table-cell>
          <table:table-cell office:value-type="float" office:value="2.331057" calcext:value-type="float">
            <text:p>2.331057</text:p>
          </table:table-cell>
          <table:table-cell office:value-type="float" office:value="1.718719" calcext:value-type="float">
            <text:p>1.718719</text:p>
          </table:table-cell>
          <table:table-cell office:value-type="float" office:value="2.31769" calcext:value-type="float">
            <text:p>2.31769</text:p>
          </table:table-cell>
          <table:table-cell office:value-type="float" office:value="1.698854" calcext:value-type="float">
            <text:p>1.698854</text:p>
          </table:table-cell>
          <table:table-cell office:value-type="float" office:value="1.701903" calcext:value-type="float">
            <text:p>1.701903</text:p>
          </table:table-cell>
          <table:table-cell office:value-type="float" office:value="2.2199" calcext:value-type="float">
            <text:p>2.2199</text:p>
          </table:table-cell>
          <table:table-cell office:value-type="float" office:value="3.40631" calcext:value-type="float">
            <text:p>3.40631</text:p>
          </table:table-cell>
          <table:table-cell office:value-type="float" office:value="1.69104" calcext:value-type="float">
            <text:p>1.69104</text:p>
          </table:table-cell>
          <table:table-cell office:value-type="float" office:value="1.368159" calcext:value-type="float">
            <text:p>1.368159</text:p>
          </table:table-cell>
          <table:table-cell office:value-type="float" office:value="2.348058" calcext:value-type="float">
            <text:p>2.348058</text:p>
          </table:table-cell>
          <table:table-cell office:value-type="float" office:value="2.282315" calcext:value-type="float">
            <text:p>2.282315</text:p>
          </table:table-cell>
          <table:table-cell office:value-type="float" office:value="2.025224" calcext:value-type="float">
            <text:p>2.025224</text:p>
          </table:table-cell>
        </table:table-row>
        <table:table-row table:style-name="ro1">
          <table:table-cell office:value-type="float" office:value="3.948062" calcext:value-type="float">
            <text:p>3.948062</text:p>
          </table:table-cell>
          <table:table-cell office:value-type="float" office:value="2.222479" calcext:value-type="float">
            <text:p>2.222479</text:p>
          </table:table-cell>
          <table:table-cell office:value-type="float" office:value="2.184907" calcext:value-type="float">
            <text:p>2.184907</text:p>
          </table:table-cell>
          <table:table-cell office:value-type="float" office:value="1.545279" calcext:value-type="float">
            <text:p>1.545279</text:p>
          </table:table-cell>
          <table:table-cell office:value-type="float" office:value="1.507952" calcext:value-type="float">
            <text:p>1.507952</text:p>
          </table:table-cell>
          <table:table-cell office:value-type="float" office:value="1.565088" calcext:value-type="float">
            <text:p>1.565088</text:p>
          </table:table-cell>
          <table:table-cell office:value-type="float" office:value="1.492228" calcext:value-type="float">
            <text:p>1.492228</text:p>
          </table:table-cell>
          <table:table-cell office:value-type="float" office:value="1.662032" calcext:value-type="float">
            <text:p>1.662032</text:p>
          </table:table-cell>
          <table:table-cell office:value-type="float" office:value="2.12471" calcext:value-type="float">
            <text:p>2.12471</text:p>
          </table:table-cell>
          <table:table-cell office:value-type="float" office:value="1.504164" calcext:value-type="float">
            <text:p>1.504164</text:p>
          </table:table-cell>
          <table:table-cell office:value-type="float" office:value="2.114435" calcext:value-type="float">
            <text:p>2.114435</text:p>
          </table:table-cell>
          <table:table-cell office:value-type="float" office:value="1.492607" calcext:value-type="float">
            <text:p>1.492607</text:p>
          </table:table-cell>
          <table:table-cell office:value-type="float" office:value="1.746283" calcext:value-type="float">
            <text:p>1.746283</text:p>
          </table:table-cell>
          <table:table-cell office:value-type="float" office:value="2.143454" calcext:value-type="float">
            <text:p>2.143454</text:p>
          </table:table-cell>
          <table:table-cell office:value-type="float" office:value="3.18438" calcext:value-type="float">
            <text:p>3.18438</text:p>
          </table:table-cell>
          <table:table-cell office:value-type="float" office:value="1.486279" calcext:value-type="float">
            <text:p>1.486279</text:p>
          </table:table-cell>
          <table:table-cell office:value-type="float" office:value="1.191008" calcext:value-type="float">
            <text:p>1.191008</text:p>
          </table:table-cell>
          <table:table-cell office:value-type="float" office:value="2.133315" calcext:value-type="float">
            <text:p>2.133315</text:p>
          </table:table-cell>
          <table:table-cell office:value-type="float" office:value="3.157545" calcext:value-type="float">
            <text:p>3.157545</text:p>
          </table:table-cell>
          <table:table-cell office:value-type="float" office:value="1.870418" calcext:value-type="float">
            <text:p>1.870418</text:p>
          </table:table-cell>
        </table:table-row>
        <table:table-row table:style-name="ro1">
          <table:table-cell office:value-type="float" office:value="3.736121" calcext:value-type="float">
            <text:p>3.736121</text:p>
          </table:table-cell>
          <table:table-cell office:value-type="float" office:value="1.990782" calcext:value-type="float">
            <text:p>1.990782</text:p>
          </table:table-cell>
          <table:table-cell office:value-type="float" office:value="1.976396" calcext:value-type="float">
            <text:p>1.976396</text:p>
          </table:table-cell>
          <table:table-cell office:value-type="float" office:value="1.331959" calcext:value-type="float">
            <text:p>1.331959</text:p>
          </table:table-cell>
          <table:table-cell office:value-type="float" office:value="1.301287" calcext:value-type="float">
            <text:p>1.301287</text:p>
          </table:table-cell>
          <table:table-cell office:value-type="float" office:value="1.384304" calcext:value-type="float">
            <text:p>1.384304</text:p>
          </table:table-cell>
          <table:table-cell office:value-type="float" office:value="1.287287" calcext:value-type="float">
            <text:p>1.287287</text:p>
          </table:table-cell>
          <table:table-cell office:value-type="float" office:value="1.302434" calcext:value-type="float">
            <text:p>1.302434</text:p>
          </table:table-cell>
          <table:table-cell office:value-type="float" office:value="1.913077" calcext:value-type="float">
            <text:p>1.913077</text:p>
          </table:table-cell>
          <table:table-cell office:value-type="float" office:value="1.293541" calcext:value-type="float">
            <text:p>1.293541</text:p>
          </table:table-cell>
          <table:table-cell office:value-type="float" office:value="1.916181" calcext:value-type="float">
            <text:p>1.916181</text:p>
          </table:table-cell>
          <table:table-cell office:value-type="float" office:value="1.288268" calcext:value-type="float">
            <text:p>1.288268</text:p>
          </table:table-cell>
          <table:table-cell office:value-type="float" office:value="1.933423" calcext:value-type="float">
            <text:p>1.933423</text:p>
          </table:table-cell>
          <table:table-cell office:value-type="float" office:value="1.929279" calcext:value-type="float">
            <text:p>1.929279</text:p>
          </table:table-cell>
          <table:table-cell office:value-type="float" office:value="2.970715" calcext:value-type="float">
            <text:p>2.970715</text:p>
          </table:table-cell>
          <table:table-cell office:value-type="float" office:value="1.283698" calcext:value-type="float">
            <text:p>1.283698</text:p>
          </table:table-cell>
          <table:table-cell office:value-type="float" office:value="1.506035" calcext:value-type="float">
            <text:p>1.506035</text:p>
          </table:table-cell>
          <table:table-cell office:value-type="float" office:value="1.937882" calcext:value-type="float">
            <text:p>1.937882</text:p>
          </table:table-cell>
          <table:table-cell office:value-type="float" office:value="2.945315" calcext:value-type="float">
            <text:p>2.945315</text:p>
          </table:table-cell>
          <table:table-cell office:value-type="float" office:value="1.73965" calcext:value-type="float">
            <text:p>1.73965</text:p>
          </table:table-cell>
        </table:table-row>
        <table:table-row table:style-name="ro1">
          <table:table-cell office:value-type="float" office:value="3.518911" calcext:value-type="float">
            <text:p>3.518911</text:p>
          </table:table-cell>
          <table:table-cell office:value-type="float" office:value="1.767146" calcext:value-type="float">
            <text:p>1.767146</text:p>
          </table:table-cell>
          <table:table-cell office:value-type="float" office:value="1.74229" calcext:value-type="float">
            <text:p>1.74229</text:p>
          </table:table-cell>
          <table:table-cell office:value-type="float" office:value="1.102691" calcext:value-type="float">
            <text:p>1.102691</text:p>
          </table:table-cell>
          <table:table-cell office:value-type="float" office:value="1.088248" calcext:value-type="float">
            <text:p>1.088248</text:p>
          </table:table-cell>
          <table:table-cell office:value-type="float" office:value="1.241723" calcext:value-type="float">
            <text:p>1.241723</text:p>
          </table:table-cell>
          <table:table-cell office:value-type="float" office:value="1.082159" calcext:value-type="float">
            <text:p>1.082159</text:p>
          </table:table-cell>
          <table:table-cell office:value-type="float" office:value="1.557786" calcext:value-type="float">
            <text:p>1.557786</text:p>
          </table:table-cell>
          <table:table-cell office:value-type="float" office:value="1.694715" calcext:value-type="float">
            <text:p>1.694715</text:p>
          </table:table-cell>
          <table:table-cell office:value-type="float" office:value="1.091698" calcext:value-type="float">
            <text:p>1.091698</text:p>
          </table:table-cell>
          <table:table-cell office:value-type="float" office:value="1.693019" calcext:value-type="float">
            <text:p>1.693019</text:p>
          </table:table-cell>
          <table:table-cell office:value-type="float" office:value="1.078097" calcext:value-type="float">
            <text:p>1.078097</text:p>
          </table:table-cell>
          <table:table-cell office:value-type="float" office:value="1.720614" calcext:value-type="float">
            <text:p>1.720614</text:p>
          </table:table-cell>
          <table:table-cell office:value-type="float" office:value="1.710992" calcext:value-type="float">
            <text:p>1.710992</text:p>
          </table:table-cell>
          <table:table-cell office:value-type="float" office:value="2.759836" calcext:value-type="float">
            <text:p>2.759836</text:p>
          </table:table-cell>
          <table:table-cell office:value-type="float" office:value="1.074957" calcext:value-type="float">
            <text:p>1.074957</text:p>
          </table:table-cell>
          <table:table-cell office:value-type="float" office:value="1.30097" calcext:value-type="float">
            <text:p>1.30097</text:p>
          </table:table-cell>
          <table:table-cell office:value-type="float" office:value="1.718011" calcext:value-type="float">
            <text:p>1.718011</text:p>
          </table:table-cell>
          <table:table-cell office:value-type="float" office:value="2.728996" calcext:value-type="float">
            <text:p>2.728996</text:p>
          </table:table-cell>
          <table:table-cell office:value-type="float" office:value="1.270737" calcext:value-type="float">
            <text:p>1.270737</text:p>
          </table:table-cell>
        </table:table-row>
        <table:table-row table:style-name="ro1">
          <table:table-cell office:value-type="float" office:value="3.297197" calcext:value-type="float">
            <text:p>3.297197</text:p>
          </table:table-cell>
          <table:table-cell office:value-type="float" office:value="1.549617" calcext:value-type="float">
            <text:p>1.549617</text:p>
          </table:table-cell>
          <table:table-cell office:value-type="float" office:value="1.524036" calcext:value-type="float">
            <text:p>1.524036</text:p>
          </table:table-cell>
          <table:table-cell office:value-type="float" office:value="0.889435" calcext:value-type="float">
            <text:p>0.889435</text:p>
          </table:table-cell>
          <table:table-cell office:value-type="float" office:value="0.878706" calcext:value-type="float">
            <text:p>0.878706</text:p>
          </table:table-cell>
          <table:table-cell office:value-type="float" office:value="1.100511" calcext:value-type="float">
            <text:p>1.100511</text:p>
          </table:table-cell>
          <table:table-cell office:value-type="float" office:value="0.868836" calcext:value-type="float">
            <text:p>0.868836</text:p>
          </table:table-cell>
          <table:table-cell office:value-type="float" office:value="2.456481" calcext:value-type="float">
            <text:p>2.456481</text:p>
          </table:table-cell>
          <table:table-cell office:value-type="float" office:value="1.485585" calcext:value-type="float">
            <text:p>1.485585</text:p>
          </table:table-cell>
          <table:table-cell office:value-type="float" office:value="0.875572" calcext:value-type="float">
            <text:p>0.875572</text:p>
          </table:table-cell>
          <table:table-cell office:value-type="float" office:value="1.489076" calcext:value-type="float">
            <text:p>1.489076</text:p>
          </table:table-cell>
          <table:table-cell office:value-type="float" office:value="0.870464" calcext:value-type="float">
            <text:p>0.870464</text:p>
          </table:table-cell>
          <table:table-cell office:value-type="float" office:value="1.502481" calcext:value-type="float">
            <text:p>1.502481</text:p>
          </table:table-cell>
          <table:table-cell office:value-type="float" office:value="1.496876" calcext:value-type="float">
            <text:p>1.496876</text:p>
          </table:table-cell>
          <table:table-cell office:value-type="float" office:value="2.557681" calcext:value-type="float">
            <text:p>2.557681</text:p>
          </table:table-cell>
          <table:table-cell office:value-type="float" office:value="0.866712" calcext:value-type="float">
            <text:p>0.866712</text:p>
          </table:table-cell>
          <table:table-cell office:value-type="float" office:value="1.115256" calcext:value-type="float">
            <text:p>1.115256</text:p>
          </table:table-cell>
          <table:table-cell office:value-type="float" office:value="1.504949" calcext:value-type="float">
            <text:p>1.504949</text:p>
          </table:table-cell>
          <table:table-cell office:value-type="float" office:value="2.522516" calcext:value-type="float">
            <text:p>2.522516</text:p>
          </table:table-cell>
          <table:table-cell office:value-type="float" office:value="1.589974" calcext:value-type="float">
            <text:p>1.589974</text:p>
          </table:table-cell>
        </table:table-row>
        <table:table-row table:style-name="ro1">
          <table:table-cell office:value-type="float" office:value="3.083703" calcext:value-type="float">
            <text:p>3.083703</text:p>
          </table:table-cell>
          <table:table-cell office:value-type="float" office:value="1.333033" calcext:value-type="float">
            <text:p>1.333033</text:p>
          </table:table-cell>
          <table:table-cell office:value-type="float" office:value="1.315304" calcext:value-type="float">
            <text:p>1.315304</text:p>
          </table:table-cell>
          <table:table-cell office:value-type="float" office:value="0.679945" calcext:value-type="float">
            <text:p>0.679945</text:p>
          </table:table-cell>
          <table:table-cell office:value-type="float" office:value="0.670239" calcext:value-type="float">
            <text:p>0.670239</text:p>
          </table:table-cell>
          <table:table-cell office:value-type="float" office:value="0.892842" calcext:value-type="float">
            <text:p>0.892842</text:p>
          </table:table-cell>
          <table:table-cell office:value-type="float" office:value="0.663624" calcext:value-type="float">
            <text:p>0.663624</text:p>
          </table:table-cell>
          <table:table-cell office:value-type="float" office:value="2.34407" calcext:value-type="float">
            <text:p>2.34407</text:p>
          </table:table-cell>
          <table:table-cell office:value-type="float" office:value="1.280974" calcext:value-type="float">
            <text:p>1.280974</text:p>
          </table:table-cell>
          <table:table-cell office:value-type="float" office:value="0.659238" calcext:value-type="float">
            <text:p>0.659238</text:p>
          </table:table-cell>
          <table:table-cell office:value-type="float" office:value="1.284148" calcext:value-type="float">
            <text:p>1.284148</text:p>
          </table:table-cell>
          <table:table-cell office:value-type="float" office:value="0.661414" calcext:value-type="float">
            <text:p>0.661414</text:p>
          </table:table-cell>
          <table:table-cell office:value-type="float" office:value="1.295477" calcext:value-type="float">
            <text:p>1.295477</text:p>
          </table:table-cell>
          <table:table-cell office:value-type="float" office:value="1.287985" calcext:value-type="float">
            <text:p>1.287985</text:p>
          </table:table-cell>
          <table:table-cell office:value-type="float" office:value="2.347921" calcext:value-type="float">
            <text:p>2.347921</text:p>
          </table:table-cell>
          <table:table-cell office:value-type="float" office:value="0.658204" calcext:value-type="float">
            <text:p>0.658204</text:p>
          </table:table-cell>
          <table:table-cell office:value-type="float" office:value="1.164646" calcext:value-type="float">
            <text:p>1.164646</text:p>
          </table:table-cell>
          <table:table-cell office:value-type="float" office:value="1.300213" calcext:value-type="float">
            <text:p>1.300213</text:p>
          </table:table-cell>
          <table:table-cell office:value-type="float" office:value="2.322018" calcext:value-type="float">
            <text:p>2.322018</text:p>
          </table:table-cell>
          <table:table-cell office:value-type="float" office:value="2.214592" calcext:value-type="float">
            <text:p>2.214592</text:p>
          </table:table-cell>
        </table:table-row>
        <table:table-row table:style-name="ro1">
          <table:table-cell office:value-type="float" office:value="2.873775" calcext:value-type="float">
            <text:p>2.873775</text:p>
          </table:table-cell>
          <table:table-cell office:value-type="float" office:value="1.122437" calcext:value-type="float">
            <text:p>1.122437</text:p>
          </table:table-cell>
          <table:table-cell office:value-type="float" office:value="1.102832" calcext:value-type="float">
            <text:p>1.102832</text:p>
          </table:table-cell>
          <table:table-cell office:value-type="float" office:value="0.479128" calcext:value-type="float">
            <text:p>0.479128</text:p>
          </table:table-cell>
          <table:table-cell office:value-type="float" office:value="0.460434" calcext:value-type="float">
            <text:p>0.460434</text:p>
          </table:table-cell>
          <table:table-cell office:value-type="float" office:value="0.789769" calcext:value-type="float">
            <text:p>0.789769</text:p>
          </table:table-cell>
          <table:table-cell office:value-type="float" office:value="0.456053" calcext:value-type="float">
            <text:p>0.456053</text:p>
          </table:table-cell>
          <table:table-cell office:value-type="float" office:value="2.135569" calcext:value-type="float">
            <text:p>2.135569</text:p>
          </table:table-cell>
          <table:table-cell office:value-type="float" office:value="1.075928" calcext:value-type="float">
            <text:p>1.075928</text:p>
          </table:table-cell>
          <table:table-cell office:value-type="float" office:value="0.455143" calcext:value-type="float">
            <text:p>0.455143</text:p>
          </table:table-cell>
          <table:table-cell office:value-type="float" office:value="1.072567" calcext:value-type="float">
            <text:p>1.072567</text:p>
          </table:table-cell>
          <table:table-cell office:value-type="float" office:value="0.455383" calcext:value-type="float">
            <text:p>0.455383</text:p>
          </table:table-cell>
          <table:table-cell office:value-type="float" office:value="1.080644" calcext:value-type="float">
            <text:p>1.080644</text:p>
          </table:table-cell>
          <table:table-cell office:value-type="float" office:value="1.084791" calcext:value-type="float">
            <text:p>1.084791</text:p>
          </table:table-cell>
          <table:table-cell office:value-type="float" office:value="2.140828" calcext:value-type="float">
            <text:p>2.140828</text:p>
          </table:table-cell>
          <table:table-cell office:value-type="float" office:value="0.45316" calcext:value-type="float">
            <text:p>0.45316</text:p>
          </table:table-cell>
          <table:table-cell office:value-type="float" office:value="1.140095" calcext:value-type="float">
            <text:p>1.140095</text:p>
          </table:table-cell>
          <table:table-cell office:value-type="float" office:value="1.080627" calcext:value-type="float">
            <text:p>1.080627</text:p>
          </table:table-cell>
          <table:table-cell office:value-type="float" office:value="2.113858" calcext:value-type="float">
            <text:p>2.113858</text:p>
          </table:table-cell>
          <table:table-cell office:value-type="float" office:value="2.141872" calcext:value-type="float">
            <text:p>2.141872</text:p>
          </table:table-cell>
        </table:table-row>
        <table:table-row table:style-name="ro1">
          <table:table-cell office:value-type="float" office:value="2.648202" calcext:value-type="float">
            <text:p>2.648202</text:p>
          </table:table-cell>
          <table:table-cell office:value-type="float" office:value="0.907593" calcext:value-type="float">
            <text:p>0.907593</text:p>
          </table:table-cell>
          <table:table-cell office:value-type="float" office:value="0.889852" calcext:value-type="float">
            <text:p>0.889852</text:p>
          </table:table-cell>
          <table:table-cell office:value-type="float" office:value="0.256756" calcext:value-type="float">
            <text:p>0.256756</text:p>
          </table:table-cell>
          <table:table-cell office:value-type="float" office:value="0.254428" calcext:value-type="float">
            <text:p>0.254428</text:p>
          </table:table-cell>
          <table:table-cell office:value-type="float" office:value="0.848232" calcext:value-type="float">
            <text:p>0.848232</text:p>
          </table:table-cell>
          <table:table-cell office:value-type="float" office:value="0.250852" calcext:value-type="float">
            <text:p>0.250852</text:p>
          </table:table-cell>
          <table:table-cell office:value-type="float" office:value="1.923138" calcext:value-type="float">
            <text:p>1.923138</text:p>
          </table:table-cell>
          <table:table-cell office:value-type="float" office:value="0.870391" calcext:value-type="float">
            <text:p>0.870391</text:p>
          </table:table-cell>
          <table:table-cell office:value-type="float" office:value="0.249341" calcext:value-type="float">
            <text:p>0.249341</text:p>
          </table:table-cell>
          <table:table-cell office:value-type="float" office:value="0.869504" calcext:value-type="float">
            <text:p>0.869504</text:p>
          </table:table-cell>
          <table:table-cell office:value-type="float" office:value="0.252785" calcext:value-type="float">
            <text:p>0.252785</text:p>
          </table:table-cell>
          <table:table-cell office:value-type="float" office:value="0.873536" calcext:value-type="float">
            <text:p>0.873536</text:p>
          </table:table-cell>
          <table:table-cell office:value-type="float" office:value="0.87269" calcext:value-type="float">
            <text:p>0.87269</text:p>
          </table:table-cell>
          <table:table-cell office:value-type="float" office:value="1.924282" calcext:value-type="float">
            <text:p>1.924282</text:p>
          </table:table-cell>
          <table:table-cell office:value-type="float" office:value="0.248583" calcext:value-type="float">
            <text:p>0.248583</text:p>
          </table:table-cell>
          <table:table-cell office:value-type="float" office:value="0.440486" calcext:value-type="float">
            <text:p>0.440486</text:p>
          </table:table-cell>
          <table:table-cell office:value-type="float" office:value="0.872851" calcext:value-type="float">
            <text:p>0.872851</text:p>
          </table:table-cell>
          <table:table-cell office:value-type="float" office:value="1.90529" calcext:value-type="float">
            <text:p>1.90529</text:p>
          </table:table-cell>
          <table:table-cell office:value-type="float" office:value="1.939589" calcext:value-type="float">
            <text:p>1.939589</text:p>
          </table:table-cell>
        </table:table-row>
        <table:table-row table:style-name="ro1">
          <table:table-cell office:value-type="float" office:value="2.436211" calcext:value-type="float">
            <text:p>2.436211</text:p>
          </table:table-cell>
          <table:table-cell office:value-type="float" office:value="0.688398" calcext:value-type="float">
            <text:p>0.688398</text:p>
          </table:table-cell>
          <table:table-cell office:value-type="float" office:value="0.677564" calcext:value-type="float">
            <text:p>0.677564</text:p>
          </table:table-cell>
          <table:table-cell office:value-type="float" office:value="0.000552" calcext:value-type="float">
            <text:p>0.000552</text:p>
          </table:table-cell>
          <table:table-cell office:value-type="float" office:value="0.000493" calcext:value-type="float">
            <text:p>0.000493</text:p>
          </table:table-cell>
          <table:table-cell office:value-type="float" office:value="0.661318" calcext:value-type="float">
            <text:p>0.661318</text:p>
          </table:table-cell>
          <table:table-cell office:value-type="float" office:value="0.000713" calcext:value-type="float">
            <text:p>0.000713</text:p>
          </table:table-cell>
          <table:table-cell office:value-type="float" office:value="1.716489" calcext:value-type="float">
            <text:p>1.716489</text:p>
          </table:table-cell>
          <table:table-cell office:value-type="float" office:value="0.661837" calcext:value-type="float">
            <text:p>0.661837</text:p>
          </table:table-cell>
          <table:table-cell office:value-type="float" office:value="0.000408" calcext:value-type="float">
            <text:p>0.000408</text:p>
          </table:table-cell>
          <table:table-cell office:value-type="float" office:value="0.65949" calcext:value-type="float">
            <text:p>0.65949</text:p>
          </table:table-cell>
          <table:table-cell office:value-type="float" office:value="0.000312" calcext:value-type="float">
            <text:p>0.000312</text:p>
          </table:table-cell>
          <table:table-cell office:value-type="float" office:value="0.661664" calcext:value-type="float">
            <text:p>0.661664</text:p>
          </table:table-cell>
          <table:table-cell office:value-type="float" office:value="0.662419" calcext:value-type="float">
            <text:p>0.662419</text:p>
          </table:table-cell>
          <table:table-cell office:value-type="float" office:value="1.710343" calcext:value-type="float">
            <text:p>1.710343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518018" calcext:value-type="float">
            <text:p>0.518018</text:p>
          </table:table-cell>
          <table:table-cell office:value-type="float" office:value="0.66897" calcext:value-type="float">
            <text:p>0.66897</text:p>
          </table:table-cell>
          <table:table-cell office:value-type="float" office:value="1.696728" calcext:value-type="float">
            <text:p>1.696728</text:p>
          </table:table-cell>
          <table:table-cell office:value-type="float" office:value="1.733343" calcext:value-type="float">
            <text:p>1.733343</text:p>
          </table:table-cell>
        </table:table-row>
        <table:table-row table:style-name="ro1">
          <table:table-cell office:value-type="float" office:value="2.221936" calcext:value-type="float">
            <text:p>2.221936</text:p>
          </table:table-cell>
          <table:table-cell office:value-type="float" office:value="0.474756" calcext:value-type="float">
            <text:p>0.474756</text:p>
          </table:table-cell>
          <table:table-cell office:value-type="float" office:value="0.46716" calcext:value-type="float">
            <text:p>0.46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6198" calcext:value-type="float">
            <text:p>0.456198</text:p>
          </table:table-cell>
          <table:table-cell office:value-type="float" office:value="0" calcext:value-type="float">
            <text:p>0</text:p>
          </table:table-cell>
          <table:table-cell office:value-type="float" office:value="1.508742" calcext:value-type="float">
            <text:p>1.508742</text:p>
          </table:table-cell>
          <table:table-cell office:value-type="float" office:value="0.454033" calcext:value-type="float">
            <text:p>0.454033</text:p>
          </table:table-cell>
          <table:table-cell office:value-type="float" office:value="0" calcext:value-type="float">
            <text:p>0</text:p>
          </table:table-cell>
          <table:table-cell office:value-type="float" office:value="0.454827" calcext:value-type="float">
            <text:p>0.454827</text:p>
          </table:table-cell>
          <table:table-cell office:value-type="float" office:value="0" calcext:value-type="float">
            <text:p>0</text:p>
          </table:table-cell>
          <table:table-cell office:value-type="float" office:value="0.455751" calcext:value-type="float">
            <text:p>0.455751</text:p>
          </table:table-cell>
          <table:table-cell office:value-type="float" office:value="0.458396" calcext:value-type="float">
            <text:p>0.458396</text:p>
          </table:table-cell>
          <table:table-cell office:value-type="float" office:value="1.491564" calcext:value-type="float">
            <text:p>1.491564</text:p>
          </table:table-cell>
          <table:table-cell office:value-type="float" office:value="0" calcext:value-type="float">
            <text:p>0</text:p>
          </table:table-cell>
          <table:table-cell office:value-type="float" office:value="0.483609" calcext:value-type="float">
            <text:p>0.483609</text:p>
          </table:table-cell>
          <table:table-cell office:value-type="float" office:value="0.461601" calcext:value-type="float">
            <text:p>0.461601</text:p>
          </table:table-cell>
          <table:table-cell office:value-type="float" office:value="1.489048" calcext:value-type="float">
            <text:p>1.489048</text:p>
          </table:table-cell>
          <table:table-cell office:value-type="float" office:value="1.511748" calcext:value-type="float">
            <text:p>1.511748</text:p>
          </table:table-cell>
        </table:table-row>
        <table:table-row table:style-name="ro1">
          <table:table-cell office:value-type="float" office:value="1.997817" calcext:value-type="float">
            <text:p>1.997817</text:p>
          </table:table-cell>
          <table:table-cell office:value-type="float" office:value="0.262039" calcext:value-type="float">
            <text:p>0.262039</text:p>
          </table:table-cell>
          <table:table-cell office:value-type="float" office:value="0.257318" calcext:value-type="float">
            <text:p>0.257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1973" calcext:value-type="float">
            <text:p>0.251973</text:p>
          </table:table-cell>
          <table:table-cell office:value-type="float" office:value="0" calcext:value-type="float">
            <text:p>0</text:p>
          </table:table-cell>
          <table:table-cell office:value-type="float" office:value="1.298975" calcext:value-type="float">
            <text:p>1.298975</text:p>
          </table:table-cell>
          <table:table-cell office:value-type="float" office:value="0.250667" calcext:value-type="float">
            <text:p>0.250667</text:p>
          </table:table-cell>
          <table:table-cell office:value-type="float" office:value="0" calcext:value-type="float">
            <text:p>0</text:p>
          </table:table-cell>
          <table:table-cell office:value-type="float" office:value="0.251337" calcext:value-type="float">
            <text:p>0.251337</text:p>
          </table:table-cell>
          <table:table-cell office:value-type="float" office:value="0" calcext:value-type="float">
            <text:p>0</text:p>
          </table:table-cell>
          <table:table-cell office:value-type="float" office:value="0.249399" calcext:value-type="float">
            <text:p>0.249399</text:p>
          </table:table-cell>
          <table:table-cell office:value-type="float" office:value="0.255542" calcext:value-type="float">
            <text:p>0.255542</text:p>
          </table:table-cell>
          <table:table-cell office:value-type="float" office:value="1.285388" calcext:value-type="float">
            <text:p>1.285388</text:p>
          </table:table-cell>
          <table:table-cell office:value-type="float" office:value="0" calcext:value-type="float">
            <text:p>0</text:p>
          </table:table-cell>
          <table:table-cell office:value-type="float" office:value="0.489581" calcext:value-type="float">
            <text:p>0.489581</text:p>
          </table:table-cell>
          <table:table-cell office:value-type="float" office:value="0.249237" calcext:value-type="float">
            <text:p>0.249237</text:p>
          </table:table-cell>
          <table:table-cell office:value-type="float" office:value="1.28093" calcext:value-type="float">
            <text:p>1.28093</text:p>
          </table:table-cell>
          <table:table-cell office:value-type="float" office:value="1.308149" calcext:value-type="float">
            <text:p>1.308149</text:p>
          </table:table-cell>
        </table:table-row>
        <table:table-row table:style-name="ro1">
          <table:table-cell office:value-type="float" office:value="1.756797" calcext:value-type="float">
            <text:p>1.756797</text:p>
          </table:table-cell>
          <table:table-cell office:value-type="float" office:value="0.000615" calcext:value-type="float">
            <text:p>0.000615</text:p>
          </table:table-cell>
          <table:table-cell office:value-type="float" office:value="0.00046" calcext:value-type="float">
            <text:p>0.00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83" calcext:value-type="float">
            <text:p>0.000383</text:p>
          </table:table-cell>
          <table:table-cell office:value-type="float" office:value="0" calcext:value-type="float">
            <text:p>0</text:p>
          </table:table-cell>
          <table:table-cell office:value-type="float" office:value="1.095165" calcext:value-type="float">
            <text:p>1.095165</text:p>
          </table:table-cell>
          <table:table-cell office:value-type="float" office:value="0.000419" calcext:value-type="float">
            <text:p>0.000419</text:p>
          </table:table-cell>
          <table:table-cell office:value-type="float" office:value="0" calcext:value-type="float">
            <text:p>0</text:p>
          </table:table-cell>
          <table:table-cell office:value-type="float" office:value="0.000439" calcext:value-type="float">
            <text:p>0.000439</text:p>
          </table:table-cell>
          <table:table-cell office:value-type="float" office:value="0" calcext:value-type="float">
            <text:p>0</text:p>
          </table:table-cell>
          <table:table-cell office:value-type="float" office:value="0.000438" calcext:value-type="float">
            <text:p>0.000438</text:p>
          </table:table-cell>
          <table:table-cell office:value-type="float" office:value="0.000477" calcext:value-type="float">
            <text:p>0.000477</text:p>
          </table:table-cell>
          <table:table-cell office:value-type="float" office:value="1.074683" calcext:value-type="float">
            <text:p>1.074683</text:p>
          </table:table-cell>
          <table:table-cell office:value-type="float" office:value="0" calcext:value-type="float">
            <text:p>0</text:p>
          </table:table-cell>
          <table:table-cell office:value-type="float" office:value="0.482395" calcext:value-type="float">
            <text:p>0.482395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1.077392" calcext:value-type="float">
            <text:p>1.077392</text:p>
          </table:table-cell>
          <table:table-cell office:value-type="float" office:value="1.086561" calcext:value-type="float">
            <text:p>1.086561</text:p>
          </table:table-cell>
        </table:table-row>
        <table:table-row table:style-name="ro1">
          <table:table-cell office:value-type="float" office:value="1.536768" calcext:value-type="float">
            <text:p>1.5367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882639" calcext:value-type="float">
            <text:p>0.8826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869385" calcext:value-type="float">
            <text:p>0.869385</text:p>
          </table:table-cell>
          <table:table-cell office:value-type="float" office:value="0" calcext:value-type="float">
            <text:p>0</text:p>
          </table:table-cell>
          <table:table-cell office:value-type="float" office:value="0.590602" calcext:value-type="float">
            <text:p>0.590602</text:p>
          </table:table-cell>
          <table:table-cell office:value-type="float" office:value="0" calcext:value-type="float">
            <text:p>0</text:p>
          </table:table-cell>
          <table:table-cell office:value-type="float" office:value="0.869057" calcext:value-type="float">
            <text:p>0.869057</text:p>
          </table:table-cell>
          <table:table-cell office:value-type="float" office:value="0.875167" calcext:value-type="float">
            <text:p>0.875167</text:p>
          </table:table-cell>
        </table:table-row>
        <table:table-row table:style-name="ro1">
          <table:table-cell office:value-type="float" office:value="1.326228" calcext:value-type="float">
            <text:p>1.3262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664381" calcext:value-type="float">
            <text:p>0.66438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663283" calcext:value-type="float">
            <text:p>0.663283</text:p>
          </table:table-cell>
          <table:table-cell office:value-type="float" office:value="0" calcext:value-type="float">
            <text:p>0</text:p>
          </table:table-cell>
          <table:table-cell office:value-type="float" office:value="0.44021" calcext:value-type="float">
            <text:p>0.44021</text:p>
          </table:table-cell>
          <table:table-cell office:value-type="float" office:value="0" calcext:value-type="float">
            <text:p>0</text:p>
          </table:table-cell>
          <table:table-cell office:value-type="float" office:value="0.661221" calcext:value-type="float">
            <text:p>0.661221</text:p>
          </table:table-cell>
          <table:table-cell office:value-type="float" office:value="0.661562" calcext:value-type="float">
            <text:p>0.661562</text:p>
          </table:table-cell>
        </table:table-row>
        <table:table-row table:style-name="ro1">
          <table:table-cell office:value-type="float" office:value="1.112734" calcext:value-type="float">
            <text:p>1.1127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457164" calcext:value-type="float">
            <text:p>0.4571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455451" calcext:value-type="float">
            <text:p>0.455451</text:p>
          </table:table-cell>
          <table:table-cell office:value-type="float" office:value="0" calcext:value-type="float">
            <text:p>0</text:p>
          </table:table-cell>
          <table:table-cell office:value-type="float" office:value="0.433542" calcext:value-type="float">
            <text:p>0.433542</text:p>
          </table:table-cell>
          <table:table-cell office:value-type="float" office:value="0" calcext:value-type="float">
            <text:p>0</text:p>
          </table:table-cell>
          <table:table-cell office:value-type="float" office:value="0.454756" calcext:value-type="float">
            <text:p>0.454756</text:p>
          </table:table-cell>
          <table:table-cell office:value-type="float" office:value="0.471485" calcext:value-type="float">
            <text:p>0.471485</text:p>
          </table:table-cell>
        </table:table-row>
        <table:table-row table:style-name="ro1">
          <table:table-cell office:value-type="float" office:value="0.896542" calcext:value-type="float">
            <text:p>0.8965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50473" calcext:value-type="float">
            <text:p>0.2504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51137" calcext:value-type="float">
            <text:p>0.251137</text:p>
          </table:table-cell>
          <table:table-cell office:value-type="float" office:value="0" calcext:value-type="float">
            <text:p>0</text:p>
          </table:table-cell>
          <table:table-cell office:value-type="float" office:value="0.248903" calcext:value-type="float">
            <text:p>0.248903</text:p>
          </table:table-cell>
          <table:table-cell office:value-type="float" office:value="0" calcext:value-type="float">
            <text:p>0</text:p>
          </table:table-cell>
          <table:table-cell office:value-type="float" office:value="0.250697" calcext:value-type="float">
            <text:p>0.250697</text:p>
          </table:table-cell>
          <table:table-cell office:value-type="float" office:value="0.249923" calcext:value-type="float">
            <text:p>0.249923</text:p>
          </table:table-cell>
        </table:table-row>
        <table:table-row table:style-name="ro1">
          <table:table-cell office:value-type="float" office:value="0.68302" calcext:value-type="float">
            <text:p>0.683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387" calcext:value-type="float">
            <text:p>0.00038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291" calcext:value-type="float">
            <text:p>0.000291</text:p>
          </table:table-cell>
          <table:table-cell office:value-type="float" office:value="0" calcext:value-type="float">
            <text:p>0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0" calcext:value-type="float">
            <text:p>0</text:p>
          </table:table-cell>
          <table:table-cell office:value-type="float" office:value="0.000306" calcext:value-type="float">
            <text:p>0.000306</text:p>
          </table:table-cell>
          <table:table-cell office:value-type="float" office:value="0.000308" calcext:value-type="float">
            <text:p>0.000308</text:p>
          </table:table-cell>
        </table:table-row>
        <table:table-row table:style-name="ro1">
          <table:table-cell office:value-type="float" office:value="0.474224" calcext:value-type="float">
            <text:p>0.474224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9587" calcext:value-type="float">
            <text:p>0.279587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933" calcext:value-type="float">
            <text:p>0.00293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5:27:22.335317168</meta:creation-date>
    <dc:date>2017-02-27T15:33:11.737551609</dc:date>
    <meta:editing-duration>P0D</meta:editing-duration>
    <meta:editing-cycles>1</meta:editing-cycles>
    <meta:document-statistic meta:table-count="3" meta:cell-count="6000" meta:object-count="0"/>
    <meta:generator>LibreOffice/4.2.8.2$Linux_X86_64 LibreOffice_project/420m0$Build-2</meta:generator>
  </office:meta>
</office:document-meta>
</file>